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775000000882B0C965122BF380B.png" manifest:media-type="image/png"/>
  <manifest:file-entry manifest:full-path="Pictures/1000020100000863000000998B97472CE3BCE539.png" manifest:media-type="image/png"/>
  <manifest:file-entry manifest:full-path="Pictures/100006D00000C54500000E0BC683FB34DF2CE92E.emf" manifest:media-type="image/x-emf"/>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nux Libertine S.O.Cist." svg:font-family="'Linux Libertine S.O.Cist.'"/>
    <style:font-face style:name="Andale Sans UI" svg:font-family="'Andale Sans UI'" style:font-family-generic="swiss"/>
    <style:font-face style:name="Tahoma" svg:font-family="Tahoma" style:font-family-generic="swiss"/>
    <style:font-face style:name="Bookman BT S.O.Cist.1" svg:font-family="'Bookman BT S.O.Cist.'" style:font-pitch="variable"/>
    <style:font-face style:name="Bookman BT S.O.Cist.:liga=0" svg:font-family="'Bookman BT S.O.Cist.:liga=0'" style:font-pitch="variable"/>
    <style:font-face style:name="Bookman BT S.O.Cist.:liga=01" svg:font-family="'Bookman BT S.O.Cist.:liga=0'" style:font-adornments="Roman" style:font-pitch="variable"/>
    <style:font-face style:name="LTC Ornamental Initials" svg:font-family="'LTC Ornamental Initials'" style:font-adornments="Regular" style:font-pitch="variable"/>
    <style:font-face style:name="Linux Libertine S.O.Cist.2" svg:font-family="'Linux Libertine S.O.Cist.'" style:font-pitch="variable"/>
    <style:font-face style:name="Linux Libertine S.O.Cist.1" svg:font-family="'Linux Libertine S.O.Cist.'" style:font-family-generic="modern" style:font-pitch="variable"/>
    <style:font-face style:name="Linux Libertine S.O.Cist.:liga=0" svg:font-family="'Linux Libertine S.O.Cist.:liga=0'" style:font-family-generic="modern" style:font-pitch="variable"/>
    <style:font-face style:name="Bookman BT S.O.Cist." svg:font-family="'Bookman BT S.O.Cist.'" style:font-family-generic="roman" style:font-pitch="variable"/>
    <style:font-face style:name="Bookman BT S.O.Cist.:liga=02" svg:font-family="'Bookman BT S.O.Cist.:liga=0'" style:font-family-generic="roman" style:font-pitch="variable"/>
    <style:font-face style:name="Cloister" svg:font-family="Cloister" style:font-family-generic="roman" style:font-pitch="variable"/>
    <style:font-face style:name="Liberation Serif" svg:font-family="'Liberation Serif'" style:font-family-generic="roman" style:font-pitch="variable"/>
    <style:font-face style:name="Linux Libertine S.O.Cist.3" svg:font-family="'Linux Libertine S.O.Cist.'" style:font-family-generic="roman" style:font-pitch="variable"/>
    <style:font-face style:name="Liberation Sans" svg:font-family="'Liberation Sans'" style:font-family-generic="swiss" style:font-pitch="variable"/>
    <style:font-face style:name="Uncialis Gothica CZ" svg:font-family="'Uncialis Gothica CZ'" style:font-adornments="Běžné" style:font-family-generic="swiss" style:font-pitch="variable"/>
    <style:font-face style:name="Andale Sans UI1" svg:font-family="'Andale Sans UI'" style:font-family-generic="system" style:font-pitch="variable"/>
    <style:font-face style:name="Tahoma1" svg:font-family="Tahoma" style:font-family-generic="system" style:font-pitch="variable"/>
  </office:font-face-decls>
  <office:automatic-styles>
    <style:style style:name="Tabulka1" style:family="table" style:master-page-name="">
      <style:table-properties style:width="7.4424in" fo:margin-left="-0.2694in" fo:margin-top="0in" fo:margin-bottom="0in" style:page-number="auto" table:align="left" style:writing-mode="lr-tb"/>
    </style:style>
    <style:style style:name="Tabulka1.A" style:family="table-column">
      <style:table-column-properties style:column-width="3.6896in"/>
    </style:style>
    <style:style style:name="Tabulka1.B" style:family="table-column">
      <style:table-column-properties style:column-width="3.7528in"/>
    </style:style>
    <style:style style:name="Tabulka1.1" style:family="table-row">
      <style:table-row-properties fo:keep-together="auto"/>
    </style:style>
    <style:style style:name="Tabulka1.A1" style:family="table-cell">
      <style:table-cell-properties fo:background-color="#ffffff" fo:padding-left="0.0785in" fo:padding-right="0.0785in" fo:padding-top="0.0396in" fo:padding-bottom="0.0396in" fo:border="none">
        <style:background-image/>
      </style:table-cell-properties>
    </style:style>
    <style:style style:name="P1" style:family="paragraph" style:parent-style-name="Standard">
      <style:text-properties officeooo:paragraph-rsid="001161dd"/>
    </style:style>
    <style:style style:name="P2" style:family="paragraph" style:parent-style-name="Table_20_Contents">
      <style:paragraph-properties fo:text-align="justify" style:justify-single-word="false" fo:hyphenation-ladder-count="3"/>
      <style:text-properties style:font-name="Linux Libertine S.O.Cist.1" fo:font-size="12pt" fo:language="cs" fo:country="CZ" style:font-size-asian="12pt" fo:hyphenate="true" fo:hyphenation-remain-char-count="2" fo:hyphenation-push-char-count="2" loext:hyphenation-no-caps="false"/>
    </style:style>
    <style:style style:name="P3" style:family="paragraph" style:parent-style-name="Table_20_Contents">
      <style:paragraph-properties fo:text-align="justify" style:justify-single-word="false" fo:hyphenation-ladder-count="3"/>
      <style:text-properties style:font-name="Linux Libertine S.O.Cist.1" fo:font-size="12pt" fo:language="la" fo:country="none" style:font-size-asian="12pt" fo:hyphenate="true" fo:hyphenation-remain-char-count="2" fo:hyphenation-push-char-count="2" loext:hyphenation-no-caps="false"/>
    </style:style>
    <style:style style:name="P4"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style:font-size-asian="12pt" style:font-size-complex="12pt" fo:hyphenate="true" fo:hyphenation-remain-char-count="2" fo:hyphenation-push-char-count="2" loext:hyphenation-no-caps="false"/>
    </style:style>
    <style:style style:name="P5" style:family="paragraph" style:parent-style-name="Text_20_body">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2"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6" style:family="paragraph" style:parent-style-name="Text_20_body">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2"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7" style:family="paragraph" style:parent-style-name="Text_20_body">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2" fo:font-size="12pt" fo:language="la" fo:country="VA" officeooo:paragraph-rsid="0028d9c5" style:font-size-asian="12pt" style:language-asian="zh" style:country-asian="CN" style:font-size-complex="12pt" style:language-complex="hi" style:country-complex="IN" fo:hyphenate="true" fo:hyphenation-remain-char-count="2" fo:hyphenation-push-char-count="2" loext:hyphenation-no-caps="false"/>
    </style:style>
    <style:style style:name="P8" style:family="paragraph" style:parent-style-name="Text_20_body">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2" fo:font-size="12pt" fo:language="la" fo:country="VA" officeooo:paragraph-rsid="0028d9c5" style:font-size-asian="12pt" style:language-asian="zh" style:country-asian="CN" style:font-size-complex="12pt" style:language-complex="hi" style:country-complex="IN" fo:hyphenate="true" fo:hyphenation-remain-char-count="2" fo:hyphenation-push-char-count="2" loext:hyphenation-no-caps="false"/>
    </style:style>
    <style:style style:name="P9" style:family="paragraph" style:parent-style-name="Text_20_body">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2"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10" style:family="paragraph" style:parent-style-name="Text_20_body">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2"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1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1ce482"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f0466"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f0466"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4"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11e8d3"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11e8d3"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62114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62114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62114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9"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62114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20"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f0466"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2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f0466"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2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62114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2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62114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24"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1cc36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2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1cc36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2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62114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2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62114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2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1da89d"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29"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1da89d"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0"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62114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62114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1da89d"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1da89d"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4"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1a575d"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1a575d"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1120db"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1120db"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128070"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39"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128070"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40"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1da89d"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4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1da89d"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42"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rsid="0086b159" officeooo:paragraph-rsid="000e3c7e"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43"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rsid="0086b159" officeooo:paragraph-rsid="000e3c7e"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44"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rsid="0087c59c" officeooo:paragraph-rsid="000e3c7e"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45"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rsid="0087c59c" officeooo:paragraph-rsid="000e3c7e"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46"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paragraph-rsid="000e3c7e"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47"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paragraph-rsid="000e3c7e"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48"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paragraph-rsid="000e3c7e"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49"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paragraph-rsid="000e3c7e"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5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37775e"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51"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cc36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52"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a575d"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5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da89d"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5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ce482"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5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f0466"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5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f0466"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5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f0466"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58"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1e8d3"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5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1e8d3"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6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1e8d3"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61"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34e2b4"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62"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34e2b4"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6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37775e"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6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f0466"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6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f0466"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6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f0466"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6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34e2b4"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68"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37775e"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6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cc36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7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34e2b4"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71"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da89d"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72"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da89d"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7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da89d"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7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34e2b4"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7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37775e"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7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da89d"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7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da89d"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78"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da89d"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7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a575d"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8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a575d"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81"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120db"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82"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120db"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8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120db"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8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28070"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8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28070"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8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28070"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8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da89d"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88"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da89d"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8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128070"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9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1ab41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9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1ab41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9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1cc36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9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1cc36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9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1cc36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9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1cc36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9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1ab41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97"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1ab41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9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1ab41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9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1ab41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0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1ab41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0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128070"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0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1ab41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0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1ab41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04" style:family="paragraph" style:parent-style-name="Table_20_Contents">
      <style:paragraph-properties fo:line-height="100%" fo:text-align="justify" style:justify-single-word="false" fo:hyphenation-ladder-count="4"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1ab41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0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8f99bd" officeooo:paragraph-rsid="001ab41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0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8f99bd" officeooo:paragraph-rsid="001ab41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07"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8f99bd" officeooo:paragraph-rsid="001cc36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0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8f99bd" officeooo:paragraph-rsid="001cc36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0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8f99bd" officeooo:paragraph-rsid="001ab41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1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8f99bd" officeooo:paragraph-rsid="001ab41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1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8f99bd" officeooo:paragraph-rsid="001ab41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11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851062" officeooo:paragraph-rsid="000e3c7e" style:font-name-asian="Andale Sans UI1" style:font-size-asian="12pt" style:language-asian="zh" style:country-asian="CN" style:font-name-complex="Tahoma1" style:font-size-complex="12pt" style:language-complex="hi" style:country-complex="IN" fo:hyphenate="true" fo:hyphenation-remain-char-count="2" fo:hyphenation-push-char-count="2" loext:hyphenation-no-caps="false"/>
    </style:style>
    <style:style style:name="P11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851062" officeooo:paragraph-rsid="000e3c7e" style:font-name-asian="Andale Sans UI1" style:font-size-asian="12pt" style:language-asian="zh" style:country-asian="CN" style:font-name-complex="Tahoma1" style:font-size-complex="12pt" style:language-complex="hi" style:country-complex="IN" fo:hyphenate="true" fo:hyphenation-remain-char-count="2" fo:hyphenation-push-char-count="2" loext:hyphenation-no-caps="false"/>
    </style:style>
    <style:style style:name="P11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11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8a37f1" officeooo:paragraph-rsid="00079127" style:font-size-asian="12pt" style:language-asian="zh" style:country-asian="CN" style:language-complex="hi" style:country-complex="IN" fo:hyphenate="true" fo:hyphenation-remain-char-count="2" fo:hyphenation-push-char-count="2" loext:hyphenation-no-caps="false"/>
    </style:style>
    <style:style style:name="P11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8a86ac" officeooo:paragraph-rsid="00079127" style:font-size-asian="12pt" style:language-asian="zh" style:country-asian="CN" style:language-complex="hi" style:country-complex="IN" fo:hyphenate="true" fo:hyphenation-remain-char-count="2" fo:hyphenation-push-char-count="2" loext:hyphenation-no-caps="false"/>
    </style:style>
    <style:style style:name="P11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8bcb31" officeooo:paragraph-rsid="00079127" style:font-size-asian="12pt" style:language-asian="zh" style:country-asian="CN" style:language-complex="hi" style:country-complex="IN" fo:hyphenate="true" fo:hyphenation-remain-char-count="2" fo:hyphenation-push-char-count="2" loext:hyphenation-no-caps="false"/>
    </style:style>
    <style:style style:name="P118"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8c5778" officeooo:paragraph-rsid="00079127" style:font-size-asian="12pt" style:language-asian="zh" style:country-asian="CN" style:language-complex="hi" style:country-complex="IN" fo:hyphenate="true" fo:hyphenation-remain-char-count="2" fo:hyphenation-push-char-count="2" loext:hyphenation-no-caps="false"/>
    </style:style>
    <style:style style:name="P11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13c668" style:font-size-asian="12pt" style:language-asian="zh" style:country-asian="CN" style:font-size-complex="12pt" style:language-complex="hi" style:country-complex="IN" fo:hyphenate="true" fo:hyphenation-remain-char-count="2" fo:hyphenation-push-char-count="2" loext:hyphenation-no-caps="false"/>
    </style:style>
    <style:style style:name="P120"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paragraph-rsid="0013c668" style:font-size-asian="12pt" style:language-asian="zh" style:country-asian="CN" style:font-size-complex="12pt" style:language-complex="hi" style:country-complex="IN" fo:hyphenate="true" fo:hyphenation-remain-char-count="2" fo:hyphenation-push-char-count="2" loext:hyphenation-no-caps="false"/>
    </style:style>
    <style:style style:name="P121"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13c668" style:font-size-asian="12pt" style:language-asian="zh" style:country-asian="CN" style:font-size-complex="12pt" style:language-complex="hi" style:country-complex="IN" fo:hyphenate="true" fo:hyphenation-remain-char-count="2" fo:hyphenation-push-char-count="2" loext:hyphenation-no-caps="false"/>
    </style:style>
    <style:style style:name="P122"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13c668" style:font-size-asian="12pt" style:language-asian="zh" style:country-asian="CN" style:font-size-complex="12pt" style:language-complex="hi" style:country-complex="IN" fo:hyphenate="true" fo:hyphenation-remain-char-count="2" fo:hyphenation-push-char-count="2" loext:hyphenation-no-caps="false"/>
    </style:style>
    <style:style style:name="P12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13c668" style:font-size-asian="12pt" style:language-asian="zh" style:country-asian="CN" style:font-size-complex="12pt" style:language-complex="hi" style:country-complex="IN" fo:hyphenate="true" fo:hyphenation-remain-char-count="2" fo:hyphenation-push-char-count="2" loext:hyphenation-no-caps="false"/>
    </style:style>
    <style:style style:name="P12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13c668" style:font-size-asian="12pt" style:language-asian="zh" style:country-asian="CN" style:font-size-complex="12pt" style:language-complex="hi" style:country-complex="IN" fo:hyphenate="true" fo:hyphenation-remain-char-count="2" fo:hyphenation-push-char-count="2" loext:hyphenation-no-caps="false"/>
    </style:style>
    <style:style style:name="P12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1ab41f" style:font-size-asian="12pt" style:language-asian="zh" style:country-asian="CN" style:font-size-complex="12pt" style:language-complex="hi" style:country-complex="IN" fo:hyphenate="true" fo:hyphenation-remain-char-count="2" fo:hyphenation-push-char-count="2" loext:hyphenation-no-caps="false"/>
    </style:style>
    <style:style style:name="P12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1ab41f" style:font-size-asian="12pt" style:language-asian="zh" style:country-asian="CN" style:font-size-complex="12pt" style:language-complex="hi" style:country-complex="IN" fo:hyphenate="true" fo:hyphenation-remain-char-count="2" fo:hyphenation-push-char-count="2" loext:hyphenation-no-caps="false"/>
    </style:style>
    <style:style style:name="P127"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1ab41f" style:font-size-asian="12pt" style:language-asian="zh" style:country-asian="CN" style:font-size-complex="12pt" style:language-complex="hi" style:country-complex="IN" fo:hyphenate="true" fo:hyphenation-remain-char-count="2" fo:hyphenation-push-char-count="2" loext:hyphenation-no-caps="false"/>
    </style:style>
    <style:style style:name="P12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1ab41f" style:font-size-asian="12pt" style:language-asian="zh" style:country-asian="CN" style:font-size-complex="12pt" style:language-complex="hi" style:country-complex="IN" fo:hyphenate="true" fo:hyphenation-remain-char-count="2" fo:hyphenation-push-char-count="2" loext:hyphenation-no-caps="false"/>
    </style:style>
    <style:style style:name="P12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128070" style:font-size-asian="12pt" style:language-asian="zh" style:country-asian="CN" style:font-size-complex="12pt" style:language-complex="hi" style:country-complex="IN" fo:hyphenate="true" fo:hyphenation-remain-char-count="2" fo:hyphenation-push-char-count="2" loext:hyphenation-no-caps="false"/>
    </style:style>
    <style:style style:name="P13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128070" style:font-size-asian="12pt" style:language-asian="zh" style:country-asian="CN" style:font-size-complex="12pt" style:language-complex="hi" style:country-complex="IN" fo:hyphenate="true" fo:hyphenation-remain-char-count="2" fo:hyphenation-push-char-count="2" loext:hyphenation-no-caps="false"/>
    </style:style>
    <style:style style:name="P13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1ab41f" style:font-size-asian="12pt" style:language-asian="zh" style:country-asian="CN" style:font-size-complex="12pt" style:language-complex="hi" style:country-complex="IN" fo:hyphenate="true" fo:hyphenation-remain-char-count="2" fo:hyphenation-push-char-count="2" loext:hyphenation-no-caps="false"/>
    </style:style>
    <style:style style:name="P13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1ab41f" style:font-size-asian="12pt" style:language-asian="zh" style:country-asian="CN" style:font-size-complex="12pt" style:language-complex="hi" style:country-complex="IN" fo:hyphenate="true" fo:hyphenation-remain-char-count="2" fo:hyphenation-push-char-count="2" loext:hyphenation-no-caps="false"/>
    </style:style>
    <style:style style:name="P133"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1ab41f" style:font-size-asian="12pt" style:language-asian="zh" style:country-asian="CN" style:font-size-complex="12pt" style:language-complex="hi" style:country-complex="IN" fo:hyphenate="true" fo:hyphenation-remain-char-count="2" fo:hyphenation-push-char-count="2" loext:hyphenation-no-caps="false"/>
    </style:style>
    <style:style style:name="P13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1ab41f" style:font-size-asian="12pt" style:language-asian="zh" style:country-asian="CN" style:font-size-complex="12pt" style:language-complex="hi" style:country-complex="IN" fo:hyphenate="true" fo:hyphenation-remain-char-count="2" fo:hyphenation-push-char-count="2" loext:hyphenation-no-caps="false"/>
    </style:style>
    <style:style style:name="P135"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1ab41f" style:font-size-asian="12pt" style:language-asian="zh" style:country-asian="CN" style:font-size-complex="12pt" style:language-complex="hi" style:country-complex="IN" fo:hyphenate="true" fo:hyphenation-remain-char-count="2" fo:hyphenation-push-char-count="2" loext:hyphenation-no-caps="false"/>
    </style:style>
    <style:style style:name="P13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1ab41f" style:font-size-asian="12pt" style:language-asian="zh" style:country-asian="CN" style:font-size-complex="12pt" style:language-complex="hi" style:country-complex="IN" fo:hyphenate="true" fo:hyphenation-remain-char-count="2" fo:hyphenation-push-char-count="2" loext:hyphenation-no-caps="false"/>
    </style:style>
    <style:style style:name="P137"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128070" style:font-size-asian="12pt" style:language-asian="zh" style:country-asian="CN" style:font-size-complex="12pt" style:language-complex="hi" style:country-complex="IN" fo:hyphenate="true" fo:hyphenation-remain-char-count="2" fo:hyphenation-push-char-count="2" loext:hyphenation-no-caps="false"/>
    </style:style>
    <style:style style:name="P13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128070" style:font-size-asian="12pt" style:language-asian="zh" style:country-asian="CN" style:font-size-complex="12pt" style:language-complex="hi" style:country-complex="IN" fo:hyphenate="true" fo:hyphenation-remain-char-count="2" fo:hyphenation-push-char-count="2" loext:hyphenation-no-caps="false"/>
    </style:style>
    <style:style style:name="P139"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1ab41f" style:font-size-asian="12pt" style:language-asian="zh" style:country-asian="CN" style:font-size-complex="12pt" style:language-complex="hi" style:country-complex="IN" fo:hyphenate="true" fo:hyphenation-remain-char-count="2" fo:hyphenation-push-char-count="2" loext:hyphenation-no-caps="false"/>
    </style:style>
    <style:style style:name="P14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1ab41f" style:font-size-asian="12pt" style:language-asian="zh" style:country-asian="CN" style:font-size-complex="12pt" style:language-complex="hi" style:country-complex="IN" fo:hyphenate="true" fo:hyphenation-remain-char-count="2" fo:hyphenation-push-char-count="2" loext:hyphenation-no-caps="false"/>
    </style:style>
    <style:style style:name="P14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1ab41f" style:font-size-asian="12pt" style:language-asian="zh" style:country-asian="CN" style:font-size-complex="12pt" style:language-complex="hi" style:country-complex="IN" fo:hyphenate="true" fo:hyphenation-remain-char-count="2" fo:hyphenation-push-char-count="2" loext:hyphenation-no-caps="false"/>
    </style:style>
    <style:style style:name="P14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1ab41f" style:font-size-asian="12pt" style:language-asian="zh" style:country-asian="CN" style:font-size-complex="12pt" style:language-complex="hi" style:country-complex="IN" fo:hyphenate="true" fo:hyphenation-remain-char-count="2" fo:hyphenation-push-char-count="2" loext:hyphenation-no-caps="false"/>
    </style:style>
    <style:style style:name="P14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128070" style:font-size-asian="12pt" style:language-asian="zh" style:country-asian="CN" style:font-size-complex="12pt" style:language-complex="hi" style:country-complex="IN" fo:hyphenate="true" fo:hyphenation-remain-char-count="2" fo:hyphenation-push-char-count="2" loext:hyphenation-no-caps="false"/>
    </style:style>
    <style:style style:name="P14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1ab41f" style:font-size-asian="12pt" style:language-asian="zh" style:country-asian="CN" style:font-size-complex="12pt" style:language-complex="hi" style:country-complex="IN" fo:hyphenate="true" fo:hyphenation-remain-char-count="2" fo:hyphenation-push-char-count="2" loext:hyphenation-no-caps="false"/>
    </style:style>
    <style:style style:name="P14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2" fo:font-size="12pt" fo:language="la" fo:country="VA" officeooo:paragraph-rsid="0031de23" style:font-size-asian="12pt" style:language-asian="zh" style:country-asian="CN" style:font-size-complex="12pt" style:language-complex="hi" style:country-complex="IN" fo:hyphenate="true" fo:hyphenation-remain-char-count="2" fo:hyphenation-push-char-count="2" loext:hyphenation-no-caps="false"/>
    </style:style>
    <style:style style:name="P14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2" fo:font-size="12pt" fo:language="la" fo:country="VA" officeooo:paragraph-rsid="0031de23" style:font-size-asian="12pt" style:language-asian="zh" style:country-asian="CN" style:font-size-complex="12pt" style:language-complex="hi" style:country-complex="IN" fo:hyphenate="true" fo:hyphenation-remain-char-count="2" fo:hyphenation-push-char-count="2" loext:hyphenation-no-caps="false"/>
    </style:style>
    <style:style style:name="P14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2"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14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2"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149"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a4d492" fo:hyphenate="true" fo:hyphenation-remain-char-count="2" fo:hyphenation-push-char-count="2" loext:hyphenation-no-caps="false"/>
    </style:style>
    <style:style style:name="P150"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40b4b9" fo:hyphenate="true" fo:hyphenation-remain-char-count="2" fo:hyphenation-push-char-count="2" loext:hyphenation-no-caps="false"/>
    </style:style>
    <style:style style:name="P15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219d0f" fo:hyphenate="true" fo:hyphenation-remain-char-count="2" fo:hyphenation-push-char-count="2" loext:hyphenation-no-caps="false"/>
    </style:style>
    <style:style style:name="P152"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14f56" fo:hyphenate="true" fo:hyphenation-remain-char-count="2" fo:hyphenation-push-char-count="2" loext:hyphenation-no-caps="false"/>
    </style:style>
    <style:style style:name="P153"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1e8d3" fo:hyphenate="true" fo:hyphenation-remain-char-count="2" fo:hyphenation-push-char-count="2" loext:hyphenation-no-caps="false"/>
    </style:style>
    <style:style style:name="P154"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0e3c7e" fo:hyphenate="true" fo:hyphenation-remain-char-count="2" fo:hyphenation-push-char-count="2" loext:hyphenation-no-caps="false"/>
    </style:style>
    <style:style style:name="P155"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098908" fo:hyphenate="true" fo:hyphenation-remain-char-count="2" fo:hyphenation-push-char-count="2" loext:hyphenation-no-caps="false"/>
    </style:style>
    <style:style style:name="P156"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3c668" fo:hyphenate="true" fo:hyphenation-remain-char-count="2" fo:hyphenation-push-char-count="2" loext:hyphenation-no-caps="false"/>
    </style:style>
    <style:style style:name="P157"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3c668" fo:hyphenate="true" fo:hyphenation-remain-char-count="2" fo:hyphenation-push-char-count="2" loext:hyphenation-no-caps="false"/>
    </style:style>
    <style:style style:name="P158"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6b0027" fo:hyphenate="true" fo:hyphenation-remain-char-count="2" fo:hyphenation-push-char-count="2" loext:hyphenation-no-caps="false"/>
    </style:style>
    <style:style style:name="P159"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423435" fo:hyphenate="true" fo:hyphenation-remain-char-count="2" fo:hyphenation-push-char-count="2" loext:hyphenation-no-caps="false"/>
    </style:style>
    <style:style style:name="P160"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a4d492" fo:hyphenate="true" fo:hyphenation-remain-char-count="2" fo:hyphenation-push-char-count="2" loext:hyphenation-no-caps="false"/>
    </style:style>
    <style:style style:name="P161"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c4dcf1" fo:hyphenate="true" fo:hyphenation-remain-char-count="2" fo:hyphenation-push-char-count="2" loext:hyphenation-no-caps="false"/>
    </style:style>
    <style:style style:name="P162"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111811" fo:hyphenate="true" fo:hyphenation-remain-char-count="2" fo:hyphenation-push-char-count="2" loext:hyphenation-no-caps="false"/>
    </style:style>
    <style:style style:name="P163"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da89d" fo:hyphenate="true" fo:hyphenation-remain-char-count="2" fo:hyphenation-push-char-count="2" loext:hyphenation-no-caps="false"/>
    </style:style>
    <style:style style:name="P164"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da89d" fo:hyphenate="true" fo:hyphenation-remain-char-count="2" fo:hyphenation-push-char-count="2" loext:hyphenation-no-caps="false"/>
    </style:style>
    <style:style style:name="P165"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1c6a86" fo:hyphenate="true" fo:hyphenation-remain-char-count="2" fo:hyphenation-push-char-count="2" loext:hyphenation-no-caps="false"/>
    </style:style>
    <style:style style:name="P166"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3cf03e" fo:hyphenate="true" fo:hyphenation-remain-char-count="2" fo:hyphenation-push-char-count="2" loext:hyphenation-no-caps="false"/>
    </style:style>
    <style:style style:name="P16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9df912" fo:hyphenate="true" fo:hyphenation-remain-char-count="2" fo:hyphenation-push-char-count="2" loext:hyphenation-no-caps="false"/>
    </style:style>
    <style:style style:name="P168"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120db" fo:hyphenate="true" fo:hyphenation-remain-char-count="2" fo:hyphenation-push-char-count="2" loext:hyphenation-no-caps="false"/>
    </style:style>
    <style:style style:name="P169"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120db" fo:hyphenate="true" fo:hyphenation-remain-char-count="2" fo:hyphenation-push-char-count="2" loext:hyphenation-no-caps="false"/>
    </style:style>
    <style:style style:name="P170"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da89d" fo:hyphenate="true" fo:hyphenation-remain-char-count="2" fo:hyphenation-push-char-count="2" loext:hyphenation-no-caps="false"/>
    </style:style>
    <style:style style:name="P17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3b9cde" officeooo:paragraph-rsid="00423435" style:font-size-asian="12pt" style:font-size-complex="12pt" fo:hyphenate="true" fo:hyphenation-remain-char-count="2" fo:hyphenation-push-char-count="2" loext:hyphenation-no-caps="false"/>
    </style:style>
    <style:style style:name="P17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3b9cde" officeooo:paragraph-rsid="001a575d" style:font-size-asian="12pt" style:font-size-complex="12pt" fo:hyphenate="true" fo:hyphenation-remain-char-count="2" fo:hyphenation-push-char-count="2" loext:hyphenation-no-caps="false"/>
    </style:style>
    <style:style style:name="P17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423435" style:font-size-asian="12pt" style:font-size-complex="12pt" fo:hyphenate="true" fo:hyphenation-remain-char-count="2" fo:hyphenation-push-char-count="2" loext:hyphenation-no-caps="false"/>
    </style:style>
    <style:style style:name="P17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11e8d3" style:font-size-asian="12pt" style:font-size-complex="12pt" fo:hyphenate="true" fo:hyphenation-remain-char-count="2" fo:hyphenation-push-char-count="2" loext:hyphenation-no-caps="false"/>
    </style:style>
    <style:style style:name="P17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12a6c89" style:font-size-asian="12pt" style:font-size-complex="12pt" fo:hyphenate="true" fo:hyphenation-remain-char-count="2" fo:hyphenation-push-char-count="2" loext:hyphenation-no-caps="false"/>
    </style:style>
    <style:style style:name="P176" style:family="paragraph" style:parent-style-name="Table_20_Contents">
      <style:paragraph-properties fo:text-align="justify" style:justify-single-word="false" fo:hyphenation-ladder-count="3" style:writing-mode="lr-tb">
        <style:drop-cap/>
      </style:paragraph-properties>
      <style:text-properties style:font-name="Linux Libertine S.O.Cist.1" fo:font-size="12pt" fo:language="cs" fo:country="CZ" officeooo:rsid="019783c5" officeooo:paragraph-rsid="012a6c89" style:font-size-asian="12pt" style:font-size-complex="12pt" fo:hyphenate="true" fo:hyphenation-remain-char-count="2" fo:hyphenation-push-char-count="2" loext:hyphenation-no-caps="false"/>
    </style:style>
    <style:style style:name="P17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1cc36f" style:font-size-asian="12pt" style:font-size-complex="12pt" fo:hyphenate="true" fo:hyphenation-remain-char-count="2" fo:hyphenation-push-char-count="2" loext:hyphenation-no-caps="false"/>
    </style:style>
    <style:style style:name="P17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128070" style:font-size-asian="12pt" style:font-size-complex="12pt" fo:hyphenate="true" fo:hyphenation-remain-char-count="2" fo:hyphenation-push-char-count="2" loext:hyphenation-no-caps="false"/>
    </style:style>
    <style:style style:name="P17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11c6a86" style:font-size-asian="12pt" style:font-size-complex="12pt" fo:hyphenate="true" fo:hyphenation-remain-char-count="2" fo:hyphenation-push-char-count="2" loext:hyphenation-no-caps="false"/>
    </style:style>
    <style:style style:name="P180"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1ba23d" officeooo:paragraph-rsid="000e3c7e" style:font-size-asian="12pt" style:font-size-complex="12pt" fo:hyphenate="true" fo:hyphenation-remain-char-count="2" fo:hyphenation-push-char-count="2" loext:hyphenation-no-caps="false"/>
    </style:style>
    <style:style style:name="P18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1ba23d" officeooo:paragraph-rsid="000e3c7e" style:font-size-asian="12pt" style:font-size-complex="12pt" fo:hyphenate="true" fo:hyphenation-remain-char-count="2" fo:hyphenation-push-char-count="2" loext:hyphenation-no-caps="false"/>
    </style:style>
    <style:style style:name="P18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3bcf62" officeooo:paragraph-rsid="000e3c7e" style:font-size-asian="12pt" style:font-size-complex="12pt" fo:hyphenate="true" fo:hyphenation-remain-char-count="2" fo:hyphenation-push-char-count="2" loext:hyphenation-no-caps="false"/>
    </style:style>
    <style:style style:name="P18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3bcf62" officeooo:paragraph-rsid="01098908" style:font-size-asian="12pt" style:font-size-complex="12pt" fo:hyphenate="true" fo:hyphenation-remain-char-count="2" fo:hyphenation-push-char-count="2" loext:hyphenation-no-caps="false"/>
    </style:style>
    <style:style style:name="P18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11e8d3" style:font-size-asian="12pt" style:font-size-complex="12pt" fo:hyphenate="true" fo:hyphenation-remain-char-count="2" fo:hyphenation-push-char-count="2" loext:hyphenation-no-caps="false"/>
    </style:style>
    <style:style style:name="P18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1cc36f" style:font-size-asian="12pt" style:font-size-complex="12pt" fo:hyphenate="true" fo:hyphenation-remain-char-count="2" fo:hyphenation-push-char-count="2" loext:hyphenation-no-caps="false"/>
    </style:style>
    <style:style style:name="P18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1cc36f" style:font-size-asian="12pt" style:font-size-complex="12pt" fo:hyphenate="true" fo:hyphenation-remain-char-count="2" fo:hyphenation-push-char-count="2" loext:hyphenation-no-caps="false"/>
    </style:style>
    <style:style style:name="P18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1da89d" style:font-size-asian="12pt" style:font-size-complex="12pt" fo:hyphenate="true" fo:hyphenation-remain-char-count="2" fo:hyphenation-push-char-count="2" loext:hyphenation-no-caps="false"/>
    </style:style>
    <style:style style:name="P18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1da89d" style:font-size-asian="12pt" style:font-size-complex="12pt" fo:hyphenate="true" fo:hyphenation-remain-char-count="2" fo:hyphenation-push-char-count="2" loext:hyphenation-no-caps="false"/>
    </style:style>
    <style:style style:name="P18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1da89d" style:font-size-asian="12pt" style:font-size-complex="12pt" fo:hyphenate="true" fo:hyphenation-remain-char-count="2" fo:hyphenation-push-char-count="2" loext:hyphenation-no-caps="false"/>
    </style:style>
    <style:style style:name="P19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1a575d" style:font-size-asian="12pt" style:font-size-complex="12pt" fo:hyphenate="true" fo:hyphenation-remain-char-count="2" fo:hyphenation-push-char-count="2" loext:hyphenation-no-caps="false"/>
    </style:style>
    <style:style style:name="P19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1120db" style:font-size-asian="12pt" style:font-size-complex="12pt" fo:hyphenate="true" fo:hyphenation-remain-char-count="2" fo:hyphenation-push-char-count="2" loext:hyphenation-no-caps="false"/>
    </style:style>
    <style:style style:name="P19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128070" style:font-size-asian="12pt" style:font-size-complex="12pt" fo:hyphenate="true" fo:hyphenation-remain-char-count="2" fo:hyphenation-push-char-count="2" loext:hyphenation-no-caps="false"/>
    </style:style>
    <style:style style:name="P19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128070" style:font-size-asian="12pt" style:font-size-complex="12pt" fo:hyphenate="true" fo:hyphenation-remain-char-count="2" fo:hyphenation-push-char-count="2" loext:hyphenation-no-caps="false"/>
    </style:style>
    <style:style style:name="P19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12a2855" style:font-size-asian="12pt" style:font-size-complex="12pt" fo:hyphenate="true" fo:hyphenation-remain-char-count="2" fo:hyphenation-push-char-count="2" loext:hyphenation-no-caps="false"/>
    </style:style>
    <style:style style:name="P19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2e52ee" officeooo:paragraph-rsid="0013c668" style:font-size-asian="12pt" style:font-size-complex="12pt" fo:hyphenate="true" fo:hyphenation-remain-char-count="2" fo:hyphenation-push-char-count="2" loext:hyphenation-no-caps="false"/>
    </style:style>
    <style:style style:name="P19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53f03e" officeooo:paragraph-rsid="006b0027" style:font-size-asian="12pt" style:font-size-complex="12pt" fo:hyphenate="true" fo:hyphenation-remain-char-count="2" fo:hyphenation-push-char-count="2" loext:hyphenation-no-caps="false"/>
    </style:style>
    <style:style style:name="P19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b1b7be" officeooo:paragraph-rsid="00c4dcf1" style:font-size-asian="12pt" style:font-size-complex="12pt" fo:hyphenate="true" fo:hyphenation-remain-char-count="2" fo:hyphenation-push-char-count="2" loext:hyphenation-no-caps="false"/>
    </style:style>
    <style:style style:name="P19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b1b7be" officeooo:paragraph-rsid="00b1b7be" style:font-size-asian="12pt" style:font-size-complex="12pt" fo:hyphenate="true" fo:hyphenation-remain-char-count="2" fo:hyphenation-push-char-count="2" loext:hyphenation-no-caps="false"/>
    </style:style>
    <style:style style:name="P19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b1b7be" officeooo:paragraph-rsid="001ce482" style:font-size-asian="12pt" style:font-size-complex="12pt" fo:hyphenate="true" fo:hyphenation-remain-char-count="2" fo:hyphenation-push-char-count="2" loext:hyphenation-no-caps="false"/>
    </style:style>
    <style:style style:name="P20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b1b7be" officeooo:paragraph-rsid="00c4dcf1" style:font-size-asian="12pt" style:font-size-complex="12pt" fo:hyphenate="true" fo:hyphenation-remain-char-count="2" fo:hyphenation-push-char-count="2" loext:hyphenation-no-caps="false"/>
    </style:style>
    <style:style style:name="P20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b1b7be" officeooo:paragraph-rsid="00b1b7be" style:font-size-asian="12pt" style:font-size-complex="12pt" fo:hyphenate="true" fo:hyphenation-remain-char-count="2" fo:hyphenation-push-char-count="2" loext:hyphenation-no-caps="false"/>
    </style:style>
    <style:style style:name="P20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b1b7be" officeooo:paragraph-rsid="00b1b7be" style:font-size-asian="12pt" style:font-size-complex="12pt" fo:hyphenate="true" fo:hyphenation-remain-char-count="2" fo:hyphenation-push-char-count="2" loext:hyphenation-no-caps="false"/>
    </style:style>
    <style:style style:name="P20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b1b7be" officeooo:paragraph-rsid="00b1b7be" style:font-size-asian="12pt" style:font-size-complex="12pt" fo:hyphenate="true" fo:hyphenation-remain-char-count="2" fo:hyphenation-push-char-count="2" loext:hyphenation-no-caps="false"/>
    </style:style>
    <style:style style:name="P20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27ea48" officeooo:paragraph-rsid="001ab41f" style:font-size-asian="12pt" style:font-size-complex="12pt" fo:hyphenate="true" fo:hyphenation-remain-char-count="2" fo:hyphenation-push-char-count="2" loext:hyphenation-no-caps="false"/>
    </style:style>
    <style:style style:name="P20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27ea48" officeooo:paragraph-rsid="013a25f0" style:font-size-asian="12pt" style:font-size-complex="12pt" fo:hyphenate="true" fo:hyphenation-remain-char-count="2" fo:hyphenation-push-char-count="2" loext:hyphenation-no-caps="false"/>
    </style:style>
    <style:style style:name="P20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2cb37e" officeooo:paragraph-rsid="001ab41f" style:font-size-asian="12pt" style:font-size-complex="12pt" fo:hyphenate="true" fo:hyphenation-remain-char-count="2" fo:hyphenation-push-char-count="2" loext:hyphenation-no-caps="false"/>
    </style:style>
    <style:style style:name="P207"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2cb37e" officeooo:paragraph-rsid="001ab41f" style:font-size-asian="12pt" style:font-size-complex="12pt" fo:hyphenate="true" fo:hyphenation-remain-char-count="2" fo:hyphenation-push-char-count="2" loext:hyphenation-no-caps="false"/>
    </style:style>
    <style:style style:name="P208"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2f2b95" officeooo:paragraph-rsid="001ab41f" style:font-size-asian="12pt" style:font-size-complex="12pt" fo:hyphenate="true" fo:hyphenation-remain-char-count="2" fo:hyphenation-push-char-count="2" loext:hyphenation-no-caps="false"/>
    </style:style>
    <style:style style:name="P20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39359c" officeooo:paragraph-rsid="001ab41f" style:font-size-asian="12pt" style:font-size-complex="12pt" fo:hyphenate="true" fo:hyphenation-remain-char-count="2" fo:hyphenation-push-char-count="2" loext:hyphenation-no-caps="false"/>
    </style:style>
    <style:style style:name="P21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1e8735" officeooo:paragraph-rsid="001e8735" style:font-size-asian="12pt" style:font-size-complex="12pt" fo:hyphenate="true" fo:hyphenation-remain-char-count="2" fo:hyphenation-push-char-count="2" loext:hyphenation-no-caps="false"/>
    </style:style>
    <style:style style:name="P21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7b487" officeooo:paragraph-rsid="00201784" style:font-size-asian="12pt" style:font-size-complex="12pt" fo:hyphenate="true" fo:hyphenation-remain-char-count="2" fo:hyphenation-push-char-count="2" loext:hyphenation-no-caps="false"/>
    </style:style>
    <style:style style:name="P21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7b487" officeooo:paragraph-rsid="00a7b487" style:font-size-asian="12pt" style:font-size-complex="12pt" fo:hyphenate="true" fo:hyphenation-remain-char-count="2" fo:hyphenation-push-char-count="2" loext:hyphenation-no-caps="false"/>
    </style:style>
    <style:style style:name="P21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b0eb3e" officeooo:paragraph-rsid="00b22ea2" style:font-size-asian="12pt" style:font-size-complex="12pt" fo:hyphenate="true" fo:hyphenation-remain-char-count="2" fo:hyphenation-push-char-count="2" loext:hyphenation-no-caps="false"/>
    </style:style>
    <style:style style:name="P21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b82f5e" officeooo:paragraph-rsid="00b82f5e" style:font-size-asian="12pt" style:font-size-complex="12pt" fo:hyphenate="true" fo:hyphenation-remain-char-count="2" fo:hyphenation-push-char-count="2" loext:hyphenation-no-caps="false"/>
    </style:style>
    <style:style style:name="P21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b82f5e" officeooo:paragraph-rsid="00eef62b" style:font-size-asian="12pt" style:font-size-complex="12pt" fo:hyphenate="true" fo:hyphenation-remain-char-count="2" fo:hyphenation-push-char-count="2" loext:hyphenation-no-caps="false"/>
    </style:style>
    <style:style style:name="P216"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bf2be9" officeooo:paragraph-rsid="00bf2be9" style:font-size-asian="12pt" style:font-size-complex="12pt" fo:hyphenate="true" fo:hyphenation-remain-char-count="2" fo:hyphenation-push-char-count="2" loext:hyphenation-no-caps="false"/>
    </style:style>
    <style:style style:name="P217"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ca13c3" officeooo:paragraph-rsid="00ca13c3" style:font-size-asian="12pt" style:font-size-complex="12pt" fo:hyphenate="true" fo:hyphenation-remain-char-count="2" fo:hyphenation-push-char-count="2" loext:hyphenation-no-caps="false"/>
    </style:style>
    <style:style style:name="P21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d6a9d5" officeooo:paragraph-rsid="00d6a9d5" style:font-size-asian="12pt" style:font-size-complex="12pt" fo:hyphenate="true" fo:hyphenation-remain-char-count="2" fo:hyphenation-push-char-count="2" loext:hyphenation-no-caps="false"/>
    </style:style>
    <style:style style:name="P21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d70ff0" officeooo:paragraph-rsid="00d70ff0" style:font-size-asian="12pt" style:font-size-complex="12pt" fo:hyphenate="true" fo:hyphenation-remain-char-count="2" fo:hyphenation-push-char-count="2" loext:hyphenation-no-caps="false"/>
    </style:style>
    <style:style style:name="P22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d70ff0" officeooo:paragraph-rsid="00d70ff0" style:font-size-asian="12pt" style:font-size-complex="12pt" fo:hyphenate="true" fo:hyphenation-remain-char-count="2" fo:hyphenation-push-char-count="2" loext:hyphenation-no-caps="false"/>
    </style:style>
    <style:style style:name="P22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e8c457" officeooo:paragraph-rsid="00128070" style:font-size-asian="12pt" style:font-size-complex="12pt" fo:hyphenate="true" fo:hyphenation-remain-char-count="2" fo:hyphenation-push-char-count="2" loext:hyphenation-no-caps="false"/>
    </style:style>
    <style:style style:name="P222"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eaa63a" officeooo:paragraph-rsid="00128070" style:font-size-asian="12pt" style:font-size-complex="12pt" fo:hyphenate="true" fo:hyphenation-remain-char-count="2" fo:hyphenation-push-char-count="2" loext:hyphenation-no-caps="false"/>
    </style:style>
    <style:style style:name="P22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eaa63a" officeooo:paragraph-rsid="00128070" style:font-size-asian="12pt" style:font-size-complex="12pt" fo:hyphenate="true" fo:hyphenation-remain-char-count="2" fo:hyphenation-push-char-count="2" loext:hyphenation-no-caps="false"/>
    </style:style>
    <style:style style:name="P22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9502a" officeooo:paragraph-rsid="001ce482" style:font-size-asian="12pt" style:font-size-complex="12pt" fo:hyphenate="true" fo:hyphenation-remain-char-count="2" fo:hyphenation-push-char-count="2" loext:hyphenation-no-caps="false"/>
    </style:style>
    <style:style style:name="P22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9502a" officeooo:paragraph-rsid="001cf996" style:font-size-asian="12pt" style:font-size-complex="12pt" fo:hyphenate="true" fo:hyphenation-remain-char-count="2" fo:hyphenation-push-char-count="2" loext:hyphenation-no-caps="false"/>
    </style:style>
    <style:style style:name="P22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db65" officeooo:paragraph-rsid="0040db65" style:font-size-asian="12pt" fo:hyphenate="true" fo:hyphenation-remain-char-count="2" fo:hyphenation-push-char-count="2" loext:hyphenation-no-caps="false"/>
    </style:style>
    <style:style style:name="P22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paragraph-rsid="0013c668" style:font-size-asian="12pt" fo:hyphenate="true" fo:hyphenation-remain-char-count="2" fo:hyphenation-push-char-count="2" loext:hyphenation-no-caps="false"/>
    </style:style>
    <style:style style:name="P22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3ae89d" officeooo:paragraph-rsid="000e3c7e" style:font-size-asian="12pt" style:font-style-asian="normal" style:font-size-complex="12pt" style:font-style-complex="normal" fo:hyphenate="true" fo:hyphenation-remain-char-count="2" fo:hyphenation-push-char-count="2" loext:hyphenation-no-caps="false"/>
    </style:style>
    <style:style style:name="P22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3dc370" officeooo:paragraph-rsid="000e3c7e" style:font-size-asian="12pt" style:font-style-asian="normal" style:font-size-complex="12pt" style:font-style-complex="normal" fo:hyphenate="true" fo:hyphenation-remain-char-count="2" fo:hyphenation-push-char-count="2" loext:hyphenation-no-caps="false"/>
    </style:style>
    <style:style style:name="P23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3438aa" officeooo:paragraph-rsid="001ab41f" style:font-size-asian="12pt" style:font-style-asian="normal" style:font-size-complex="12pt" style:font-style-complex="normal" fo:hyphenate="true" fo:hyphenation-remain-char-count="2" fo:hyphenation-push-char-count="2" loext:hyphenation-no-caps="false"/>
    </style:style>
    <style:style style:name="P23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eaa63a" officeooo:paragraph-rsid="00128070" style:font-size-asian="12pt" style:font-style-asian="normal" style:font-size-complex="12pt" style:font-style-complex="normal" fo:hyphenate="true" fo:hyphenation-remain-char-count="2" fo:hyphenation-push-char-count="2" loext:hyphenation-no-caps="false"/>
    </style:style>
    <style:style style:name="P23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c1b3e0" officeooo:paragraph-rsid="00128070" style:font-size-asian="12pt" style:font-style-asian="normal" style:font-size-complex="12pt" style:font-style-complex="normal" fo:hyphenate="true" fo:hyphenation-remain-char-count="2" fo:hyphenation-push-char-count="2" loext:hyphenation-no-caps="false"/>
    </style:style>
    <style:style style:name="P23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f682a8" officeooo:paragraph-rsid="00c1b3e0" style:font-size-asian="12pt" style:font-style-asian="normal" style:font-size-complex="12pt" style:font-style-complex="normal" fo:hyphenate="true" fo:hyphenation-remain-char-count="2" fo:hyphenation-push-char-count="2" loext:hyphenation-no-caps="false"/>
    </style:style>
    <style:style style:name="P23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426222" officeooo:paragraph-rsid="00426222" style:font-size-asian="12pt" style:font-style-asian="normal" style:font-style-complex="normal" fo:hyphenate="true" fo:hyphenation-remain-char-count="2" fo:hyphenation-push-char-count="2" loext:hyphenation-no-caps="false"/>
    </style:style>
    <style:style style:name="P235"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la" fo:country="VA" officeooo:paragraph-rsid="001ab41f" style:font-size-asian="12pt" style:language-asian="zh" style:country-asian="CN" style:font-size-complex="12pt" style:language-complex="hi" style:country-complex="IN" fo:hyphenate="true" fo:hyphenation-remain-char-count="2" fo:hyphenation-push-char-count="2" loext:hyphenation-no-caps="false"/>
    </style:style>
    <style:style style:name="P236"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la" fo:country="VA" officeooo:paragraph-rsid="001ab41f" style:font-size-asian="12pt" style:language-asian="zh" style:country-asian="CN" style:font-size-complex="12pt" style:language-complex="hi" style:country-complex="IN" fo:hyphenate="true" fo:hyphenation-remain-char-count="2" fo:hyphenation-push-char-count="2" loext:hyphenation-no-caps="false"/>
    </style:style>
    <style:style style:name="P237"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la" fo:country="VA" officeooo:paragraph-rsid="001cc36f" style:font-size-asian="12pt" style:language-asian="zh" style:country-asian="CN" style:font-size-complex="12pt" style:language-complex="hi" style:country-complex="IN" fo:hyphenate="true" fo:hyphenation-remain-char-count="2" fo:hyphenation-push-char-count="2" loext:hyphenation-no-caps="false"/>
    </style:style>
    <style:style style:name="P238"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la" fo:country="VA" officeooo:paragraph-rsid="001cc36f" style:font-size-asian="12pt" style:language-asian="zh" style:country-asian="CN" style:font-size-complex="12pt" style:language-complex="hi" style:country-complex="IN" fo:hyphenate="true" fo:hyphenation-remain-char-count="2" fo:hyphenation-push-char-count="2" loext:hyphenation-no-caps="false"/>
    </style:style>
    <style:style style:name="P239"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la" fo:country="VA" officeooo:paragraph-rsid="001cc36f" style:font-size-asian="12pt" style:language-asian="zh" style:country-asian="CN" style:font-size-complex="12pt" style:language-complex="hi" style:country-complex="IN" fo:hyphenate="true" fo:hyphenation-remain-char-count="2" fo:hyphenation-push-char-count="2" loext:hyphenation-no-caps="false"/>
    </style:style>
    <style:style style:name="P240"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la" fo:country="VA" officeooo:paragraph-rsid="001cc36f" style:font-size-asian="12pt" style:language-asian="zh" style:country-asian="CN" style:font-size-complex="12pt" style:language-complex="hi" style:country-complex="IN" fo:hyphenate="true" fo:hyphenation-remain-char-count="2" fo:hyphenation-push-char-count="2" loext:hyphenation-no-caps="false"/>
    </style:style>
    <style:style style:name="P241"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la" fo:country="VA" officeooo:paragraph-rsid="001ab41f" style:font-size-asian="12pt" style:language-asian="zh" style:country-asian="CN" style:font-size-complex="12pt" style:language-complex="hi" style:country-complex="IN" fo:hyphenate="true" fo:hyphenation-remain-char-count="2" fo:hyphenation-push-char-count="2" loext:hyphenation-no-caps="false"/>
    </style:style>
    <style:style style:name="P242"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la" fo:country="VA" officeooo:paragraph-rsid="001ab41f" style:font-size-asian="12pt" style:language-asian="zh" style:country-asian="CN" style:font-size-complex="12pt" style:language-complex="hi" style:country-complex="IN" fo:hyphenate="true" fo:hyphenation-remain-char-count="2" fo:hyphenation-push-char-count="2" loext:hyphenation-no-caps="false"/>
    </style:style>
    <style:style style:name="P243"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la" fo:country="VA" officeooo:paragraph-rsid="001ab41f" style:font-size-asian="12pt" style:language-asian="zh" style:country-asian="CN" style:font-size-complex="12pt" style:language-complex="hi" style:country-complex="IN" fo:hyphenate="true" fo:hyphenation-remain-char-count="2" fo:hyphenation-push-char-count="2" loext:hyphenation-no-caps="false"/>
    </style:style>
    <style:style style:name="P244"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la" fo:country="VA" officeooo:paragraph-rsid="001ab41f" style:font-size-asian="12pt" style:language-asian="zh" style:country-asian="CN" style:font-size-complex="12pt" style:language-complex="hi" style:country-complex="IN" fo:hyphenate="true" fo:hyphenation-remain-char-count="2" fo:hyphenation-push-char-count="2" loext:hyphenation-no-caps="false"/>
    </style:style>
    <style:style style:name="P245"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la" fo:country="VA" officeooo:paragraph-rsid="001ab41f" style:font-size-asian="12pt" style:language-asian="zh" style:country-asian="CN" style:font-size-complex="12pt" style:language-complex="hi" style:country-complex="IN" fo:hyphenate="true" fo:hyphenation-remain-char-count="2" fo:hyphenation-push-char-count="2" loext:hyphenation-no-caps="false"/>
    </style:style>
    <style:style style:name="P246"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la" fo:country="VA" officeooo:paragraph-rsid="001ab41f" style:font-size-asian="12pt" style:language-asian="zh" style:country-asian="CN" style:font-size-complex="12pt" style:language-complex="hi" style:country-complex="IN" fo:hyphenate="true" fo:hyphenation-remain-char-count="2" fo:hyphenation-push-char-count="2" loext:hyphenation-no-caps="false"/>
    </style:style>
    <style:style style:name="P247"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la" fo:country="VA" officeooo:paragraph-rsid="00128070" style:font-size-asian="12pt" style:language-asian="zh" style:country-asian="CN" style:font-size-complex="12pt" style:language-complex="hi" style:country-complex="IN" fo:hyphenate="true" fo:hyphenation-remain-char-count="2" fo:hyphenation-push-char-count="2" loext:hyphenation-no-caps="false"/>
    </style:style>
    <style:style style:name="P248"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la" fo:country="VA" officeooo:paragraph-rsid="00128070" style:font-size-asian="12pt" style:language-asian="zh" style:country-asian="CN" style:font-size-complex="12pt" style:language-complex="hi" style:country-complex="IN" fo:hyphenate="true" fo:hyphenation-remain-char-count="2" fo:hyphenation-push-char-count="2" loext:hyphenation-no-caps="false"/>
    </style:style>
    <style:style style:name="P249"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la" fo:country="VA" officeooo:paragraph-rsid="001ab41f" style:font-size-asian="12pt" style:language-asian="zh" style:country-asian="CN" style:font-size-complex="12pt" style:language-complex="hi" style:country-complex="IN" fo:hyphenate="true" fo:hyphenation-remain-char-count="2" fo:hyphenation-push-char-count="2" loext:hyphenation-no-caps="false"/>
    </style:style>
    <style:style style:name="P250"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la" fo:country="VA" officeooo:paragraph-rsid="001ab41f" style:font-size-asian="12pt" style:language-asian="zh" style:country-asian="CN" style:font-size-complex="12pt" style:language-complex="hi" style:country-complex="IN" fo:hyphenate="true" fo:hyphenation-remain-char-count="2" fo:hyphenation-push-char-count="2" loext:hyphenation-no-caps="false"/>
    </style:style>
    <style:style style:name="P25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la" fo:country="VA" officeooo:paragraph-rsid="001ce482" style:font-size-asian="12pt" fo:hyphenate="true" fo:hyphenation-remain-char-count="2" fo:hyphenation-push-char-count="2" loext:hyphenation-no-caps="false"/>
    </style:style>
    <style:style style:name="P25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la" fo:country="VA" officeooo:paragraph-rsid="001cc36f" style:font-size-asian="12pt" fo:hyphenate="true" fo:hyphenation-remain-char-count="2" fo:hyphenation-push-char-count="2" loext:hyphenation-no-caps="false"/>
    </style:style>
    <style:style style:name="P25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officeooo:paragraph-rsid="001ab41f" style:font-size-asian="12pt" style:font-size-complex="12pt" fo:hyphenate="true" fo:hyphenation-remain-char-count="2" fo:hyphenation-push-char-count="2" loext:hyphenation-no-caps="false"/>
    </style:style>
    <style:style style:name="P25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officeooo:paragraph-rsid="001ab41f" style:font-size-asian="12pt" style:font-size-complex="12pt" fo:hyphenate="true" fo:hyphenation-remain-char-count="2" fo:hyphenation-push-char-count="2" loext:hyphenation-no-caps="false"/>
    </style:style>
    <style:style style:name="P25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officeooo:paragraph-rsid="00128070" style:font-size-asian="12pt" style:font-size-complex="12pt" fo:hyphenate="true" fo:hyphenation-remain-char-count="2" fo:hyphenation-push-char-count="2" loext:hyphenation-no-caps="false"/>
    </style:style>
    <style:style style:name="P25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officeooo:paragraph-rsid="001ab41f" style:font-size-asian="12pt" style:font-size-complex="12pt" fo:hyphenate="true" fo:hyphenation-remain-char-count="2" fo:hyphenation-push-char-count="2" loext:hyphenation-no-caps="false"/>
    </style:style>
    <style:style style:name="P25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language="cs" fo:country="CZ" officeooo:paragraph-rsid="00079127" fo:hyphenate="true" fo:hyphenation-remain-char-count="2" fo:hyphenation-push-char-count="2" loext:hyphenation-no-caps="false"/>
    </style:style>
    <style:style style:name="P25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officeooo:paragraph-rsid="0013c668" fo:hyphenate="true" fo:hyphenation-remain-char-count="2" fo:hyphenation-push-char-count="2" loext:hyphenation-no-caps="false"/>
    </style:style>
    <style:style style:name="P25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officeooo:paragraph-rsid="010d80aa" style:font-size-asian="12pt" style:font-size-complex="12pt" fo:hyphenate="true" fo:hyphenation-remain-char-count="2" fo:hyphenation-push-char-count="2" loext:hyphenation-no-caps="false"/>
    </style:style>
    <style:style style:name="P26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fo:font-style="normal" officeooo:rsid="009e1b37" officeooo:paragraph-rsid="0028d9c5" style:font-size-asian="12pt" style:font-style-asian="normal" style:font-size-complex="12pt" style:font-style-complex="normal" fo:hyphenate="true" fo:hyphenation-remain-char-count="2" fo:hyphenation-push-char-count="2" loext:hyphenation-no-caps="false"/>
    </style:style>
    <style:style style:name="P26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fo:font-style="normal" officeooo:rsid="009e1b37" officeooo:paragraph-rsid="0028d9c5" style:font-size-asian="12pt" style:font-style-asian="normal" style:font-size-complex="12pt" style:font-style-complex="normal" fo:hyphenate="true" fo:hyphenation-remain-char-count="2" fo:hyphenation-push-char-count="2" loext:hyphenation-no-caps="false"/>
    </style:style>
    <style:style style:name="P26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fo:font-style="normal" officeooo:rsid="00a09608" officeooo:paragraph-rsid="00a09608" style:font-size-asian="12pt" style:font-style-asian="normal" style:font-size-complex="12pt" style:font-style-complex="normal" fo:hyphenate="true" fo:hyphenation-remain-char-count="2" fo:hyphenation-push-char-count="2" loext:hyphenation-no-caps="false"/>
    </style:style>
    <style:style style:name="P26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fo:font-style="normal" officeooo:rsid="00dcea5b" officeooo:paragraph-rsid="00dcea5b" style:font-size-asian="12pt" style:font-style-asian="normal" style:font-size-complex="12pt" style:font-style-complex="normal" fo:hyphenate="true" fo:hyphenation-remain-char-count="2" fo:hyphenation-push-char-count="2" loext:hyphenation-no-caps="false"/>
    </style:style>
    <style:style style:name="P26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a09608" officeooo:paragraph-rsid="00a09608" style:font-size-asian="12pt" style:font-size-complex="12pt" fo:hyphenate="true" fo:hyphenation-remain-char-count="2" fo:hyphenation-push-char-count="2" loext:hyphenation-no-caps="false"/>
    </style:style>
    <style:style style:name="P26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2" fo:font-size="12pt" fo:language="cs" fo:country="CZ" officeooo:rsid="00dacd46" officeooo:paragraph-rsid="00dacd46" style:font-size-asian="12pt" style:font-size-complex="12pt" fo:hyphenate="true" fo:hyphenation-remain-char-count="2" fo:hyphenation-push-char-count="2" loext:hyphenation-no-caps="false"/>
    </style:style>
    <style:style style:name="P26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dc45a7" officeooo:paragraph-rsid="00dc45a7" style:font-size-asian="12pt" style:font-size-complex="12pt" fo:hyphenate="true" fo:hyphenation-remain-char-count="2" fo:hyphenation-push-char-count="2" loext:hyphenation-no-caps="false"/>
    </style:style>
    <style:style style:name="P26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2" fo:language="cs" fo:country="CZ" officeooo:paragraph-rsid="001120db" fo:hyphenate="true" fo:hyphenation-remain-char-count="2" fo:hyphenation-push-char-count="2" loext:hyphenation-no-caps="false"/>
    </style:style>
    <style:style style:name="P26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hyphenate="true" fo:hyphenation-remain-char-count="2" fo:hyphenation-push-char-count="2" loext:hyphenation-no-caps="false"/>
    </style:style>
    <style:style style:name="P26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hyphenate="true" fo:hyphenation-remain-char-count="2" fo:hyphenation-push-char-count="2" loext:hyphenation-no-caps="false"/>
    </style:style>
    <style:style style:name="P270"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use-window-font-color="true" loext:opacity="0%" style:font-name="Linux Libertine S.O.Cist.1" fo:font-size="12pt" fo:language="cs" fo:country="CZ" officeooo:rsid="0024960b" officeooo:paragraph-rsid="001ab41f" style:font-size-asian="12pt" style:font-size-complex="12pt" fo:hyphenate="true" fo:hyphenation-remain-char-count="2" fo:hyphenation-push-char-count="2" loext:hyphenation-no-caps="false"/>
    </style:style>
    <style:style style:name="P271"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use-window-font-color="true" loext:opacity="0%" style:font-name="Linux Libertine S.O.Cist.1" fo:font-size="12pt" fo:language="cs" fo:country="CZ" officeooo:rsid="0024960b" officeooo:paragraph-rsid="00c907ff" style:font-size-asian="12pt" style:font-size-complex="12pt" fo:hyphenate="true" fo:hyphenation-remain-char-count="2" fo:hyphenation-push-char-count="2" loext:hyphenation-no-caps="false"/>
    </style:style>
    <style:style style:name="P272"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use-window-font-color="true" loext:opacity="0%" style:font-name="Linux Libertine S.O.Cist.1" fo:font-size="12pt" fo:language="cs" fo:country="CZ" officeooo:rsid="003ecf0a" officeooo:paragraph-rsid="001fa42d" style:font-size-asian="12pt" style:font-size-complex="12pt" fo:hyphenate="true" fo:hyphenation-remain-char-count="2" fo:hyphenation-push-char-count="2" loext:hyphenation-no-caps="false"/>
    </style:style>
    <style:style style:name="P273"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use-window-font-color="true" loext:opacity="0%" style:font-name="Linux Libertine S.O.Cist.1" fo:font-size="12pt" fo:language="cs" fo:country="CZ" officeooo:rsid="003ecf0a" officeooo:paragraph-rsid="001120db" style:font-size-asian="12pt" style:font-size-complex="12pt" fo:hyphenate="true" fo:hyphenation-remain-char-count="2" fo:hyphenation-push-char-count="2" loext:hyphenation-no-caps="false"/>
    </style:style>
    <style:style style:name="P274"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use-window-font-color="true" loext:opacity="0%" style:font-name="Linux Libertine S.O.Cist.1" fo:font-size="12pt" fo:language="cs" fo:country="CZ" officeooo:rsid="00e421a0" officeooo:paragraph-rsid="00128070" style:font-size-asian="12pt" style:font-size-complex="12pt" fo:hyphenate="true" fo:hyphenation-remain-char-count="2" fo:hyphenation-push-char-count="2" loext:hyphenation-no-caps="false"/>
    </style:style>
    <style:style style:name="P275"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use-window-font-color="true" loext:opacity="0%" style:font-name="Linux Libertine S.O.Cist.1" fo:font-size="12pt" fo:language="cs" fo:country="CZ" officeooo:rsid="00bd87d5" officeooo:paragraph-rsid="00bd87d5" style:font-size-asian="12pt" style:font-size-complex="12pt" fo:hyphenate="true" fo:hyphenation-remain-char-count="2" fo:hyphenation-push-char-count="2" loext:hyphenation-no-caps="false"/>
    </style:style>
    <style:style style:name="P276" style:family="paragraph" style:parent-style-name="Table_20_Contents">
      <style:paragraph-properties fo:line-height="115%" fo:text-align="center" style:justify-single-word="false" fo:hyphenation-ladder-count="3" style:writing-mode="lr-tb"/>
      <style:text-properties style:use-window-font-color="true" loext:opacity="0%" style:font-name="Linux Libertine S.O.Cist.2" fo:font-size="12pt" fo:letter-spacing="normal" fo:language="la" fo:country="VA" fo:font-weight="normal" officeooo:rsid="00f93255" officeooo:paragraph-rsid="00f9325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77" style:family="paragraph" style:parent-style-name="Table_20_Contents">
      <style:paragraph-properties fo:line-height="115%" fo:text-align="center" style:justify-single-word="false" fo:hyphenation-ladder-count="3" style:writing-mode="lr-tb"/>
      <style:text-properties style:use-window-font-color="true" loext:opacity="0%" style:font-name="Linux Libertine S.O.Cist.2" fo:font-size="12pt" fo:letter-spacing="normal" fo:language="la" fo:country="VA" fo:font-weight="normal" officeooo:paragraph-rsid="00f9325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78" style:family="paragraph" style:parent-style-name="Table_20_Contents">
      <style:paragraph-properties fo:line-height="115%" fo:text-align="center" style:justify-single-word="false" fo:hyphenation-ladder-count="3" style:writing-mode="lr-tb"/>
      <style:text-properties style:use-window-font-color="true" loext:opacity="0%" style:font-name="Linux Libertine S.O.Cist.2" fo:font-size="12pt" fo:letter-spacing="normal" fo:language="la" fo:country="VA" fo:font-weight="normal" officeooo:paragraph-rsid="01013fd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7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1ab41f" fo:hyphenate="true" fo:hyphenation-remain-char-count="2" fo:hyphenation-push-char-count="2" loext:hyphenation-no-caps="false"/>
    </style:style>
    <style:style style:name="P28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1ab41f" fo:hyphenate="true" fo:hyphenation-remain-char-count="2" fo:hyphenation-push-char-count="2" loext:hyphenation-no-caps="false"/>
    </style:style>
    <style:style style:name="P28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1cc36f" fo:hyphenate="true" fo:hyphenation-remain-char-count="2" fo:hyphenation-push-char-count="2" loext:hyphenation-no-caps="false"/>
    </style:style>
    <style:style style:name="P28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1cc36f" fo:hyphenate="true" fo:hyphenation-remain-char-count="2" fo:hyphenation-push-char-count="2" loext:hyphenation-no-caps="false"/>
    </style:style>
    <style:style style:name="P28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1120db" fo:hyphenate="true" fo:hyphenation-remain-char-count="2" fo:hyphenation-push-char-count="2" loext:hyphenation-no-caps="false"/>
    </style:style>
    <style:style style:name="P284"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officeooo:paragraph-rsid="00bd87d5" fo:hyphenate="true" fo:hyphenation-remain-char-count="2" fo:hyphenation-push-char-count="2" loext:hyphenation-no-caps="false"/>
    </style:style>
    <style:style style:name="P28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ba273b" fo:hyphenate="true" fo:hyphenation-remain-char-count="2" fo:hyphenation-push-char-count="2" loext:hyphenation-no-caps="false"/>
    </style:style>
    <style:style style:name="P28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13b40e7" fo:hyphenate="true" fo:hyphenation-remain-char-count="2" fo:hyphenation-push-char-count="2" loext:hyphenation-no-caps="false"/>
    </style:style>
    <style:style style:name="P287"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bfd666" fo:hyphenate="true" fo:hyphenation-remain-char-count="2" fo:hyphenation-push-char-count="2" loext:hyphenation-no-caps="false"/>
    </style:style>
    <style:style style:name="P28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c1b3e0" fo:hyphenate="true" fo:hyphenation-remain-char-count="2" fo:hyphenation-push-char-count="2" loext:hyphenation-no-caps="false"/>
    </style:style>
    <style:style style:name="P28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cba89d" fo:hyphenate="true" fo:hyphenation-remain-char-count="2" fo:hyphenation-push-char-count="2" loext:hyphenation-no-caps="false"/>
    </style:style>
    <style:style style:name="P290"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officeooo:paragraph-rsid="00d39658" fo:hyphenate="true" fo:hyphenation-remain-char-count="2" fo:hyphenation-push-char-count="2" loext:hyphenation-no-caps="false"/>
    </style:style>
    <style:style style:name="P29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128070" fo:hyphenate="true" fo:hyphenation-remain-char-count="2" fo:hyphenation-push-char-count="2" loext:hyphenation-no-caps="false"/>
    </style:style>
    <style:style style:name="P29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128070" fo:hyphenate="true" fo:hyphenation-remain-char-count="2" fo:hyphenation-push-char-count="2" loext:hyphenation-no-caps="false"/>
    </style:style>
    <style:style style:name="P29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128070" fo:hyphenate="true" fo:hyphenation-remain-char-count="2" fo:hyphenation-push-char-count="2" loext:hyphenation-no-caps="false"/>
    </style:style>
    <style:style style:name="P29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1ab41f" fo:hyphenate="true" fo:hyphenation-remain-char-count="2" fo:hyphenation-push-char-count="2" loext:hyphenation-no-caps="false"/>
    </style:style>
    <style:style style:name="P29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ba273b" fo:hyphenate="true" fo:hyphenation-remain-char-count="2" fo:hyphenation-push-char-count="2" loext:hyphenation-no-caps="false"/>
    </style:style>
    <style:style style:name="P296"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officeooo:paragraph-rsid="01444499" fo:hyphenate="true" fo:hyphenation-remain-char-count="2" fo:hyphenation-push-char-count="2" loext:hyphenation-no-caps="false"/>
    </style:style>
    <style:style style:name="P297"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f3ae81" fo:hyphenate="true" fo:hyphenation-remain-char-count="2" fo:hyphenation-push-char-count="2" loext:hyphenation-no-caps="false"/>
    </style:style>
    <style:style style:name="P29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bfd666" fo:hyphenate="true" fo:hyphenation-remain-char-count="2" fo:hyphenation-push-char-count="2" loext:hyphenation-no-caps="false"/>
    </style:style>
    <style:style style:name="P29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3" fo:font-size="12pt" fo:language="cs" fo:country="CZ" officeooo:rsid="003f3554" officeooo:paragraph-rsid="0015fdf8" style:font-size-asian="12pt" style:font-size-complex="12pt" fo:hyphenate="true" fo:hyphenation-remain-char-count="2" fo:hyphenation-push-char-count="2" loext:hyphenation-no-caps="false"/>
    </style:style>
    <style:style style:name="P30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3" fo:font-size="12pt" fo:language="cs" fo:country="CZ" fo:font-style="normal" officeooo:rsid="00962c7d" officeooo:paragraph-rsid="0015fdf8" style:font-size-asian="12pt" style:font-style-asian="normal" style:font-size-complex="12pt" style:font-style-complex="normal" fo:hyphenate="true" fo:hyphenation-remain-char-count="2" fo:hyphenation-push-char-count="2" loext:hyphenation-no-caps="false"/>
    </style:style>
    <style:style style:name="P301" style:family="paragraph" style:parent-style-name="Table_20_Contents">
      <style:paragraph-properties fo:line-height="115%" fo:text-align="center" style:justify-single-word="false" fo:hyphenation-ladder-count="3" style:writing-mode="lr-tb"/>
      <style:text-properties fo:color="#ff0000" loext:opacity="100%" style:font-name="Linux Libertine S.O.Cist.2" fo:font-size="12pt" fo:letter-spacing="normal" fo:language="la" fo:country="VA" fo:font-weight="normal" officeooo:paragraph-rsid="001ce48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302" style:family="paragraph" style:parent-style-name="Table_20_Contents">
      <style:paragraph-properties fo:line-height="115%" fo:text-align="center" style:justify-single-word="false" fo:hyphenation-ladder-count="3" style:writing-mode="lr-tb"/>
      <style:text-properties fo:color="#ff0000" loext:opacity="100%" style:font-name="Linux Libertine S.O.Cist.2" fo:font-size="12pt" fo:letter-spacing="normal" fo:language="la" fo:country="VA" fo:font-weight="normal" officeooo:paragraph-rsid="0034e2b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303" style:family="paragraph" style:parent-style-name="Table_20_Contents">
      <style:paragraph-properties fo:line-height="115%" fo:text-align="center" style:justify-single-word="false" fo:hyphenation-ladder-count="3" style:writing-mode="lr-tb"/>
      <style:text-properties fo:color="#ff0000" loext:opacity="100%" style:font-name="Linux Libertine S.O.Cist.2" fo:font-size="12pt" fo:letter-spacing="normal" fo:language="la" fo:country="VA" fo:font-weight="normal" officeooo:paragraph-rsid="00a075b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304" style:family="paragraph" style:parent-style-name="Table_20_Contents">
      <style:paragraph-properties fo:text-align="center" style:justify-single-word="false" fo:hyphenation-ladder-count="3" style:writing-mode="lr-tb"/>
      <style:text-properties fo:color="#ff0000" loext:opacity="100%" style:font-name="Bookman BT S.O.Cist." fo:font-size="12pt" fo:letter-spacing="normal" fo:language="la" fo:country="VA" fo:font-weight="normal" officeooo:paragraph-rsid="0034e2b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305"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40b4b9" style:font-size-asian="12pt" style:font-size-complex="12pt" fo:hyphenate="true" fo:hyphenation-remain-char-count="2" fo:hyphenation-push-char-count="2" loext:hyphenation-no-caps="false"/>
    </style:style>
    <style:style style:name="P306"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11e8d3" style:font-size-asian="12pt" style:font-size-complex="12pt" fo:hyphenate="true" fo:hyphenation-remain-char-count="2" fo:hyphenation-push-char-count="2" loext:hyphenation-no-caps="false"/>
    </style:style>
    <style:style style:name="P307"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10d80aa" style:font-size-asian="12pt" style:font-size-complex="12pt" fo:hyphenate="true" fo:hyphenation-remain-char-count="2" fo:hyphenation-push-char-count="2" loext:hyphenation-no-caps="false"/>
    </style:style>
    <style:style style:name="P308"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1cc36f" style:font-size-asian="12pt" style:font-size-complex="12pt" fo:hyphenate="true" fo:hyphenation-remain-char-count="2" fo:hyphenation-push-char-count="2" loext:hyphenation-no-caps="false"/>
    </style:style>
    <style:style style:name="P309"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1a575d" style:font-size-asian="12pt" style:font-size-complex="12pt" fo:hyphenate="true" fo:hyphenation-remain-char-count="2" fo:hyphenation-push-char-count="2" loext:hyphenation-no-caps="false"/>
    </style:style>
    <style:style style:name="P310" style:family="paragraph" style:parent-style-name="Table_20_Contents">
      <style:paragraph-properties fo:text-align="justify" style:justify-single-word="false" fo:hyphenation-ladder-count="3"/>
      <style:text-properties style:font-name="Linux Libertine S.O.Cist.1" fo:font-size="12pt" fo:language="cs" fo:country="CZ" style:font-size-asian="12pt" style:font-size-complex="12pt" fo:hyphenate="true" fo:hyphenation-remain-char-count="2" fo:hyphenation-push-char-count="2" loext:hyphenation-no-caps="false"/>
    </style:style>
    <style:style style:name="P311"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ce482" style:font-size-asian="12pt" style:font-size-complex="12pt" fo:hyphenate="true" fo:hyphenation-remain-char-count="2" fo:hyphenation-push-char-count="2" loext:hyphenation-no-caps="false"/>
    </style:style>
    <style:style style:name="P312"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1ce482" style:font-size-asian="12pt" style:font-size-complex="12pt" fo:hyphenate="true" fo:hyphenation-remain-char-count="2" fo:hyphenation-push-char-count="2" loext:hyphenation-no-caps="false"/>
    </style:style>
    <style:style style:name="P313"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f0466" style:font-size-asian="12pt" style:font-size-complex="12pt" fo:hyphenate="true" fo:hyphenation-remain-char-count="2" fo:hyphenation-push-char-count="2" loext:hyphenation-no-caps="false"/>
    </style:style>
    <style:style style:name="P314"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1e8d3" style:font-size-asian="12pt" style:font-size-complex="12pt" fo:hyphenate="true" fo:hyphenation-remain-char-count="2" fo:hyphenation-push-char-count="2" loext:hyphenation-no-caps="false"/>
    </style:style>
    <style:style style:name="P315"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8ed789" style:font-size-asian="12pt" style:font-size-complex="12pt" fo:hyphenate="true" fo:hyphenation-remain-char-count="2" fo:hyphenation-push-char-count="2" loext:hyphenation-no-caps="false"/>
    </style:style>
    <style:style style:name="P316"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9285d9" style:font-size-asian="12pt" style:font-size-complex="12pt" fo:hyphenate="true" fo:hyphenation-remain-char-count="2" fo:hyphenation-push-char-count="2" loext:hyphenation-no-caps="false"/>
    </style:style>
    <style:style style:name="P317"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a1b5ad" style:font-size-asian="12pt" style:font-size-complex="12pt" fo:hyphenate="true" fo:hyphenation-remain-char-count="2" fo:hyphenation-push-char-count="2" loext:hyphenation-no-caps="false"/>
    </style:style>
    <style:style style:name="P318"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cc36f" style:font-size-asian="12pt" style:font-size-complex="12pt" fo:hyphenate="true" fo:hyphenation-remain-char-count="2" fo:hyphenation-push-char-count="2" loext:hyphenation-no-caps="false"/>
    </style:style>
    <style:style style:name="P319"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a7b487" style:font-size-asian="12pt" style:font-size-complex="12pt" fo:hyphenate="true" fo:hyphenation-remain-char-count="2" fo:hyphenation-push-char-count="2" loext:hyphenation-no-caps="false"/>
    </style:style>
    <style:style style:name="P320"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da89d" style:font-size-asian="12pt" style:font-size-complex="12pt" fo:hyphenate="true" fo:hyphenation-remain-char-count="2" fo:hyphenation-push-char-count="2" loext:hyphenation-no-caps="false"/>
    </style:style>
    <style:style style:name="P321"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112598a" style:font-size-asian="12pt" style:font-size-complex="12pt" fo:hyphenate="true" fo:hyphenation-remain-char-count="2" fo:hyphenation-push-char-count="2" loext:hyphenation-no-caps="false"/>
    </style:style>
    <style:style style:name="P322" style:family="paragraph" style:parent-style-name="Table_20_Contents">
      <style:paragraph-properties fo:text-align="justify" style:justify-single-word="false" fo:hyphenation-ladder-count="3">
        <style:drop-cap/>
      </style:paragraph-properties>
      <style:text-properties style:font-name="Linux Libertine S.O.Cist.1" fo:font-size="12pt" fo:language="cs" fo:country="CZ" officeooo:paragraph-rsid="00a1b5ad" style:font-size-asian="12pt" style:font-size-complex="12pt" fo:hyphenate="true" fo:hyphenation-remain-char-count="2" fo:hyphenation-push-char-count="2" loext:hyphenation-no-caps="false"/>
    </style:style>
    <style:style style:name="P323"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1da89d" style:font-size-asian="12pt" style:font-size-complex="12pt" fo:hyphenate="true" fo:hyphenation-remain-char-count="2" fo:hyphenation-push-char-count="2" loext:hyphenation-no-caps="false"/>
    </style:style>
    <style:style style:name="P324"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a575d" style:font-size-asian="12pt" style:font-size-complex="12pt" fo:hyphenate="true" fo:hyphenation-remain-char-count="2" fo:hyphenation-push-char-count="2" loext:hyphenation-no-caps="false"/>
    </style:style>
    <style:style style:name="P325"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120db" style:font-size-asian="12pt" style:font-size-complex="12pt" fo:hyphenate="true" fo:hyphenation-remain-char-count="2" fo:hyphenation-push-char-count="2" loext:hyphenation-no-caps="false"/>
    </style:style>
    <style:style style:name="P326"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28070" style:font-size-asian="12pt" style:font-size-complex="12pt" fo:hyphenate="true" fo:hyphenation-remain-char-count="2" fo:hyphenation-push-char-count="2" loext:hyphenation-no-caps="false"/>
    </style:style>
    <style:style style:name="P327"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128070" style:font-size-asian="12pt" style:font-size-complex="12pt" fo:hyphenate="true" fo:hyphenation-remain-char-count="2" fo:hyphenation-push-char-count="2" loext:hyphenation-no-caps="false"/>
    </style:style>
    <style:style style:name="P328" style:family="paragraph" style:parent-style-name="Table_20_Contents">
      <style:paragraph-properties fo:line-height="100%" fo:text-align="justify" style:justify-single-word="false" fo:hyphenation-ladder-count="3"/>
      <style:text-properties style:font-name="Linux Libertine S.O.Cist.1" fo:font-size="12pt" fo:language="cs" fo:country="CZ" officeooo:paragraph-rsid="001ab41f" style:font-size-asian="12pt" style:font-size-complex="12pt" fo:hyphenate="true" fo:hyphenation-remain-char-count="2" fo:hyphenation-push-char-count="2" loext:hyphenation-no-caps="false"/>
    </style:style>
    <style:style style:name="P329" style:family="paragraph" style:parent-style-name="Table_20_Contents">
      <style:paragraph-properties fo:line-height="100%" fo:text-align="justify" style:justify-single-word="false" fo:hyphenation-ladder-count="3"/>
      <style:text-properties style:font-name="Linux Libertine S.O.Cist.1" fo:font-size="12pt" fo:language="cs" fo:country="CZ" officeooo:paragraph-rsid="001cc36f" style:font-size-asian="12pt" style:font-size-complex="12pt" fo:hyphenate="true" fo:hyphenation-remain-char-count="2" fo:hyphenation-push-char-count="2" loext:hyphenation-no-caps="false"/>
    </style:style>
    <style:style style:name="P330" style:family="paragraph" style:parent-style-name="Table_20_Contents">
      <style:paragraph-properties fo:line-height="100%" fo:text-align="justify" style:justify-single-word="false" fo:hyphenation-ladder-count="3"/>
      <style:text-properties style:font-name="Linux Libertine S.O.Cist.1" fo:font-size="12pt" fo:language="cs" fo:country="CZ" officeooo:paragraph-rsid="001120db" style:font-size-asian="12pt" style:font-size-complex="12pt" fo:hyphenate="true" fo:hyphenation-remain-char-count="2" fo:hyphenation-push-char-count="2" loext:hyphenation-no-caps="false"/>
    </style:style>
    <style:style style:name="P331" style:family="paragraph" style:parent-style-name="Table_20_Contents">
      <style:paragraph-properties fo:line-height="100%" fo:text-align="justify" style:justify-single-word="false" fo:hyphenation-ladder-count="3"/>
      <style:text-properties style:font-name="Linux Libertine S.O.Cist.1" fo:font-size="12pt" fo:language="cs" fo:country="CZ" officeooo:paragraph-rsid="00128070" style:font-size-asian="12pt" style:font-size-complex="12pt" fo:hyphenate="true" fo:hyphenation-remain-char-count="2" fo:hyphenation-push-char-count="2" loext:hyphenation-no-caps="false"/>
    </style:style>
    <style:style style:name="P332" style:family="paragraph" style:parent-style-name="Table_20_Contents">
      <style:paragraph-properties fo:text-align="justify" style:justify-single-word="false" fo:hyphenation-ladder-count="2"/>
      <style:text-properties style:font-name="Linux Libertine S.O.Cist.1" fo:font-size="12pt" fo:language="cs" fo:country="CZ" style:font-size-asian="12pt" fo:hyphenate="true" fo:hyphenation-remain-char-count="2" fo:hyphenation-push-char-count="2" loext:hyphenation-no-caps="false"/>
    </style:style>
    <style:style style:name="P333" style:family="paragraph" style:parent-style-name="Table_20_Contents">
      <style:paragraph-properties fo:text-align="justify" style:justify-single-word="false" fo:hyphenation-ladder-count="3"/>
      <style:text-properties style:font-name="Linux Libertine S.O.Cist.1" fo:font-size="12pt" fo:language="cs" fo:country="CZ" style:font-size-asian="12pt" fo:hyphenate="true" fo:hyphenation-remain-char-count="2" fo:hyphenation-push-char-count="2" loext:hyphenation-no-caps="false"/>
    </style:style>
    <style:style style:name="P334"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ce482" style:font-size-asian="12pt" fo:hyphenate="true" fo:hyphenation-remain-char-count="2" fo:hyphenation-push-char-count="2" loext:hyphenation-no-caps="false"/>
    </style:style>
    <style:style style:name="P335"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f0466" style:font-size-asian="12pt" fo:hyphenate="true" fo:hyphenation-remain-char-count="2" fo:hyphenation-push-char-count="2" loext:hyphenation-no-caps="false"/>
    </style:style>
    <style:style style:name="P336"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e3c7e" style:font-size-asian="12pt" fo:hyphenate="true" fo:hyphenation-remain-char-count="2" fo:hyphenation-push-char-count="2" loext:hyphenation-no-caps="false"/>
    </style:style>
    <style:style style:name="P337"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79127" style:font-size-asian="12pt" fo:hyphenate="true" fo:hyphenation-remain-char-count="2" fo:hyphenation-push-char-count="2" loext:hyphenation-no-caps="false"/>
    </style:style>
    <style:style style:name="P338"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1e8d3" style:font-size-asian="12pt" fo:hyphenate="true" fo:hyphenation-remain-char-count="2" fo:hyphenation-push-char-count="2" loext:hyphenation-no-caps="false"/>
    </style:style>
    <style:style style:name="P339"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3c668" style:font-size-asian="12pt" fo:hyphenate="true" fo:hyphenation-remain-char-count="2" fo:hyphenation-push-char-count="2" loext:hyphenation-no-caps="false"/>
    </style:style>
    <style:style style:name="P340"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cc36f" style:font-size-asian="12pt" fo:hyphenate="true" fo:hyphenation-remain-char-count="2" fo:hyphenation-push-char-count="2" loext:hyphenation-no-caps="false"/>
    </style:style>
    <style:style style:name="P341"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da89d" style:font-size-asian="12pt" fo:hyphenate="true" fo:hyphenation-remain-char-count="2" fo:hyphenation-push-char-count="2" loext:hyphenation-no-caps="false"/>
    </style:style>
    <style:style style:name="P342"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a575d" style:font-size-asian="12pt" fo:hyphenate="true" fo:hyphenation-remain-char-count="2" fo:hyphenation-push-char-count="2" loext:hyphenation-no-caps="false"/>
    </style:style>
    <style:style style:name="P343"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120db" style:font-size-asian="12pt" fo:hyphenate="true" fo:hyphenation-remain-char-count="2" fo:hyphenation-push-char-count="2" loext:hyphenation-no-caps="false"/>
    </style:style>
    <style:style style:name="P344"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28070" style:font-size-asian="12pt" fo:hyphenate="true" fo:hyphenation-remain-char-count="2" fo:hyphenation-push-char-count="2" loext:hyphenation-no-caps="false"/>
    </style:style>
    <style:style style:name="P345" style:family="paragraph" style:parent-style-name="Table_20_Contents">
      <style:paragraph-properties fo:text-align="justify" style:justify-single-word="false" fo:hyphenation-ladder-count="3"/>
      <style:text-properties style:font-name="Linux Libertine S.O.Cist.1" fo:font-size="12pt" fo:language="la" fo:country="none" style:font-size-asian="12pt" fo:hyphenate="true" fo:hyphenation-remain-char-count="2" fo:hyphenation-push-char-count="2" loext:hyphenation-no-caps="false"/>
    </style:style>
    <style:style style:name="P346" style:family="paragraph" style:parent-style-name="Table_20_Contents">
      <style:paragraph-properties fo:text-align="justify" style:justify-single-word="false" fo:hyphenation-ladder-count="3"/>
      <style:text-properties style:font-name="Linux Libertine S.O.Cist.1" fo:font-size="12pt" fo:language="la" fo:country="none" officeooo:paragraph-rsid="001ce482" style:font-size-asian="12pt" fo:hyphenate="true" fo:hyphenation-remain-char-count="2" fo:hyphenation-push-char-count="2" loext:hyphenation-no-caps="false"/>
    </style:style>
    <style:style style:name="P347" style:family="paragraph" style:parent-style-name="Table_20_Contents">
      <style:paragraph-properties fo:text-align="justify" style:justify-single-word="false" fo:hyphenation-ladder-count="3"/>
      <style:text-properties style:font-name="Linux Libertine S.O.Cist.1" fo:font-size="12pt" fo:language="la" fo:country="none" officeooo:paragraph-rsid="000f0466" style:font-size-asian="12pt" fo:hyphenate="true" fo:hyphenation-remain-char-count="2" fo:hyphenation-push-char-count="2" loext:hyphenation-no-caps="false"/>
    </style:style>
    <style:style style:name="P348" style:family="paragraph" style:parent-style-name="Table_20_Contents">
      <style:paragraph-properties fo:text-align="justify" style:justify-single-word="false" fo:hyphenation-ladder-count="3"/>
      <style:text-properties style:font-name="Linux Libertine S.O.Cist.1" fo:font-size="12pt" fo:language="la" fo:country="none" officeooo:paragraph-rsid="000e3c7e" style:font-size-asian="12pt" fo:hyphenate="true" fo:hyphenation-remain-char-count="2" fo:hyphenation-push-char-count="2" loext:hyphenation-no-caps="false"/>
    </style:style>
    <style:style style:name="P349" style:family="paragraph" style:parent-style-name="Table_20_Contents">
      <style:paragraph-properties fo:text-align="justify" style:justify-single-word="false" fo:hyphenation-ladder-count="3"/>
      <style:text-properties style:font-name="Linux Libertine S.O.Cist.1" fo:font-size="12pt" fo:language="la" fo:country="none" officeooo:paragraph-rsid="0011e8d3" style:font-size-asian="12pt" fo:hyphenate="true" fo:hyphenation-remain-char-count="2" fo:hyphenation-push-char-count="2" loext:hyphenation-no-caps="false"/>
    </style:style>
    <style:style style:name="P350" style:family="paragraph" style:parent-style-name="Table_20_Contents">
      <style:paragraph-properties fo:text-align="justify" style:justify-single-word="false" fo:hyphenation-ladder-count="3"/>
      <style:text-properties style:font-name="Linux Libertine S.O.Cist.1" fo:font-size="12pt" fo:language="la" fo:country="none" officeooo:paragraph-rsid="001cc36f" style:font-size-asian="12pt" fo:hyphenate="true" fo:hyphenation-remain-char-count="2" fo:hyphenation-push-char-count="2" loext:hyphenation-no-caps="false"/>
    </style:style>
    <style:style style:name="P351" style:family="paragraph" style:parent-style-name="Table_20_Contents">
      <style:paragraph-properties fo:text-align="justify" style:justify-single-word="false" fo:hyphenation-ladder-count="3"/>
      <style:text-properties style:font-name="Linux Libertine S.O.Cist.1" fo:font-size="12pt" fo:language="la" fo:country="none" officeooo:paragraph-rsid="001da89d" style:font-size-asian="12pt" fo:hyphenate="true" fo:hyphenation-remain-char-count="2" fo:hyphenation-push-char-count="2" loext:hyphenation-no-caps="false"/>
    </style:style>
    <style:style style:name="P352" style:family="paragraph" style:parent-style-name="Table_20_Contents">
      <style:paragraph-properties fo:text-align="justify" style:justify-single-word="false" fo:hyphenation-ladder-count="3"/>
      <style:text-properties style:font-name="Linux Libertine S.O.Cist.1" fo:font-size="12pt" fo:language="la" fo:country="none" officeooo:paragraph-rsid="001a575d" style:font-size-asian="12pt" fo:hyphenate="true" fo:hyphenation-remain-char-count="2" fo:hyphenation-push-char-count="2" loext:hyphenation-no-caps="false"/>
    </style:style>
    <style:style style:name="P353" style:family="paragraph" style:parent-style-name="Table_20_Contents">
      <style:paragraph-properties fo:text-align="justify" style:justify-single-word="false" fo:hyphenation-ladder-count="3"/>
      <style:text-properties style:font-name="Linux Libertine S.O.Cist.1" fo:font-size="12pt" fo:language="la" fo:country="none" officeooo:paragraph-rsid="001120db" style:font-size-asian="12pt" fo:hyphenate="true" fo:hyphenation-remain-char-count="2" fo:hyphenation-push-char-count="2" loext:hyphenation-no-caps="false"/>
    </style:style>
    <style:style style:name="P354" style:family="paragraph" style:parent-style-name="Table_20_Contents">
      <style:paragraph-properties fo:text-align="justify" style:justify-single-word="false" fo:hyphenation-ladder-count="3"/>
      <style:text-properties style:font-name="Linux Libertine S.O.Cist.1" fo:font-size="12pt" fo:language="la" fo:country="none" officeooo:paragraph-rsid="00128070" style:font-size-asian="12pt" fo:hyphenate="true" fo:hyphenation-remain-char-count="2" fo:hyphenation-push-char-count="2" loext:hyphenation-no-caps="false"/>
    </style:style>
    <style:style style:name="P355" style:family="paragraph" style:parent-style-name="Table_20_Contents">
      <style:paragraph-properties fo:line-height="100%" fo:text-align="justify" style:justify-single-word="false" fo:hyphenation-ladder-count="3"/>
      <style:text-properties style:font-name="Linux Libertine S.O.Cist.1" fo:font-size="12pt" fo:language="la" fo:country="none" officeooo:paragraph-rsid="001ab41f" style:font-size-asian="12pt" style:font-size-complex="12pt" fo:hyphenate="true" fo:hyphenation-remain-char-count="2" fo:hyphenation-push-char-count="2" loext:hyphenation-no-caps="false"/>
    </style:style>
    <style:style style:name="P356" style:family="paragraph" style:parent-style-name="Table_20_Contents">
      <style:paragraph-properties fo:line-height="100%" fo:text-align="justify" style:justify-single-word="false" fo:hyphenation-ladder-count="3"/>
      <style:text-properties style:font-name="Linux Libertine S.O.Cist.1" fo:font-size="12pt" fo:language="la" fo:country="none" officeooo:paragraph-rsid="001cc36f" style:font-size-asian="12pt" style:font-size-complex="12pt" fo:hyphenate="true" fo:hyphenation-remain-char-count="2" fo:hyphenation-push-char-count="2" loext:hyphenation-no-caps="false"/>
    </style:style>
    <style:style style:name="P357" style:family="paragraph" style:parent-style-name="Table_20_Contents">
      <style:paragraph-properties fo:line-height="100%" fo:text-align="justify" style:justify-single-word="false" fo:hyphenation-ladder-count="3"/>
      <style:text-properties style:font-name="Linux Libertine S.O.Cist.1" fo:font-size="12pt" fo:language="la" fo:country="none" officeooo:paragraph-rsid="00128070" style:font-size-asian="12pt" style:font-size-complex="12pt" fo:hyphenate="true" fo:hyphenation-remain-char-count="2" fo:hyphenation-push-char-count="2" loext:hyphenation-no-caps="false"/>
    </style:style>
    <style:style style:name="P358" style:family="paragraph" style:parent-style-name="Table_20_Contents">
      <style:paragraph-properties fo:text-align="justify" style:justify-single-word="false" fo:hyphenation-ladder-count="3"/>
      <style:text-properties style:font-name="Linux Libertine S.O.Cist.1" fo:font-size="12pt" fo:language="la" fo:country="VA" officeooo:paragraph-rsid="000e3c7e" style:font-size-asian="12pt" style:language-asian="zh" style:country-asian="CN" style:language-complex="hi" style:country-complex="IN" fo:hyphenate="true" fo:hyphenation-remain-char-count="2" fo:hyphenation-push-char-count="2" loext:hyphenation-no-caps="false"/>
    </style:style>
    <style:style style:name="P359" style:family="paragraph" style:parent-style-name="Table_20_Contents">
      <style:paragraph-properties fo:line-height="100%" fo:text-align="center" style:justify-single-word="false" fo:hyphenation-ladder-count="3"/>
      <style:text-properties style:font-name="Linux Libertine S.O.Cist.1" fo:font-size="12pt" officeooo:paragraph-rsid="001ab41f" style:font-size-asian="12pt" style:font-size-complex="12pt" fo:hyphenate="true" fo:hyphenation-remain-char-count="2" fo:hyphenation-push-char-count="2" loext:hyphenation-no-caps="false"/>
    </style:style>
    <style:style style:name="P360" style:family="paragraph" style:parent-style-name="Table_20_Contents">
      <style:paragraph-properties fo:line-height="100%" fo:text-align="center" style:justify-single-word="false" fo:hyphenation-ladder-count="3"/>
      <style:text-properties style:font-name="Linux Libertine S.O.Cist.1" fo:font-size="12pt" officeooo:paragraph-rsid="00128070" style:font-size-asian="12pt" style:font-size-complex="12pt" fo:hyphenate="true" fo:hyphenation-remain-char-count="2" fo:hyphenation-push-char-count="2" loext:hyphenation-no-caps="false"/>
    </style:style>
    <style:style style:name="P361" style:family="paragraph" style:parent-style-name="Table_20_Contents">
      <style:paragraph-properties fo:text-align="center" style:justify-single-word="false" fo:hyphenation-ladder-count="3"/>
      <style:text-properties style:font-name="Linux Libertine S.O.Cist.1" officeooo:paragraph-rsid="000e3c7e" fo:hyphenate="true" fo:hyphenation-remain-char-count="2" fo:hyphenation-push-char-count="2" loext:hyphenation-no-caps="false"/>
    </style:style>
    <style:style style:name="P362" style:family="paragraph" style:parent-style-name="Table_20_Contents">
      <style:paragraph-properties fo:text-align="center" style:justify-single-word="false" fo:hyphenation-ladder-count="3"/>
      <style:text-properties style:font-name="Linux Libertine S.O.Cist.1" officeooo:paragraph-rsid="0013c668" fo:hyphenate="true" fo:hyphenation-remain-char-count="2" fo:hyphenation-push-char-count="2" loext:hyphenation-no-caps="false"/>
    </style:style>
    <style:style style:name="P363" style:family="paragraph" style:parent-style-name="Table_20_Contents">
      <style:paragraph-properties fo:text-align="center" style:justify-single-word="false" fo:hyphenation-ladder-count="3"/>
      <style:text-properties style:font-name="Linux Libertine S.O.Cist.1" fo:language="la" fo:country="VA" officeooo:paragraph-rsid="00079127" style:language-asian="zh" style:country-asian="CN" style:language-complex="hi" style:country-complex="IN" fo:hyphenate="true" fo:hyphenation-remain-char-count="2" fo:hyphenation-push-char-count="2" loext:hyphenation-no-caps="false"/>
    </style:style>
    <style:style style:name="P364" style:family="paragraph" style:parent-style-name="Table_20_Contents">
      <style:paragraph-properties fo:line-height="100%" fo:text-align="center" style:justify-single-word="false" fo:hyphenation-ladder-count="3"/>
      <style:text-properties style:font-name="Linux Libertine S.O.Cist.1" officeooo:paragraph-rsid="001ab41f" fo:hyphenate="true" fo:hyphenation-remain-char-count="2" fo:hyphenation-push-char-count="2" loext:hyphenation-no-caps="false"/>
    </style:style>
    <style:style style:name="P365" style:family="paragraph" style:parent-style-name="Table_20_Contents">
      <style:paragraph-properties fo:line-height="100%" fo:text-align="center" style:justify-single-word="false" fo:hyphenation-ladder-count="3"/>
      <style:text-properties style:font-name="Linux Libertine S.O.Cist.1" officeooo:rsid="000f3e75" officeooo:paragraph-rsid="001cc36f" fo:hyphenate="true" fo:hyphenation-remain-char-count="2" fo:hyphenation-push-char-count="2" loext:hyphenation-no-caps="false"/>
    </style:style>
    <style:style style:name="P366" style:family="paragraph" style:parent-style-name="Table_20_Contents">
      <style:paragraph-properties fo:line-height="115%" fo:text-align="center" style:justify-single-word="false" fo:hyphenation-ladder-count="3"/>
      <style:text-properties style:font-name="Linux Libertine S.O.Cist.1" officeooo:rsid="000f3e75" officeooo:paragraph-rsid="001cc36f" fo:hyphenate="true" fo:hyphenation-remain-char-count="2" fo:hyphenation-push-char-count="2" loext:hyphenation-no-caps="false"/>
    </style:style>
    <style:style style:name="P367" style:family="paragraph" style:parent-style-name="Table_20_Contents">
      <style:paragraph-properties fo:line-height="115%" fo:text-align="center" style:justify-single-word="false" fo:hyphenation-ladder-count="3"/>
      <style:text-properties style:font-name="Linux Libertine S.O.Cist.1" officeooo:paragraph-rsid="001ab41f" fo:hyphenate="true" fo:hyphenation-remain-char-count="2" fo:hyphenation-push-char-count="2" loext:hyphenation-no-caps="false"/>
    </style:style>
    <style:style style:name="P368" style:family="paragraph" style:parent-style-name="Table_20_Contents">
      <style:paragraph-properties fo:line-height="115%" fo:text-align="center" style:justify-single-word="false" fo:hyphenation-ladder-count="3"/>
      <style:text-properties style:font-name="Linux Libertine S.O.Cist.1" officeooo:paragraph-rsid="00128070" fo:hyphenate="true" fo:hyphenation-remain-char-count="2" fo:hyphenation-push-char-count="2" loext:hyphenation-no-caps="false"/>
    </style:style>
    <style:style style:name="P369" style:family="paragraph" style:parent-style-name="Table_20_Contents">
      <style:paragraph-properties fo:line-height="115%" fo:text-align="center" style:justify-single-word="false" fo:hyphenation-ladder-count="3"/>
      <style:text-properties style:font-name="Linux Libertine S.O.Cist.1" officeooo:paragraph-rsid="00df4622" fo:hyphenate="true" fo:hyphenation-remain-char-count="2" fo:hyphenation-push-char-count="2" loext:hyphenation-no-caps="false"/>
    </style:style>
    <style:style style:name="P370" style:family="paragraph" style:parent-style-name="Table_20_Contents">
      <style:paragraph-properties fo:text-align="justify" style:justify-single-word="false" fo:hyphenation-ladder-count="3"/>
      <style:text-properties fo:color="#000000" loext:opacity="100%" style:font-name="Linux Libertine S.O.Cist.2"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371"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2"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372" style:family="paragraph" style:parent-style-name="Table_20_Contents">
      <style:paragraph-properties fo:text-align="justify" style:justify-single-word="false" fo:hyphenation-ladder-count="3">
        <style:drop-cap style:lines="3" style:style-name="Iniciály_20_Velké"/>
      </style:paragraph-properties>
      <style:text-properties fo:color="#000000" loext:opacity="100%" style:font-name="Linux Libertine S.O.Cist.2"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373"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2"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374"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2"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375"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2"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376"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2"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377" style:family="paragraph" style:parent-style-name="Table_20_Contents">
      <style:paragraph-properties fo:text-align="justify" style:justify-single-word="false" fo:hyphenation-ladder-count="3">
        <style:drop-cap style:lines="3" style:style-name="Iniciály_20_Velké"/>
      </style:paragraph-properties>
      <style:text-properties fo:color="#000000" loext:opacity="100%" style:font-name="Linux Libertine S.O.Cist.2"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378"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2"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379"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2" fo:font-size="12pt" fo:language="la" fo:country="VA" officeooo:paragraph-rsid="011984c6" style:font-size-asian="12pt" style:language-asian="zh" style:country-asian="CN" style:language-complex="hi" style:country-complex="IN" fo:hyphenate="true" fo:hyphenation-remain-char-count="2" fo:hyphenation-push-char-count="2" loext:hyphenation-no-caps="false"/>
    </style:style>
    <style:style style:name="P380"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2" fo:font-size="12pt" fo:language="la" fo:country="VA" officeooo:paragraph-rsid="011984c6" style:font-size-asian="12pt" style:language-asian="zh" style:country-asian="CN" style:language-complex="hi" style:country-complex="IN" fo:hyphenate="true" fo:hyphenation-remain-char-count="2" fo:hyphenation-push-char-count="2" loext:hyphenation-no-caps="false"/>
    </style:style>
    <style:style style:name="P381" style:family="paragraph" style:parent-style-name="Table_20_Contents">
      <style:paragraph-properties fo:text-align="center" style:justify-single-word="false" fo:hyphenation-ladder-count="3"/>
      <style:text-properties fo:color="#000000" loext:opacity="100%" style:font-name="Linux Libertine S.O.Cist.2"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382" style:family="paragraph" style:parent-style-name="Table_20_Contents">
      <style:paragraph-properties fo:text-align="justify" style:justify-single-word="false" fo:hyphenation-ladder-count="3"/>
      <style:text-properties fo:color="#000000" loext:opacity="100%" style:font-name="Linux Libertine S.O.Cist.1"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383" style:family="paragraph" style:parent-style-name="Table_20_Contents">
      <style:paragraph-properties fo:text-align="justify" style:justify-single-word="false" fo:hyphenation-ladder-count="3"/>
      <style:text-properties fo:color="#000000" loext:opacity="100%" style:font-name="Linux Libertine S.O.Cist.1" fo:font-size="12pt" fo:language="la" fo:country="VA" officeooo:paragraph-rsid="0013c668" style:font-size-asian="12pt" style:language-asian="zh" style:country-asian="CN" style:language-complex="hi" style:country-complex="IN" fo:hyphenate="true" fo:hyphenation-remain-char-count="2" fo:hyphenation-push-char-count="2" loext:hyphenation-no-caps="false"/>
    </style:style>
    <style:style style:name="P384" style:family="paragraph" style:parent-style-name="Table_20_Contents">
      <style:paragraph-properties fo:line-height="100%" fo:text-align="justify" style:justify-single-word="false" fo:hyphenation-ladder-count="3"/>
      <style:text-properties fo:color="#000000" loext:opacity="100%" style:font-name="Linux Libertine S.O.Cist.1" fo:font-size="12pt" fo:language="la" fo:country="VA" officeooo:paragraph-rsid="001ab41f" style:font-size-asian="12pt" style:language-asian="zh" style:country-asian="CN" style:font-size-complex="12pt" style:language-complex="hi" style:country-complex="IN" fo:hyphenate="true" fo:hyphenation-remain-char-count="2" fo:hyphenation-push-char-count="2" loext:hyphenation-no-caps="false"/>
    </style:style>
    <style:style style:name="P385" style:family="paragraph" style:parent-style-name="Table_20_Contents">
      <style:paragraph-properties fo:line-height="100%" fo:text-align="justify" style:justify-single-word="false" fo:hyphenation-ladder-count="3"/>
      <style:text-properties fo:color="#000000" loext:opacity="100%" style:font-name="Linux Libertine S.O.Cist.1" fo:font-size="12pt" fo:language="la" fo:country="VA" officeooo:paragraph-rsid="00128070" style:font-size-asian="12pt" style:language-asian="zh" style:country-asian="CN" style:font-size-complex="12pt" style:language-complex="hi" style:country-complex="IN" fo:hyphenate="true" fo:hyphenation-remain-char-count="2" fo:hyphenation-push-char-count="2" loext:hyphenation-no-caps="false"/>
    </style:style>
    <style:style style:name="P386" style:family="paragraph" style:parent-style-name="Table_20_Contents">
      <style:paragraph-properties fo:text-align="justify" style:justify-single-word="false" fo:hyphenation-ladder-count="3"/>
      <style:text-properties style:font-name="Linux Libertine S.O.Cist.2" fo:font-size="12pt" style:font-size-asian="12pt" fo:hyphenate="true" fo:hyphenation-remain-char-count="2" fo:hyphenation-push-char-count="2" loext:hyphenation-no-caps="false"/>
    </style:style>
    <style:style style:name="P387"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2" fo:font-size="12pt" style:font-size-asian="12pt" fo:hyphenate="true" fo:hyphenation-remain-char-count="2" fo:hyphenation-push-char-count="2" loext:hyphenation-no-caps="false"/>
    </style:style>
    <style:style style:name="P388" style:family="paragraph" style:parent-style-name="Table_20_Contents">
      <style:paragraph-properties fo:text-align="justify" style:justify-single-word="false" fo:hyphenation-ladder-count="3"/>
      <style:text-properties style:font-name="Linux Libertine S.O.Cist.2" fo:font-size="12pt" fo:language="cs" fo:country="CZ" style:font-size-asian="12pt" fo:hyphenate="true" fo:hyphenation-remain-char-count="2" fo:hyphenation-push-char-count="2" loext:hyphenation-no-caps="false"/>
    </style:style>
    <style:style style:name="P389" style:family="paragraph" style:parent-style-name="Table_20_Contents">
      <style:paragraph-properties fo:text-align="justify" style:justify-single-word="false" fo:hyphenation-ladder-count="3"/>
      <style:text-properties style:font-name="Linux Libertine S.O.Cist.2" fo:font-size="12pt" fo:language="cs" fo:country="CZ" officeooo:paragraph-rsid="001120db" style:font-size-asian="12pt" fo:hyphenate="true" fo:hyphenation-remain-char-count="2" fo:hyphenation-push-char-count="2" loext:hyphenation-no-caps="false"/>
    </style:style>
    <style:style style:name="P390"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2" fo:font-size="12pt" fo:language="cs" fo:country="CZ" officeooo:paragraph-rsid="001120db" style:font-size-asian="12pt" fo:hyphenate="true" fo:hyphenation-remain-char-count="2" fo:hyphenation-push-char-count="2" loext:hyphenation-no-caps="false"/>
    </style:style>
    <style:style style:name="P391" style:family="paragraph" style:parent-style-name="Table_20_Contents">
      <style:paragraph-properties fo:text-align="justify" style:justify-single-word="false" fo:hyphenation-ladder-count="3"/>
      <style:text-properties style:font-name="Linux Libertine S.O.Cist.2"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392"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2" fo:hyphenate="true" fo:hyphenation-remain-char-count="2" fo:hyphenation-push-char-count="2" loext:hyphenation-no-caps="false"/>
    </style:style>
    <style:style style:name="P393"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2" fo:hyphenate="true" fo:hyphenation-remain-char-count="2" fo:hyphenation-push-char-count="2" loext:hyphenation-no-caps="false"/>
    </style:style>
    <style:style style:name="P394"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2" fo:hyphenate="true" fo:hyphenation-remain-char-count="2" fo:hyphenation-push-char-count="2" loext:hyphenation-no-caps="false"/>
    </style:style>
    <style:style style:name="P395"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2" fo:language="cs" fo:country="CZ" officeooo:paragraph-rsid="001120db" fo:hyphenate="true" fo:hyphenation-remain-char-count="2" fo:hyphenation-push-char-count="2" loext:hyphenation-no-caps="false"/>
    </style:style>
    <style:style style:name="P396" style:family="paragraph" style:parent-style-name="Table_20_Contents">
      <style:paragraph-properties fo:line-height="115%" fo:text-align="center" style:justify-single-word="false" fo:hyphenation-ladder-count="3"/>
      <style:text-properties style:font-name="Linux Libertine S.O.Cist.2" officeooo:paragraph-rsid="001ce482" fo:hyphenate="true" fo:hyphenation-remain-char-count="2" fo:hyphenation-push-char-count="2" loext:hyphenation-no-caps="false"/>
    </style:style>
    <style:style style:name="P397" style:family="paragraph" style:parent-style-name="Table_20_Contents">
      <style:paragraph-properties fo:line-height="115%" fo:text-align="center" style:justify-single-word="false" fo:hyphenation-ladder-count="3"/>
      <style:text-properties style:font-name="Linux Libertine S.O.Cist.2" officeooo:paragraph-rsid="0100a847" fo:hyphenate="true" fo:hyphenation-remain-char-count="2" fo:hyphenation-push-char-count="2" loext:hyphenation-no-caps="false"/>
    </style:style>
    <style:style style:name="P398" style:family="paragraph" style:parent-style-name="Table_20_Contents">
      <style:paragraph-properties fo:line-height="115%" fo:text-align="center" style:justify-single-word="false" fo:hyphenation-ladder-count="3"/>
      <style:text-properties style:font-name="Linux Libertine S.O.Cist.2" officeooo:paragraph-rsid="01013fd3" fo:hyphenate="true" fo:hyphenation-remain-char-count="2" fo:hyphenation-push-char-count="2" loext:hyphenation-no-caps="false"/>
    </style:style>
    <style:style style:name="P399" style:family="paragraph" style:parent-style-name="Table_20_Contents">
      <style:paragraph-properties fo:line-height="115%" fo:text-align="center" style:justify-single-word="false" fo:hyphenation-ladder-count="3"/>
      <style:text-properties style:font-name="Linux Libertine S.O.Cist.2" officeooo:paragraph-rsid="0034e2b4" fo:hyphenate="true" fo:hyphenation-remain-char-count="2" fo:hyphenation-push-char-count="2" loext:hyphenation-no-caps="false"/>
    </style:style>
    <style:style style:name="P400" style:family="paragraph" style:parent-style-name="Table_20_Contents">
      <style:paragraph-properties fo:text-align="center" style:justify-single-word="false" fo:hyphenation-ladder-count="3"/>
      <style:text-properties style:font-name="Linux Libertine S.O.Cist.2" fo:hyphenate="true" fo:hyphenation-remain-char-count="2" fo:hyphenation-push-char-count="2" loext:hyphenation-no-caps="false"/>
    </style:style>
    <style:style style:name="P401" style:family="paragraph" style:parent-style-name="Table_20_Contents">
      <style:paragraph-properties fo:text-align="center" style:justify-single-word="false" fo:hyphenation-ladder-count="3"/>
      <style:text-properties style:font-name="Linux Libertine S.O.Cist.2" officeooo:paragraph-rsid="0031de23" fo:hyphenate="true" fo:hyphenation-remain-char-count="2" fo:hyphenation-push-char-count="2" loext:hyphenation-no-caps="false"/>
    </style:style>
    <style:style style:name="P402" style:family="paragraph" style:parent-style-name="Table_20_Contents">
      <style:paragraph-properties fo:text-align="justify" style:justify-single-word="false" fo:hyphenation-ladder-count="3">
        <style:drop-cap style:lines="3" style:style-name="Iniciály_20_Velké"/>
      </style:paragraph-properties>
      <style:text-properties fo:hyphenate="true" fo:hyphenation-remain-char-count="2" fo:hyphenation-push-char-count="2" loext:hyphenation-no-caps="false"/>
    </style:style>
    <style:style style:name="P403"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1fa42d" fo:hyphenate="true" fo:hyphenation-remain-char-count="2" fo:hyphenation-push-char-count="2" loext:hyphenation-no-caps="false"/>
    </style:style>
    <style:style style:name="P404"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1da89d" fo:hyphenate="true" fo:hyphenation-remain-char-count="2" fo:hyphenation-push-char-count="2" loext:hyphenation-no-caps="false"/>
    </style:style>
    <style:style style:name="P405" style:family="paragraph" style:parent-style-name="Table_20_Contents">
      <style:paragraph-properties fo:text-align="justify" style:justify-single-word="false" fo:hyphenation-ladder-count="3">
        <style:drop-cap style:lines="2" style:style-name="Drop_20_Caps"/>
      </style:paragraph-properties>
      <style:text-properties officeooo:paragraph-rsid="001120db" fo:hyphenate="true" fo:hyphenation-remain-char-count="2" fo:hyphenation-push-char-count="2" loext:hyphenation-no-caps="false"/>
    </style:style>
    <style:style style:name="P406" style:family="paragraph" style:parent-style-name="Table_20_Contents">
      <style:paragraph-properties fo:text-align="justify" style:justify-single-word="false" fo:hyphenation-ladder-count="3">
        <style:drop-cap style:lines="2" style:style-name="Drop_20_Caps"/>
      </style:paragraph-properties>
      <style:text-properties officeooo:paragraph-rsid="001120db" fo:hyphenate="true" fo:hyphenation-remain-char-count="2" fo:hyphenation-push-char-count="2" loext:hyphenation-no-caps="false"/>
    </style:style>
    <style:style style:name="P407"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13cf03e" fo:hyphenate="true" fo:hyphenation-remain-char-count="2" fo:hyphenation-push-char-count="2" loext:hyphenation-no-caps="false"/>
    </style:style>
    <style:style style:name="P408"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12a2855" fo:hyphenate="true" fo:hyphenation-remain-char-count="2" fo:hyphenation-push-char-count="2" loext:hyphenation-no-caps="false"/>
    </style:style>
    <style:style style:name="P409" style:family="paragraph" style:parent-style-name="Table_20_Contents">
      <style:paragraph-properties fo:text-align="justify" style:justify-single-word="false" fo:hyphenation-ladder-count="3">
        <style:drop-cap style:lines="3" style:style-name="Iniciály_20_Velké"/>
      </style:paragraph-properties>
      <style:text-properties style:use-window-font-color="true" loext:opacity="0%" style:font-name="Linux Libertine S.O.Cist.2"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410" style:family="paragraph" style:parent-style-name="Table_20_Contents">
      <style:paragraph-properties fo:text-align="justify" style:justify-single-word="false" fo:hyphenation-ladder-count="3">
        <style:drop-cap style:lines="3" style:style-name="Iniciály_20_Velké"/>
      </style:paragraph-properties>
      <style:text-properties style:use-window-font-color="true" loext:opacity="0%" style:font-name="Linux Libertine S.O.Cist.2"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411" style:family="paragraph" style:parent-style-name="Table_20_Contents">
      <style:paragraph-properties fo:text-align="justify" style:justify-single-word="false" fo:hyphenation-ladder-count="3">
        <style:drop-cap style:lines="3" style:style-name="Iniciály_20_Velké"/>
      </style:paragraph-properties>
      <style:text-properties style:use-window-font-color="true" loext:opacity="0%" style:font-name="Linux Libertine S.O.Cist.2"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412" style:family="paragraph" style:parent-style-name="Table_20_Contents">
      <style:paragraph-properties fo:text-align="justify" style:justify-single-word="false" fo:hyphenation-ladder-count="3">
        <style:drop-cap style:lines="3" style:style-name="Iniciály_20_Velké"/>
      </style:paragraph-properties>
      <style:text-properties style:use-window-font-color="true" loext:opacity="0%" style:font-name="Linux Libertine S.O.Cist.2" fo:font-size="12pt" fo:language="cs" fo:country="CZ" officeooo:paragraph-rsid="0135931d" style:font-size-asian="12pt" style:language-asian="zh" style:country-asian="CN" style:language-complex="hi" style:country-complex="IN" fo:hyphenate="true" fo:hyphenation-remain-char-count="2" fo:hyphenation-push-char-count="2" loext:hyphenation-no-caps="false"/>
    </style:style>
    <style:style style:name="P413" style:family="paragraph" style:parent-style-name="Table_20_Contents">
      <style:paragraph-properties fo:line-height="100%" fo:text-align="center" style:justify-single-word="false" fo:hyphenation-ladder-count="3"/>
      <style:text-properties style:use-window-font-color="true" loext:opacity="0%" style:font-name="Linux Libertine S.O.Cist.1" fo:font-size="12pt" fo:language="la" fo:country="VA" officeooo:paragraph-rsid="001ab41f" style:font-size-asian="12pt" style:language-asian="zh" style:country-asian="CN" style:font-size-complex="12pt" style:language-complex="hi" style:country-complex="IN" fo:hyphenate="true" fo:hyphenation-remain-char-count="2" fo:hyphenation-push-char-count="2" loext:hyphenation-no-caps="false"/>
    </style:style>
    <style:style style:name="P414" style:family="paragraph" style:parent-style-name="Table_20_Contents">
      <style:paragraph-properties fo:line-height="100%" fo:text-align="center" style:justify-single-word="false" fo:hyphenation-ladder-count="3"/>
      <style:text-properties style:use-window-font-color="true" loext:opacity="0%" style:font-name="Linux Libertine S.O.Cist.1" fo:font-size="12pt" fo:language="la" fo:country="VA" officeooo:paragraph-rsid="00128070" style:font-size-asian="12pt" style:language-asian="zh" style:country-asian="CN" style:font-size-complex="12pt" style:language-complex="hi" style:country-complex="IN" fo:hyphenate="true" fo:hyphenation-remain-char-count="2" fo:hyphenation-push-char-count="2" loext:hyphenation-no-caps="false"/>
    </style:style>
    <style:style style:name="P415" style:family="paragraph" style:parent-style-name="Table_20_Contents">
      <style:paragraph-properties fo:line-height="100%" fo:text-align="center" style:justify-single-word="false" fo:hyphenation-ladder-count="3"/>
      <style:text-properties style:use-window-font-color="true" loext:opacity="0%" style:font-name="Linux Libertine S.O.Cist.1" fo:font-size="12pt" fo:language="la" fo:country="VA" officeooo:paragraph-rsid="01444499" style:font-size-asian="12pt" style:language-asian="zh" style:country-asian="CN" style:font-size-complex="12pt" style:language-complex="hi" style:country-complex="IN" fo:hyphenate="true" fo:hyphenation-remain-char-count="2" fo:hyphenation-push-char-count="2" loext:hyphenation-no-caps="false"/>
    </style:style>
    <style:style style:name="P416"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VA" style:font-size-asian="12pt" style:font-size-complex="12pt" fo:hyphenate="true" fo:hyphenation-remain-char-count="2" fo:hyphenation-push-char-count="2" loext:hyphenation-no-caps="false"/>
    </style:style>
    <style:style style:name="P417"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style:font-size-asian="12pt" style:font-size-complex="12pt" fo:hyphenate="true" fo:hyphenation-remain-char-count="2" fo:hyphenation-push-char-count="2" loext:hyphenation-no-caps="false"/>
    </style:style>
    <style:style style:name="P418"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1ce482" style:font-size-asian="12pt" style:font-size-complex="12pt" fo:hyphenate="true" fo:hyphenation-remain-char-count="2" fo:hyphenation-push-char-count="2" loext:hyphenation-no-caps="false"/>
    </style:style>
    <style:style style:name="P419"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0f0466" style:font-size-asian="12pt" style:font-size-complex="12pt" fo:hyphenate="true" fo:hyphenation-remain-char-count="2" fo:hyphenation-push-char-count="2" loext:hyphenation-no-caps="false"/>
    </style:style>
    <style:style style:name="P420"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11e8d3" style:font-size-asian="12pt" style:font-size-complex="12pt" fo:hyphenate="true" fo:hyphenation-remain-char-count="2" fo:hyphenation-push-char-count="2" loext:hyphenation-no-caps="false"/>
    </style:style>
    <style:style style:name="P421"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62114f" style:font-size-asian="12pt" style:font-size-complex="12pt" fo:hyphenate="true" fo:hyphenation-remain-char-count="2" fo:hyphenation-push-char-count="2" loext:hyphenation-no-caps="false"/>
    </style:style>
    <style:style style:name="P422"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1cc36f" style:font-size-asian="12pt" style:font-size-complex="12pt" fo:hyphenate="true" fo:hyphenation-remain-char-count="2" fo:hyphenation-push-char-count="2" loext:hyphenation-no-caps="false"/>
    </style:style>
    <style:style style:name="P423"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1da89d" style:font-size-asian="12pt" style:font-size-complex="12pt" fo:hyphenate="true" fo:hyphenation-remain-char-count="2" fo:hyphenation-push-char-count="2" loext:hyphenation-no-caps="false"/>
    </style:style>
    <style:style style:name="P424"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1a575d" style:font-size-asian="12pt" style:font-size-complex="12pt" fo:hyphenate="true" fo:hyphenation-remain-char-count="2" fo:hyphenation-push-char-count="2" loext:hyphenation-no-caps="false"/>
    </style:style>
    <style:style style:name="P425"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1120db" style:font-size-asian="12pt" style:font-size-complex="12pt" fo:hyphenate="true" fo:hyphenation-remain-char-count="2" fo:hyphenation-push-char-count="2" loext:hyphenation-no-caps="false"/>
    </style:style>
    <style:style style:name="P426"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128070" style:font-size-asian="12pt" style:font-size-complex="12pt" fo:hyphenate="true" fo:hyphenation-remain-char-count="2" fo:hyphenation-push-char-count="2" loext:hyphenation-no-caps="false"/>
    </style:style>
    <style:style style:name="P427"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officeooo:paragraph-rsid="001ab41f" style:font-size-asian="12pt" style:font-size-complex="12pt" fo:hyphenate="true" fo:hyphenation-remain-char-count="2" fo:hyphenation-push-char-count="2" loext:hyphenation-no-caps="false"/>
    </style:style>
    <style:style style:name="P428"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officeooo:paragraph-rsid="001cc36f" style:font-size-asian="12pt" style:font-size-complex="12pt" fo:hyphenate="true" fo:hyphenation-remain-char-count="2" fo:hyphenation-push-char-count="2" loext:hyphenation-no-caps="false"/>
    </style:style>
    <style:style style:name="P429"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officeooo:paragraph-rsid="00128070" style:font-size-asian="12pt" style:font-size-complex="12pt" fo:hyphenate="true" fo:hyphenation-remain-char-count="2" fo:hyphenation-push-char-count="2" loext:hyphenation-no-caps="false"/>
    </style:style>
    <style:style style:name="P430"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431"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13c668" style:font-size-asian="12pt" style:language-asian="zh" style:country-asian="CN" style:font-size-complex="12pt" style:language-complex="hi" style:country-complex="IN" fo:hyphenate="true" fo:hyphenation-remain-char-count="2" fo:hyphenation-push-char-count="2" loext:hyphenation-no-caps="false"/>
    </style:style>
    <style:style style:name="P432"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officeooo:paragraph-rsid="001ab41f" style:font-size-asian="12pt" style:language-asian="zh" style:country-asian="CN" style:font-size-complex="12pt" style:language-complex="hi" style:country-complex="IN" fo:hyphenate="true" fo:hyphenation-remain-char-count="2" fo:hyphenation-push-char-count="2" loext:hyphenation-no-caps="false"/>
    </style:style>
    <style:style style:name="P433"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officeooo:paragraph-rsid="001cc36f" style:font-size-asian="12pt" style:language-asian="zh" style:country-asian="CN" style:font-size-complex="12pt" style:language-complex="hi" style:country-complex="IN" fo:hyphenate="true" fo:hyphenation-remain-char-count="2" fo:hyphenation-push-char-count="2" loext:hyphenation-no-caps="false"/>
    </style:style>
    <style:style style:name="P434"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officeooo:paragraph-rsid="00128070" style:font-size-asian="12pt" style:language-asian="zh" style:country-asian="CN" style:font-size-complex="12pt" style:language-complex="hi" style:country-complex="IN" fo:hyphenate="true" fo:hyphenation-remain-char-count="2" fo:hyphenation-push-char-count="2" loext:hyphenation-no-caps="false"/>
    </style:style>
    <style:style style:name="P435"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fo:font-style="normal" officeooo:paragraph-rsid="00079127" style:font-size-asian="12pt" style:language-asian="zh" style:country-asian="CN" style:font-style-asian="normal" style:language-complex="hi" style:country-complex="IN" style:font-style-complex="normal" fo:hyphenate="true" fo:hyphenation-remain-char-count="2" fo:hyphenation-push-char-count="2" loext:hyphenation-no-caps="false"/>
    </style:style>
    <style:style style:name="P436"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fo:font-style="normal" officeooo:rsid="0031de23" officeooo:paragraph-rsid="001ab41f"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437"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fo:font-style="normal" officeooo:rsid="0031de23" officeooo:paragraph-rsid="00128070"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438" style:family="paragraph" style:parent-style-name="Table_20_Contents">
      <style:paragraph-properties fo:text-align="center" style:justify-single-word="false" fo:hyphenation-ladder-count="3"/>
      <style:text-properties fo:color="#ff0000" loext:opacity="100%" style:font-name="Linux Libertine S.O.Cist.1" fo:font-size="12pt" fo:letter-spacing="normal" fo:language="la" fo:country="VA" fo:font-style="normal" fo:font-weight="normal" officeooo:paragraph-rsid="000e3c7e" fo:background-color="#ffffff" style:font-name-asian="Andale Sans UI1" style:font-size-asian="12pt" style:language-asian="zh" style:country-asian="CN" style:font-style-asian="normal" style:font-weight-asian="normal" style:font-name-complex="Tahoma1" style:font-size-complex="12pt" style:language-complex="hi" style:country-complex="IN" style:font-style-complex="normal" fo:hyphenate="true" fo:hyphenation-remain-char-count="2" fo:hyphenation-push-char-count="2" loext:hyphenation-no-caps="false"/>
    </style:style>
    <style:style style:name="P439"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none" officeooo:paragraph-rsid="000e3c7e" style:font-size-asian="12pt" fo:hyphenate="true" fo:hyphenation-remain-char-count="2" fo:hyphenation-push-char-count="2" loext:hyphenation-no-caps="false"/>
    </style:style>
    <style:style style:name="P440" style:family="paragraph" style:parent-style-name="Table_20_Contents">
      <style:paragraph-properties fo:line-height="115%" fo:text-align="center" style:justify-single-word="false" fo:hyphenation-ladder-count="3"/>
      <style:text-properties fo:color="#ff0000" loext:opacity="100%" style:font-name="Linux Libertine S.O.Cist.2" fo:font-size="12pt" fo:letter-spacing="normal" fo:language="la" fo:country="VA" fo:font-style="normal" fo:font-weight="normal" officeooo:rsid="00b5f798" officeooo:paragraph-rsid="001ce482" fo:background-color="#fffff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441" style:family="paragraph" style:parent-style-name="Table_20_Contents">
      <style:paragraph-properties fo:line-height="115%" fo:text-align="center" style:justify-single-word="false" fo:hyphenation-ladder-count="3"/>
      <style:text-properties fo:color="#ff0000" loext:opacity="100%" style:font-name="Linux Libertine S.O.Cist.2" fo:font-size="12pt" fo:letter-spacing="normal" fo:language="la" fo:country="VA" fo:font-style="normal" fo:font-weight="normal" officeooo:rsid="00b5f798" officeooo:paragraph-rsid="01013fd3" fo:background-color="#fffff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442" style:family="paragraph" style:parent-style-name="Table_20_Contents">
      <style:paragraph-properties fo:line-height="115%" fo:text-align="center" style:justify-single-word="false" fo:hyphenation-ladder-count="3"/>
      <style:text-properties fo:color="#ff0000" loext:opacity="100%" style:font-name="Linux Libertine S.O.Cist.2" fo:font-size="12pt" fo:letter-spacing="normal" fo:language="la" fo:country="VA" fo:font-style="normal" fo:font-weight="normal" officeooo:rsid="00b5f798" officeooo:paragraph-rsid="0034e2b4" fo:background-color="#fffff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443" style:family="paragraph" style:parent-style-name="Table_20_Contents">
      <style:paragraph-properties fo:line-height="115%" fo:text-align="center" style:justify-single-word="false" fo:hyphenation-ladder-count="3"/>
      <style:text-properties fo:color="#ff0000" loext:opacity="100%" style:font-name="Linux Libertine S.O.Cist.2" fo:font-size="12pt" fo:letter-spacing="normal" fo:language="la" fo:country="VA" fo:font-style="normal" fo:font-weight="normal" officeooo:rsid="00b5f798" officeooo:paragraph-rsid="00a075b5" fo:background-color="#fffff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444" style:family="paragraph" style:parent-style-name="Table_20_Contents">
      <style:paragraph-properties fo:text-align="center" style:justify-single-word="false" fo:hyphenation-ladder-count="3"/>
      <style:text-properties fo:color="#ff0000" loext:opacity="100%" style:font-name="Linux Libertine S.O.Cist.2"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445" style:family="paragraph" style:parent-style-name="Table_20_Contents">
      <style:paragraph-properties fo:text-align="center" style:justify-single-word="false" fo:hyphenation-ladder-count="3"/>
      <style:text-properties fo:color="#ff0000" loext:opacity="100%" style:font-name="Linux Libertine S.O.Cist.2"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446" style:family="paragraph" style:parent-style-name="Table_20_Contents">
      <style:paragraph-properties fo:text-align="center" style:justify-single-word="false" fo:hyphenation-ladder-count="3"/>
      <style:text-properties fo:color="#ff0000" loext:opacity="100%" style:font-name="Linux Libertine S.O.Cist.2" fo:font-size="12pt" fo:language="la" fo:country="none" fo:font-style="normal" style:font-size-asian="12pt" style:language-asian="zh" style:country-asian="CN" style:font-style-asian="normal" style:language-complex="hi" style:country-complex="IN" style:font-style-complex="normal" fo:hyphenate="true" fo:hyphenation-remain-char-count="2" fo:hyphenation-push-char-count="2" loext:hyphenation-no-caps="false"/>
    </style:style>
    <style:style style:name="P447" style:family="paragraph" style:parent-style-name="Table_20_Contents">
      <style:paragraph-properties fo:text-align="center" style:justify-single-word="false" fo:hyphenation-ladder-count="3"/>
      <style:text-properties fo:color="#ff0000" loext:opacity="100%" style:font-name="Linux Libertine S.O.Cist.2" fo:font-size="12pt" fo:language="cs" fo:country="CZ" officeooo:paragraph-rsid="001fa42d" style:font-size-asian="12pt" style:language-asian="zh" style:country-asian="CN" style:language-complex="hi" style:country-complex="IN" fo:hyphenate="true" fo:hyphenation-remain-char-count="2" fo:hyphenation-push-char-count="2" loext:hyphenation-no-caps="false"/>
    </style:style>
    <style:style style:name="P448" style:family="paragraph" style:parent-style-name="Table_20_Contents">
      <style:paragraph-properties fo:text-align="center" style:justify-single-word="false" fo:hyphenation-ladder-count="3"/>
      <style:text-properties fo:color="#ff0000" loext:opacity="100%" style:font-name="Linux Libertine S.O.Cist.2" fo:font-size="12pt" fo:language="cs" fo:country="CZ" officeooo:paragraph-rsid="001120db" style:font-size-asian="12pt" style:language-asian="zh" style:country-asian="CN" style:language-complex="hi" style:country-complex="IN" fo:hyphenate="true" fo:hyphenation-remain-char-count="2" fo:hyphenation-push-char-count="2" loext:hyphenation-no-caps="false"/>
    </style:style>
    <style:style style:name="P449" style:family="paragraph" style:parent-style-name="Table_20_Contents">
      <style:paragraph-properties fo:text-align="center" style:justify-single-word="false" fo:hyphenation-ladder-count="3"/>
      <style:text-properties fo:color="#ff0000" loext:opacity="100%" style:font-name="Bookman BT S.O.Cist." fo:font-size="12pt" fo:letter-spacing="normal" fo:language="la" fo:country="VA" fo:font-style="normal" fo:font-weight="normal" officeooo:rsid="00b5f798" officeooo:paragraph-rsid="0034e2b4" fo:background-color="#ffffff"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fo:hyphenate="true" fo:hyphenation-remain-char-count="2" fo:hyphenation-push-char-count="2" loext:hyphenation-no-caps="false"/>
    </style:style>
    <style:style style:name="P450" style:family="paragraph" style:parent-style-name="Table_20_Contents">
      <style:paragraph-properties fo:text-align="center" style:justify-single-word="false" fo:hyphenation-ladder-count="3"/>
      <style:text-properties fo:color="#00000a" loext:opacity="100%" style:font-name="Bookman BT S.O.Cist.:liga=02" fo:font-size="12pt" fo:language="la" fo:country="VA" fo:font-weight="normal" officeooo:paragraph-rsid="001ce48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51" style:family="paragraph" style:parent-style-name="Table_20_Contents">
      <style:paragraph-properties fo:text-align="center" style:justify-single-word="false" fo:hyphenation-ladder-count="3"/>
      <style:text-properties fo:color="#00000a" loext:opacity="100%" style:font-name="Bookman BT S.O.Cist.:liga=02" fo:font-size="12pt" fo:language="la" fo:country="VA" fo:font-weight="normal" officeooo:paragraph-rsid="0011e8d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52" style:family="paragraph" style:parent-style-name="Table_20_Contents">
      <style:paragraph-properties fo:text-align="center" style:justify-single-word="false" fo:hyphenation-ladder-count="3"/>
      <style:text-properties fo:color="#00000a" loext:opacity="100%" style:font-name="Bookman BT S.O.Cist.:liga=02" fo:font-size="12pt" fo:language="la" fo:country="VA" fo:font-weight="normal" officeooo:paragraph-rsid="00f9325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53" style:family="paragraph" style:parent-style-name="Table_20_Contents">
      <style:paragraph-properties fo:text-align="center" style:justify-single-word="false" fo:hyphenation-ladder-count="3"/>
      <style:text-properties fo:color="#00000a" loext:opacity="100%" style:font-name="Bookman BT S.O.Cist.:liga=02" fo:font-size="12pt" fo:language="la" fo:country="VA" fo:font-weight="normal" officeooo:paragraph-rsid="001a575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54" style:family="paragraph" style:parent-style-name="Table_20_Contents">
      <style:paragraph-properties fo:line-height="100%" fo:text-align="center" style:justify-single-word="false" fo:hyphenation-ladder-count="3"/>
      <style:text-properties fo:color="#00000a" loext:opacity="100%" style:font-name="Bookman BT S.O.Cist.:liga=02" fo:font-size="12pt" fo:language="la" fo:country="VA" fo:font-weight="normal" officeooo:paragraph-rsid="01237ff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55"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1ce48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56"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57"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1026d4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58"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62535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59"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14962c0"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60"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1cc36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61"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1da89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62"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136c55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63"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1a575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64"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1120db"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65"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128070"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66"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350" officeooo:paragraph-rsid="000f046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467" style:family="paragraph" style:parent-style-name="Table_20_Contents">
      <style:paragraph-properties fo:text-align="center" style:justify-single-word="false" fo:hyphenation-ladder-count="3"/>
      <style:text-properties fo:color="#00000a" loext:opacity="100%" style:font-name="Bookman BT S.O.Cist.:liga=0" fo:font-size="12pt" fo:language="la" fo:country="VA" fo:font-weight="normal" officeooo:paragraph-rsid="001cc36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68" style:family="paragraph" style:parent-style-name="Table_20_Contents">
      <style:paragraph-properties fo:text-align="center" style:justify-single-word="false" fo:hyphenation-ladder-count="3"/>
      <style:text-properties fo:color="#00000a" loext:opacity="100%" style:font-name="Bookman BT S.O.Cist.:liga=0" fo:font-size="12pt" fo:language="la" fo:country="VA" fo:font-weight="normal" officeooo:paragraph-rsid="001eaec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69" style:family="paragraph" style:parent-style-name="Table_20_Contents">
      <style:paragraph-properties fo:text-align="center" style:justify-single-word="false" fo:hyphenation-ladder-count="3"/>
      <style:text-properties fo:color="#00000a" loext:opacity="100%" style:font-name="Bookman BT S.O.Cist.:liga=0" fo:font-size="12pt" fo:language="la" fo:country="VA" fo:font-weight="normal" officeooo:paragraph-rsid="0132e07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70" style:family="paragraph" style:parent-style-name="Table_20_Contents">
      <style:paragraph-properties fo:text-align="center" style:justify-single-word="false" fo:hyphenation-ladder-count="3"/>
      <style:text-properties fo:color="#00000a" loext:opacity="100%" style:font-name="Bookman BT S.O.Cist.:liga=0" fo:font-size="12pt" fo:language="la" fo:country="VA" fo:font-weight="normal" officeooo:paragraph-rsid="001120db"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71" style:family="paragraph" style:parent-style-name="Table_20_Contents">
      <style:paragraph-properties fo:text-align="center" style:justify-single-word="false" fo:hyphenation-ladder-count="3"/>
      <style:text-properties fo:color="#00000a" loext:opacity="100%" style:font-name="Bookman BT S.O.Cist.:liga=0" fo:font-size="12pt" fo:language="la" fo:country="VA" fo:font-weight="normal" officeooo:paragraph-rsid="00128070"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72" style:family="paragraph" style:parent-style-name="Table_20_Contents">
      <style:paragraph-properties fo:text-align="center" style:justify-single-word="false" fo:hyphenation-ladder-count="3"/>
      <style:text-properties fo:color="#00000a" loext:opacity="100%" style:font-name="Bookman BT S.O.Cist.:liga=0" fo:font-size="12pt" fo:language="la" fo:country="VA" fo:font-weight="normal" officeooo:rsid="0132e075" officeooo:paragraph-rsid="0132e07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73" style:family="paragraph" style:parent-style-name="Table_20_Contents">
      <style:paragraph-properties fo:text-align="center" style:justify-single-word="false" fo:hyphenation-ladder-count="3"/>
      <style:text-properties fo:color="#00000a" loext:opacity="100%" style:font-name="Linux Libertine S.O.Cist.:liga=0" fo:font-size="12pt" fo:language="la" fo:country="VA" fo:font-weight="bold" officeooo:paragraph-rsid="0062114f"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474"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475"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1ce482"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476"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f0466"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477"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e3c7e"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478"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11e8d3"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479"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1cc36f"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480"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1da89d"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481"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1a575d"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482"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1120db"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483"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128070"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484" style:family="paragraph" style:parent-style-name="Table_20_Contents">
      <style:paragraph-properties fo:line-height="100%"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1ab41f"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485" style:family="paragraph" style:parent-style-name="Table_20_Contents">
      <style:paragraph-properties fo:line-height="100%"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1cc36f"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486" style:family="paragraph" style:parent-style-name="Table_20_Contents">
      <style:paragraph-properties fo:line-height="100%"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128070"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487" style:family="paragraph" style:parent-style-name="Table_20_Contents">
      <style:paragraph-properties fo:text-align="center"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e3c7e" fo:background-color="#ffffff" style:font-name-asian="Andale Sans UI1" style:font-size-asian="12pt" style:language-asian="zh" style:country-asian="CN" style:font-style-asian="normal" style:font-weight-asian="normal" style:font-name-complex="Tahoma1" style:font-size-complex="12pt" style:language-complex="hi" style:country-complex="IN" fo:hyphenate="true" fo:hyphenation-remain-char-count="2" fo:hyphenation-push-char-count="2" loext:hyphenation-no-caps="false"/>
    </style:style>
    <style:style style:name="P488" style:family="paragraph" style:parent-style-name="Table_20_Contents">
      <style:paragraph-properties fo:text-align="center" style:justify-single-word="false" fo:hyphenation-ladder-count="3"/>
      <style:text-properties style:font-name="Bookman BT S.O.Cist.:liga=0" fo:font-size="12pt" fo:letter-spacing="0.0071in" fo:language="la" fo:country="VA" fo:font-weight="normal" officeooo:paragraph-rsid="000e3c7e" style:font-size-asian="12pt" style:language-asian="zh" style:country-asian="CN" style:font-weight-asian="normal" style:language-complex="hi" style:country-complex="IN" style:font-weight-complex="normal" fo:hyphenate="true" fo:hyphenation-remain-char-count="2" fo:hyphenation-push-char-count="2" loext:hyphenation-no-caps="false"/>
    </style:style>
    <style:style style:name="P489" style:family="paragraph" style:parent-style-name="Table_20_Contents">
      <style:paragraph-properties fo:text-align="center" style:justify-single-word="false" fo:hyphenation-ladder-count="3"/>
      <style:text-properties style:font-name="Bookman BT S.O.Cist.:liga=0" fo:font-size="12pt" fo:letter-spacing="0.0071in" fo:language="la" fo:country="VA" fo:font-weight="bold" officeooo:paragraph-rsid="01026d42" style:font-size-asian="12pt" style:language-asian="zh" style:country-asian="CN" style:font-weight-asian="bold" style:language-complex="hi" style:country-complex="IN" style:font-weight-complex="bold" fo:hyphenate="true" fo:hyphenation-remain-char-count="2" fo:hyphenation-push-char-count="2" loext:hyphenation-no-caps="false"/>
    </style:style>
    <style:style style:name="P490" style:family="paragraph" style:parent-style-name="Table_20_Contents">
      <style:paragraph-properties fo:text-align="center" style:justify-single-word="false" fo:hyphenation-ladder-count="3"/>
      <style:text-properties style:font-name="Bookman BT S.O.Cist.:liga=01" fo:font-size="12pt" fo:letter-spacing="normal" fo:language="la" fo:country="VA" fo:font-weight="350" officeooo:paragraph-rsid="00079127" style:font-size-asian="12pt" style:language-asian="zh" style:country-asian="CN" style:font-weight-asian="bold" style:language-complex="hi" style:country-complex="IN" style:font-weight-complex="bold" fo:hyphenate="true" fo:hyphenation-remain-char-count="2" fo:hyphenation-push-char-count="2" loext:hyphenation-no-caps="false"/>
    </style:style>
    <style:style style:name="P491" style:family="paragraph" style:parent-style-name="Table_20_Contents">
      <style:paragraph-properties fo:text-align="center" style:justify-single-word="false" fo:hyphenation-ladder-count="3"/>
      <style:text-properties style:font-name="Bookman BT S.O.Cist.:liga=02"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92" style:family="paragraph" style:parent-style-name="Table_20_Contents">
      <style:paragraph-properties fo:text-align="center" style:justify-single-word="false" fo:hyphenation-ladder-count="3"/>
      <style:text-properties style:font-name="Bookman BT S.O.Cist.:liga=02" fo:font-size="12pt" fo:language="la" fo:country="VA" fo:font-weight="normal" officeooo:paragraph-rsid="0013c66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93" style:family="paragraph" style:parent-style-name="Table_20_Contents">
      <style:paragraph-properties fo:line-height="100%" fo:text-align="center" style:justify-single-word="false" fo:hyphenation-ladder-count="3"/>
      <style:text-properties style:font-name="Bookman BT S.O.Cist.:liga=02" fo:font-size="12pt" fo:language="la" fo:country="VA" fo:font-weight="normal" officeooo:paragraph-rsid="001ab41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94" style:family="paragraph" style:parent-style-name="Table_20_Contents">
      <style:paragraph-properties fo:line-height="100%" fo:text-align="center" style:justify-single-word="false" fo:hyphenation-ladder-count="3"/>
      <style:text-properties style:font-name="Bookman BT S.O.Cist.:liga=02" fo:font-size="12pt" fo:language="la" fo:country="VA" fo:font-weight="normal" officeooo:paragraph-rsid="01237ff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95" style:family="paragraph" style:parent-style-name="Table_20_Contents">
      <style:paragraph-properties fo:line-height="100%" fo:text-align="center" style:justify-single-word="false" fo:hyphenation-ladder-count="3"/>
      <style:text-properties style:font-name="Bookman BT S.O.Cist.:liga=02" fo:font-size="12pt" fo:language="la" fo:country="VA" fo:font-weight="normal" officeooo:paragraph-rsid="001cc36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96" style:family="paragraph" style:parent-style-name="Table_20_Contents">
      <style:paragraph-properties fo:line-height="100%" fo:text-align="center" style:justify-single-word="false" fo:hyphenation-ladder-count="3"/>
      <style:text-properties style:font-name="Bookman BT S.O.Cist.:liga=02" fo:font-size="12pt" fo:language="la" fo:country="VA" fo:font-weight="normal" officeooo:paragraph-rsid="00128070"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97" style:family="paragraph" style:parent-style-name="Table_20_Contents">
      <style:paragraph-properties fo:text-align="center" style:justify-single-word="false" fo:hyphenation-ladder-count="3"/>
      <style:text-properties style:font-name="Bookman BT S.O.Cist.:liga=02" fo:font-size="12pt" fo:language="la" fo:country="VA" fo:font-weight="bold" officeooo:paragraph-rsid="00f93255"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498" style:family="paragraph" style:parent-style-name="Table_20_Contents">
      <style:paragraph-properties fo:text-align="center" style:justify-single-word="false" fo:hyphenation-ladder-count="3"/>
      <style:text-properties style:font-name="Bookman BT S.O.Cist." officeooo:paragraph-rsid="0034e2b4" fo:hyphenate="true" fo:hyphenation-remain-char-count="2" fo:hyphenation-push-char-count="2" loext:hyphenation-no-caps="false"/>
    </style:style>
    <style:style style:name="P499" style:family="paragraph" style:parent-style-name="Table_20_Contents">
      <style:paragraph-properties fo:line-height="115%" fo:text-align="center" style:justify-single-word="false" fo:hyphenation-ladder-count="3"/>
      <style:text-properties style:font-name="Bookman BT S.O.Cist." officeooo:paragraph-rsid="00a075b5" fo:hyphenate="true" fo:hyphenation-remain-char-count="2" fo:hyphenation-push-char-count="2" loext:hyphenation-no-caps="false"/>
    </style:style>
    <style:style style:name="P500" style:family="paragraph" style:parent-style-name="Table_20_Contents">
      <style:paragraph-properties fo:margin-top="0in" fo:margin-bottom="0in" style:contextual-spacing="false" fo:text-align="justify" style:justify-single-word="false" fo:hyphenation-ladder-count="3">
        <style:drop-cap style:lines="3" style:style-name="Iniciály_20_Velké"/>
      </style:paragraph-properties>
      <style:text-properties style:use-window-font-color="true" loext:opacity="0%" style:font-name="Linux Libertine S.O.Cist.2" fo:font-size="12pt" fo:language="la" fo:country="VA" officeooo:paragraph-rsid="0135931d" style:font-size-asian="12pt" style:language-asian="zh" style:country-asian="CN" style:language-complex="hi" style:country-complex="IN" fo:hyphenate="true" fo:hyphenation-remain-char-count="2" fo:hyphenation-push-char-count="2" loext:hyphenation-no-caps="false"/>
    </style:style>
    <style:style style:name="P501" style:family="paragraph" style:parent-style-name="Table_20_Contents">
      <style:paragraph-properties fo:margin-top="0in" fo:margin-bottom="0in" style:contextual-spacing="false" fo:line-height="100%" fo:text-align="center" style:justify-single-word="false" fo:hyphenation-ladder-count="3"/>
      <style:text-properties fo:color="#ff0000" loext:opacity="100%" style:font-name="Bookman BT S.O.Cist." fo:font-size="12pt" officeooo:rsid="001b7e00" officeooo:paragraph-rsid="001b7e00" style:font-size-asian="12pt" style:font-size-complex="12pt" fo:hyphenate="true" fo:hyphenation-remain-char-count="2" fo:hyphenation-push-char-count="2" loext:hyphenation-no-caps="false"/>
    </style:style>
    <style:style style:name="P502" style:family="paragraph" style:parent-style-name="Table_20_Contents">
      <style:paragraph-properties fo:margin-top="0in" fo:margin-bottom="0in" style:contextual-spacing="false" fo:line-height="100%" fo:text-align="center" style:justify-single-word="false" fo:hyphenation-ladder-count="3"/>
      <style:text-properties fo:color="#ff0000" loext:opacity="100%" style:font-name="Linux Libertine S.O.Cist.2"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503" style:family="paragraph" style:parent-style-name="Table_20_Contents">
      <style:paragraph-properties fo:margin-top="0in" fo:margin-bottom="0in" style:contextual-spacing="false" fo:line-height="100%" fo:text-align="center" style:justify-single-word="false" fo:hyphenation-ladder-count="3"/>
      <style:text-properties style:font-name="Cloister" fo:font-size="22pt" officeooo:paragraph-rsid="001cc36f" style:font-size-asian="16pt" style:font-size-complex="16pt" fo:hyphenate="true" fo:hyphenation-remain-char-count="2" fo:hyphenation-push-char-count="2" loext:hyphenation-no-caps="false"/>
    </style:style>
    <style:style style:name="P504" style:family="paragraph" style:parent-style-name="Table_20_Contents">
      <style:paragraph-properties fo:margin-top="0in" fo:margin-bottom="0in" style:contextual-spacing="false" fo:text-align="center" style:justify-single-word="false" fo:hyphenation-ladder-count="3"/>
      <style:text-properties style:font-name="Bookman BT S.O.Cist.:liga=0" fo:font-size="12pt" fo:language="la" fo:country="VA" fo:font-weight="normal" style:font-size-asian="12pt" style:language-asian="zh" style:country-asian="CN" style:font-weight-asian="normal" style:language-complex="hi" style:country-complex="IN" style:font-weight-complex="normal" fo:hyphenate="true" fo:hyphenation-remain-char-count="2" fo:hyphenation-push-char-count="2" loext:hyphenation-no-caps="false"/>
    </style:style>
    <style:style style:name="P505" style:family="paragraph" style:parent-style-name="Table_20_Contents">
      <style:paragraph-properties fo:margin-top="0in" fo:margin-bottom="0in" style:contextual-spacing="false" fo:line-height="100%" fo:text-align="justify" style:justify-single-word="false" fo:hyphenation-ladder-count="3"/>
      <style:text-properties fo:color="#000000" loext:opacity="100%" style:font-name="Linux Libertine S.O.Cist.2"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506" style:family="paragraph" style:parent-style-name="Table_20_Contents">
      <style:paragraph-properties fo:margin-top="0in" fo:margin-bottom="0in" style:contextual-spacing="false" fo:line-height="100%" fo:text-align="center" style:justify-single-word="false" fo:hyphenation-ladder-count="3" style:writing-mode="lr-tb"/>
      <style:text-properties style:use-window-font-color="true" loext:opacity="0%" style:font-name="Linux Libertine S.O.Cist.1" fo:font-size="12pt" fo:letter-spacing="normal" fo:language="la" fo:country="VA" fo:font-weight="normal" officeooo:paragraph-rsid="001ab41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507" style:family="paragraph" style:parent-style-name="Table_20_Contents">
      <style:paragraph-properties fo:margin-top="0in" fo:margin-bottom="0in" style:contextual-spacing="false" fo:line-height="100%" fo:text-align="center" style:justify-single-word="false" fo:hyphenation-ladder-count="3" style:writing-mode="lr-tb"/>
      <style:text-properties style:use-window-font-color="true" loext:opacity="0%" style:font-name="Linux Libertine S.O.Cist.1" fo:font-size="12pt" fo:letter-spacing="normal" fo:language="la" fo:country="VA" fo:font-weight="normal" officeooo:rsid="00c44ae2" officeooo:paragraph-rsid="001cc36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508" style:family="paragraph" style:parent-style-name="Table_20_Contents">
      <style:paragraph-properties fo:margin-top="0in" fo:margin-bottom="0in" style:contextual-spacing="false" fo:line-height="100%" fo:text-align="center" style:justify-single-word="false" fo:hyphenation-ladder-count="3" style:writing-mode="lr-tb"/>
      <style:text-properties style:use-window-font-color="true" loext:opacity="0%" style:font-name="Linux Libertine S.O.Cist.1" fo:font-size="12pt" fo:letter-spacing="normal" fo:language="la" fo:country="VA" fo:font-weight="normal" officeooo:rsid="00c44ae2" officeooo:paragraph-rsid="001ab41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509" style:family="paragraph" style:parent-style-name="Table_20_Contents">
      <style:paragraph-properties fo:margin-top="0in" fo:margin-bottom="0in" style:contextual-spacing="false" fo:line-height="115%" fo:text-align="center" style:justify-single-word="false" fo:hyphenation-ladder-count="3" style:writing-mode="lr-tb"/>
      <style:text-properties style:use-window-font-color="true" loext:opacity="0%" style:font-name="Linux Libertine S.O.Cist.1" fo:font-size="12pt" fo:letter-spacing="normal" fo:language="la" fo:country="VA" fo:font-weight="normal" officeooo:rsid="00c44ae2" officeooo:paragraph-rsid="00df462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510" style:family="paragraph" style:parent-style-name="Table_20_Contents">
      <style:paragraph-properties fo:margin-top="0in" fo:margin-bottom="0in" style:contextual-spacing="false" fo:line-height="115%" fo:text-align="center" style:justify-single-word="false" fo:hyphenation-ladder-count="3" style:writing-mode="lr-tb"/>
      <style:text-properties style:use-window-font-color="true" loext:opacity="0%" style:font-name="Linux Libertine S.O.Cist.1" fo:font-size="12pt" fo:letter-spacing="normal" fo:language="la" fo:country="VA" fo:font-weight="normal" officeooo:paragraph-rsid="001ab41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511" style:family="paragraph" style:parent-style-name="Table_20_Contents">
      <style:paragraph-properties fo:margin-top="0in" fo:margin-bottom="0in" style:contextual-spacing="false" fo:line-height="115%" fo:text-align="center" style:justify-single-word="false" fo:hyphenation-ladder-count="3" style:writing-mode="lr-tb"/>
      <style:text-properties style:use-window-font-color="true" loext:opacity="0%" style:font-name="Linux Libertine S.O.Cist.1" fo:font-size="12pt" fo:letter-spacing="normal" fo:language="la" fo:country="VA" fo:font-weight="normal" officeooo:paragraph-rsid="00128070"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512" style:family="paragraph" style:parent-style-name="Table_20_Contents">
      <style:paragraph-properties fo:margin-top="0in" fo:margin-bottom="0.0398in" style:contextual-spacing="false" fo:text-align="justify" style:justify-single-word="false" fo:hyphenation-ladder-count="3">
        <style:drop-cap style:lines="3" style:style-name="Iniciály_20_Velké"/>
      </style:paragraph-properties>
      <style:text-properties style:use-window-font-color="true" loext:opacity="0%" style:font-name="Linux Libertine S.O.Cist.2" fo:font-size="4pt" fo:language="la" fo:country="VA" style:font-size-asian="12pt" style:language-asian="zh" style:country-asian="CN" style:language-complex="hi" style:country-complex="IN" fo:hyphenate="true" fo:hyphenation-remain-char-count="2" fo:hyphenation-push-char-count="2" loext:hyphenation-no-caps="false"/>
    </style:style>
    <style:style style:name="P513" style:family="paragraph" style:parent-style-name="Table_20_Contents">
      <style:paragraph-properties fo:margin-top="0in" fo:margin-bottom="0.0398in" style:contextual-spacing="false" fo:text-align="justify" style:justify-single-word="false" fo:hyphenation-ladder-count="3">
        <style:drop-cap style:lines="3" style:style-name="Iniciály_20_Velké"/>
      </style:paragraph-properties>
      <style:text-properties style:use-window-font-color="true" loext:opacity="0%" style:font-name="Linux Libertine S.O.Cist.2" fo:font-size="6pt" fo:language="cs" fo:country="CZ" officeooo:paragraph-rsid="0133b664" style:font-size-asian="5.25pt" style:language-asian="zh" style:country-asian="CN" style:font-size-complex="6pt" style:language-complex="hi" style:country-complex="IN" fo:hyphenate="true" fo:hyphenation-remain-char-count="2" fo:hyphenation-push-char-count="2" loext:hyphenation-no-caps="false"/>
    </style:style>
    <style:style style:name="P514" style:family="paragraph" style:parent-style-name="Table_20_Contents">
      <loext:graphic-properties draw:fill="none"/>
      <style:paragraph-properties fo:margin-left="0in" fo:margin-right="0in" fo:text-align="justify" style:justify-single-word="false" fo:hyphenation-ladder-count="3" fo:text-indent="0in" style:auto-text-indent="false" fo:background-color="transparent" text:number-lines="false" text:line-number="0">
        <style:drop-cap style:lines="3" style:style-name="Iniciály_20_Velké"/>
      </style:paragraph-properties>
      <style:text-properties style:use-window-font-color="true" loext:opacity="0%" style:font-name="Linux Libertine S.O.Cist.2" fo:font-size="12pt" fo:language="la" fo:country="VA" officeooo:rsid="0132e075" officeooo:paragraph-rsid="0132e075" style:font-size-asian="12pt" style:language-asian="zh" style:country-asian="CN" style:language-complex="hi" style:country-complex="IN" fo:hyphenate="true" fo:hyphenation-remain-char-count="2" fo:hyphenation-push-char-count="2" loext:hyphenation-no-caps="false"/>
    </style:style>
    <style:style style:name="P515" style:family="paragraph" style:parent-style-name="Table_20_Contents">
      <loext:graphic-properties draw:fill="none"/>
      <style:paragraph-properties fo:margin-left="0in" fo:margin-right="0in" fo:text-align="justify" style:justify-single-word="false" fo:hyphenation-ladder-count="3" fo:text-indent="0in" style:auto-text-indent="false" fo:background-color="transparent" text:number-lines="false" text:line-number="0">
        <style:drop-cap style:lines="3" style:style-name="Iniciály_20_Velké"/>
      </style:paragraph-properties>
      <style:text-properties officeooo:paragraph-rsid="0133b664" fo:hyphenate="true" fo:hyphenation-remain-char-count="2" fo:hyphenation-push-char-count="2" loext:hyphenation-no-caps="false"/>
    </style:style>
    <style:style style:name="P516" style:family="paragraph" style:parent-style-name="Table_20_Contents">
      <style:paragraph-properties fo:margin-left="0in" fo:margin-right="0in" fo:margin-top="0.0398in" fo:margin-bottom="0in" style:contextual-spacing="false" fo:line-height="115%" fo:text-align="center" style:justify-single-word="false" fo:hyphenation-ladder-count="3" fo:text-indent="0in" style:auto-text-indent="false"/>
      <style:text-properties style:font-name="Cloister" fo:font-size="18pt" officeooo:paragraph-rsid="001ce482" style:font-size-asian="16pt" style:font-size-complex="16pt" fo:hyphenate="true" fo:hyphenation-remain-char-count="2" fo:hyphenation-push-char-count="2" loext:hyphenation-no-caps="false"/>
    </style:style>
    <style:style style:name="P517" style:family="paragraph" style:parent-style-name="Table_20_Contents">
      <style:paragraph-properties fo:margin-left="0in" fo:margin-right="0in" fo:margin-top="0in" fo:margin-bottom="0in" style:contextual-spacing="false" fo:line-height="115%" fo:text-align="center" style:justify-single-word="false" fo:hyphenation-ladder-count="3" fo:text-indent="0in" style:auto-text-indent="false"/>
      <style:text-properties style:font-name="Cloister" fo:font-size="24pt" officeooo:paragraph-rsid="00f93255" style:font-size-asian="24pt" style:font-size-complex="24pt" fo:hyphenate="true" fo:hyphenation-remain-char-count="2" fo:hyphenation-push-char-count="2" loext:hyphenation-no-caps="false"/>
    </style:style>
    <style:style style:name="P518" style:family="paragraph" style:parent-style-name="Table_20_Contents">
      <style:paragraph-properties fo:margin-left="0in" fo:margin-right="0in" fo:margin-top="0in" fo:margin-bottom="0in" style:contextual-spacing="false" fo:line-height="115%" fo:text-align="center" style:justify-single-word="false" fo:hyphenation-ladder-count="3" fo:text-indent="0in" style:auto-text-indent="false"/>
      <style:text-properties style:font-name="Cloister" fo:font-size="18pt" officeooo:paragraph-rsid="01013fd3" style:font-size-asian="16pt" style:font-size-complex="16pt" fo:hyphenate="true" fo:hyphenation-remain-char-count="2" fo:hyphenation-push-char-count="2" loext:hyphenation-no-caps="false"/>
    </style:style>
    <style:style style:name="P519" style:family="paragraph" style:parent-style-name="Table_20_Contents">
      <style:paragraph-properties fo:margin-left="0in" fo:margin-right="0in" fo:margin-top="0in" fo:margin-bottom="0in" style:contextual-spacing="false" fo:line-height="115%" fo:text-align="center" style:justify-single-word="false" fo:hyphenation-ladder-count="3" fo:text-indent="0in" style:auto-text-indent="false"/>
      <style:text-properties style:font-name="Cloister" fo:font-size="22pt" officeooo:paragraph-rsid="001cc36f" style:font-size-asian="16pt" style:font-size-complex="16pt" fo:hyphenate="true" fo:hyphenation-remain-char-count="2" fo:hyphenation-push-char-count="2" loext:hyphenation-no-caps="false"/>
    </style:style>
    <style:style style:name="P520" style:family="paragraph" style:parent-style-name="Table_20_Contents">
      <style:paragraph-properties fo:margin-top="0.0402in" fo:margin-bottom="0in" style:contextual-spacing="false" fo:line-height="100%" fo:text-align="center" style:justify-single-word="false" fo:hyphenation-ladder-count="3"/>
      <style:text-properties fo:color="#ff0000" loext:opacity="100%" style:font-name="Bookman BT S.O.Cist." fo:font-size="12pt" officeooo:rsid="001b7e00" officeooo:paragraph-rsid="001b7e00" style:font-size-asian="12pt" style:font-size-complex="12pt" fo:hyphenate="true" fo:hyphenation-remain-char-count="2" fo:hyphenation-push-char-count="2" loext:hyphenation-no-caps="false"/>
    </style:style>
    <style:style style:name="P521" style:family="paragraph" style:parent-style-name="Table_20_Contents">
      <style:paragraph-properties fo:margin-top="0.0398in" fo:margin-bottom="0.0398in" style:contextual-spacing="false" fo:line-height="115%" fo:text-align="center" style:justify-single-word="false" fo:hyphenation-ladder-count="3"/>
      <style:text-properties style:font-name="Cloister" fo:font-size="18pt" officeooo:paragraph-rsid="00f93255" style:font-size-asian="16pt" style:font-size-complex="16pt" fo:hyphenate="true" fo:hyphenation-remain-char-count="2" fo:hyphenation-push-char-count="2" loext:hyphenation-no-caps="false"/>
    </style:style>
    <style:style style:name="P522" style:family="paragraph" style:parent-style-name="Table_20_Contents">
      <style:paragraph-properties fo:margin-top="0.0398in" fo:margin-bottom="0.0398in" style:contextual-spacing="false" fo:line-height="115%" fo:text-align="center" style:justify-single-word="false" fo:hyphenation-ladder-count="3"/>
      <style:text-properties style:font-name="Cloister" fo:font-size="18pt" officeooo:paragraph-rsid="00b0a1c4" style:font-size-asian="16pt" style:font-size-complex="16pt" fo:hyphenate="true" fo:hyphenation-remain-char-count="2" fo:hyphenation-push-char-count="2" loext:hyphenation-no-caps="false"/>
    </style:style>
    <style:style style:name="P523" style:family="paragraph" style:parent-style-name="Table_20_Contents">
      <style:paragraph-properties fo:margin-top="0.0398in" fo:margin-bottom="0.0398in" style:contextual-spacing="false" fo:line-height="115%" fo:text-align="center" style:justify-single-word="false" fo:hyphenation-ladder-count="3"/>
      <style:text-properties style:font-name="Cloister" fo:font-size="18pt" officeooo:paragraph-rsid="00a075b5" style:font-size-asian="16pt" style:font-size-complex="16pt" fo:hyphenate="true" fo:hyphenation-remain-char-count="2" fo:hyphenation-push-char-count="2" loext:hyphenation-no-caps="false"/>
    </style:style>
    <style:style style:name="P524" style:family="paragraph" style:parent-style-name="Table_20_Contents">
      <style:paragraph-properties fo:margin-top="0.0398in" fo:margin-bottom="0.0398in" style:contextual-spacing="false" fo:text-align="center" style:justify-single-word="false" fo:hyphenation-ladder-count="3"/>
      <style:text-properties style:font-name="Cloister" fo:font-size="18pt" officeooo:paragraph-rsid="00b0a1c4" style:font-size-asian="16pt" style:font-size-complex="16pt" fo:hyphenate="true" fo:hyphenation-remain-char-count="2" fo:hyphenation-push-char-count="2" loext:hyphenation-no-caps="false"/>
    </style:style>
    <style:style style:name="P525" style:family="paragraph" style:parent-style-name="Table_20_Contents">
      <style:paragraph-properties fo:margin-top="0.0398in" fo:margin-bottom="0in" style:contextual-spacing="false" fo:line-height="100%" fo:text-align="center" style:justify-single-word="false" fo:hyphenation-ladder-count="3"/>
      <style:text-properties style:font-name="Cloister" fo:font-size="18pt" officeooo:paragraph-rsid="001ab41f" style:font-size-asian="16pt" style:font-size-complex="16pt" fo:hyphenate="true" fo:hyphenation-remain-char-count="2" fo:hyphenation-push-char-count="2" loext:hyphenation-no-caps="false"/>
    </style:style>
    <style:style style:name="P526" style:family="paragraph" style:parent-style-name="Table_20_Contents">
      <style:paragraph-properties fo:margin-top="0.0398in" fo:margin-bottom="0in" style:contextual-spacing="false" fo:line-height="100%" fo:text-align="center" style:justify-single-word="false" fo:hyphenation-ladder-count="3"/>
      <style:text-properties style:font-name="Cloister" fo:font-size="18pt" officeooo:paragraph-rsid="00d0abe3" style:font-size-asian="16pt" style:font-size-complex="16pt" fo:hyphenate="true" fo:hyphenation-remain-char-count="2" fo:hyphenation-push-char-count="2" loext:hyphenation-no-caps="false"/>
    </style:style>
    <style:style style:name="P527" style:family="paragraph" style:parent-style-name="Table_20_Contents">
      <style:paragraph-properties fo:margin-top="0.0398in" fo:margin-bottom="0in" style:contextual-spacing="false" fo:line-height="115%" fo:text-align="center" style:justify-single-word="false" fo:hyphenation-ladder-count="3"/>
      <style:text-properties style:font-name="Cloister" fo:font-size="18pt" officeooo:paragraph-rsid="00b34821" style:font-size-asian="16pt" style:font-size-complex="16pt" fo:hyphenate="true" fo:hyphenation-remain-char-count="2" fo:hyphenation-push-char-count="2" loext:hyphenation-no-caps="false"/>
    </style:style>
    <style:style style:name="P528" style:family="paragraph" style:parent-style-name="Table_20_Contents">
      <style:paragraph-properties fo:margin-top="0.0398in" fo:margin-bottom="0in" style:contextual-spacing="false" fo:line-height="115%" fo:text-align="center" style:justify-single-word="false" fo:hyphenation-ladder-count="3"/>
      <style:text-properties style:font-name="Cloister" fo:font-size="18pt" officeooo:paragraph-rsid="00128070" style:font-size-asian="16pt" style:font-size-complex="16pt" fo:hyphenate="true" fo:hyphenation-remain-char-count="2" fo:hyphenation-push-char-count="2" loext:hyphenation-no-caps="false"/>
    </style:style>
    <style:style style:name="P529" style:family="paragraph" style:parent-style-name="Table_20_Contents">
      <style:paragraph-properties fo:margin-top="0.0398in" fo:margin-bottom="0in" style:contextual-spacing="false" fo:line-height="115%" fo:text-align="center" style:justify-single-word="false" fo:hyphenation-ladder-count="3"/>
      <style:text-properties style:font-name="Cloister" fo:font-size="18pt" officeooo:paragraph-rsid="00df4622" style:font-size-asian="16pt" style:font-size-complex="16pt" fo:hyphenate="true" fo:hyphenation-remain-char-count="2" fo:hyphenation-push-char-count="2" loext:hyphenation-no-caps="false"/>
    </style:style>
    <style:style style:name="P530" style:family="paragraph" style:parent-style-name="Table_20_Contents">
      <style:paragraph-properties fo:margin-top="0.0398in" fo:margin-bottom="0in" style:contextual-spacing="false" fo:line-height="115%" fo:text-align="center" style:justify-single-word="false" fo:hyphenation-ladder-count="3"/>
      <style:text-properties style:font-name="Cloister" fo:font-size="18pt" officeooo:rsid="00df4622" officeooo:paragraph-rsid="00128070" style:font-size-asian="16pt" style:font-size-complex="16pt" fo:hyphenate="true" fo:hyphenation-remain-char-count="2" fo:hyphenation-push-char-count="2" loext:hyphenation-no-caps="false"/>
    </style:style>
    <style:style style:name="P531" style:family="paragraph" style:parent-style-name="Table_20_Contents">
      <style:paragraph-properties fo:margin-top="0.0398in" fo:margin-bottom="0in" style:contextual-spacing="false" fo:line-height="100%" fo:text-align="center" style:justify-single-word="false" fo:hyphenation-ladder-count="3"/>
      <style:text-properties style:font-name="Cloister" fo:font-size="22pt" officeooo:paragraph-rsid="001cc36f" style:font-size-asian="16pt" style:font-size-complex="16pt" fo:hyphenate="true" fo:hyphenation-remain-char-count="2" fo:hyphenation-push-char-count="2" loext:hyphenation-no-caps="false"/>
    </style:style>
    <style:style style:name="P532" style:family="paragraph" style:parent-style-name="Table_20_Contents">
      <style:paragraph-properties fo:margin-top="0.0398in" fo:margin-bottom="0in" style:contextual-spacing="false" fo:line-height="115%" fo:text-align="center" style:justify-single-word="false" fo:hyphenation-ladder-count="3"/>
      <style:text-properties style:font-name="Cloister" fo:font-size="20pt" officeooo:paragraph-rsid="00b34821" style:font-size-asian="16pt" style:font-size-complex="16pt" fo:hyphenate="true" fo:hyphenation-remain-char-count="2" fo:hyphenation-push-char-count="2" loext:hyphenation-no-caps="false"/>
    </style:style>
    <style:style style:name="P533" style:family="paragraph" style:parent-style-name="Table_20_Contents">
      <style:paragraph-properties fo:margin-top="0.0398in" fo:margin-bottom="0in" style:contextual-spacing="false" fo:line-height="115%" fo:text-align="center" style:justify-single-word="false" fo:hyphenation-ladder-count="3"/>
      <style:text-properties style:font-name="Cloister" fo:font-size="24pt" officeooo:paragraph-rsid="00128070" style:font-size-asian="24pt" style:font-size-complex="24pt" fo:hyphenate="true" fo:hyphenation-remain-char-count="2" fo:hyphenation-push-char-count="2" loext:hyphenation-no-caps="false"/>
    </style:style>
    <style:style style:name="P534" style:family="paragraph" style:parent-style-name="Table_20_Contents">
      <loext:graphic-properties draw:fill="none"/>
      <style:paragraph-properties fo:margin-left="0in" fo:margin-right="0in" fo:margin-top="0in" fo:margin-bottom="0.0398in" style:contextual-spacing="false" fo:text-align="justify" style:justify-single-word="false" fo:hyphenation-ladder-count="3" fo:text-indent="0.1965in" style:auto-text-indent="false" fo:background-color="transparent" text:number-lines="false" text:line-number="0">
        <style:drop-cap/>
      </style:paragraph-properties>
      <style:text-properties style:use-window-font-color="true" loext:opacity="0%" style:font-name="Linux Libertine S.O.Cist.2" fo:font-size="12pt" fo:language="la" fo:country="VA" officeooo:rsid="0132e075" officeooo:paragraph-rsid="0135931d" style:font-size-asian="12pt" style:language-asian="zh" style:country-asian="CN" style:language-complex="hi" style:country-complex="IN" fo:hyphenate="true" fo:hyphenation-remain-char-count="2" fo:hyphenation-push-char-count="2" loext:hyphenation-no-caps="false"/>
    </style:style>
    <style:style style:name="P535"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drop-cap/>
      </style:paragraph-properties>
      <style:text-properties fo:color="#ff0000" loext:opacity="100%" style:font-name="Linux Libertine S.O.Cist.2" fo:font-size="12pt" fo:language="la" fo:country="VA" officeooo:rsid="0132e075" officeooo:paragraph-rsid="0132e075" style:font-size-asian="12pt" style:language-asian="zh" style:country-asian="CN" style:language-complex="hi" style:country-complex="IN" fo:hyphenate="true" fo:hyphenation-remain-char-count="2" fo:hyphenation-push-char-count="2" loext:hyphenation-no-caps="false"/>
    </style:style>
    <style:style style:name="P536"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drop-cap/>
      </style:paragraph-properties>
      <style:text-properties fo:color="#ff0000" loext:opacity="100%" style:font-name="Linux Libertine S.O.Cist.2" fo:font-size="12pt" fo:language="cs" fo:country="CZ" officeooo:rsid="0132e075" officeooo:paragraph-rsid="0133b664" style:font-size-asian="12pt" style:language-asian="zh" style:country-asian="CN" style:language-complex="hi" style:country-complex="IN" fo:hyphenate="true" fo:hyphenation-remain-char-count="2" fo:hyphenation-push-char-count="2" loext:hyphenation-no-caps="false"/>
    </style:style>
    <style:style style:name="P537"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drop-cap/>
      </style:paragraph-properties>
      <style:text-properties style:use-window-font-color="true" loext:opacity="0%" style:font-name="Linux Libertine S.O.Cist.2" fo:font-size="12pt" fo:language="la" fo:country="VA" officeooo:rsid="0132e075" officeooo:paragraph-rsid="0132e075" style:font-size-asian="12pt" style:language-asian="zh" style:country-asian="CN" style:language-complex="hi" style:country-complex="IN" fo:hyphenate="true" fo:hyphenation-remain-char-count="2" fo:hyphenation-push-char-count="2" loext:hyphenation-no-caps="false"/>
    </style:style>
    <style:style style:name="P538"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drop-cap/>
      </style:paragraph-properties>
      <style:text-properties style:use-window-font-color="true" loext:opacity="0%" style:font-name="Linux Libertine S.O.Cist.2" fo:font-size="12pt" fo:language="cs" fo:country="CZ" officeooo:paragraph-rsid="0135931d" style:font-size-asian="12pt" style:language-asian="zh" style:country-asian="CN" style:language-complex="hi" style:country-complex="IN" fo:hyphenate="true" fo:hyphenation-remain-char-count="2" fo:hyphenation-push-char-count="2" loext:hyphenation-no-caps="false"/>
    </style:style>
    <style:style style:name="P539"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drop-cap/>
      </style:paragraph-properties>
      <style:text-properties style:use-window-font-color="true" loext:opacity="0%" style:font-name="Linux Libertine S.O.Cist.2" fo:font-size="12pt" fo:language="cs" fo:country="CZ" officeooo:rsid="0132e075" officeooo:paragraph-rsid="0133b664" style:font-size-asian="12pt" style:language-asian="zh" style:country-asian="CN" style:language-complex="hi" style:country-complex="IN" fo:hyphenate="true" fo:hyphenation-remain-char-count="2" fo:hyphenation-push-char-count="2" loext:hyphenation-no-caps="false"/>
    </style:style>
    <style:style style:name="P540"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drop-cap/>
      </style:paragraph-properties>
      <style:text-properties style:use-window-font-color="true" loext:opacity="0%" style:font-name="Linux Libertine S.O.Cist.2" fo:font-size="12pt" fo:language="cs" fo:country="CZ" officeooo:rsid="0133b664" officeooo:paragraph-rsid="0133b664" style:font-size-asian="12pt" style:language-asian="zh" style:country-asian="CN" style:language-complex="hi" style:country-complex="IN" fo:hyphenate="true" fo:hyphenation-remain-char-count="2" fo:hyphenation-push-char-count="2" loext:hyphenation-no-caps="false"/>
    </style:style>
    <style:style style:name="P541"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drop-cap/>
      </style:paragraph-properties>
      <style:text-properties style:use-window-font-color="true" loext:opacity="0%" style:font-name="Linux Libertine S.O.Cist." fo:font-size="6pt" fo:language="la" fo:country="VA" officeooo:rsid="0133b664" officeooo:paragraph-rsid="0132e075" style:font-name-asian="Linux Libertine S.O.Cist." style:font-size-asian="12pt" style:language-asian="zh" style:country-asian="CN" style:font-name-complex="Linux Libertine S.O.Cist." style:language-complex="hi" style:country-complex="IN" fo:hyphenate="true" fo:hyphenation-remain-char-count="2" fo:hyphenation-push-char-count="2" loext:hyphenation-no-caps="false"/>
    </style:style>
    <style:style style:name="P542"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drop-cap/>
      </style:paragraph-properties>
      <style:text-properties style:use-window-font-color="true" loext:opacity="0%" style:font-name="Linux Libertine S.O.Cist." fo:font-size="6pt" fo:language="cs" fo:country="CZ" officeooo:rsid="0133b664" officeooo:paragraph-rsid="0133b664" style:font-name-asian="Linux Libertine S.O.Cist." style:font-size-asian="12pt" style:language-asian="zh" style:country-asian="CN" style:font-name-complex="Linux Libertine S.O.Cist." style:language-complex="hi" style:country-complex="IN" fo:hyphenate="true" fo:hyphenation-remain-char-count="2" fo:hyphenation-push-char-count="2" loext:hyphenation-no-caps="false"/>
    </style:style>
    <style:style style:name="P543"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drop-cap/>
      </style:paragraph-properties>
      <style:text-properties officeooo:paragraph-rsid="0133b664" fo:hyphenate="true" fo:hyphenation-remain-char-count="2" fo:hyphenation-push-char-count="2" loext:hyphenation-no-caps="false"/>
    </style:style>
    <style:style style:name="P544"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drop-cap/>
      </style:paragraph-properties>
      <style:text-properties officeooo:rsid="0133b664" officeooo:paragraph-rsid="0133b664" fo:hyphenate="true" fo:hyphenation-remain-char-count="2" fo:hyphenation-push-char-count="2" loext:hyphenation-no-caps="false"/>
    </style:style>
    <style:style style:name="P545"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writing-mode="lr-tb">
        <style:drop-cap/>
      </style:paragraph-properties>
      <style:text-properties officeooo:paragraph-rsid="013cf03e" fo:hyphenate="true" fo:hyphenation-remain-char-count="2" fo:hyphenation-push-char-count="2" loext:hyphenation-no-caps="false"/>
    </style:style>
    <style:style style:name="P546" style:family="paragraph" style:parent-style-name="Table_20_Contents">
      <loext:graphic-properties draw:fill="none"/>
      <style:paragraph-properties fo:margin-left="0in" fo:margin-right="0in" fo:margin-top="0.0398in" fo:margin-bottom="0in" style:contextual-spacing="false" fo:text-align="justify" style:justify-single-word="false" fo:hyphenation-ladder-count="3" fo:text-indent="0.1965in" style:auto-text-indent="false" fo:background-color="transparent" text:number-lines="false" text:line-number="0">
        <style:drop-cap/>
      </style:paragraph-properties>
      <style:text-properties style:use-window-font-color="true" loext:opacity="0%" style:font-name="Linux Libertine S.O.Cist.2" fo:font-size="12pt" fo:language="la" fo:country="VA" officeooo:rsid="0132e075" officeooo:paragraph-rsid="0132e075" style:font-size-asian="12pt" style:language-asian="zh" style:country-asian="CN" style:language-complex="hi" style:country-complex="IN" fo:hyphenate="true" fo:hyphenation-remain-char-count="2" fo:hyphenation-push-char-count="2" loext:hyphenation-no-caps="false"/>
    </style:style>
    <style:style style:name="P547" style:family="paragraph" style:parent-style-name="Table_20_Contents">
      <loext:graphic-properties draw:fill="none"/>
      <style:paragraph-properties fo:margin-left="0in" fo:margin-right="0in" fo:margin-top="0.0398in" fo:margin-bottom="0in" style:contextual-spacing="false" fo:text-align="justify" style:justify-single-word="false" fo:hyphenation-ladder-count="3" fo:text-indent="0.1965in" style:auto-text-indent="false" fo:background-color="transparent" text:number-lines="false" text:line-number="0">
        <style:drop-cap/>
      </style:paragraph-properties>
      <style:text-properties officeooo:paragraph-rsid="0133b664" fo:hyphenate="true" fo:hyphenation-remain-char-count="2" fo:hyphenation-push-char-count="2" loext:hyphenation-no-caps="false"/>
    </style:style>
    <style:style style:name="P548" style:family="paragraph" style:parent-style-name="Table_20_Contents">
      <loext:graphic-properties draw:fill="none"/>
      <style:paragraph-properties fo:margin-left="0in" fo:margin-right="0in" fo:margin-top="0.0398in" fo:margin-bottom="0.0398in" style:contextual-spacing="false" fo:text-align="center" style:justify-single-word="false" fo:hyphenation-ladder-count="3" fo:text-indent="0.1965in" style:auto-text-indent="false" fo:background-color="transparent" text:number-lines="false" text:line-number="0">
        <style:drop-cap/>
      </style:paragraph-properties>
      <style:text-properties fo:color="#ff0000" loext:opacity="100%" style:font-name="Linux Libertine S.O.Cist.2" fo:font-size="12pt" fo:language="la" fo:country="VA" officeooo:rsid="0132e075" officeooo:paragraph-rsid="0132e075" style:font-size-asian="12pt" style:language-asian="zh" style:country-asian="CN" style:language-complex="hi" style:country-complex="IN" fo:hyphenate="true" fo:hyphenation-remain-char-count="2" fo:hyphenation-push-char-count="2" loext:hyphenation-no-caps="false"/>
    </style:style>
    <style:style style:name="P549" style:family="paragraph" style:parent-style-name="Table_20_Contents">
      <loext:graphic-properties draw:fill="none"/>
      <style:paragraph-properties fo:margin-left="0in" fo:margin-right="0in" fo:margin-top="0.0398in" fo:margin-bottom="0.0398in" style:contextual-spacing="false" fo:text-align="center" style:justify-single-word="false" fo:hyphenation-ladder-count="3" fo:text-indent="0.1965in" style:auto-text-indent="false" fo:background-color="transparent" text:number-lines="false" text:line-number="0">
        <style:drop-cap/>
      </style:paragraph-properties>
      <style:text-properties officeooo:paragraph-rsid="0133b664" fo:hyphenate="true" fo:hyphenation-remain-char-count="2" fo:hyphenation-push-char-count="2" loext:hyphenation-no-caps="false"/>
    </style:style>
    <style:style style:name="T1" style:family="text">
      <style:text-properties fo:color="#ff0000" loext:opacity="100%"/>
    </style:style>
    <style:style style:name="T2" style:family="text">
      <style:text-properties fo:color="#ff0000" loext:opacity="100%" fo:font-size="12pt" fo:language="la" fo:country="VA" fo:font-weight="normal" style:font-size-asian="12pt" style:language-asian="zh" style:country-asian="CN" style:font-weight-asian="normal" style:font-size-complex="12pt" style:language-complex="hi" style:country-complex="IN" style:font-weight-complex="normal"/>
    </style:style>
    <style:style style:name="T3" style:family="text">
      <style:text-properties fo:color="#ff0000" loext:opacity="100%" fo:font-size="12pt" fo:language="la" fo:country="VA" fo:font-weight="normal" officeooo:rsid="00b64845" style:font-size-asian="12pt" style:language-asian="zh" style:country-asian="CN" style:font-weight-asian="normal" style:font-size-complex="12pt" style:language-complex="hi" style:country-complex="IN" style:font-weight-complex="normal"/>
    </style:style>
    <style:style style:name="T4" style:family="text">
      <style:text-properties fo:color="#ff0000" loext:opacity="100%" fo:font-size="12pt" fo:language="la" fo:country="VA" fo:font-weight="normal" officeooo:rsid="00175ef8" style:font-size-asian="12pt" style:language-asian="zh" style:country-asian="CN" style:font-weight-asian="normal" style:font-size-complex="12pt" style:language-complex="hi" style:country-complex="IN" style:font-weight-complex="normal"/>
    </style:style>
    <style:style style:name="T5" style:family="text">
      <style:text-properties fo:color="#ff0000" loext:opacity="100%" fo:font-size="12pt" fo:language="la" fo:country="VA" fo:font-weight="normal" officeooo:rsid="00b54a8c" style:font-size-asian="12pt" style:language-asian="zh" style:country-asian="CN" style:font-weight-asian="normal" style:font-size-complex="12pt" style:language-complex="hi" style:country-complex="IN" style:font-weight-complex="normal"/>
    </style:style>
    <style:style style:name="T6" style:family="text">
      <style:text-properties fo:color="#ff0000" loext:opacity="100%" fo:font-size="12pt" fo:language="la" fo:country="VA" fo:font-weight="normal" officeooo:rsid="0051ff7b" style:font-size-asian="12pt" style:language-asian="zh" style:country-asian="CN" style:font-weight-asian="normal" style:font-size-complex="12pt" style:language-complex="hi" style:country-complex="IN" style:font-weight-complex="normal"/>
    </style:style>
    <style:style style:name="T7" style:family="text">
      <style:text-properties fo:color="#ff0000" loext:opacity="100%" fo:font-size="12pt" fo:language="la" fo:country="VA" fo:font-weight="normal" officeooo:rsid="008b5b3b" style:font-size-asian="12pt" style:language-asian="zh" style:country-asian="CN" style:font-weight-asian="normal" style:font-size-complex="12pt" style:language-complex="hi" style:country-complex="IN" style:font-weight-complex="normal"/>
    </style:style>
    <style:style style:name="T8" style:family="text">
      <style:text-properties fo:color="#ff0000" loext:opacity="100%" fo:font-size="12pt" fo:language="la" fo:country="VA" fo:font-weight="normal" officeooo:rsid="008ed789" style:font-size-asian="12pt" style:language-asian="zh" style:country-asian="CN" style:font-weight-asian="normal" style:font-size-complex="12pt" style:language-complex="hi" style:country-complex="IN" style:font-weight-complex="normal"/>
    </style:style>
    <style:style style:name="T9" style:family="text">
      <style:text-properties fo:color="#ff0000" loext:opacity="100%" fo:font-size="12pt" fo:language="la" fo:country="VA" fo:font-weight="normal" officeooo:rsid="001d3c59" style:font-size-asian="12pt" style:language-asian="zh" style:country-asian="CN" style:font-weight-asian="normal" style:font-size-complex="12pt" style:language-complex="hi" style:country-complex="IN" style:font-weight-complex="normal"/>
    </style:style>
    <style:style style:name="T10" style:family="text">
      <style:text-properties fo:color="#ff0000" loext:opacity="100%" fo:font-size="12pt" fo:language="la" fo:country="VA" fo:font-weight="normal" officeooo:rsid="00a075b5" style:font-size-asian="12pt" style:language-asian="zh" style:country-asian="CN" style:font-weight-asian="normal" style:font-size-complex="12pt" style:language-complex="hi" style:country-complex="IN" style:font-weight-complex="normal"/>
    </style:style>
    <style:style style:name="T11" style:family="text">
      <style:text-properties fo:color="#ff0000" loext:opacity="100%" fo:font-size="12pt" fo:language="la" fo:country="VA" fo:font-weight="normal" officeooo:rsid="00b2dd50" style:font-size-asian="12pt" style:language-asian="zh" style:country-asian="CN" style:font-weight-asian="normal" style:font-size-complex="12pt" style:language-complex="hi" style:country-complex="IN" style:font-weight-complex="normal"/>
    </style:style>
    <style:style style:name="T12" style:family="text">
      <style:text-properties fo:color="#ff0000" loext:opacity="100%" fo:font-size="12pt" fo:language="la" fo:country="VA" fo:font-weight="normal" officeooo:rsid="00b34821" style:font-size-asian="12pt" style:language-asian="zh" style:country-asian="CN" style:font-weight-asian="normal" style:font-size-complex="12pt" style:language-complex="hi" style:country-complex="IN" style:font-weight-complex="normal"/>
    </style:style>
    <style:style style:name="T13" style:family="text">
      <style:text-properties fo:color="#ff0000" loext:opacity="100%" fo:font-size="12pt" fo:language="la" fo:country="VA" fo:font-weight="normal" officeooo:rsid="00c44ae2" style:font-size-asian="12pt" style:language-asian="zh" style:country-asian="CN" style:font-weight-asian="normal" style:font-size-complex="12pt" style:language-complex="hi" style:country-complex="IN" style:font-weight-complex="normal"/>
    </style:style>
    <style:style style:name="T14" style:family="text">
      <style:text-properties fo:color="#ff0000" loext:opacity="100%" fo:font-size="12pt" fo:language="la" fo:country="VA" fo:font-weight="normal" officeooo:rsid="00d0abe3" style:font-size-asian="12pt" style:language-asian="zh" style:country-asian="CN" style:font-weight-asian="normal" style:font-size-complex="12pt" style:language-complex="hi" style:country-complex="IN" style:font-weight-complex="normal"/>
    </style:style>
    <style:style style:name="T15" style:family="text">
      <style:text-properties fo:color="#ff0000" loext:opacity="100%" fo:font-size="12pt" fo:language="la" fo:country="VA" fo:font-weight="normal" officeooo:rsid="00df4622" style:font-size-asian="12pt" style:language-asian="zh" style:country-asian="CN" style:font-weight-asian="normal" style:font-size-complex="12pt" style:language-complex="hi" style:country-complex="IN" style:font-weight-complex="normal"/>
    </style:style>
    <style:style style:name="T16" style:family="text">
      <style:text-properties fo:color="#ff0000" loext:opacity="100%" fo:font-size="12pt" fo:language="la" fo:country="VA" fo:font-weight="normal" officeooo:rsid="00f93255" style:font-size-asian="12pt" style:language-asian="zh" style:country-asian="CN" style:font-weight-asian="normal" style:font-size-complex="12pt" style:language-complex="hi" style:country-complex="IN" style:font-weight-complex="normal"/>
    </style:style>
    <style:style style:name="T17" style:family="text">
      <style:text-properties fo:color="#ff0000" loext:opacity="100%" fo:font-size="12pt" fo:language="la" fo:country="VA" fo:font-weight="normal" officeooo:rsid="010bcc52" style:font-size-asian="12pt" style:language-asian="zh" style:country-asian="CN" style:font-weight-asian="normal" style:font-size-complex="12pt" style:language-complex="hi" style:country-complex="IN" style:font-weight-complex="normal"/>
    </style:style>
    <style:style style:name="T18" style:family="text">
      <style:text-properties fo:color="#ff0000" loext:opacity="100%" fo:font-size="12pt" fo:language="la" fo:country="VA" fo:font-weight="normal" officeooo:rsid="0057fcbb" style:font-size-asian="12pt" style:language-asian="zh" style:country-asian="CN" style:font-weight-asian="normal" style:font-size-complex="12pt" style:language-complex="hi" style:country-complex="IN" style:font-weight-complex="normal"/>
    </style:style>
    <style:style style:name="T19" style:family="text">
      <style:text-properties fo:color="#ff0000" loext:opacity="100%" fo:font-size="12pt" fo:language="la" fo:country="VA" fo:font-weight="normal" officeooo:rsid="0020a690" style:font-size-asian="12pt" style:language-asian="zh" style:country-asian="CN" style:font-weight-asian="normal" style:font-size-complex="12pt" style:language-complex="hi" style:country-complex="IN" style:font-weight-complex="normal"/>
    </style:style>
    <style:style style:name="T20" style:family="text">
      <style:text-properties fo:color="#ff0000" loext:opacity="100%" fo:font-size="12pt" fo:language="la" fo:country="VA" fo:font-weight="normal" officeooo:rsid="003a708e" style:font-size-asian="12pt" style:language-asian="zh" style:country-asian="CN" style:font-weight-asian="normal" style:font-size-complex="12pt" style:language-complex="hi" style:country-complex="IN" style:font-weight-complex="normal"/>
    </style:style>
    <style:style style:name="T21" style:family="text">
      <style:text-properties fo:color="#ff0000" loext:opacity="100%" fo:font-size="12pt" fo:language="la" fo:country="VA" fo:font-weight="normal" officeooo:rsid="0112f9ae" style:font-size-asian="12pt" style:language-asian="zh" style:country-asian="CN" style:font-weight-asian="normal" style:font-size-complex="12pt" style:language-complex="hi" style:country-complex="IN" style:font-weight-complex="normal"/>
    </style:style>
    <style:style style:name="T22" style:family="text">
      <style:text-properties fo:color="#ff0000" loext:opacity="100%" fo:font-size="12pt" fo:language="la" fo:country="VA" fo:font-weight="normal" officeooo:rsid="001ce482" style:font-size-asian="12pt" style:language-asian="zh" style:country-asian="CN" style:font-weight-asian="normal" style:font-size-complex="12pt" style:language-complex="hi" style:country-complex="IN" style:font-weight-complex="normal"/>
    </style:style>
    <style:style style:name="T23" style:family="text">
      <style:text-properties fo:color="#ff0000" loext:opacity="100%" fo:font-size="12pt" fo:language="la" fo:country="VA" fo:font-weight="normal" officeooo:rsid="00c725dd" style:font-size-asian="12pt" style:language-asian="zh" style:country-asian="CN" style:font-weight-asian="normal" style:font-size-complex="12pt" style:language-complex="hi" style:country-complex="IN" style:font-weight-complex="normal"/>
    </style:style>
    <style:style style:name="T24" style:family="text">
      <style:text-properties fo:color="#ff0000" loext:opacity="100%" fo:font-size="12pt" fo:language="la" fo:country="VA" style:font-size-asian="12pt" style:language-asian="zh" style:country-asian="CN" style:font-size-complex="12pt" style:language-complex="hi" style:country-complex="IN"/>
    </style:style>
    <style:style style:name="T25" style:family="text">
      <style:text-properties fo:color="#ff0000" loext:opacity="100%" fo:font-size="12pt" fo:language="la" fo:country="VA" officeooo:rsid="0030a648" style:font-size-asian="12pt" style:language-asian="zh" style:country-asian="CN" style:font-size-complex="12pt" style:language-complex="hi" style:country-complex="IN"/>
    </style:style>
    <style:style style:name="T26" style:family="text">
      <style:text-properties fo:color="#ff0000" loext:opacity="100%" fo:font-size="12pt" fo:language="la" fo:country="VA" officeooo:rsid="001c0314" style:font-size-asian="12pt" style:language-asian="zh" style:country-asian="CN" style:font-size-complex="12pt" style:language-complex="hi" style:country-complex="IN"/>
    </style:style>
    <style:style style:name="T27" style:family="text">
      <style:text-properties fo:color="#ff0000" loext:opacity="100%" fo:font-size="12pt" fo:language="la" fo:country="VA" officeooo:rsid="0011dbbc" style:font-size-asian="12pt" style:language-asian="zh" style:country-asian="CN" style:font-size-complex="12pt" style:language-complex="hi" style:country-complex="IN"/>
    </style:style>
    <style:style style:name="T28" style:family="text">
      <style:text-properties fo:color="#ff0000" loext:opacity="100%" fo:font-size="12pt" fo:language="la" fo:country="VA" officeooo:rsid="00af29e7" style:font-size-asian="12pt" style:language-asian="zh" style:country-asian="CN" style:font-size-complex="12pt" style:language-complex="hi" style:country-complex="IN"/>
    </style:style>
    <style:style style:name="T29" style:family="text">
      <style:text-properties fo:color="#ff0000" loext:opacity="100%" fo:font-size="12pt" fo:language="la" fo:country="VA" style:font-size-asian="12pt" style:language-asian="zh" style:country-asian="CN" style:language-complex="hi" style:country-complex="IN"/>
    </style:style>
    <style:style style:name="T30" style:family="text">
      <style:text-properties fo:color="#ff0000" loext:opacity="100%" fo:font-size="12pt" fo:language="la" fo:country="VA" fo:font-style="normal" style:font-size-asian="12pt" style:language-asian="zh" style:country-asian="CN" style:font-style-asian="normal" style:font-size-complex="12pt" style:language-complex="hi" style:country-complex="IN" style:font-style-complex="normal"/>
    </style:style>
    <style:style style:name="T31" style:family="text">
      <style:text-properties fo:color="#ff0000" loext:opacity="100%" fo:font-size="12pt" fo:language="la" fo:country="VA" fo:font-style="normal" officeooo:rsid="001e92b2" style:font-size-asian="12pt" style:language-asian="zh" style:country-asian="CN" style:font-style-asian="normal" style:font-size-complex="12pt" style:language-complex="hi" style:country-complex="IN" style:font-style-complex="normal"/>
    </style:style>
    <style:style style:name="T32" style:family="text">
      <style:text-properties fo:color="#ff0000" loext:opacity="100%" fo:font-size="12pt" fo:language="la" fo:country="VA" fo:font-style="normal" officeooo:rsid="0011dbbc" style:font-size-asian="12pt" style:language-asian="zh" style:country-asian="CN" style:font-style-asian="normal" style:font-size-complex="12pt" style:language-complex="hi" style:country-complex="IN" style:font-style-complex="normal"/>
    </style:style>
    <style:style style:name="T33" style:family="text">
      <style:text-properties fo:color="#ff0000" loext:opacity="100%" fo:font-size="12pt" style:font-size-asian="12pt"/>
    </style:style>
    <style:style style:name="T34" style:family="text">
      <style:text-properties fo:color="#ff0000" loext:opacity="100%" fo:language="la" fo:country="VA" style:language-asian="zh" style:country-asian="CN" style:language-complex="hi" style:country-complex="IN"/>
    </style:style>
    <style:style style:name="T35" style:family="text">
      <style:text-properties fo:color="#ff0000" loext:opacity="100%" fo:language="la" fo:country="VA" officeooo:rsid="0030a648" style:language-asian="zh" style:country-asian="CN" style:language-complex="hi" style:country-complex="IN"/>
    </style:style>
    <style:style style:name="T36" style:family="text">
      <style:text-properties fo:color="#ff0000" loext:opacity="100%" fo:language="la" fo:country="VA" officeooo:rsid="0020c7fe" style:language-asian="zh" style:country-asian="CN" style:language-complex="hi" style:country-complex="IN"/>
    </style:style>
    <style:style style:name="T37" style:family="text">
      <style:text-properties fo:color="#ff0000" loext:opacity="100%" fo:language="la" fo:country="VA" officeooo:rsid="00e10683" style:language-asian="zh" style:country-asian="CN" style:language-complex="hi" style:country-complex="IN"/>
    </style:style>
    <style:style style:name="T38" style:family="text">
      <style:text-properties fo:color="#ff0000" loext:opacity="100%" fo:language="la" fo:country="VA" officeooo:rsid="00e2e277" style:language-asian="zh" style:country-asian="CN" style:language-complex="hi" style:country-complex="IN"/>
    </style:style>
    <style:style style:name="T39" style:family="text">
      <style:text-properties fo:color="#ff0000" loext:opacity="100%" fo:language="la" fo:country="VA" fo:font-weight="normal" style:language-asian="zh" style:country-asian="CN" style:font-weight-asian="normal" style:language-complex="hi" style:country-complex="IN" style:font-weight-complex="normal"/>
    </style:style>
    <style:style style:name="T40" style:family="text">
      <style:text-properties fo:color="#ff0000" loext:opacity="100%" fo:language="la" fo:country="VA" fo:font-weight="normal" officeooo:rsid="00b0a1c4" style:language-asian="zh" style:country-asian="CN" style:font-weight-asian="normal" style:language-complex="hi" style:country-complex="IN" style:font-weight-complex="normal"/>
    </style:style>
    <style:style style:name="T41" style:family="text">
      <style:text-properties fo:color="#ff0000" loext:opacity="100%" fo:language="la" fo:country="VA" fo:font-weight="normal" officeooo:rsid="008b5b3b" style:language-asian="zh" style:country-asian="CN" style:font-weight-asian="normal" style:language-complex="hi" style:country-complex="IN" style:font-weight-complex="normal"/>
    </style:style>
    <style:style style:name="T42" style:family="text">
      <style:text-properties fo:color="#ff0000" loext:opacity="100%" fo:language="la" fo:country="VA" fo:font-weight="normal" officeooo:rsid="008ed789" style:language-asian="zh" style:country-asian="CN" style:font-weight-asian="normal" style:language-complex="hi" style:country-complex="IN" style:font-weight-complex="normal"/>
    </style:style>
    <style:style style:name="T43" style:family="text">
      <style:text-properties fo:color="#ff0000" loext:opacity="100%" fo:language="la" fo:country="VA" fo:font-weight="normal" officeooo:rsid="008a529c" style:language-asian="zh" style:country-asian="CN" style:font-weight-asian="normal" style:language-complex="hi" style:country-complex="IN" style:font-weight-complex="normal"/>
    </style:style>
    <style:style style:name="T44" style:family="text">
      <style:text-properties fo:color="#ff0000" loext:opacity="100%" fo:language="la" fo:country="VA" fo:font-weight="normal" officeooo:rsid="00175ef8" style:language-asian="zh" style:country-asian="CN" style:font-weight-asian="normal" style:language-complex="hi" style:country-complex="IN" style:font-weight-complex="normal"/>
    </style:style>
    <style:style style:name="T45" style:family="text">
      <style:text-properties fo:color="#ff0000" loext:opacity="100%" fo:language="la" fo:country="VA" fo:font-weight="normal" officeooo:rsid="001b7e00" style:language-asian="zh" style:country-asian="CN" style:font-weight-asian="normal" style:language-complex="hi" style:country-complex="IN" style:font-weight-complex="normal"/>
    </style:style>
    <style:style style:name="T46" style:family="text">
      <style:text-properties fo:color="#ff0000" loext:opacity="100%" fo:language="la" fo:country="VA" fo:font-weight="normal" officeooo:rsid="009e8ca6" style:language-asian="zh" style:country-asian="CN" style:font-weight-asian="normal" style:language-complex="hi" style:country-complex="IN" style:font-weight-complex="normal"/>
    </style:style>
    <style:style style:name="T47" style:family="text">
      <style:text-properties fo:color="#ff0000" loext:opacity="100%" fo:language="la" fo:country="VA" fo:font-weight="normal" officeooo:rsid="00a075b5" style:language-asian="zh" style:country-asian="CN" style:font-weight-asian="normal" style:language-complex="hi" style:country-complex="IN" style:font-weight-complex="normal"/>
    </style:style>
    <style:style style:name="T48" style:family="text">
      <style:text-properties fo:color="#ff0000" loext:opacity="100%" fo:language="la" fo:country="VA" fo:font-weight="normal" officeooo:rsid="00ad892d" style:language-asian="zh" style:country-asian="CN" style:font-weight-asian="normal" style:language-complex="hi" style:country-complex="IN" style:font-weight-complex="normal"/>
    </style:style>
    <style:style style:name="T49" style:family="text">
      <style:text-properties fo:color="#ff0000" loext:opacity="100%" fo:language="la" fo:country="VA" fo:font-weight="normal" officeooo:rsid="00b34821" style:language-asian="zh" style:country-asian="CN" style:font-weight-asian="normal" style:language-complex="hi" style:country-complex="IN" style:font-weight-complex="normal"/>
    </style:style>
    <style:style style:name="T50" style:family="text">
      <style:text-properties fo:color="#ff0000" loext:opacity="100%" fo:language="la" fo:country="VA" fo:font-weight="normal" officeooo:rsid="00c44ae2" style:language-asian="zh" style:country-asian="CN" style:font-weight-asian="normal" style:language-complex="hi" style:country-complex="IN" style:font-weight-complex="normal"/>
    </style:style>
    <style:style style:name="T51" style:family="text">
      <style:text-properties fo:color="#ff0000" loext:opacity="100%" fo:language="la" fo:country="VA" fo:font-weight="normal" officeooo:rsid="00d0abe3" style:language-asian="zh" style:country-asian="CN" style:font-weight-asian="normal" style:language-complex="hi" style:country-complex="IN" style:font-weight-complex="normal"/>
    </style:style>
    <style:style style:name="T52" style:family="text">
      <style:text-properties fo:color="#ff0000" loext:opacity="100%" fo:language="la" fo:country="VA" fo:font-weight="normal" officeooo:rsid="00df4622" style:language-asian="zh" style:country-asian="CN" style:font-weight-asian="normal" style:language-complex="hi" style:country-complex="IN" style:font-weight-complex="normal"/>
    </style:style>
    <style:style style:name="T53" style:family="text">
      <style:text-properties fo:color="#ff0000" loext:opacity="100%" fo:language="la" fo:country="VA" fo:font-weight="normal" officeooo:rsid="00f93255" style:language-asian="zh" style:country-asian="CN" style:font-weight-asian="normal" style:language-complex="hi" style:country-complex="IN" style:font-weight-complex="normal"/>
    </style:style>
    <style:style style:name="T54" style:family="text">
      <style:text-properties fo:color="#ff0000" loext:opacity="100%" fo:language="la" fo:country="VA" fo:font-weight="normal" officeooo:rsid="003a708e" style:language-asian="zh" style:country-asian="CN" style:font-weight-asian="normal" style:language-complex="hi" style:country-complex="IN" style:font-weight-complex="normal"/>
    </style:style>
    <style:style style:name="T55" style:family="text">
      <style:text-properties fo:color="#ff0000" loext:opacity="100%" fo:language="la" fo:country="VA" fo:font-weight="normal" officeooo:rsid="0070d6de" style:language-asian="zh" style:country-asian="CN" style:font-weight-asian="normal" style:language-complex="hi" style:country-complex="IN" style:font-weight-complex="normal"/>
    </style:style>
    <style:style style:name="T56" style:family="text">
      <style:text-properties fo:color="#ff0000" loext:opacity="100%" fo:language="la" fo:country="VA" fo:font-weight="normal" officeooo:rsid="013c0286" style:language-asian="zh" style:country-asian="CN" style:font-weight-asian="normal" style:language-complex="hi" style:country-complex="IN" style:font-weight-complex="normal"/>
    </style:style>
    <style:style style:name="T57" style:family="text">
      <style:text-properties fo:color="#ff0000" loext:opacity="100%" fo:language="la" fo:country="VA" fo:font-weight="normal" officeooo:rsid="001e85d1" style:language-asian="zh" style:country-asian="CN" style:font-weight-asian="normal" style:language-complex="hi" style:country-complex="IN" style:font-weight-complex="normal"/>
    </style:style>
    <style:style style:name="T58" style:family="text">
      <style:text-properties fo:color="#ff0000" loext:opacity="100%" fo:language="la" fo:country="VA" fo:font-weight="normal" officeooo:rsid="0112f9ae" style:language-asian="zh" style:country-asian="CN" style:font-weight-asian="normal" style:language-complex="hi" style:country-complex="IN" style:font-weight-complex="normal"/>
    </style:style>
    <style:style style:name="T59" style:family="text">
      <style:text-properties fo:color="#ff0000" loext:opacity="100%" fo:language="la" fo:country="VA" fo:font-weight="normal" officeooo:rsid="001ce482" style:language-asian="zh" style:country-asian="CN" style:font-weight-asian="normal" style:language-complex="hi" style:country-complex="IN" style:font-weight-complex="normal"/>
    </style:style>
    <style:style style:name="T60" style:family="text">
      <style:text-properties fo:color="#ff0000" loext:opacity="100%" officeooo:rsid="010b508f"/>
    </style:style>
    <style:style style:name="T61" style:family="text">
      <style:text-properties fo:color="#ff0000" loext:opacity="100%" style:font-name="Bookman BT S.O.Cist." fo:font-size="12pt" fo:letter-spacing="normal" fo:language="la" fo:country="VA" fo:font-style="normal" fo:font-weight="normal" officeooo:rsid="003a708e" fo:background-color="#ffffff" loext:char-shading-value="0"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style:style>
    <style:style style:name="T62" style:family="text">
      <style:text-properties fo:color="#ff0000" loext:opacity="100%" style:font-name="Bookman BT S.O.Cist." fo:font-size="12pt" fo:letter-spacing="normal" fo:language="la" fo:country="VA" fo:font-style="normal" fo:font-weight="normal" officeooo:rsid="00b5f798" fo:background-color="#ffffff" loext:char-shading-value="0"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style:style>
    <style:style style:name="T63" style:family="text">
      <style:text-properties fo:color="#ff0000" loext:opacity="100%" style:font-name="Bookman BT S.O.Cist." fo:font-size="12pt" fo:letter-spacing="normal" fo:language="la" fo:country="VA" fo:font-style="normal" fo:font-weight="normal" officeooo:rsid="0114a06a" fo:background-color="#ffffff" loext:char-shading-value="0"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style:style>
    <style:style style:name="T64" style:family="text">
      <style:text-properties fo:color="#ff0000" loext:opacity="100%" style:font-name="Bookman BT S.O.Cist.1" officeooo:rsid="001e85d1"/>
    </style:style>
    <style:style style:name="T65" style:family="text">
      <style:text-properties fo:color="#ff0000" loext:opacity="100%" officeooo:rsid="0133b664"/>
    </style:style>
    <style:style style:name="T66" style:family="text">
      <style:text-properties fo:color="#ff0000" loext:opacity="100%" style:font-name="Linux Libertine S.O.Cist.2" fo:font-size="12pt" fo:language="la" fo:country="VA" style:font-size-asian="12pt" style:language-asian="zh" style:country-asian="CN" style:language-complex="hi" style:country-complex="IN"/>
    </style:style>
    <style:style style:name="T67" style:family="text">
      <style:text-properties fo:color="#ff0000" loext:opacity="100%" style:font-name="Linux Libertine S.O.Cist.2" fo:font-size="12pt" fo:language="la" fo:country="VA" officeooo:rsid="0132e075" style:font-size-asian="12pt" style:language-asian="zh" style:country-asian="CN" style:language-complex="hi" style:country-complex="IN"/>
    </style:style>
    <style:style style:name="T68" style:family="text">
      <style:text-properties fo:color="#ff0000" loext:opacity="100%" style:font-name="Linux Libertine S.O.Cist.2" fo:font-size="12pt" fo:language="la" fo:country="VA" officeooo:rsid="0133b664" style:font-size-asian="12pt" style:language-asian="zh" style:country-asian="CN" style:language-complex="hi" style:country-complex="IN"/>
    </style:style>
    <style:style style:name="T69" style:family="text">
      <style:text-properties fo:color="#ff0000" loext:opacity="100%" style:font-name="Linux Libertine S.O.Cist.2" fo:font-size="12pt" fo:language="cs" fo:country="CZ" officeooo:rsid="0132e075" style:font-size-asian="12pt" style:language-asian="zh" style:country-asian="CN" style:language-complex="hi" style:country-complex="IN"/>
    </style:style>
    <style:style style:name="T70" style:family="text">
      <style:text-properties fo:color="#ff0000" loext:opacity="100%" style:font-name="Linux Libertine S.O.Cist.2" fo:font-size="12pt" fo:language="cs" fo:country="CZ" officeooo:rsid="0133b664" style:font-size-asian="12pt" style:language-asian="zh" style:country-asian="CN" style:language-complex="hi" style:country-complex="IN"/>
    </style:style>
    <style:style style:name="T71" style:family="text">
      <style:text-properties fo:color="#ff0000" loext:opacity="100%" officeooo:rsid="0132e075"/>
    </style:style>
    <style:style style:name="T72" style:family="text">
      <style:text-properties fo:color="#ff0000" loext:opacity="100%" fo:letter-spacing="normal" fo:font-style="normal" fo:font-weight="normal" officeooo:rsid="0034e2b4" style:font-name-asian="Andale Sans UI1" style:language-asian="zh" style:country-asian="CN" style:font-style-asian="normal" style:font-weight-asian="normal" style:font-name-complex="Tahoma1" style:font-size-complex="12pt" style:language-complex="hi" style:country-complex="IN" style:font-style-complex="normal" style:font-weight-complex="normal"/>
    </style:style>
    <style:style style:name="T73" style:family="text">
      <style:text-properties fo:color="#00000a" loext:opacity="100%"/>
    </style:style>
    <style:style style:name="T74" style:family="text">
      <style:text-properties fo:color="#00000a" loext:opacity="100%" fo:language="la" fo:country="VA" fo:font-weight="normal" style:language-asian="zh" style:country-asian="CN" style:font-weight-asian="normal" style:language-complex="hi" style:country-complex="IN" style:font-weight-complex="normal"/>
    </style:style>
    <style:style style:name="T75" style:family="text">
      <style:text-properties fo:color="#00000a" loext:opacity="100%" fo:language="la" fo:country="VA" fo:font-weight="normal" officeooo:rsid="00b34821" style:language-asian="zh" style:country-asian="CN" style:font-weight-asian="normal" style:language-complex="hi" style:country-complex="IN" style:font-weight-complex="normal"/>
    </style:style>
    <style:style style:name="T76" style:family="text">
      <style:text-properties fo:color="#00000a" loext:opacity="100%" fo:language="la" fo:country="VA" fo:font-weight="normal" officeooo:rsid="00df4622" style:language-asian="zh" style:country-asian="CN" style:font-weight-asian="normal" style:language-complex="hi" style:country-complex="IN" style:font-weight-complex="normal"/>
    </style:style>
    <style:style style:name="T77" style:family="text">
      <style:text-properties fo:color="#00000a" loext:opacity="100%" fo:language="la" fo:country="VA" fo:font-weight="normal" officeooo:rsid="00272637" style:language-asian="zh" style:country-asian="CN" style:font-weight-asian="normal" style:language-complex="hi" style:country-complex="IN" style:font-weight-complex="normal"/>
    </style:style>
    <style:style style:name="T78" style:family="text">
      <style:text-properties fo:color="#00000a" loext:opacity="100%" fo:language="la" fo:country="VA" fo:font-weight="normal" officeooo:rsid="003a708e" style:language-asian="zh" style:country-asian="CN" style:font-weight-asian="normal" style:language-complex="hi" style:country-complex="IN" style:font-weight-complex="normal"/>
    </style:style>
    <style:style style:name="T79" style:family="text">
      <style:text-properties fo:color="#00000a" loext:opacity="100%" fo:language="la" fo:country="VA" fo:font-weight="normal" officeooo:rsid="001e85d1" style:language-asian="zh" style:country-asian="CN" style:font-weight-asian="normal" style:language-complex="hi" style:country-complex="IN" style:font-weight-complex="normal"/>
    </style:style>
    <style:style style:name="T80" style:family="text">
      <style:text-properties fo:color="#00000a" loext:opacity="100%" fo:language="la" fo:country="VA" fo:font-weight="normal" officeooo:rsid="0112f9ae" style:language-asian="zh" style:country-asian="CN" style:font-weight-asian="normal" style:language-complex="hi" style:country-complex="IN" style:font-weight-complex="normal"/>
    </style:style>
    <style:style style:name="T81" style:family="text">
      <style:text-properties fo:color="#00000a" loext:opacity="100%" officeooo:rsid="00eaa362"/>
    </style:style>
    <style:style style:name="T82" style:family="text">
      <style:text-properties fo:color="#00000a" loext:opacity="100%" officeooo:rsid="00dc45a7"/>
    </style:style>
    <style:style style:name="T83" style:family="text">
      <style:text-properties fo:color="#00000a" loext:opacity="100%" officeooo:rsid="00de7d3c"/>
    </style:style>
    <style:style style:name="T84" style:family="text">
      <style:text-properties fo:color="#00000a" loext:opacity="100%" officeooo:rsid="00df0e99"/>
    </style:style>
    <style:style style:name="T85" style:family="text">
      <style:text-properties fo:color="#00000a" loext:opacity="100%" style:font-name="Bookman BT S.O.Cist.1" officeooo:rsid="001e85d1"/>
    </style:style>
    <style:style style:name="T86" style:family="text">
      <style:text-properties fo:color="#00000a" loext:opacity="100%" style:font-name="Bookman BT S.O.Cist.1" officeooo:rsid="003a708e"/>
    </style:style>
    <style:style style:name="T87" style:family="text">
      <style:text-properties fo:color="#00000a" loext:opacity="100%" officeooo:rsid="0120e79f"/>
    </style:style>
    <style:style style:name="T88" style:family="text">
      <style:text-properties fo:color="#00000a" loext:opacity="100%" fo:font-style="italic" officeooo:rsid="0120e79f" style:font-style-asian="italic" style:font-style-complex="italic"/>
    </style:style>
    <style:style style:name="T89" style:family="text">
      <style:text-properties fo:color="#00000a" loext:opacity="100%" officeooo:rsid="0122eb7e"/>
    </style:style>
    <style:style style:name="T90" style:family="text">
      <style:text-properties fo:color="#00000a" loext:opacity="100%" officeooo:rsid="013cf03e"/>
    </style:style>
    <style:style style:name="T91" style:family="text">
      <style:text-properties fo:color="#00000a" loext:opacity="100%" officeooo:rsid="0140652d"/>
    </style:style>
    <style:style style:name="T92" style:family="text">
      <style:text-properties fo:color="#00000a" loext:opacity="100%" officeooo:rsid="014138b3"/>
    </style:style>
    <style:style style:name="T93" style:family="text">
      <style:text-properties officeooo:rsid="0030a648"/>
    </style:style>
    <style:style style:name="T94" style:family="text">
      <style:text-properties officeooo:rsid="009212f9"/>
    </style:style>
    <style:style style:name="T95" style:family="text">
      <style:text-properties fo:color="#000000" loext:opacity="100%" fo:language="la" fo:country="VA" style:language-asian="zh" style:country-asian="CN" style:language-complex="hi" style:country-complex="IN"/>
    </style:style>
    <style:style style:name="T96" style:family="text">
      <style:text-properties fo:color="#000000" loext:opacity="100%" fo:language="la" fo:country="VA" officeooo:rsid="0030a648" style:language-asian="zh" style:country-asian="CN" style:language-complex="hi" style:country-complex="IN"/>
    </style:style>
    <style:style style:name="T97" style:family="text">
      <style:text-properties fo:color="#000000" loext:opacity="100%" fo:language="la" fo:country="VA" officeooo:rsid="001f82f9" style:language-asian="zh" style:country-asian="CN" style:language-complex="hi" style:country-complex="IN"/>
    </style:style>
    <style:style style:name="T98" style:family="text">
      <style:text-properties fo:color="#000000" loext:opacity="100%" fo:language="la" fo:country="VA" officeooo:rsid="00b6ca30" style:language-asian="zh" style:country-asian="CN" style:language-complex="hi" style:country-complex="IN"/>
    </style:style>
    <style:style style:name="T99" style:family="text">
      <style:text-properties fo:color="#000000" loext:opacity="100%" fo:letter-spacing="normal" fo:font-style="normal" fo:font-weight="normal" officeooo:rsid="0030a648" style:font-name-asian="Andale Sans UI1" style:font-style-asian="normal" style:font-weight-asian="normal" style:font-name-complex="Tahoma1" style:font-style-complex="normal" style:font-weight-complex="normal"/>
    </style:style>
    <style:style style:name="T100" style:family="text">
      <style:text-properties fo:color="#000000" loext:opacity="100%" fo:letter-spacing="normal" fo:font-style="normal" fo:font-weight="normal" officeooo:rsid="0034e2b4" style:font-name-asian="Andale Sans UI1" style:language-asian="zh" style:country-asian="CN" style:font-style-asian="normal" style:font-weight-asian="normal" style:font-name-complex="Tahoma1" style:font-size-complex="12pt" style:language-complex="hi" style:country-complex="IN" style:font-style-complex="normal" style:font-weight-complex="normal"/>
    </style:style>
    <style:style style:name="T101" style:family="text">
      <style:text-properties fo:color="#000000" loext:opacity="100%" fo:font-size="12pt" fo:language="la" fo:country="VA" style:font-size-asian="12pt" style:language-asian="zh" style:country-asian="CN" style:font-size-complex="12pt" style:language-complex="hi" style:country-complex="IN"/>
    </style:style>
    <style:style style:name="T102" style:family="text">
      <style:text-properties fo:color="#000000" loext:opacity="100%" fo:font-size="12pt" fo:language="la" fo:country="VA" officeooo:rsid="0030a648" style:font-size-asian="12pt" style:language-asian="zh" style:country-asian="CN" style:font-size-complex="12pt" style:language-complex="hi" style:country-complex="IN"/>
    </style:style>
    <style:style style:name="T103" style:family="text">
      <style:text-properties fo:color="#000000" loext:opacity="100%" fo:font-size="12pt" fo:language="la" fo:country="VA" officeooo:rsid="0028b0db" style:font-size-asian="12pt" style:language-asian="zh" style:country-asian="CN" style:font-size-complex="12pt" style:language-complex="hi" style:country-complex="IN"/>
    </style:style>
    <style:style style:name="T104" style:family="text">
      <style:text-properties fo:color="#000000" loext:opacity="100%" fo:font-size="12pt" fo:language="la" fo:country="VA" officeooo:rsid="00d1584f" style:font-size-asian="12pt" style:language-asian="zh" style:country-asian="CN" style:font-size-complex="12pt" style:language-complex="hi" style:country-complex="IN"/>
    </style:style>
    <style:style style:name="T105" style:family="text">
      <style:text-properties fo:color="#000000" loext:opacity="100%" fo:font-size="12pt" fo:language="la" fo:country="VA" officeooo:rsid="0016d416" style:font-size-asian="12pt" style:language-asian="zh" style:country-asian="CN" style:font-size-complex="12pt" style:language-complex="hi" style:country-complex="IN"/>
    </style:style>
    <style:style style:name="T106" style:family="text">
      <style:text-properties fo:color="#000000" loext:opacity="100%" fo:font-size="12pt" fo:language="la" fo:country="VA" officeooo:rsid="0031de23" style:font-size-asian="12pt" style:language-asian="zh" style:country-asian="CN" style:font-size-complex="12pt" style:language-complex="hi" style:country-complex="IN"/>
    </style:style>
    <style:style style:name="T107" style:family="text">
      <style:text-properties fo:color="#000000" loext:opacity="100%" fo:font-size="12pt" fo:language="la" fo:country="VA" officeooo:rsid="00af29e7" style:font-size-asian="12pt" style:language-asian="zh" style:country-asian="CN" style:font-size-complex="12pt" style:language-complex="hi" style:country-complex="IN"/>
    </style:style>
    <style:style style:name="T108" style:family="text">
      <style:text-properties fo:color="#000000" loext:opacity="100%" fo:font-size="12pt" fo:language="la" fo:country="VA" style:font-size-asian="12pt" style:language-asian="zh" style:country-asian="CN" style:language-complex="hi" style:country-complex="IN"/>
    </style:style>
    <style:style style:name="T109" style:family="text">
      <style:text-properties fo:color="#000000" loext:opacity="100%" fo:font-size="12pt" style:font-size-asian="12pt"/>
    </style:style>
    <style:style style:name="T110" style:family="text">
      <style:text-properties fo:color="#000000" loext:opacity="100%" fo:font-size="12pt" officeooo:rsid="00379f56" style:font-size-asian="12pt"/>
    </style:style>
    <style:style style:name="T111" style:family="text">
      <style:text-properties fo:color="#000000" loext:opacity="100%" style:font-name="Linux Libertine S.O.Cist.1" fo:font-size="12pt" fo:letter-spacing="normal" fo:language="la" fo:country="VA" fo:font-style="normal" fo:font-weight="normal" officeooo:rsid="0034e2b4"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style:style>
    <style:style style:name="T112" style:family="text">
      <style:text-properties fo:color="#000000" loext:opacity="100%" style:font-name="Linux Libertine S.O.Cist.1" fo:font-size="12pt" fo:letter-spacing="normal" fo:language="la" fo:country="VA" fo:font-style="normal" fo:font-weight="normal" officeooo:rsid="00a4d492"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style:style>
    <style:style style:name="T113" style:family="text">
      <style:text-properties fo:color="#000000" loext:opacity="100%" style:font-name="Linux Libertine S.O.Cist.1" fo:font-size="12pt" fo:letter-spacing="normal" fo:language="la" fo:country="VA" fo:font-style="normal" fo:font-weight="normal" officeooo:rsid="008f99bd"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style:style>
    <style:style style:name="T114" style:family="text">
      <style:text-properties fo:color="#000000" loext:opacity="100%" style:font-name="Linux Libertine S.O.Cist.1" fo:font-size="12pt" fo:letter-spacing="normal" fo:language="la" fo:country="VA" fo:font-style="normal" fo:font-weight="normal" officeooo:rsid="01427c62"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style:style>
    <style:style style:name="T115" style:family="text">
      <style:text-properties fo:language="cs" fo:country="CZ"/>
    </style:style>
    <style:style style:name="T116" style:family="text">
      <style:text-properties fo:language="cs" fo:country="CZ" officeooo:rsid="0016d416"/>
    </style:style>
    <style:style style:name="T117" style:family="text">
      <style:text-properties fo:language="cs" fo:country="CZ" officeooo:rsid="001f82f9"/>
    </style:style>
    <style:style style:name="T118" style:family="text">
      <style:text-properties fo:language="cs" fo:country="CZ" officeooo:rsid="0020c7fe"/>
    </style:style>
    <style:style style:name="T119" style:family="text">
      <style:text-properties fo:language="cs" fo:country="CZ" officeooo:rsid="00b6ca30"/>
    </style:style>
    <style:style style:name="T120" style:family="text">
      <style:text-properties fo:language="cs" fo:country="CZ" officeooo:rsid="00e10683"/>
    </style:style>
    <style:style style:name="T121" style:family="text">
      <style:text-properties fo:language="cs" fo:country="CZ" officeooo:rsid="00e2e277"/>
    </style:style>
    <style:style style:name="T122" style:family="text">
      <style:text-properties fo:language="la" fo:country="VA" style:language-asian="zh" style:country-asian="CN" style:language-complex="hi" style:country-complex="IN"/>
    </style:style>
    <style:style style:name="T123" style:family="text">
      <style:text-properties fo:language="la" fo:country="VA" officeooo:rsid="00b6ca30" style:language-asian="zh" style:country-asian="CN" style:language-complex="hi" style:country-complex="IN"/>
    </style:style>
    <style:style style:name="T124" style:family="text">
      <style:text-properties fo:language="la" fo:country="VA" fo:font-weight="normal" style:language-asian="zh" style:country-asian="CN" style:font-weight-asian="normal" style:language-complex="hi" style:country-complex="IN" style:font-weight-complex="normal"/>
    </style:style>
    <style:style style:name="T125" style:family="text">
      <style:text-properties fo:language="la" fo:country="VA" fo:font-weight="normal" officeooo:rsid="001b7e00" style:language-asian="zh" style:country-asian="CN" style:font-weight-asian="normal" style:language-complex="hi" style:country-complex="IN" style:font-weight-complex="normal"/>
    </style:style>
    <style:style style:name="T126" style:family="text">
      <style:text-properties fo:language="la" fo:country="VA" fo:font-weight="normal" officeooo:rsid="00175ef8" style:language-asian="zh" style:country-asian="CN" style:font-weight-asian="normal" style:language-complex="hi" style:country-complex="IN" style:font-weight-complex="normal"/>
    </style:style>
    <style:style style:name="T127" style:family="text">
      <style:text-properties fo:language="la" fo:country="VA" fo:font-weight="normal" officeooo:rsid="00b34821" style:language-asian="zh" style:country-asian="CN" style:font-weight-asian="normal" style:language-complex="hi" style:country-complex="IN" style:font-weight-complex="normal"/>
    </style:style>
    <style:style style:name="T128" style:family="text">
      <style:text-properties fo:language="la" fo:country="VA" fo:font-weight="normal" officeooo:rsid="00c44ae2" style:language-asian="zh" style:country-asian="CN" style:font-weight-asian="normal" style:language-complex="hi" style:country-complex="IN" style:font-weight-complex="normal"/>
    </style:style>
    <style:style style:name="T129" style:family="text">
      <style:text-properties fo:language="la" fo:country="VA" fo:font-weight="normal" officeooo:rsid="00d0abe3" style:language-asian="zh" style:country-asian="CN" style:font-weight-asian="normal" style:language-complex="hi" style:country-complex="IN" style:font-weight-complex="normal"/>
    </style:style>
    <style:style style:name="T130" style:family="text">
      <style:text-properties fo:language="la" fo:country="VA" fo:font-weight="normal" officeooo:rsid="00df4622" style:language-asian="zh" style:country-asian="CN" style:font-weight-asian="normal" style:language-complex="hi" style:country-complex="IN" style:font-weight-complex="normal"/>
    </style:style>
    <style:style style:name="T131" style:family="text">
      <style:text-properties fo:font-style="italic" style:font-style-asian="italic" style:font-style-complex="italic"/>
    </style:style>
    <style:style style:name="T132" style:family="text">
      <style:text-properties fo:font-style="italic" officeooo:rsid="0064366a" style:font-style-asian="italic" style:font-style-complex="italic"/>
    </style:style>
    <style:style style:name="T133" style:family="text">
      <style:text-properties fo:font-style="italic" officeooo:rsid="0065ca5c" style:font-style-asian="italic" style:font-style-complex="italic"/>
    </style:style>
    <style:style style:name="T134" style:family="text">
      <style:text-properties fo:font-style="italic" officeooo:rsid="0093a9fb" style:font-style-asian="italic" style:font-style-complex="italic"/>
    </style:style>
    <style:style style:name="T135" style:family="text">
      <style:text-properties fo:font-style="italic" officeooo:rsid="0098f2de" style:font-style-asian="italic" style:font-style-complex="italic"/>
    </style:style>
    <style:style style:name="T136" style:family="text">
      <style:text-properties fo:font-style="italic" officeooo:rsid="009966e9" style:font-style-asian="italic" style:font-style-complex="italic"/>
    </style:style>
    <style:style style:name="T137" style:family="text">
      <style:text-properties fo:font-style="italic" officeooo:rsid="009d0b2d" style:font-style-asian="italic" style:font-style-complex="italic"/>
    </style:style>
    <style:style style:name="T138" style:family="text">
      <style:text-properties fo:font-style="italic" officeooo:rsid="009db080" style:font-style-asian="italic" style:font-style-complex="italic"/>
    </style:style>
    <style:style style:name="T139" style:family="text">
      <style:text-properties fo:font-style="italic" officeooo:rsid="00a075b5" style:font-style-asian="italic" style:font-style-complex="italic"/>
    </style:style>
    <style:style style:name="T140" style:family="text">
      <style:text-properties fo:font-style="italic" officeooo:rsid="00b22ea2" style:font-style-asian="italic" style:font-style-complex="italic"/>
    </style:style>
    <style:style style:name="T141" style:family="text">
      <style:text-properties fo:font-style="italic" officeooo:rsid="00b2759a" style:font-style-asian="italic" style:font-style-complex="italic"/>
    </style:style>
    <style:style style:name="T142" style:family="text">
      <style:text-properties fo:font-style="italic" officeooo:rsid="00b2dd50" style:font-style-asian="italic" style:font-style-complex="italic"/>
    </style:style>
    <style:style style:name="T143" style:family="text">
      <style:text-properties fo:font-style="italic" officeooo:rsid="00b8ece4" style:font-style-asian="italic" style:font-style-complex="italic"/>
    </style:style>
    <style:style style:name="T144" style:family="text">
      <style:text-properties fo:font-style="italic" officeooo:rsid="00bd87d5" style:font-style-asian="italic" style:font-style-complex="italic"/>
    </style:style>
    <style:style style:name="T145" style:family="text">
      <style:text-properties fo:font-style="italic" officeooo:rsid="00c7623a" style:font-style-asian="italic" style:font-style-complex="italic"/>
    </style:style>
    <style:style style:name="T146" style:family="text">
      <style:text-properties fo:font-style="italic" officeooo:rsid="00cd8c51" style:font-style-asian="italic" style:font-style-complex="italic"/>
    </style:style>
    <style:style style:name="T147" style:family="text">
      <style:text-properties fo:font-style="italic" officeooo:rsid="00ec2d5b" style:font-style-asian="italic" style:font-style-complex="italic"/>
    </style:style>
    <style:style style:name="T148" style:family="text">
      <style:text-properties fo:font-style="italic" officeooo:rsid="00ed4f49" style:font-style-asian="italic" style:font-style-complex="italic"/>
    </style:style>
    <style:style style:name="T149" style:family="text">
      <style:text-properties fo:font-style="italic" officeooo:rsid="00f2288c" style:font-style-asian="italic" style:font-style-complex="italic"/>
    </style:style>
    <style:style style:name="T150" style:family="text">
      <style:text-properties fo:font-style="italic" officeooo:rsid="003b9cde" style:font-style-asian="italic" style:font-style-complex="italic"/>
    </style:style>
    <style:style style:name="T151" style:family="text">
      <style:text-properties fo:font-style="italic" officeooo:rsid="01521924" style:font-style-asian="italic" style:font-style-complex="italic"/>
    </style:style>
    <style:style style:name="T152" style:family="text">
      <style:text-properties fo:font-style="italic" officeooo:rsid="0023c47c" style:font-style-asian="italic" style:font-style-complex="italic"/>
    </style:style>
    <style:style style:name="T153" style:family="text">
      <style:text-properties fo:font-style="italic" officeooo:rsid="003a2221" style:font-style-asian="italic" style:font-style-complex="italic"/>
    </style:style>
    <style:style style:name="T154" style:family="text">
      <style:text-properties fo:font-style="italic" officeooo:rsid="01098908" style:font-style-asian="italic" style:font-style-complex="italic"/>
    </style:style>
    <style:style style:name="T155" style:family="text">
      <style:text-properties fo:font-style="italic" officeooo:rsid="010d80aa" style:font-style-asian="italic" style:font-style-complex="italic"/>
    </style:style>
    <style:style style:name="T156" style:family="text">
      <style:text-properties fo:font-style="italic" officeooo:rsid="01111811" style:font-style-asian="italic" style:font-style-complex="italic"/>
    </style:style>
    <style:style style:name="T157" style:family="text">
      <style:text-properties fo:font-style="italic" officeooo:rsid="003ecf0a" style:font-style-asian="italic" style:font-style-complex="italic"/>
    </style:style>
    <style:style style:name="T158" style:family="text">
      <style:text-properties fo:font-style="italic" officeooo:rsid="0174787a" style:font-style-asian="italic" style:font-style-complex="italic"/>
    </style:style>
    <style:style style:name="T159" style:family="text">
      <style:text-properties fo:font-style="italic" officeooo:rsid="001e8735" style:font-style-asian="italic" style:font-style-complex="italic"/>
    </style:style>
    <style:style style:name="T160" style:family="text">
      <style:text-properties fo:font-style="italic" officeooo:rsid="0013994a" style:font-style-asian="italic" style:font-style-complex="italic"/>
    </style:style>
    <style:style style:name="T161" style:family="text">
      <style:text-properties fo:font-style="italic" officeooo:rsid="001fa42d" style:font-style-asian="italic" style:font-style-complex="italic"/>
    </style:style>
    <style:style style:name="T162" style:family="text">
      <style:text-properties fo:font-style="italic" officeooo:rsid="0015fdf8" style:font-style-asian="italic" style:font-style-complex="italic"/>
    </style:style>
    <style:style style:name="T163" style:family="text">
      <style:text-properties fo:font-style="italic" officeooo:rsid="0016df8e" style:font-style-asian="italic" style:font-style-complex="italic"/>
    </style:style>
    <style:style style:name="T164" style:family="text">
      <style:text-properties fo:font-style="italic" officeooo:rsid="004f4a0c" style:font-style-asian="italic" style:font-style-complex="italic"/>
    </style:style>
    <style:style style:name="T165" style:family="text">
      <style:text-properties fo:font-style="italic" officeooo:rsid="012a6c89" style:font-style-asian="italic" style:font-style-complex="italic"/>
    </style:style>
    <style:style style:name="T166" style:family="text">
      <style:text-properties fo:font-style="italic" officeooo:rsid="01427c62" style:font-style-asian="italic" style:font-style-complex="italic"/>
    </style:style>
    <style:style style:name="T167" style:family="text">
      <style:text-properties fo:font-style="italic" officeooo:rsid="00266436" style:font-style-asian="italic" style:font-style-complex="italic"/>
    </style:style>
    <style:style style:name="T168" style:family="text">
      <style:text-properties fo:font-style="italic" officeooo:rsid="00252901" style:font-style-asian="italic" style:font-style-complex="italic"/>
    </style:style>
    <style:style style:name="T169" style:family="text">
      <style:text-properties fo:font-style="normal" officeooo:rsid="0098f2de" style:font-style-asian="normal" style:font-style-complex="normal"/>
    </style:style>
    <style:style style:name="T170" style:family="text">
      <style:text-properties fo:font-style="normal" officeooo:rsid="009966e9" style:font-style-asian="normal" style:font-style-complex="normal"/>
    </style:style>
    <style:style style:name="T171" style:family="text">
      <style:text-properties fo:font-style="normal" officeooo:rsid="009d0b2d" style:font-style-asian="normal" style:font-style-complex="normal"/>
    </style:style>
    <style:style style:name="T172" style:family="text">
      <style:text-properties fo:font-style="normal" officeooo:rsid="009db080" style:font-style-asian="normal" style:font-style-complex="normal"/>
    </style:style>
    <style:style style:name="T173" style:family="text">
      <style:text-properties fo:font-style="normal" officeooo:rsid="00b22ea2" style:font-style-asian="normal" style:font-style-complex="normal"/>
    </style:style>
    <style:style style:name="T174" style:family="text">
      <style:text-properties fo:font-style="normal" officeooo:rsid="00b2759a" style:font-style-asian="normal" style:font-style-complex="normal"/>
    </style:style>
    <style:style style:name="T175" style:family="text">
      <style:text-properties fo:font-style="normal" officeooo:rsid="00b2dd50" style:font-style-asian="normal" style:font-style-complex="normal"/>
    </style:style>
    <style:style style:name="T176" style:family="text">
      <style:text-properties fo:font-style="normal" officeooo:rsid="00c7623a" style:font-style-asian="normal" style:font-style-complex="normal"/>
    </style:style>
    <style:style style:name="T177" style:family="text">
      <style:text-properties fo:font-style="normal" officeooo:rsid="00cd8c51" style:font-style-asian="normal" style:font-style-complex="normal"/>
    </style:style>
    <style:style style:name="T178" style:family="text">
      <style:text-properties fo:font-style="normal" officeooo:rsid="00cf1e8d" style:font-style-asian="normal" style:font-style-complex="normal"/>
    </style:style>
    <style:style style:name="T179" style:family="text">
      <style:text-properties fo:font-style="normal" officeooo:rsid="01521924" style:font-style-asian="normal" style:font-style-complex="normal"/>
    </style:style>
    <style:style style:name="T180" style:family="text">
      <style:text-properties fo:font-style="normal" officeooo:rsid="010af7a2" style:font-style-asian="normal" style:font-style-complex="normal"/>
    </style:style>
    <style:style style:name="T181" style:family="text">
      <style:text-properties fo:font-style="normal" officeooo:rsid="0112598a" style:font-style-asian="normal" style:font-style-complex="normal"/>
    </style:style>
    <style:style style:name="T182" style:family="text">
      <style:text-properties fo:font-style="normal" officeooo:rsid="003ecf0a" style:font-style-asian="normal" style:font-style-complex="normal"/>
    </style:style>
    <style:style style:name="T183" style:family="text">
      <style:text-properties fo:font-style="normal" officeooo:rsid="0013994a" style:font-style-asian="normal" style:font-style-complex="normal"/>
    </style:style>
    <style:style style:name="T184" style:family="text">
      <style:text-properties fo:font-style="normal" officeooo:rsid="001e8735" style:font-style-asian="normal" style:font-style-complex="normal"/>
    </style:style>
    <style:style style:name="T185" style:family="text">
      <style:text-properties fo:font-style="normal" officeooo:rsid="00141e38" style:font-style-asian="normal" style:font-style-complex="normal"/>
    </style:style>
    <style:style style:name="T186" style:family="text">
      <style:text-properties fo:font-style="normal" officeooo:rsid="0015fdf8" style:font-style-asian="normal" style:font-style-complex="normal"/>
    </style:style>
    <style:style style:name="T187" style:family="text">
      <style:text-properties fo:font-style="normal" officeooo:rsid="01279f70" style:font-style-asian="normal" style:font-style-complex="normal"/>
    </style:style>
    <style:style style:name="T188" style:family="text">
      <style:text-properties fo:font-style="normal" officeooo:rsid="013cf03e" style:font-style-asian="normal" style:font-style-complex="normal"/>
    </style:style>
    <style:style style:name="T189" style:family="text">
      <style:text-properties fo:font-style="normal" officeooo:rsid="00252901" style:font-style-asian="normal" style:font-style-complex="normal"/>
    </style:style>
    <style:style style:name="T190" style:family="text">
      <style:text-properties style:use-window-font-color="true" loext:opacity="0%" fo:language="la" fo:country="VA" fo:font-weight="normal" officeooo:rsid="00b5f798" style:language-asian="zh" style:country-asian="CN" style:font-weight-asian="normal" style:language-complex="hi" style:country-complex="IN" style:font-weight-complex="normal"/>
    </style:style>
    <style:style style:name="T191" style:family="text">
      <style:text-properties style:use-window-font-color="true" loext:opacity="0%" fo:language="la" fo:country="VA" fo:font-weight="normal" officeooo:rsid="00b0a1c4" style:language-asian="zh" style:country-asian="CN" style:font-weight-asian="normal" style:language-complex="hi" style:country-complex="IN" style:font-weight-complex="normal"/>
    </style:style>
    <style:style style:name="T192" style:family="text">
      <style:text-properties style:use-window-font-color="true" loext:opacity="0%" fo:language="la" fo:country="VA" fo:font-weight="normal" officeooo:rsid="008b5b3b" style:language-asian="zh" style:country-asian="CN" style:font-weight-asian="normal" style:language-complex="hi" style:country-complex="IN" style:font-weight-complex="normal"/>
    </style:style>
    <style:style style:name="T193" style:family="text">
      <style:text-properties style:use-window-font-color="true" loext:opacity="0%" fo:language="la" fo:country="VA" fo:font-weight="normal" officeooo:rsid="009e8ca6" style:language-asian="zh" style:country-asian="CN" style:font-weight-asian="normal" style:language-complex="hi" style:country-complex="IN" style:font-weight-complex="normal"/>
    </style:style>
    <style:style style:name="T194" style:family="text">
      <style:text-properties style:use-window-font-color="true" loext:opacity="0%" fo:language="la" fo:country="VA" fo:font-weight="normal" officeooo:rsid="00a075b5" style:language-asian="zh" style:country-asian="CN" style:font-weight-asian="normal" style:language-complex="hi" style:country-complex="IN" style:font-weight-complex="normal"/>
    </style:style>
    <style:style style:name="T195" style:family="text">
      <style:text-properties style:use-window-font-color="true" loext:opacity="0%" fo:language="la" fo:country="VA" fo:font-weight="normal" officeooo:rsid="00ad892d" style:language-asian="zh" style:country-asian="CN" style:font-weight-asian="normal" style:language-complex="hi" style:country-complex="IN" style:font-weight-complex="normal"/>
    </style:style>
    <style:style style:name="T196" style:family="text">
      <style:text-properties style:use-window-font-color="true" loext:opacity="0%" fo:language="la" fo:country="VA" fo:font-weight="normal" officeooo:rsid="00b34821" style:language-asian="zh" style:country-asian="CN" style:font-weight-asian="normal" style:language-complex="hi" style:country-complex="IN" style:font-weight-complex="normal"/>
    </style:style>
    <style:style style:name="T197" style:family="text">
      <style:text-properties style:use-window-font-color="true" loext:opacity="0%" fo:language="la" fo:country="VA" fo:font-weight="normal" officeooo:rsid="00d0abe3" style:language-asian="zh" style:country-asian="CN" style:font-weight-asian="normal" style:language-complex="hi" style:country-complex="IN" style:font-weight-complex="normal"/>
    </style:style>
    <style:style style:name="T198" style:family="text">
      <style:text-properties style:use-window-font-color="true" loext:opacity="0%" fo:language="la" fo:country="VA" fo:font-weight="normal" officeooo:rsid="00df4622" style:language-asian="zh" style:country-asian="CN" style:font-weight-asian="normal" style:language-complex="hi" style:country-complex="IN" style:font-weight-complex="normal"/>
    </style:style>
    <style:style style:name="T199" style:family="text">
      <style:text-properties style:use-window-font-color="true" loext:opacity="0%" fo:language="la" fo:country="VA" fo:font-weight="normal" officeooo:rsid="00f93255" style:language-asian="zh" style:country-asian="CN" style:font-weight-asian="normal" style:language-complex="hi" style:country-complex="IN" style:font-weight-complex="normal"/>
    </style:style>
    <style:style style:name="T200" style:family="text">
      <style:text-properties style:use-window-font-color="true" loext:opacity="0%" fo:language="la" fo:country="VA" fo:font-weight="normal" officeooo:rsid="00272637" style:language-asian="zh" style:country-asian="CN" style:font-weight-asian="normal" style:language-complex="hi" style:country-complex="IN" style:font-weight-complex="normal"/>
    </style:style>
    <style:style style:name="T201" style:family="text">
      <style:text-properties style:use-window-font-color="true" loext:opacity="0%" fo:language="la" fo:country="VA" fo:font-weight="normal" officeooo:rsid="003a708e" style:language-asian="zh" style:country-asian="CN" style:font-weight-asian="normal" style:language-complex="hi" style:country-complex="IN" style:font-weight-complex="normal"/>
    </style:style>
    <style:style style:name="T202" style:family="text">
      <style:text-properties style:use-window-font-color="true" loext:opacity="0%" fo:language="la" fo:country="VA" fo:font-weight="normal" officeooo:rsid="001ce482" style:language-asian="zh" style:country-asian="CN" style:font-weight-asian="normal" style:language-complex="hi" style:country-complex="IN" style:font-weight-complex="normal"/>
    </style:style>
    <style:style style:name="T203" style:family="text">
      <style:text-properties style:use-window-font-color="true" loext:opacity="0%" fo:language="la" fo:country="VA" fo:font-weight="normal" officeooo:rsid="00b1847f" style:language-asian="zh" style:country-asian="CN" style:font-weight-asian="normal" style:language-complex="hi" style:country-complex="IN" style:font-weight-complex="normal"/>
    </style:style>
    <style:style style:name="T204" style:family="text">
      <style:text-properties style:use-window-font-color="true" loext:opacity="0%" officeooo:rsid="00dacd46"/>
    </style:style>
    <style:style style:name="T205" style:family="text">
      <style:text-properties style:use-window-font-color="true" loext:opacity="0%" officeooo:rsid="00bd87d5"/>
    </style:style>
    <style:style style:name="T206" style:family="text">
      <style:text-properties style:use-window-font-color="true" loext:opacity="0%" officeooo:rsid="00eef62b"/>
    </style:style>
    <style:style style:name="T207" style:family="text">
      <style:text-properties style:use-window-font-color="true" loext:opacity="0%" officeooo:rsid="00f2288c"/>
    </style:style>
    <style:style style:name="T208" style:family="text">
      <style:text-properties style:use-window-font-color="true" loext:opacity="0%" style:font-name="Linux Libertine S.O.Cist.2" fo:font-size="12pt" fo:language="cs" fo:country="CZ" style:font-size-asian="12pt" style:language-asian="zh" style:country-asian="CN" style:language-complex="hi" style:country-complex="IN"/>
    </style:style>
    <style:style style:name="T209" style:family="text">
      <style:text-properties style:use-window-font-color="true" loext:opacity="0%" style:font-name="Linux Libertine S.O.Cist.2" fo:font-size="12pt" fo:language="cs" fo:country="CZ" officeooo:rsid="001fa42d" style:font-size-asian="12pt" style:language-asian="zh" style:country-asian="CN" style:language-complex="hi" style:country-complex="IN"/>
    </style:style>
    <style:style style:name="T210" style:family="text">
      <style:text-properties style:use-window-font-color="true" loext:opacity="0%" style:font-name="Linux Libertine S.O.Cist.2" fo:font-size="12pt" fo:language="cs" fo:country="CZ" officeooo:rsid="012fd196" style:font-size-asian="12pt" style:language-asian="zh" style:country-asian="CN" style:language-complex="hi" style:country-complex="IN"/>
    </style:style>
    <style:style style:name="T211" style:family="text">
      <style:text-properties style:use-window-font-color="true" loext:opacity="0%" style:font-name="Linux Libertine S.O.Cist.2" fo:font-size="12pt" fo:language="cs" fo:country="CZ" officeooo:rsid="0132e075" style:font-size-asian="12pt" style:language-asian="zh" style:country-asian="CN" style:language-complex="hi" style:country-complex="IN"/>
    </style:style>
    <style:style style:name="T212" style:family="text">
      <style:text-properties style:use-window-font-color="true" loext:opacity="0%" style:font-name="Linux Libertine S.O.Cist.2" fo:font-size="12pt" fo:language="cs" fo:country="CZ" officeooo:rsid="0133b664" style:font-size-asian="12pt" style:language-asian="zh" style:country-asian="CN" style:language-complex="hi" style:country-complex="IN"/>
    </style:style>
    <style:style style:name="T213" style:family="text">
      <style:text-properties style:use-window-font-color="true" loext:opacity="0%" style:font-name="Linux Libertine S.O.Cist.2" fo:font-size="12pt" fo:language="cs" fo:country="CZ" officeooo:rsid="0136162d" style:font-size-asian="12pt" style:language-asian="zh" style:country-asian="CN" style:language-complex="hi" style:country-complex="IN"/>
    </style:style>
    <style:style style:name="T214" style:family="text">
      <style:text-properties style:use-window-font-color="true" loext:opacity="0%" style:font-name="Linux Libertine S.O.Cist.2" fo:font-size="12pt" fo:language="la" fo:country="VA" officeooo:rsid="0132e075" style:font-size-asian="12pt" style:language-asian="zh" style:country-asian="CN" style:language-complex="hi" style:country-complex="IN"/>
    </style:style>
    <style:style style:name="T215" style:family="text">
      <style:text-properties style:use-window-font-color="true" loext:opacity="0%" style:font-name="Linux Libertine S.O.Cist.2" fo:font-size="12pt" fo:language="la" fo:country="VA" officeooo:rsid="0133b664" style:font-size-asian="12pt" style:language-asian="zh" style:country-asian="CN" style:language-complex="hi" style:country-complex="IN"/>
    </style:style>
    <style:style style:name="T216" style:family="text">
      <style:text-properties style:use-window-font-color="true" loext:opacity="0%" style:font-name="Linux Libertine S.O.Cist.1" fo:font-size="12pt" fo:language="cs" fo:country="CZ" officeooo:rsid="00bd87d5" style:font-size-asian="12pt" style:font-size-complex="12pt"/>
    </style:style>
    <style:style style:name="T217" style:family="text">
      <style:text-properties style:use-window-font-color="true" loext:opacity="0%" style:font-name="Linux Libertine S.O.Cist.1" fo:font-size="12pt" fo:language="cs" fo:country="CZ" officeooo:rsid="00b821df" style:font-size-asian="12pt" style:font-size-complex="12pt"/>
    </style:style>
    <style:style style:name="T218" style:family="text">
      <style:text-properties style:use-window-font-color="true" loext:opacity="0%" style:font-name="Linux Libertine S.O.Cist.1" fo:font-size="12pt" fo:language="cs" fo:country="CZ" officeooo:rsid="0138882d" style:font-size-asian="12pt" style:font-size-complex="12pt"/>
    </style:style>
    <style:style style:name="T219" style:family="text">
      <style:text-properties style:use-window-font-color="true" loext:opacity="0%" style:font-name="Linux Libertine S.O.Cist.1" fo:font-size="12pt" fo:language="cs" fo:country="CZ" officeooo:rsid="00d39658" style:font-size-asian="12pt" style:font-size-complex="12pt"/>
    </style:style>
    <style:style style:name="T220" style:family="text">
      <style:text-properties style:use-window-font-color="true" loext:opacity="0%" style:font-name="Linux Libertine S.O.Cist.1" fo:font-size="12pt" fo:language="cs" fo:country="CZ" officeooo:rsid="00d90855" style:font-size-asian="12pt" style:font-size-complex="12pt"/>
    </style:style>
    <style:style style:name="T221" style:family="text">
      <style:text-properties style:use-window-font-color="true" loext:opacity="0%" style:font-name="Linux Libertine S.O.Cist.1" fo:font-size="12pt" fo:language="cs" fo:country="CZ" officeooo:rsid="00d5421d" style:font-size-asian="12pt" style:font-size-complex="12pt"/>
    </style:style>
    <style:style style:name="T222" style:family="text">
      <style:text-properties style:use-window-font-color="true" loext:opacity="0%" style:font-name="Linux Libertine S.O.Cist.1" fo:font-size="12pt" fo:language="cs" fo:country="CZ" officeooo:rsid="00d66405" style:font-size-asian="12pt" style:font-size-complex="12pt"/>
    </style:style>
    <style:style style:name="T223" style:family="text">
      <style:text-properties style:use-window-font-color="true" loext:opacity="0%" style:font-name="Linux Libertine S.O.Cist.1" fo:font-size="12pt" fo:language="cs" fo:country="CZ" officeooo:rsid="0140652d" style:font-size-asian="12pt" style:font-size-complex="12pt"/>
    </style:style>
    <style:style style:name="T224" style:family="text">
      <style:text-properties style:use-window-font-color="true" loext:opacity="0%" style:font-name="Linux Libertine S.O.Cist.1" fo:font-size="12pt" fo:language="cs" fo:country="CZ" officeooo:rsid="014bc3ed" style:font-size-asian="12pt" style:font-size-complex="12pt"/>
    </style:style>
    <style:style style:name="T225" style:family="text">
      <style:text-properties style:use-window-font-color="true" loext:opacity="0%" style:font-name="Linux Libertine S.O.Cist.1" fo:font-size="12pt" fo:language="cs" fo:country="CZ" officeooo:rsid="014eb82b" style:font-size-asian="12pt" style:font-size-complex="12pt"/>
    </style:style>
    <style:style style:name="T226" style:family="text">
      <style:text-properties style:use-window-font-color="true" loext:opacity="0%" style:font-name="Linux Libertine S.O.Cist.1" fo:font-size="12pt" fo:language="cs" fo:country="CZ" fo:font-style="italic" officeooo:rsid="00d39658" style:font-size-asian="12pt" style:font-style-asian="italic" style:font-size-complex="12pt" style:font-style-complex="italic"/>
    </style:style>
    <style:style style:name="T227" style:family="text">
      <style:text-properties style:use-window-font-color="true" loext:opacity="0%" style:font-name="Linux Libertine S.O.Cist.1" fo:font-size="12pt" fo:language="cs" fo:country="CZ" fo:font-style="italic" officeooo:rsid="00d5421d" style:font-size-asian="12pt" style:font-style-asian="italic" style:font-size-complex="12pt" style:font-style-complex="italic"/>
    </style:style>
    <style:style style:name="T228" style:family="text">
      <style:text-properties style:use-window-font-color="true" loext:opacity="0%" fo:font-style="italic" officeooo:rsid="00bd87d5" style:font-style-asian="italic" style:font-style-complex="italic"/>
    </style:style>
    <style:style style:name="T229" style:family="text">
      <style:text-properties style:use-window-font-color="true" loext:opacity="0%" officeooo:rsid="01444499"/>
    </style:style>
    <style:style style:name="T230" style:family="text">
      <style:text-properties officeooo:rsid="0051ff7b"/>
    </style:style>
    <style:style style:name="T231" style:family="text">
      <style:text-properties officeooo:rsid="0062114f"/>
    </style:style>
    <style:style style:name="T232" style:family="text">
      <style:text-properties officeooo:rsid="0064366a"/>
    </style:style>
    <style:style style:name="T233" style:family="text">
      <style:text-properties officeooo:rsid="008ed789"/>
    </style:style>
    <style:style style:name="T234" style:family="text">
      <style:text-properties officeooo:rsid="0090a9fb"/>
    </style:style>
    <style:style style:name="T235" style:family="text">
      <style:text-properties officeooo:rsid="009285d9"/>
    </style:style>
    <style:style style:name="T236" style:family="text">
      <style:text-properties officeooo:rsid="0092e598"/>
    </style:style>
    <style:style style:name="T237" style:family="text">
      <style:text-properties officeooo:rsid="009688c0"/>
    </style:style>
    <style:style style:name="T238" style:family="text">
      <style:text-properties officeooo:rsid="009c73b6"/>
    </style:style>
    <style:style style:name="T239" style:family="text">
      <style:text-properties officeooo:rsid="00293611"/>
    </style:style>
    <style:style style:name="T240" style:family="text">
      <style:text-properties officeooo:rsid="002c6580"/>
    </style:style>
    <style:style style:name="T241" style:family="text">
      <style:text-properties officeooo:rsid="003a9e5f"/>
    </style:style>
    <style:style style:name="T242" style:family="text">
      <style:text-properties officeooo:rsid="009e8ca6"/>
    </style:style>
    <style:style style:name="T243" style:family="text">
      <style:text-properties officeooo:rsid="00a075b5"/>
    </style:style>
    <style:style style:name="T244" style:family="text">
      <style:text-properties officeooo:rsid="00a7b487"/>
    </style:style>
    <style:style style:name="T245" style:family="text">
      <style:text-properties officeooo:rsid="00a9502a"/>
    </style:style>
    <style:style style:name="T246" style:family="text">
      <style:text-properties officeooo:rsid="00ab8a54"/>
    </style:style>
    <style:style style:name="T247" style:family="text">
      <style:text-properties officeooo:rsid="00b22ea2"/>
    </style:style>
    <style:style style:name="T248" style:family="text">
      <style:text-properties officeooo:rsid="00b34821"/>
    </style:style>
    <style:style style:name="T249" style:family="text">
      <style:text-properties officeooo:rsid="00b6ca30"/>
    </style:style>
    <style:style style:name="T250" style:family="text">
      <style:text-properties officeooo:rsid="00b82f5e"/>
    </style:style>
    <style:style style:name="T251" style:family="text">
      <style:text-properties officeooo:rsid="00b8ece4"/>
    </style:style>
    <style:style style:name="T252" style:family="text">
      <style:text-properties officeooo:rsid="00bfb376"/>
    </style:style>
    <style:style style:name="T253" style:family="text">
      <style:text-properties officeooo:rsid="00c1d104"/>
    </style:style>
    <style:style style:name="T254" style:family="text">
      <style:text-properties fo:font-size="12pt" fo:language="la" fo:country="VA" style:font-size-asian="12pt" style:language-asian="zh" style:country-asian="CN" style:font-size-complex="12pt" style:language-complex="hi" style:country-complex="IN"/>
    </style:style>
    <style:style style:name="T255" style:family="text">
      <style:text-properties fo:font-size="12pt" fo:language="la" fo:country="VA" style:font-size-asian="12pt" style:language-asian="zh" style:country-asian="CN" style:language-complex="hi" style:country-complex="IN"/>
    </style:style>
    <style:style style:name="T256" style:family="text">
      <style:text-properties fo:font-size="12pt" fo:language="cs" fo:country="CZ" style:font-size-asian="12pt" style:font-size-complex="12pt"/>
    </style:style>
    <style:style style:name="T257" style:family="text">
      <style:text-properties fo:font-size="12pt" fo:language="cs" fo:country="CZ" officeooo:rsid="00eaa362" style:font-size-asian="12pt" style:font-size-complex="12pt"/>
    </style:style>
    <style:style style:name="T258" style:family="text">
      <style:text-properties fo:font-size="12pt" fo:language="cs" fo:country="CZ" officeooo:rsid="0028b0db" style:font-size-asian="12pt" style:font-size-complex="12pt"/>
    </style:style>
    <style:style style:name="T259" style:family="text">
      <style:text-properties fo:font-size="12pt" fo:language="cs" fo:country="CZ" officeooo:rsid="00d1584f" style:font-size-asian="12pt" style:font-size-complex="12pt"/>
    </style:style>
    <style:style style:name="T260" style:family="text">
      <style:text-properties fo:font-size="12pt" fo:language="cs" fo:country="CZ" officeooo:rsid="00afa60b" style:font-size-asian="12pt" style:font-size-complex="12pt"/>
    </style:style>
    <style:style style:name="T261" style:family="text">
      <style:text-properties fo:font-size="12pt" fo:language="cs" fo:country="CZ" officeooo:rsid="001e92b2" style:font-size-asian="12pt" style:font-size-complex="12pt"/>
    </style:style>
    <style:style style:name="T262" style:family="text">
      <style:text-properties fo:font-size="12pt" fo:language="cs" fo:country="CZ" officeooo:rsid="0011dbbc" style:font-size-asian="12pt" style:font-size-complex="12pt"/>
    </style:style>
    <style:style style:name="T263" style:family="text">
      <style:text-properties fo:font-size="12pt" fo:language="cs" fo:country="CZ" officeooo:rsid="0016d416" style:font-size-asian="12pt" style:font-size-complex="12pt"/>
    </style:style>
    <style:style style:name="T264" style:family="text">
      <style:text-properties fo:font-size="12pt" style:font-size-asian="12pt"/>
    </style:style>
    <style:style style:name="T265" style:family="text">
      <style:text-properties fo:font-size="12pt" officeooo:rsid="003e249b" style:font-size-asian="12pt"/>
    </style:style>
    <style:style style:name="T266" style:family="text">
      <style:text-properties fo:font-size="12pt" officeooo:rsid="000a69c1" style:font-size-asian="12pt"/>
    </style:style>
    <style:style style:name="T267" style:family="text">
      <style:text-properties fo:font-size="12pt" officeooo:rsid="00379f56" style:font-size-asian="12pt"/>
    </style:style>
    <style:style style:name="T268" style:family="text">
      <style:text-properties fo:font-size="12pt" officeooo:rsid="0020acde" style:font-size-asian="12pt"/>
    </style:style>
    <style:style style:name="T269" style:family="text">
      <style:text-properties fo:font-size="12pt" officeooo:rsid="00749a20" style:font-size-asian="12pt"/>
    </style:style>
    <style:style style:name="T270" style:family="text">
      <style:text-properties fo:font-size="12pt" officeooo:rsid="0071db92" style:font-size-asian="12pt"/>
    </style:style>
    <style:style style:name="T271" style:family="text">
      <style:text-properties fo:font-size="12pt" officeooo:rsid="0072b85d" style:font-size-asian="12pt"/>
    </style:style>
    <style:style style:name="T272" style:family="text">
      <style:text-properties fo:font-size="12pt" officeooo:rsid="0016df8e" style:font-size-asian="12pt"/>
    </style:style>
    <style:style style:name="T273" style:family="text">
      <style:text-properties fo:font-size="12pt" officeooo:rsid="001709d1" style:font-size-asian="12pt"/>
    </style:style>
    <style:style style:name="T274" style:family="text">
      <style:text-properties fo:font-size="12pt" officeooo:rsid="00189b73" style:font-size-asian="12pt"/>
    </style:style>
    <style:style style:name="T275" style:family="text">
      <style:text-properties fo:font-size="12pt" officeooo:rsid="00199e3d" style:font-size-asian="12pt"/>
    </style:style>
    <style:style style:name="T276" style:family="text">
      <style:text-properties fo:font-size="12pt" officeooo:rsid="012fd196" style:font-size-asian="12pt"/>
    </style:style>
    <style:style style:name="T277" style:family="text">
      <style:text-properties fo:font-size="12pt" fo:font-style="normal" style:font-size-asian="12pt" style:font-style-asian="normal" style:font-style-complex="normal"/>
    </style:style>
    <style:style style:name="T278" style:family="text">
      <style:text-properties fo:font-size="12pt" fo:font-style="normal" officeooo:rsid="00189b73" style:font-size-asian="12pt" style:font-style-asian="normal" style:font-style-complex="normal"/>
    </style:style>
    <style:style style:name="T279" style:family="text">
      <style:text-properties fo:font-size="12pt" fo:font-style="normal" officeooo:rsid="00199e3d" style:font-size-asian="12pt" style:font-style-asian="normal" style:font-style-complex="normal"/>
    </style:style>
    <style:style style:name="T280" style:family="text">
      <style:text-properties fo:font-size="12pt" fo:font-style="italic" style:font-size-asian="12pt" style:font-style-asian="italic" style:font-style-complex="italic"/>
    </style:style>
    <style:style style:name="T281" style:family="text">
      <style:text-properties fo:font-size="12pt" fo:font-style="italic" officeooo:rsid="0071db92" style:font-size-asian="12pt" style:font-style-asian="italic" style:font-style-complex="italic"/>
    </style:style>
    <style:style style:name="T282" style:family="text">
      <style:text-properties fo:font-size="12pt" fo:font-style="italic" officeooo:rsid="00199e3d" style:font-size-asian="12pt" style:font-style-asian="italic" style:font-style-complex="italic"/>
    </style:style>
    <style:style style:name="T283" style:family="text">
      <style:text-properties fo:font-size="12pt" fo:font-style="italic" officeooo:rsid="00189b73" style:font-size-asian="12pt" style:font-style-asian="italic" style:font-style-complex="italic"/>
    </style:style>
    <style:style style:name="T284" style:family="text">
      <style:text-properties officeooo:rsid="00c5c88d"/>
    </style:style>
    <style:style style:name="T285" style:family="text">
      <style:text-properties officeooo:rsid="00c907ff"/>
    </style:style>
    <style:style style:name="T286" style:family="text">
      <style:text-properties officeooo:rsid="00ca7673"/>
    </style:style>
    <style:style style:name="T287" style:family="text">
      <style:text-properties officeooo:rsid="00cca495"/>
    </style:style>
    <style:style style:name="T288" style:family="text">
      <style:text-properties officeooo:rsid="00cd8c51"/>
    </style:style>
    <style:style style:name="T289" style:family="text">
      <style:text-properties officeooo:rsid="00d70ff0"/>
    </style:style>
    <style:style style:name="T290" style:family="text">
      <style:text-properties officeooo:rsid="00d8b6ac"/>
    </style:style>
    <style:style style:name="T291" style:family="text">
      <style:text-properties officeooo:rsid="00d90855"/>
    </style:style>
    <style:style style:name="T292" style:family="text">
      <style:text-properties officeooo:rsid="00dacd46"/>
    </style:style>
    <style:style style:name="T293" style:family="text">
      <style:text-properties officeooo:rsid="00df0e99"/>
    </style:style>
    <style:style style:name="T294" style:family="text">
      <style:text-properties officeooo:rsid="00df4622"/>
    </style:style>
    <style:style style:name="T295" style:family="text">
      <style:text-properties officeooo:rsid="00e4f354"/>
    </style:style>
    <style:style style:name="T296" style:family="text">
      <style:text-properties officeooo:rsid="00e91a34"/>
    </style:style>
    <style:style style:name="T297" style:family="text">
      <style:text-properties officeooo:rsid="00e968c8"/>
    </style:style>
    <style:style style:name="T298" style:family="text">
      <style:text-properties officeooo:rsid="00eaa63a"/>
    </style:style>
    <style:style style:name="T299" style:family="text">
      <style:text-properties officeooo:rsid="00ec2d5b"/>
    </style:style>
    <style:style style:name="T300" style:family="text">
      <style:text-properties officeooo:rsid="00ed4f49"/>
    </style:style>
    <style:style style:name="T301" style:family="text">
      <style:text-properties officeooo:rsid="00eed61e"/>
    </style:style>
    <style:style style:name="T302" style:family="text">
      <style:text-properties officeooo:rsid="00eef438"/>
    </style:style>
    <style:style style:name="T303" style:family="text">
      <style:text-properties officeooo:rsid="001bf496"/>
    </style:style>
    <style:style style:name="T304" style:family="text">
      <style:text-properties officeooo:rsid="000f3e75"/>
    </style:style>
    <style:style style:name="T305" style:family="text">
      <style:text-properties officeooo:rsid="003b9cde"/>
    </style:style>
    <style:style style:name="T306" style:family="text">
      <style:text-properties officeooo:rsid="01521924"/>
    </style:style>
    <style:style style:name="T307" style:family="text">
      <style:text-properties officeooo:rsid="00379f56"/>
    </style:style>
    <style:style style:name="T308" style:family="text">
      <style:text-properties officeooo:rsid="0044a46c"/>
    </style:style>
    <style:style style:name="T309" style:family="text">
      <style:text-properties officeooo:rsid="00426222"/>
    </style:style>
    <style:style style:name="T310" style:family="text">
      <style:text-properties officeooo:rsid="00445de7"/>
    </style:style>
    <style:style style:name="T311" style:family="text">
      <style:text-properties fo:font-variant="small-caps"/>
    </style:style>
    <style:style style:name="T312" style:family="text">
      <style:text-properties fo:font-variant="small-caps" fo:color="#ff0000" loext:opacity="100%" fo:font-size="12pt" fo:language="la" fo:country="VA" fo:font-weight="normal" officeooo:rsid="00f93255" style:font-size-asian="12pt" style:language-asian="zh" style:country-asian="CN" style:font-weight-asian="normal" style:font-size-complex="12pt" style:language-complex="hi" style:country-complex="IN" style:font-weight-complex="normal"/>
    </style:style>
    <style:style style:name="T313" style:family="text">
      <style:text-properties fo:font-variant="small-caps" fo:font-size="12pt" style:font-size-asian="12pt"/>
    </style:style>
    <style:style style:name="T314" style:family="text">
      <style:text-properties fo:font-variant="small-caps" fo:font-size="12pt" officeooo:rsid="002c4f4e" style:font-size-asian="12pt"/>
    </style:style>
    <style:style style:name="T315" style:family="text">
      <style:text-properties fo:font-variant="small-caps" fo:font-size="12pt" officeooo:rsid="0016df8e" style:font-size-asian="12pt"/>
    </style:style>
    <style:style style:name="T316" style:family="text">
      <style:text-properties fo:font-variant="small-caps" fo:font-size="12pt" officeooo:rsid="00189b73" style:font-size-asian="12pt"/>
    </style:style>
    <style:style style:name="T317" style:family="text">
      <style:text-properties fo:font-variant="small-caps" fo:font-size="12pt" fo:language="cs" fo:country="CZ" style:font-size-asian="12pt" style:font-size-complex="12pt"/>
    </style:style>
    <style:style style:name="T318" style:family="text">
      <style:text-properties fo:font-variant="small-caps" officeooo:rsid="003a2221"/>
    </style:style>
    <style:style style:name="T319" style:family="text">
      <style:text-properties fo:font-variant="small-caps" officeooo:rsid="00fe1bba"/>
    </style:style>
    <style:style style:name="T320" style:family="text">
      <style:text-properties fo:font-variant="small-caps" officeooo:rsid="003b9cde"/>
    </style:style>
    <style:style style:name="T321" style:family="text">
      <style:text-properties fo:font-variant="small-caps" officeooo:rsid="010428d3"/>
    </style:style>
    <style:style style:name="T322" style:family="text">
      <style:text-properties fo:font-variant="small-caps" officeooo:rsid="0012d7dd" style:font-size-complex="12pt"/>
    </style:style>
    <style:style style:name="T323" style:family="text">
      <style:text-properties fo:font-variant="small-caps" officeooo:rsid="01098908"/>
    </style:style>
    <style:style style:name="T324" style:family="text">
      <style:text-properties fo:font-variant="small-caps" officeooo:rsid="009c73b6"/>
    </style:style>
    <style:style style:name="T325" style:family="text">
      <style:text-properties fo:font-variant="small-caps" fo:language="cs" fo:country="CZ"/>
    </style:style>
    <style:style style:name="T326" style:family="text">
      <style:text-properties fo:font-variant="small-caps" fo:language="cs" fo:country="CZ" officeooo:rsid="00b6ca30"/>
    </style:style>
    <style:style style:name="T327" style:family="text">
      <style:text-properties fo:font-variant="small-caps" fo:language="cs" fo:country="CZ" officeooo:rsid="00e10683"/>
    </style:style>
    <style:style style:name="T328" style:family="text">
      <style:text-properties fo:font-variant="small-caps" fo:language="cs" fo:country="CZ" officeooo:rsid="00e2e277"/>
    </style:style>
    <style:style style:name="T329" style:family="text">
      <style:text-properties fo:font-variant="small-caps" officeooo:rsid="00a7b487"/>
    </style:style>
    <style:style style:name="T330" style:family="text">
      <style:text-properties fo:font-variant="small-caps" fo:color="#000000" loext:opacity="100%" fo:letter-spacing="normal" fo:font-style="normal" fo:font-weight="normal" officeooo:rsid="0030a648" style:font-name-asian="Andale Sans UI1" style:font-style-asian="normal" style:font-weight-asian="normal" style:font-name-complex="Tahoma1" style:font-style-complex="normal" style:font-weight-complex="normal"/>
    </style:style>
    <style:style style:name="T331" style:family="text">
      <style:text-properties fo:font-variant="small-caps" fo:color="#000000" loext:opacity="100%" fo:letter-spacing="normal" fo:font-style="normal" fo:font-weight="normal" officeooo:rsid="001e85d1" style:font-name-asian="Andale Sans UI1" style:font-style-asian="normal" style:font-weight-asian="normal" style:font-name-complex="Tahoma1" style:font-style-complex="normal" style:font-weight-complex="normal"/>
    </style:style>
    <style:style style:name="T332" style:family="text">
      <style:text-properties fo:font-variant="small-caps" fo:color="#000000" loext:opacity="100%" fo:letter-spacing="normal" fo:font-style="normal" fo:font-weight="normal" officeooo:rsid="0034e2b4" style:font-name-asian="Andale Sans UI1" style:language-asian="zh" style:country-asian="CN" style:font-style-asian="normal" style:font-weight-asian="normal" style:font-name-complex="Tahoma1" style:font-size-complex="12pt" style:language-complex="hi" style:country-complex="IN" style:font-style-complex="normal" style:font-weight-complex="normal"/>
    </style:style>
    <style:style style:name="T333" style:family="text">
      <style:text-properties fo:font-variant="small-caps" fo:color="#000000" loext:opacity="100%" fo:letter-spacing="normal" fo:font-style="normal" fo:font-weight="normal" officeooo:rsid="001ce482" style:font-name-asian="Andale Sans UI1" style:language-asian="zh" style:country-asian="CN" style:font-style-asian="normal" style:font-weight-asian="normal" style:font-name-complex="Tahoma1" style:font-size-complex="12pt" style:language-complex="hi" style:country-complex="IN" style:font-style-complex="normal" style:font-weight-complex="normal"/>
    </style:style>
    <style:style style:name="T334" style:family="text">
      <style:text-properties fo:font-variant="small-caps" fo:color="#000000" loext:opacity="100%" style:font-name="Linux Libertine S.O.Cist.1" fo:font-size="12pt" fo:letter-spacing="normal" fo:language="la" fo:country="VA" fo:font-style="normal" fo:font-weight="normal" officeooo:rsid="008f99bd" style:font-name-asian="Andale Sans UI1" style:font-size-asian="12pt" style:language-asian="zh" style:country-asian="CN" style:font-style-asian="normal" style:font-weight-asian="normal" style:font-name-complex="Tahoma1" style:font-size-complex="12pt" style:language-complex="hi" style:country-complex="IN" style:font-style-complex="normal" style:font-weight-complex="normal"/>
    </style:style>
    <style:style style:name="T335" style:family="text">
      <style:text-properties fo:font-variant="small-caps" officeooo:rsid="001e85d1"/>
    </style:style>
    <style:style style:name="T336" style:family="text">
      <style:text-properties fo:font-variant="small-caps" officeooo:rsid="001fa42d"/>
    </style:style>
    <style:style style:name="T337" style:family="text">
      <style:text-properties fo:font-variant="small-caps" officeooo:rsid="0117484f"/>
    </style:style>
    <style:style style:name="T338" style:family="text">
      <style:text-properties fo:font-variant="small-caps" officeooo:rsid="001120db"/>
    </style:style>
    <style:style style:name="T339" style:family="text">
      <style:text-properties fo:font-variant="small-caps" officeooo:rsid="0013994a"/>
    </style:style>
    <style:style style:name="T340" style:family="text">
      <style:text-properties fo:font-variant="small-caps" officeooo:rsid="0015fdf8"/>
    </style:style>
    <style:style style:name="T341" style:family="text">
      <style:text-properties fo:font-variant="small-caps" officeooo:rsid="0019c4af"/>
    </style:style>
    <style:style style:name="T342" style:family="text">
      <style:text-properties fo:font-variant="small-caps" officeooo:rsid="00e4f354"/>
    </style:style>
    <style:style style:name="T343" style:family="text">
      <style:text-properties fo:font-variant="small-caps" officeooo:rsid="00ec2d5b"/>
    </style:style>
    <style:style style:name="T344" style:family="text">
      <style:text-properties fo:font-variant="small-caps" officeooo:rsid="00eed61e"/>
    </style:style>
    <style:style style:name="T345" style:family="text">
      <style:text-properties fo:font-variant="small-caps" officeooo:rsid="00eef438"/>
    </style:style>
    <style:style style:name="T346" style:family="text">
      <style:text-properties fo:font-variant="small-caps" officeooo:rsid="004e9f7a"/>
    </style:style>
    <style:style style:name="T347" style:family="text">
      <style:text-properties fo:font-variant="small-caps" officeooo:rsid="004f4a0c"/>
    </style:style>
    <style:style style:name="T348" style:family="text">
      <style:text-properties fo:font-variant="small-caps" officeooo:rsid="00c5c88d"/>
    </style:style>
    <style:style style:name="T349" style:family="text">
      <style:text-properties fo:font-variant="small-caps" officeooo:rsid="00cca495"/>
    </style:style>
    <style:style style:name="T350" style:family="text">
      <style:text-properties fo:font-variant="small-caps" fo:color="#00000a" loext:opacity="100%"/>
    </style:style>
    <style:style style:name="T351" style:family="text">
      <style:text-properties fo:font-variant="small-caps" fo:color="#00000a" loext:opacity="100%" officeooo:rsid="00dc45a7"/>
    </style:style>
    <style:style style:name="T352" style:family="text">
      <style:text-properties fo:font-variant="small-caps" style:font-name="Linux Libertine S.O.Cist.1" fo:font-size="12pt" fo:language="cs" fo:country="CZ" style:font-size-asian="12pt" style:font-size-complex="12pt"/>
    </style:style>
    <style:style style:name="T353" style:family="text">
      <style:text-properties fo:font-variant="small-caps" style:font-name="Linux Libertine S.O.Cist.1" fo:font-size="12pt" fo:language="cs" fo:country="CZ" officeooo:rsid="018e7b1a" style:font-size-asian="12pt" style:font-size-complex="12pt"/>
    </style:style>
    <style:style style:name="T354" style:family="text">
      <style:text-properties fo:font-variant="small-caps" style:font-name="Linux Libertine S.O.Cist.1" fo:font-size="12pt" fo:language="cs" fo:country="CZ" officeooo:rsid="00fe1bba" style:font-size-asian="12pt" style:font-size-complex="12pt"/>
    </style:style>
    <style:style style:name="T355" style:family="text">
      <style:text-properties fo:font-variant="small-caps" style:font-name="Linux Libertine S.O.Cist.1" fo:font-size="12pt" fo:language="cs" fo:country="CZ" officeooo:rsid="003b9cde" style:font-size-asian="12pt" style:font-size-complex="12pt"/>
    </style:style>
    <style:style style:name="T356" style:family="text">
      <style:text-properties fo:font-variant="small-caps" style:font-name="Linux Libertine S.O.Cist.1" fo:font-size="12pt" fo:language="cs" fo:country="CZ" officeooo:rsid="009b0f8b" style:font-size-asian="12pt" style:font-size-complex="12pt"/>
    </style:style>
    <style:style style:name="T357" style:family="text">
      <style:text-properties fo:font-variant="small-caps" style:font-name="Linux Libertine S.O.Cist.1" fo:font-size="12pt" fo:language="cs" fo:country="CZ" officeooo:rsid="002c6580" style:font-size-asian="12pt" style:font-size-complex="12pt"/>
    </style:style>
    <style:style style:name="T358" style:family="text">
      <style:text-properties fo:font-variant="small-caps" style:font-name="Linux Libertine S.O.Cist.1" fo:font-size="12pt" fo:language="cs" fo:country="CZ" officeooo:rsid="00a1b5ad" style:font-size-asian="12pt" style:font-size-complex="12pt"/>
    </style:style>
    <style:style style:name="T359" style:family="text">
      <style:text-properties fo:font-variant="small-caps" style:font-name="Linux Libertine S.O.Cist.1" fo:font-size="12pt" fo:language="cs" fo:country="CZ" officeooo:rsid="00a9502a" style:font-size-asian="12pt" style:font-size-complex="12pt"/>
    </style:style>
    <style:style style:name="T360" style:family="text">
      <style:text-properties fo:font-variant="small-caps" style:font-name="Linux Libertine S.O.Cist.1" fo:font-size="12pt" fo:language="cs" fo:country="CZ" officeooo:rsid="0174049a" style:font-size-asian="12pt" style:font-size-complex="12pt"/>
    </style:style>
    <style:style style:name="T361" style:family="text">
      <style:text-properties fo:font-variant="small-caps" style:font-name="Linux Libertine S.O.Cist.1" fo:font-size="12pt" fo:language="cs" fo:country="CZ" officeooo:rsid="019783c5" style:font-size-asian="12pt" style:font-size-complex="12pt"/>
    </style:style>
    <style:style style:name="T362" style:family="text">
      <style:text-properties fo:font-variant="small-caps" style:font-name="Linux Libertine S.O.Cist.1" fo:font-size="12pt" fo:language="cs" fo:country="CZ" officeooo:rsid="00134dd2" style:font-size-asian="12pt" style:font-size-complex="12pt"/>
    </style:style>
    <style:style style:name="T363" style:family="text">
      <style:text-properties fo:font-variant="small-caps" style:font-name="Linux Libertine S.O.Cist.1" fo:font-size="12pt" fo:language="cs" fo:country="CZ" officeooo:rsid="00aec614" style:font-size-asian="12pt" style:font-size-complex="12pt"/>
    </style:style>
    <style:style style:name="T364" style:family="text">
      <style:text-properties fo:font-variant="small-caps" style:font-name="Linux Libertine S.O.Cist.1" fo:font-size="12pt" fo:language="cs" fo:country="CZ" officeooo:rsid="00ba273b" style:font-size-asian="12pt" style:font-size-complex="12pt"/>
    </style:style>
    <style:style style:name="T365" style:family="text">
      <style:text-properties fo:font-variant="small-caps" style:font-name="Linux Libertine S.O.Cist.1" fo:font-size="12pt" fo:language="cs" fo:country="CZ" officeooo:rsid="00bfd666" style:font-size-asian="12pt" style:font-size-complex="12pt"/>
    </style:style>
    <style:style style:name="T366" style:family="text">
      <style:text-properties fo:font-variant="small-caps" style:font-name="Linux Libertine S.O.Cist.1" fo:font-size="12pt" fo:language="cs" fo:country="CZ" officeooo:rsid="0050b519" style:font-size-asian="12pt" style:font-size-complex="12pt"/>
    </style:style>
    <style:style style:name="T367" style:family="text">
      <style:text-properties fo:font-variant="small-caps" style:font-name="Linux Libertine S.O.Cist.1" fo:font-size="12pt" fo:language="cs" fo:country="CZ" officeooo:rsid="00cba89d" style:font-size-asian="12pt" style:font-size-complex="12pt"/>
    </style:style>
    <style:style style:name="T368" style:family="text">
      <style:text-properties fo:font-variant="small-caps" style:font-name="Linux Libertine S.O.Cist.1" fo:font-size="12pt" fo:language="cs" fo:country="CZ" officeooo:rsid="00e668c0" style:font-size-asian="12pt" style:font-size-complex="12pt"/>
    </style:style>
    <style:style style:name="T369" style:family="text">
      <style:text-properties fo:font-variant="small-caps" style:font-name="Linux Libertine S.O.Cist.1" fo:font-size="12pt" fo:language="cs" fo:country="CZ" officeooo:rsid="012402cc" style:font-size-asian="12pt" style:font-size-complex="12pt"/>
    </style:style>
    <style:style style:name="T370" style:family="text">
      <style:text-properties fo:font-variant="small-caps" style:font-name="Linux Libertine S.O.Cist.1" fo:font-size="12pt" fo:language="cs" fo:country="CZ" officeooo:rsid="00f2288c" style:font-size-asian="12pt" style:font-size-complex="12pt"/>
    </style:style>
    <style:style style:name="T371" style:family="text">
      <style:text-properties fo:font-variant="small-caps" style:font-name="Linux Libertine S.O.Cist.1" fo:font-size="12pt" fo:language="cs" fo:country="CZ" officeooo:rsid="00eef62b" style:font-size-asian="12pt" style:font-size-complex="12pt"/>
    </style:style>
    <style:style style:name="T372" style:family="text">
      <style:text-properties fo:font-variant="small-caps" style:font-name="Linux Libertine S.O.Cist.1" fo:font-size="12pt" fo:language="cs" fo:country="CZ" officeooo:rsid="00f3ae81" style:font-size-asian="12pt" style:font-size-complex="12pt"/>
    </style:style>
    <style:style style:name="T373" style:family="text">
      <style:text-properties fo:font-variant="small-caps" style:font-name="Linux Libertine S.O.Cist.1" fo:font-size="12pt" fo:language="cs" fo:country="CZ" officeooo:rsid="00f53def" style:font-size-asian="12pt" style:font-size-complex="12pt"/>
    </style:style>
    <style:style style:name="T374" style:family="text">
      <style:text-properties fo:font-variant="small-caps" style:font-name="Linux Libertine S.O.Cist.1" fo:font-size="12pt" fo:language="cs" fo:country="CZ" officeooo:rsid="003f1c25" style:font-size-asian="12pt"/>
    </style:style>
    <style:style style:name="T375" style:family="text">
      <style:text-properties fo:font-variant="small-caps" style:font-name="Linux Libertine S.O.Cist.1" fo:font-size="12pt" fo:language="cs" fo:country="CZ" fo:font-style="normal" officeooo:rsid="01080edc" style:font-size-asian="12pt" style:font-style-asian="normal" style:font-size-complex="12pt" style:font-style-complex="normal"/>
    </style:style>
    <style:style style:name="T376" style:family="text">
      <style:text-properties fo:font-variant="small-caps" style:font-name="Linux Libertine S.O.Cist.1" fo:font-size="12pt" fo:language="cs" fo:country="CZ" fo:font-style="normal" officeooo:rsid="009688c0" style:font-size-asian="12pt" style:font-style-asian="normal" style:font-size-complex="12pt" style:font-style-complex="normal"/>
    </style:style>
    <style:style style:name="T377" style:family="text">
      <style:text-properties fo:font-variant="small-caps" style:font-name="Linux Libertine S.O.Cist.1" fo:font-size="12pt" fo:language="cs" fo:country="CZ" fo:font-style="normal" officeooo:rsid="00149e8a" style:font-size-asian="12pt" style:font-style-asian="normal" style:font-size-complex="12pt" style:font-style-complex="normal"/>
    </style:style>
    <style:style style:name="T378" style:family="text">
      <style:text-properties fo:font-variant="small-caps" style:font-name="Linux Libertine S.O.Cist.1" fo:font-size="12pt" fo:language="cs" fo:country="CZ" fo:font-style="normal" officeooo:rsid="001969ea" style:font-size-asian="12pt" style:font-style-asian="normal" style:font-size-complex="12pt" style:font-style-complex="normal"/>
    </style:style>
    <style:style style:name="T379" style:family="text">
      <style:text-properties fo:font-variant="small-caps" style:font-name="Linux Libertine S.O.Cist.1" fo:font-size="12pt" fo:language="cs" fo:country="CZ" fo:font-style="normal" officeooo:rsid="003c205d" style:font-size-asian="12pt" style:font-style-asian="normal" style:font-size-complex="12pt" style:font-style-complex="normal"/>
    </style:style>
    <style:style style:name="T380" style:family="text">
      <style:text-properties fo:font-variant="small-caps" style:font-name="Linux Libertine S.O.Cist.1" fo:font-size="12pt" fo:language="cs" fo:country="CZ" fo:font-style="normal" officeooo:rsid="00bfb376" style:font-size-asian="12pt" style:font-style-asian="normal" style:font-size-complex="12pt" style:font-style-complex="normal"/>
    </style:style>
    <style:style style:name="T381" style:family="text">
      <style:text-properties fo:font-variant="small-caps" style:font-name="Linux Libertine S.O.Cist.1" fo:font-size="12pt" fo:language="cs" fo:country="CZ" fo:font-style="normal" officeooo:rsid="00c1b3e0" style:font-size-asian="12pt" style:font-style-asian="normal" style:font-size-complex="12pt" style:font-style-complex="normal"/>
    </style:style>
    <style:style style:name="T382" style:family="text">
      <style:text-properties fo:font-variant="small-caps" style:font-name="Linux Libertine S.O.Cist.1" fo:font-size="12pt" fo:language="cs" fo:country="CZ" fo:font-style="normal" officeooo:rsid="00f3ae81" style:font-size-asian="12pt" style:font-style-asian="normal" style:font-size-complex="12pt" style:font-style-complex="normal"/>
    </style:style>
    <style:style style:name="T383" style:family="text">
      <style:text-properties fo:font-variant="small-caps" style:font-name="Linux Libertine S.O.Cist.3" fo:font-size="12pt" fo:language="cs" fo:country="CZ" officeooo:rsid="001e8735" style:font-size-asian="12pt" style:font-size-complex="12pt"/>
    </style:style>
    <style:style style:name="T384" style:family="text">
      <style:text-properties fo:font-variant="small-caps" style:font-name="Linux Libertine S.O.Cist.3" fo:font-size="12pt" fo:language="cs" fo:country="CZ" fo:font-style="normal" officeooo:rsid="001fa42d" style:font-size-asian="12pt" style:font-style-asian="normal" style:font-size-complex="12pt" style:font-style-complex="normal"/>
    </style:style>
    <style:style style:name="T385" style:family="text">
      <style:text-properties fo:font-variant="small-caps" style:font-name="Linux Libertine S.O.Cist.2" fo:font-size="12pt" style:font-size-asian="12pt"/>
    </style:style>
    <style:style style:name="T386" style:family="text">
      <style:text-properties fo:font-variant="small-caps" style:font-name="Linux Libertine S.O.Cist.2" fo:font-size="12pt" officeooo:rsid="0069881e" style:font-size-asian="12pt"/>
    </style:style>
    <style:style style:name="T387" style:family="text">
      <style:text-properties fo:font-variant="small-caps" style:font-name="Linux Libertine S.O.Cist.2" fo:font-size="12pt" fo:language="cs" fo:country="CZ" style:font-size-asian="12pt"/>
    </style:style>
    <style:style style:name="T388" style:family="text">
      <style:text-properties fo:font-variant="small-caps" style:font-name="Linux Libertine S.O.Cist.2" fo:font-size="12pt" fo:language="cs" fo:country="CZ" officeooo:rsid="00189b73" style:font-size-asian="12pt"/>
    </style:style>
    <style:style style:name="T389" style:family="text">
      <style:text-properties fo:font-variant="small-caps" style:font-name="Linux Libertine S.O.Cist.2" fo:font-size="12pt" fo:language="cs" fo:country="CZ" officeooo:rsid="00a5a7ed" style:font-size-asian="12pt" style:font-size-complex="12pt"/>
    </style:style>
    <style:style style:name="T390" style:family="text">
      <style:text-properties fo:font-variant="small-caps" style:use-window-font-color="true" loext:opacity="0%" style:font-name="Linux Libertine S.O.Cist.2" fo:font-size="12pt" fo:language="cs" fo:country="CZ" officeooo:rsid="001fa42d" style:font-size-asian="12pt" style:language-asian="zh" style:country-asian="CN" style:language-complex="hi" style:country-complex="IN"/>
    </style:style>
    <style:style style:name="T391" style:family="text">
      <style:text-properties fo:font-variant="small-caps" style:use-window-font-color="true" loext:opacity="0%" style:font-name="Linux Libertine S.O.Cist.2" fo:font-size="12pt" fo:language="cs" fo:country="CZ" officeooo:rsid="0133b664" style:font-size-asian="12pt" style:language-asian="zh" style:country-asian="CN" style:language-complex="hi" style:country-complex="IN"/>
    </style:style>
    <style:style style:name="T392" style:family="text">
      <style:text-properties fo:font-variant="small-caps" style:use-window-font-color="true" loext:opacity="0%" style:font-name="Linux Libertine S.O.Cist.1" fo:font-size="12pt" fo:language="cs" fo:country="CZ" officeooo:rsid="0138882d" style:font-size-asian="12pt" style:font-size-complex="12pt"/>
    </style:style>
    <style:style style:name="T393" style:family="text">
      <style:text-properties fo:font-variant="small-caps" style:use-window-font-color="true" loext:opacity="0%" style:font-name="Linux Libertine S.O.Cist.1" fo:font-size="12pt" fo:language="cs" fo:country="CZ" officeooo:rsid="00d39658" style:font-size-asian="12pt" style:font-size-complex="12pt"/>
    </style:style>
    <style:style style:name="T394" style:family="text">
      <style:text-properties fo:font-variant="small-caps" officeooo:rsid="014962c0"/>
    </style:style>
    <style:style style:name="T395" style:family="text">
      <style:text-properties fo:font-variant="small-caps" officeooo:rsid="001e8e37"/>
    </style:style>
    <style:style style:name="T396" style:family="text">
      <style:text-properties fo:font-variant="small-caps" officeooo:rsid="00c725dd"/>
    </style:style>
    <style:style style:name="T397" style:family="text">
      <style:text-properties fo:font-variant="small-caps" officeooo:rsid="0022174c"/>
    </style:style>
    <style:style style:name="T398" style:family="text">
      <style:text-properties fo:font-variant="small-caps" officeooo:rsid="001cf996"/>
    </style:style>
    <style:style style:name="T399" style:family="text">
      <style:text-properties officeooo:rsid="003a2221"/>
    </style:style>
    <style:style style:name="T400" style:family="text">
      <style:text-properties officeooo:rsid="003bc0cc"/>
    </style:style>
    <style:style style:name="T401" style:family="text">
      <style:text-properties officeooo:rsid="003bcf62"/>
    </style:style>
    <style:style style:name="T402" style:family="text">
      <style:text-properties officeooo:rsid="00fe1bba"/>
    </style:style>
    <style:style style:name="T403" style:family="text">
      <style:text-properties officeooo:rsid="00ff5323"/>
    </style:style>
    <style:style style:name="T404" style:family="text">
      <style:text-properties officeooo:rsid="00fffdc7"/>
    </style:style>
    <style:style style:name="T405" style:family="text">
      <style:text-properties officeooo:rsid="01026d42"/>
    </style:style>
    <style:style style:name="T406" style:family="text">
      <style:text-properties officeooo:rsid="003b225a"/>
    </style:style>
    <style:style style:name="T407" style:family="text">
      <style:text-properties officeooo:rsid="002e9994"/>
    </style:style>
    <style:style style:name="T408" style:family="text">
      <style:text-properties officeooo:rsid="0037710d"/>
    </style:style>
    <style:style style:name="T409" style:family="text">
      <style:text-properties officeooo:rsid="010428d3"/>
    </style:style>
    <style:style style:name="T410" style:family="text">
      <style:text-properties officeooo:rsid="0012d7dd" style:font-size-complex="12pt"/>
    </style:style>
    <style:style style:name="T411" style:family="text">
      <style:text-properties officeooo:rsid="0022e095" style:font-size-complex="12pt"/>
    </style:style>
    <style:style style:name="T412" style:family="text">
      <style:text-properties officeooo:rsid="001b5f3b" style:font-size-complex="12pt"/>
    </style:style>
    <style:style style:name="T413" style:family="text">
      <style:text-properties officeooo:rsid="00149e8a" style:font-size-complex="12pt"/>
    </style:style>
    <style:style style:name="T414" style:family="text">
      <style:text-properties officeooo:rsid="01482d67" style:font-size-complex="12pt"/>
    </style:style>
    <style:style style:name="T415" style:family="text">
      <style:text-properties officeooo:rsid="001778d3"/>
    </style:style>
    <style:style style:name="T416" style:family="text">
      <style:text-properties officeooo:rsid="01059d63"/>
    </style:style>
    <style:style style:name="T417" style:family="text">
      <style:text-properties officeooo:rsid="01098908"/>
    </style:style>
    <style:style style:name="T418" style:family="text">
      <style:text-properties officeooo:rsid="010af7a2"/>
    </style:style>
    <style:style style:name="T419" style:family="text">
      <style:text-properties officeooo:rsid="010b508f"/>
    </style:style>
    <style:style style:name="T420" style:family="text">
      <style:text-properties officeooo:rsid="010bcc52"/>
    </style:style>
    <style:style style:name="T421" style:family="text">
      <style:text-properties officeooo:rsid="010d80aa"/>
    </style:style>
    <style:style style:name="T422" style:family="text">
      <style:text-properties officeooo:rsid="010f1c66"/>
    </style:style>
    <style:style style:name="T423" style:family="text">
      <style:text-properties officeooo:rsid="01111811"/>
    </style:style>
    <style:style style:name="T424" style:family="text">
      <style:text-properties officeooo:rsid="0112598a"/>
    </style:style>
    <style:style style:name="T425" style:family="text">
      <style:text-properties officeooo:rsid="003a708e"/>
    </style:style>
    <style:style style:name="T426" style:family="text">
      <style:text-properties officeooo:rsid="003e2b79"/>
    </style:style>
    <style:style style:name="T427" style:family="text">
      <style:text-properties officeooo:rsid="003ecf0a"/>
    </style:style>
    <style:style style:name="T428" style:family="text">
      <style:text-properties officeooo:rsid="001e85d1"/>
    </style:style>
    <style:style style:name="T429" style:family="text">
      <style:text-properties officeooo:rsid="001e8735"/>
    </style:style>
    <style:style style:name="T430" style:family="text">
      <style:text-properties officeooo:rsid="001fa42d"/>
    </style:style>
    <style:style style:name="T431" style:family="text">
      <style:text-properties officeooo:rsid="0174787a"/>
    </style:style>
    <style:style style:name="T432" style:family="text">
      <style:text-properties officeooo:rsid="0116662d"/>
    </style:style>
    <style:style style:name="T433" style:family="text">
      <style:text-properties officeooo:rsid="0117484f"/>
    </style:style>
    <style:style style:name="T434" style:family="text">
      <style:text-properties fo:font-variant="normal" fo:text-transform="none"/>
    </style:style>
    <style:style style:name="T435" style:family="text">
      <style:text-properties fo:font-variant="normal" fo:text-transform="none" officeooo:rsid="0117484f"/>
    </style:style>
    <style:style style:name="T436" style:family="text">
      <style:text-properties fo:font-variant="normal" fo:text-transform="none" officeooo:rsid="011984c6"/>
    </style:style>
    <style:style style:name="T437" style:family="text">
      <style:text-properties fo:font-variant="normal" fo:text-transform="none" officeooo:rsid="001120db"/>
    </style:style>
    <style:style style:name="T438" style:family="text">
      <style:text-properties fo:font-variant="normal" fo:text-transform="none" officeooo:rsid="00199e3d"/>
    </style:style>
    <style:style style:name="T439" style:family="text">
      <style:text-properties fo:font-variant="normal" fo:text-transform="none" officeooo:rsid="0011cfc5"/>
    </style:style>
    <style:style style:name="T440" style:family="text">
      <style:text-properties fo:font-variant="normal" fo:text-transform="none" officeooo:rsid="00134dd2"/>
    </style:style>
    <style:style style:name="T441" style:family="text">
      <style:text-properties fo:font-variant="normal" fo:text-transform="none" officeooo:rsid="001e8e37"/>
    </style:style>
    <style:style style:name="T442" style:family="text">
      <style:text-properties fo:font-variant="normal" fo:text-transform="none" officeooo:rsid="00201784"/>
    </style:style>
    <style:style style:name="T443" style:family="text">
      <style:text-properties fo:font-variant="normal" fo:text-transform="none" officeooo:rsid="00266436"/>
    </style:style>
    <style:style style:name="T444" style:family="text">
      <style:text-properties fo:font-variant="normal" fo:text-transform="none" officeooo:rsid="0020c64e"/>
    </style:style>
    <style:style style:name="T445" style:family="text">
      <style:text-properties fo:font-variant="normal" fo:text-transform="none" officeooo:rsid="00217188"/>
    </style:style>
    <style:style style:name="T446" style:family="text">
      <style:text-properties fo:font-variant="normal" fo:text-transform="none" officeooo:rsid="001cf996"/>
    </style:style>
    <style:style style:name="T447" style:family="text">
      <style:text-properties fo:font-variant="normal" fo:text-transform="none" officeooo:rsid="0027aa86"/>
    </style:style>
    <style:style style:name="T448" style:family="text">
      <style:text-properties officeooo:rsid="0015fdf8"/>
    </style:style>
    <style:style style:name="T449" style:family="text">
      <style:text-properties officeooo:rsid="0016df8e"/>
    </style:style>
    <style:style style:name="T450" style:family="text">
      <style:text-properties officeooo:rsid="0019c4af"/>
    </style:style>
    <style:style style:name="T451" style:family="text">
      <style:text-properties officeooo:rsid="011c6a86"/>
    </style:style>
    <style:style style:name="T452" style:family="text">
      <style:text-properties officeooo:rsid="011f691c"/>
    </style:style>
    <style:style style:name="T453" style:family="text">
      <style:text-properties officeooo:rsid="01227d19"/>
    </style:style>
    <style:style style:name="T454" style:family="text">
      <style:text-properties officeooo:rsid="0122638b"/>
    </style:style>
    <style:style style:name="T455" style:family="text">
      <style:text-properties officeooo:rsid="01239b6a"/>
    </style:style>
    <style:style style:name="T456" style:family="text">
      <style:text-properties officeooo:rsid="0125d512"/>
    </style:style>
    <style:style style:name="T457" style:family="text">
      <style:text-properties officeooo:rsid="0127a778"/>
    </style:style>
    <style:style style:name="T458" style:family="text">
      <style:text-properties officeooo:rsid="012a2855"/>
    </style:style>
    <style:style style:name="T459" style:family="text">
      <style:text-properties officeooo:rsid="0128857f"/>
    </style:style>
    <style:style style:name="T460" style:family="text">
      <style:text-properties officeooo:rsid="012b634f"/>
    </style:style>
    <style:style style:name="T461" style:family="text">
      <style:text-properties officeooo:rsid="012ba409"/>
    </style:style>
    <style:style style:name="T462" style:family="text">
      <style:text-properties officeooo:rsid="004e9f7a"/>
    </style:style>
    <style:style style:name="T463" style:family="text">
      <style:text-properties officeooo:rsid="004f4a0c"/>
    </style:style>
    <style:style style:name="T464" style:family="text">
      <style:text-properties officeooo:rsid="0120e79f"/>
    </style:style>
    <style:style style:name="T465" style:family="text">
      <style:text-properties officeooo:rsid="0122347f"/>
    </style:style>
    <style:style style:name="T466" style:family="text">
      <style:text-properties officeooo:rsid="01241a8c"/>
    </style:style>
    <style:style style:name="T467" style:family="text">
      <style:text-properties officeooo:rsid="0124c3d0"/>
    </style:style>
    <style:style style:name="T468" style:family="text">
      <style:text-properties style:font-name="Linux Libertine S.O.Cist.1" fo:font-size="12pt" fo:language="cs" fo:country="CZ" style:font-size-asian="12pt" style:font-size-complex="12pt"/>
    </style:style>
    <style:style style:name="T469" style:family="text">
      <style:text-properties style:font-name="Linux Libertine S.O.Cist.1" fo:font-size="12pt" fo:language="cs" fo:country="CZ" officeooo:rsid="00fe1bba" style:font-size-asian="12pt" style:font-size-complex="12pt"/>
    </style:style>
    <style:style style:name="T470" style:family="text">
      <style:text-properties style:font-name="Linux Libertine S.O.Cist.1" fo:font-size="12pt" fo:language="cs" fo:country="CZ" officeooo:rsid="018e7b1a" style:font-size-asian="12pt" style:font-size-complex="12pt"/>
    </style:style>
    <style:style style:name="T471" style:family="text">
      <style:text-properties style:font-name="Linux Libertine S.O.Cist.1" fo:font-size="12pt" fo:language="cs" fo:country="CZ" officeooo:rsid="0124c3d0" style:font-size-asian="12pt" style:font-size-complex="12pt"/>
    </style:style>
    <style:style style:name="T472" style:family="text">
      <style:text-properties style:font-name="Linux Libertine S.O.Cist.1" fo:font-size="12pt" fo:language="cs" fo:country="CZ" officeooo:rsid="003b9cde" style:font-size-asian="12pt" style:font-size-complex="12pt"/>
    </style:style>
    <style:style style:name="T473" style:family="text">
      <style:text-properties style:font-name="Linux Libertine S.O.Cist.1" fo:font-size="12pt" fo:language="cs" fo:country="CZ" officeooo:rsid="01265034" style:font-size-asian="12pt" style:font-size-complex="12pt"/>
    </style:style>
    <style:style style:name="T474" style:family="text">
      <style:text-properties style:font-name="Linux Libertine S.O.Cist.1" fo:font-size="12pt" fo:language="cs" fo:country="CZ" officeooo:rsid="009b0f8b" style:font-size-asian="12pt" style:font-size-complex="12pt"/>
    </style:style>
    <style:style style:name="T475" style:family="text">
      <style:text-properties style:font-name="Linux Libertine S.O.Cist.1" fo:font-size="12pt" fo:language="cs" fo:country="CZ" officeooo:rsid="01279f70" style:font-size-asian="12pt" style:font-size-complex="12pt"/>
    </style:style>
    <style:style style:name="T476" style:family="text">
      <style:text-properties style:font-name="Linux Libertine S.O.Cist.1" fo:font-size="12pt" fo:language="cs" fo:country="CZ" officeooo:rsid="0053f03e" style:font-size-asian="12pt" style:font-size-complex="12pt"/>
    </style:style>
    <style:style style:name="T477" style:family="text">
      <style:text-properties style:font-name="Linux Libertine S.O.Cist.1" fo:font-size="12pt" fo:language="cs" fo:country="CZ" officeooo:rsid="010d80aa" style:font-size-asian="12pt" style:font-size-complex="12pt"/>
    </style:style>
    <style:style style:name="T478" style:family="text">
      <style:text-properties style:font-name="Linux Libertine S.O.Cist.1" fo:font-size="12pt" fo:language="cs" fo:country="CZ" officeooo:rsid="012a6c89" style:font-size-asian="12pt" style:font-size-complex="12pt"/>
    </style:style>
    <style:style style:name="T479" style:family="text">
      <style:text-properties style:font-name="Linux Libertine S.O.Cist.1" fo:font-size="12pt" fo:language="cs" fo:country="CZ" officeooo:rsid="002c6580" style:font-size-asian="12pt" style:font-size-complex="12pt"/>
    </style:style>
    <style:style style:name="T480" style:family="text">
      <style:text-properties style:font-name="Linux Libertine S.O.Cist.1" fo:font-size="12pt" fo:language="cs" fo:country="CZ" officeooo:rsid="010f1c66" style:font-size-asian="12pt" style:font-size-complex="12pt"/>
    </style:style>
    <style:style style:name="T481" style:family="text">
      <style:text-properties style:font-name="Linux Libertine S.O.Cist.1" fo:font-size="12pt" fo:language="cs" fo:country="CZ" officeooo:rsid="00a1b5ad" style:font-size-asian="12pt" style:font-size-complex="12pt"/>
    </style:style>
    <style:style style:name="T482" style:family="text">
      <style:text-properties style:font-name="Linux Libertine S.O.Cist.1" fo:font-size="12pt" fo:language="cs" fo:country="CZ" officeooo:rsid="00a57852" style:font-size-asian="12pt" style:font-size-complex="12pt"/>
    </style:style>
    <style:style style:name="T483" style:family="text">
      <style:text-properties style:font-name="Linux Libertine S.O.Cist.1" fo:font-size="12pt" fo:language="cs" fo:country="CZ" officeooo:rsid="01111811" style:font-size-asian="12pt" style:font-size-complex="12pt"/>
    </style:style>
    <style:style style:name="T484" style:family="text">
      <style:text-properties style:font-name="Linux Libertine S.O.Cist.1" fo:font-size="12pt" fo:language="cs" fo:country="CZ" officeooo:rsid="012d7f2c" style:font-size-asian="12pt" style:font-size-complex="12pt"/>
    </style:style>
    <style:style style:name="T485" style:family="text">
      <style:text-properties style:font-name="Linux Libertine S.O.Cist.1" fo:font-size="12pt" fo:language="cs" fo:country="CZ" officeooo:rsid="00a9502a" style:font-size-asian="12pt" style:font-size-complex="12pt"/>
    </style:style>
    <style:style style:name="T486" style:family="text">
      <style:text-properties style:font-name="Linux Libertine S.O.Cist.1" fo:font-size="12pt" fo:language="cs" fo:country="CZ" officeooo:rsid="0131bd03" style:font-size-asian="12pt" style:font-size-complex="12pt"/>
    </style:style>
    <style:style style:name="T487" style:family="text">
      <style:text-properties style:font-name="Linux Libertine S.O.Cist.1" fo:font-size="12pt" fo:language="cs" fo:country="CZ" officeooo:rsid="00ab8a54" style:font-size-asian="12pt" style:font-size-complex="12pt"/>
    </style:style>
    <style:style style:name="T488" style:family="text">
      <style:text-properties style:font-name="Linux Libertine S.O.Cist.1" fo:font-size="12pt" fo:language="cs" fo:country="CZ" officeooo:rsid="00aa7cea" style:font-size-asian="12pt" style:font-size-complex="12pt"/>
    </style:style>
    <style:style style:name="T489" style:family="text">
      <style:text-properties style:font-name="Linux Libertine S.O.Cist.1" fo:font-size="12pt" fo:language="cs" fo:country="CZ" officeooo:rsid="0174049a" style:font-size-asian="12pt" style:font-size-complex="12pt"/>
    </style:style>
    <style:style style:name="T490" style:family="text">
      <style:text-properties style:font-name="Linux Libertine S.O.Cist.1" fo:font-size="12pt" fo:language="cs" fo:country="CZ" officeooo:rsid="0136162d" style:font-size-asian="12pt" style:font-size-complex="12pt"/>
    </style:style>
    <style:style style:name="T491" style:family="text">
      <style:text-properties style:font-name="Linux Libertine S.O.Cist.1" fo:font-size="12pt" fo:language="cs" fo:country="CZ" officeooo:rsid="019783c5" style:font-size-asian="12pt" style:font-size-complex="12pt"/>
    </style:style>
    <style:style style:name="T492" style:family="text">
      <style:text-properties style:font-name="Linux Libertine S.O.Cist.1" fo:font-size="12pt" fo:language="cs" fo:country="CZ" officeooo:rsid="0174787a" style:font-size-asian="12pt" style:font-size-complex="12pt"/>
    </style:style>
    <style:style style:name="T493" style:family="text">
      <style:text-properties style:font-name="Linux Libertine S.O.Cist.1" fo:font-size="12pt" fo:language="cs" fo:country="CZ" officeooo:rsid="001e8735" style:font-size-asian="12pt" style:font-size-complex="12pt"/>
    </style:style>
    <style:style style:name="T494" style:family="text">
      <style:text-properties style:font-name="Linux Libertine S.O.Cist.1" fo:font-size="12pt" fo:language="cs" fo:country="CZ" officeooo:rsid="00134dd2" style:font-size-asian="12pt" style:font-size-complex="12pt"/>
    </style:style>
    <style:style style:name="T495" style:family="text">
      <style:text-properties style:font-name="Linux Libertine S.O.Cist.1" fo:font-size="12pt" fo:language="cs" fo:country="CZ" officeooo:rsid="0136c558" style:font-size-asian="12pt" style:font-size-complex="12pt"/>
    </style:style>
    <style:style style:name="T496" style:family="text">
      <style:text-properties style:font-name="Linux Libertine S.O.Cist.1" fo:font-size="12pt" fo:language="cs" fo:country="CZ" officeooo:rsid="00aec614" style:font-size-asian="12pt" style:font-size-complex="12pt"/>
    </style:style>
    <style:style style:name="T497" style:family="text">
      <style:text-properties style:font-name="Linux Libertine S.O.Cist.1" fo:font-size="12pt" fo:language="cs" fo:country="CZ" officeooo:rsid="0112598a" style:font-size-asian="12pt" style:font-size-complex="12pt"/>
    </style:style>
    <style:style style:name="T498" style:family="text">
      <style:text-properties style:font-name="Linux Libertine S.O.Cist.1" fo:font-size="12pt" fo:language="cs" fo:country="CZ" officeooo:rsid="0138882d" style:font-size-asian="12pt" style:font-size-complex="12pt"/>
    </style:style>
    <style:style style:name="T499" style:family="text">
      <style:text-properties style:font-name="Linux Libertine S.O.Cist.1" fo:font-size="12pt" fo:language="cs" fo:country="CZ" officeooo:rsid="011c6a86" style:font-size-asian="12pt" style:font-size-complex="12pt"/>
    </style:style>
    <style:style style:name="T500" style:family="text">
      <style:text-properties style:font-name="Linux Libertine S.O.Cist.1" fo:font-size="12pt" fo:language="cs" fo:country="CZ" officeooo:rsid="00ba273b" style:font-size-asian="12pt" style:font-size-complex="12pt"/>
    </style:style>
    <style:style style:name="T501" style:family="text">
      <style:text-properties style:font-name="Linux Libertine S.O.Cist.1" fo:font-size="12pt" fo:language="cs" fo:country="CZ" officeooo:rsid="00bd87d5" style:font-size-asian="12pt" style:font-size-complex="12pt"/>
    </style:style>
    <style:style style:name="T502" style:family="text">
      <style:text-properties style:font-name="Linux Libertine S.O.Cist.1" fo:font-size="12pt" fo:language="cs" fo:country="CZ" officeooo:rsid="011f691c" style:font-size-asian="12pt" style:font-size-complex="12pt"/>
    </style:style>
    <style:style style:name="T503" style:family="text">
      <style:text-properties style:font-name="Linux Libertine S.O.Cist.1" fo:font-size="12pt" fo:language="cs" fo:country="CZ" officeooo:rsid="00bd304d" style:font-size-asian="12pt" style:font-size-complex="12pt"/>
    </style:style>
    <style:style style:name="T504" style:family="text">
      <style:text-properties style:font-name="Linux Libertine S.O.Cist.1" fo:font-size="12pt" fo:language="cs" fo:country="CZ" officeooo:rsid="013a25f0" style:font-size-asian="12pt" style:font-size-complex="12pt"/>
    </style:style>
    <style:style style:name="T505" style:family="text">
      <style:text-properties style:font-name="Linux Libertine S.O.Cist.1" fo:font-size="12pt" fo:language="cs" fo:country="CZ" officeooo:rsid="00bb289f" style:font-size-asian="12pt" style:font-size-complex="12pt"/>
    </style:style>
    <style:style style:name="T506" style:family="text">
      <style:text-properties style:font-name="Linux Libertine S.O.Cist.1" fo:font-size="12pt" fo:language="cs" fo:country="CZ" officeooo:rsid="00bfd666" style:font-size-asian="12pt" style:font-size-complex="12pt"/>
    </style:style>
    <style:style style:name="T507" style:family="text">
      <style:text-properties style:font-name="Linux Libertine S.O.Cist.1" fo:font-size="12pt" fo:language="cs" fo:country="CZ" officeooo:rsid="00c1a237" style:font-size-asian="12pt" style:font-size-complex="12pt"/>
    </style:style>
    <style:style style:name="T508" style:family="text">
      <style:text-properties style:font-name="Linux Libertine S.O.Cist.1" fo:font-size="12pt" fo:language="cs" fo:country="CZ" officeooo:rsid="013b40e7" style:font-size-asian="12pt" style:font-size-complex="12pt"/>
    </style:style>
    <style:style style:name="T509" style:family="text">
      <style:text-properties style:font-name="Linux Libertine S.O.Cist.1" fo:font-size="12pt" fo:language="cs" fo:country="CZ" officeooo:rsid="013cc328" style:font-size-asian="12pt" style:font-size-complex="12pt"/>
    </style:style>
    <style:style style:name="T510" style:family="text">
      <style:text-properties style:font-name="Linux Libertine S.O.Cist.1" fo:font-size="12pt" fo:language="cs" fo:country="CZ" officeooo:rsid="013ce322" style:font-size-asian="12pt" style:font-size-complex="12pt"/>
    </style:style>
    <style:style style:name="T511" style:family="text">
      <style:text-properties style:font-name="Linux Libertine S.O.Cist.1" fo:font-size="12pt" fo:language="cs" fo:country="CZ" officeooo:rsid="0050b519" style:font-size-asian="12pt" style:font-size-complex="12pt"/>
    </style:style>
    <style:style style:name="T512" style:family="text">
      <style:text-properties style:font-name="Linux Libertine S.O.Cist.1" fo:font-size="12pt" fo:language="cs" fo:country="CZ" officeooo:rsid="013cf03e" style:font-size-asian="12pt" style:font-size-complex="12pt"/>
    </style:style>
    <style:style style:name="T513" style:family="text">
      <style:text-properties style:font-name="Linux Libertine S.O.Cist.1" fo:font-size="12pt" fo:language="cs" fo:country="CZ" officeooo:rsid="01521924" style:font-size-asian="12pt" style:font-size-complex="12pt"/>
    </style:style>
    <style:style style:name="T514" style:family="text">
      <style:text-properties style:font-name="Linux Libertine S.O.Cist.1" fo:font-size="12pt" fo:language="cs" fo:country="CZ" officeooo:rsid="00cba89d" style:font-size-asian="12pt" style:font-size-complex="12pt"/>
    </style:style>
    <style:style style:name="T515" style:family="text">
      <style:text-properties style:font-name="Linux Libertine S.O.Cist.1" fo:font-size="12pt" fo:language="cs" fo:country="CZ" officeooo:rsid="00cca495" style:font-size-asian="12pt" style:font-size-complex="12pt"/>
    </style:style>
    <style:style style:name="T516" style:family="text">
      <style:text-properties style:font-name="Linux Libertine S.O.Cist.1" fo:font-size="12pt" fo:language="cs" fo:country="CZ" officeooo:rsid="013dde02" style:font-size-asian="12pt" style:font-size-complex="12pt"/>
    </style:style>
    <style:style style:name="T517" style:family="text">
      <style:text-properties style:font-name="Linux Libertine S.O.Cist.1" fo:font-size="12pt" fo:language="cs" fo:country="CZ" officeooo:rsid="00e668c0" style:font-size-asian="12pt" style:font-size-complex="12pt"/>
    </style:style>
    <style:style style:name="T518" style:family="text">
      <style:text-properties style:font-name="Linux Libertine S.O.Cist.1" fo:font-size="12pt" fo:language="cs" fo:country="CZ" officeooo:rsid="00e968c8" style:font-size-asian="12pt" style:font-size-complex="12pt"/>
    </style:style>
    <style:style style:name="T519" style:family="text">
      <style:text-properties style:font-name="Linux Libertine S.O.Cist.1" fo:font-size="12pt" fo:language="cs" fo:country="CZ" officeooo:rsid="00e69919" style:font-size-asian="12pt" style:font-size-complex="12pt"/>
    </style:style>
    <style:style style:name="T520" style:family="text">
      <style:text-properties style:font-name="Linux Libertine S.O.Cist.1" fo:font-size="12pt" fo:language="cs" fo:country="CZ" officeooo:rsid="01427c62" style:font-size-asian="12pt" style:font-size-complex="12pt"/>
    </style:style>
    <style:style style:name="T521" style:family="text">
      <style:text-properties style:font-name="Linux Libertine S.O.Cist.1" fo:font-size="12pt" fo:language="cs" fo:country="CZ" officeooo:rsid="012402cc" style:font-size-asian="12pt" style:font-size-complex="12pt"/>
    </style:style>
    <style:style style:name="T522" style:family="text">
      <style:text-properties style:font-name="Linux Libertine S.O.Cist.1" fo:font-size="12pt" fo:language="cs" fo:country="CZ" officeooo:rsid="0123ba5a" style:font-size-asian="12pt" style:font-size-complex="12pt"/>
    </style:style>
    <style:style style:name="T523" style:family="text">
      <style:text-properties style:font-name="Linux Libertine S.O.Cist.1" fo:font-size="12pt" fo:language="cs" fo:country="CZ" officeooo:rsid="00e6e172" style:font-size-asian="12pt" style:font-size-complex="12pt"/>
    </style:style>
    <style:style style:name="T524" style:family="text">
      <style:text-properties style:font-name="Linux Libertine S.O.Cist.1" fo:font-size="12pt" fo:language="cs" fo:country="CZ" officeooo:rsid="012a2855" style:font-size-asian="12pt" style:font-size-complex="12pt"/>
    </style:style>
    <style:style style:name="T525" style:family="text">
      <style:text-properties style:font-name="Linux Libertine S.O.Cist.1" fo:font-size="12pt" fo:language="cs" fo:country="CZ" officeooo:rsid="0143fc66" style:font-size-asian="12pt" style:font-size-complex="12pt"/>
    </style:style>
    <style:style style:name="T526" style:family="text">
      <style:text-properties style:font-name="Linux Libertine S.O.Cist.1" fo:font-size="12pt" fo:language="cs" fo:country="CZ" officeooo:rsid="00f2288c" style:font-size-asian="12pt" style:font-size-complex="12pt"/>
    </style:style>
    <style:style style:name="T527" style:family="text">
      <style:text-properties style:font-name="Linux Libertine S.O.Cist.1" fo:font-size="12pt" fo:language="cs" fo:country="CZ" officeooo:rsid="012ba409" style:font-size-asian="12pt" style:font-size-complex="12pt"/>
    </style:style>
    <style:style style:name="T528" style:family="text">
      <style:text-properties style:font-name="Linux Libertine S.O.Cist.1" fo:font-size="12pt" fo:language="cs" fo:country="CZ" officeooo:rsid="01444499" style:font-size-asian="12pt" style:font-size-complex="12pt"/>
    </style:style>
    <style:style style:name="T529" style:family="text">
      <style:text-properties style:font-name="Linux Libertine S.O.Cist.1" fo:font-size="12pt" fo:language="cs" fo:country="CZ" officeooo:rsid="00eef62b" style:font-size-asian="12pt" style:font-size-complex="12pt"/>
    </style:style>
    <style:style style:name="T530" style:family="text">
      <style:text-properties style:font-name="Linux Libertine S.O.Cist.1" fo:font-size="12pt" fo:language="cs" fo:country="CZ" officeooo:rsid="00f3ae81" style:font-size-asian="12pt" style:font-size-complex="12pt"/>
    </style:style>
    <style:style style:name="T531" style:family="text">
      <style:text-properties style:font-name="Linux Libertine S.O.Cist.1" fo:font-size="12pt" fo:language="cs" fo:country="CZ" officeooo:rsid="00f7a339" style:font-size-asian="12pt" style:font-size-complex="12pt"/>
    </style:style>
    <style:style style:name="T532" style:family="text">
      <style:text-properties style:font-name="Linux Libertine S.O.Cist.1" fo:font-size="12pt" fo:language="cs" fo:country="CZ" officeooo:rsid="012c9149" style:font-size-asian="12pt" style:font-size-complex="12pt"/>
    </style:style>
    <style:style style:name="T533" style:family="text">
      <style:text-properties style:font-name="Linux Libertine S.O.Cist.1" fo:font-size="12pt" fo:language="cs" fo:country="CZ" officeooo:rsid="00f53def" style:font-size-asian="12pt" style:font-size-complex="12pt"/>
    </style:style>
    <style:style style:name="T534" style:family="text">
      <style:text-properties style:font-name="Linux Libertine S.O.Cist.1" fo:font-size="12pt" fo:language="cs" fo:country="CZ" officeooo:rsid="0145c032" style:font-size-asian="12pt" style:font-size-complex="12pt"/>
    </style:style>
    <style:style style:name="T535" style:family="text">
      <style:text-properties style:font-name="Linux Libertine S.O.Cist.1" fo:font-size="12pt" fo:language="cs" fo:country="CZ" officeooo:rsid="014b2247" style:font-size-asian="12pt" style:font-size-complex="12pt"/>
    </style:style>
    <style:style style:name="T536" style:family="text">
      <style:text-properties style:font-name="Linux Libertine S.O.Cist.1" fo:font-size="12pt" fo:language="cs" fo:country="CZ" officeooo:rsid="014bc3ed" style:font-size-asian="12pt" style:font-size-complex="12pt"/>
    </style:style>
    <style:style style:name="T537" style:family="text">
      <style:text-properties style:font-name="Linux Libertine S.O.Cist.1" fo:font-size="12pt" fo:language="cs" fo:country="CZ" officeooo:rsid="014c9df4" style:font-size-asian="12pt" style:font-size-complex="12pt"/>
    </style:style>
    <style:style style:name="T538" style:family="text">
      <style:text-properties style:font-name="Linux Libertine S.O.Cist.1" fo:font-size="12pt" fo:language="cs" fo:country="CZ" officeooo:rsid="014eb82b" style:font-size-asian="12pt" style:font-size-complex="12pt"/>
    </style:style>
    <style:style style:name="T539" style:family="text">
      <style:text-properties style:font-name="Linux Libertine S.O.Cist.1" fo:font-size="12pt" fo:language="cs" fo:country="CZ" officeooo:rsid="014ff2bf" style:font-size-asian="12pt" style:font-size-complex="12pt"/>
    </style:style>
    <style:style style:name="T540" style:family="text">
      <style:text-properties style:font-name="Linux Libertine S.O.Cist.1" fo:font-size="12pt" fo:language="cs" fo:country="CZ" officeooo:rsid="003f1c25" style:font-size-asian="12pt"/>
    </style:style>
    <style:style style:name="T541" style:family="text">
      <style:text-properties style:font-name="Linux Libertine S.O.Cist.1" fo:font-size="12pt" fo:language="cs" fo:country="CZ" officeooo:rsid="01265034" style:font-size-asian="12pt"/>
    </style:style>
    <style:style style:name="T542" style:family="text">
      <style:text-properties style:font-name="Linux Libertine S.O.Cist.1" fo:font-size="12pt" fo:language="cs" fo:country="CZ" officeooo:rsid="00fffdc7" style:font-size-asian="12pt"/>
    </style:style>
    <style:style style:name="T543" style:family="text">
      <style:text-properties style:font-name="Linux Libertine S.O.Cist.1" fo:font-size="12pt" fo:language="cs" fo:country="CZ" officeooo:rsid="0047852d" style:font-size-asian="12pt"/>
    </style:style>
    <style:style style:name="T544" style:family="text">
      <style:text-properties style:font-name="Linux Libertine S.O.Cist.1" fo:font-size="12pt" fo:language="cs" fo:country="CZ" officeooo:rsid="01463473" style:font-size-asian="12pt"/>
    </style:style>
    <style:style style:name="T545" style:family="text">
      <style:text-properties style:font-name="Linux Libertine S.O.Cist.1" fo:font-size="12pt" fo:language="cs" fo:country="CZ" fo:font-style="normal" officeooo:rsid="00257ac6" style:font-size-asian="12pt" style:font-style-asian="normal" style:font-style-complex="normal"/>
    </style:style>
    <style:style style:name="T546" style:family="text">
      <style:text-properties style:font-name="Linux Libertine S.O.Cist.1" fo:font-size="12pt" fo:language="cs" fo:country="CZ" fo:font-style="normal" officeooo:rsid="003f8205" style:font-size-asian="12pt" style:font-style-asian="normal" style:font-style-complex="normal"/>
    </style:style>
    <style:style style:name="T547" style:family="text">
      <style:text-properties style:font-name="Linux Libertine S.O.Cist.1" fo:font-size="12pt" fo:language="cs" fo:country="CZ" fo:font-style="normal" officeooo:rsid="01265034" style:font-size-asian="12pt" style:font-style-asian="normal" style:font-style-complex="normal"/>
    </style:style>
    <style:style style:name="T548" style:family="text">
      <style:text-properties style:font-name="Linux Libertine S.O.Cist.1" fo:font-size="12pt" fo:language="cs" fo:country="CZ" fo:font-style="normal" officeooo:rsid="01080edc" style:font-size-asian="12pt" style:font-style-asian="normal" style:font-size-complex="12pt" style:font-style-complex="normal"/>
    </style:style>
    <style:style style:name="T549" style:family="text">
      <style:text-properties style:font-name="Linux Libertine S.O.Cist.1" fo:font-size="12pt" fo:language="cs" fo:country="CZ" fo:font-style="normal" officeooo:rsid="01265034" style:font-size-asian="12pt" style:font-style-asian="normal" style:font-size-complex="12pt" style:font-style-complex="normal"/>
    </style:style>
    <style:style style:name="T550" style:family="text">
      <style:text-properties style:font-name="Linux Libertine S.O.Cist.1" fo:font-size="12pt" fo:language="cs" fo:country="CZ" fo:font-style="normal" officeooo:rsid="009688c0" style:font-size-asian="12pt" style:font-style-asian="normal" style:font-size-complex="12pt" style:font-style-complex="normal"/>
    </style:style>
    <style:style style:name="T551" style:family="text">
      <style:text-properties style:font-name="Linux Libertine S.O.Cist.1" fo:font-size="12pt" fo:language="cs" fo:country="CZ" fo:font-style="normal" officeooo:rsid="0098f2de" style:font-size-asian="12pt" style:font-style-asian="normal" style:font-size-complex="12pt" style:font-style-complex="normal"/>
    </style:style>
    <style:style style:name="T552" style:family="text">
      <style:text-properties style:font-name="Linux Libertine S.O.Cist.1" fo:font-size="12pt" fo:language="cs" fo:country="CZ" fo:font-style="normal" officeooo:rsid="009966e9" style:font-size-asian="12pt" style:font-style-asian="normal" style:font-size-complex="12pt" style:font-style-complex="normal"/>
    </style:style>
    <style:style style:name="T553" style:family="text">
      <style:text-properties style:font-name="Linux Libertine S.O.Cist.1" fo:font-size="12pt" fo:language="cs" fo:country="CZ" fo:font-style="normal" officeooo:rsid="003dc370" style:font-size-asian="12pt" style:font-style-asian="normal" style:font-size-complex="12pt" style:font-style-complex="normal"/>
    </style:style>
    <style:style style:name="T554" style:family="text">
      <style:text-properties style:font-name="Linux Libertine S.O.Cist.1" fo:font-size="12pt" fo:language="cs" fo:country="CZ" fo:font-style="normal" officeooo:rsid="00149e8a" style:font-size-asian="12pt" style:font-style-asian="normal" style:font-size-complex="12pt" style:font-style-complex="normal"/>
    </style:style>
    <style:style style:name="T555" style:family="text">
      <style:text-properties style:font-name="Linux Libertine S.O.Cist.1" fo:font-size="12pt" fo:language="cs" fo:country="CZ" fo:font-style="normal" officeooo:rsid="001b5f3b" style:font-size-asian="12pt" style:font-style-asian="normal" style:font-size-complex="12pt" style:font-style-complex="normal"/>
    </style:style>
    <style:style style:name="T556" style:family="text">
      <style:text-properties style:font-name="Linux Libertine S.O.Cist.1" fo:font-size="12pt" fo:language="cs" fo:country="CZ" fo:font-style="normal" officeooo:rsid="010af7a2" style:font-size-asian="12pt" style:font-style-asian="normal" style:font-size-complex="12pt" style:font-style-complex="normal"/>
    </style:style>
    <style:style style:name="T557" style:family="text">
      <style:text-properties style:font-name="Linux Libertine S.O.Cist.1" fo:font-size="12pt" fo:language="cs" fo:country="CZ" fo:font-style="normal" officeooo:rsid="00151bf5" style:font-size-asian="12pt" style:font-style-asian="normal" style:font-size-complex="12pt" style:font-style-complex="normal"/>
    </style:style>
    <style:style style:name="T558" style:family="text">
      <style:text-properties style:font-name="Linux Libertine S.O.Cist.1" fo:font-size="12pt" fo:language="cs" fo:country="CZ" fo:font-style="normal" officeooo:rsid="001969ea" style:font-size-asian="12pt" style:font-style-asian="normal" style:font-size-complex="12pt" style:font-style-complex="normal"/>
    </style:style>
    <style:style style:name="T559" style:family="text">
      <style:text-properties style:font-name="Linux Libertine S.O.Cist.1" fo:font-size="12pt" fo:language="cs" fo:country="CZ" fo:font-style="normal" officeooo:rsid="0126a0e3" style:font-size-asian="12pt" style:font-style-asian="normal" style:font-size-complex="12pt" style:font-style-complex="normal"/>
    </style:style>
    <style:style style:name="T560" style:family="text">
      <style:text-properties style:font-name="Linux Libertine S.O.Cist.1" fo:font-size="12pt" fo:language="cs" fo:country="CZ" fo:font-style="normal" officeooo:rsid="00326de8" style:font-size-asian="12pt" style:font-style-asian="normal" style:font-size-complex="12pt" style:font-style-complex="normal"/>
    </style:style>
    <style:style style:name="T561" style:family="text">
      <style:text-properties style:font-name="Linux Libertine S.O.Cist.1" fo:font-size="12pt" fo:language="cs" fo:country="CZ" fo:font-style="normal" officeooo:rsid="001a5530" style:font-size-asian="12pt" style:font-style-asian="normal" style:font-size-complex="12pt" style:font-style-complex="normal"/>
    </style:style>
    <style:style style:name="T562" style:family="text">
      <style:text-properties style:font-name="Linux Libertine S.O.Cist.1" fo:font-size="12pt" fo:language="cs" fo:country="CZ" fo:font-style="normal" officeooo:rsid="003c205d" style:font-size-asian="12pt" style:font-style-asian="normal" style:font-size-complex="12pt" style:font-style-complex="normal"/>
    </style:style>
    <style:style style:name="T563" style:family="text">
      <style:text-properties style:font-name="Linux Libertine S.O.Cist.1" fo:font-size="12pt" fo:language="cs" fo:country="CZ" fo:font-style="normal" officeooo:rsid="012a6c89" style:font-size-asian="12pt" style:font-style-asian="normal" style:font-size-complex="12pt" style:font-style-complex="normal"/>
    </style:style>
    <style:style style:name="T564" style:family="text">
      <style:text-properties style:font-name="Linux Libertine S.O.Cist.1" fo:font-size="12pt" fo:language="cs" fo:country="CZ" fo:font-style="normal" officeooo:rsid="00a1b5ad" style:font-size-asian="12pt" style:font-style-asian="normal" style:font-size-complex="12pt" style:font-style-complex="normal"/>
    </style:style>
    <style:style style:name="T565" style:family="text">
      <style:text-properties style:font-name="Linux Libertine S.O.Cist.1" fo:font-size="12pt" fo:language="cs" fo:country="CZ" fo:font-style="normal" officeooo:rsid="00a2562f" style:font-size-asian="12pt" style:font-style-asian="normal" style:font-size-complex="12pt" style:font-style-complex="normal"/>
    </style:style>
    <style:style style:name="T566" style:family="text">
      <style:text-properties style:font-name="Linux Libertine S.O.Cist.1" fo:font-size="12pt" fo:language="cs" fo:country="CZ" fo:font-style="normal" officeooo:rsid="012c1b8f" style:font-size-asian="12pt" style:font-style-asian="normal" style:font-size-complex="12pt" style:font-style-complex="normal"/>
    </style:style>
    <style:style style:name="T567" style:family="text">
      <style:text-properties style:font-name="Linux Libertine S.O.Cist.1" fo:font-size="12pt" fo:language="cs" fo:country="CZ" fo:font-style="normal" officeooo:rsid="00a4d492" style:font-size-asian="12pt" style:font-style-asian="normal" style:font-size-complex="12pt" style:font-style-complex="normal"/>
    </style:style>
    <style:style style:name="T568" style:family="text">
      <style:text-properties style:font-name="Linux Libertine S.O.Cist.1" fo:font-size="12pt" fo:language="cs" fo:country="CZ" fo:font-style="normal" officeooo:rsid="00a3c4e4" style:font-size-asian="12pt" style:font-style-asian="normal" style:font-size-complex="12pt" style:font-style-complex="normal"/>
    </style:style>
    <style:style style:name="T569" style:family="text">
      <style:text-properties style:font-name="Linux Libertine S.O.Cist.1" fo:font-size="12pt" fo:language="cs" fo:country="CZ" fo:font-style="normal" officeooo:rsid="00a57852" style:font-size-asian="12pt" style:font-style-asian="normal" style:font-size-complex="12pt" style:font-style-complex="normal"/>
    </style:style>
    <style:style style:name="T570" style:family="text">
      <style:text-properties style:font-name="Linux Libertine S.O.Cist.1" fo:font-size="12pt" fo:language="cs" fo:country="CZ" fo:font-style="normal" officeooo:rsid="012d7f2c" style:font-size-asian="12pt" style:font-style-asian="normal" style:font-size-complex="12pt" style:font-style-complex="normal"/>
    </style:style>
    <style:style style:name="T571" style:family="text">
      <style:text-properties style:font-name="Linux Libertine S.O.Cist.1" fo:font-size="12pt" fo:language="cs" fo:country="CZ" fo:font-style="normal" officeooo:rsid="01111811" style:font-size-asian="12pt" style:font-style-asian="normal" style:font-size-complex="12pt" style:font-style-complex="normal"/>
    </style:style>
    <style:style style:name="T572" style:family="text">
      <style:text-properties style:font-name="Linux Libertine S.O.Cist.1" fo:font-size="12pt" fo:language="cs" fo:country="CZ" fo:font-style="normal" officeooo:rsid="00bfb376" style:font-size-asian="12pt" style:font-style-asian="normal" style:font-size-complex="12pt" style:font-style-complex="normal"/>
    </style:style>
    <style:style style:name="T573" style:family="text">
      <style:text-properties style:font-name="Linux Libertine S.O.Cist.1" fo:font-size="12pt" fo:language="cs" fo:country="CZ" fo:font-style="normal" officeooo:rsid="00c1d104" style:font-size-asian="12pt" style:font-style-asian="normal" style:font-size-complex="12pt" style:font-style-complex="normal"/>
    </style:style>
    <style:style style:name="T574" style:family="text">
      <style:text-properties style:font-name="Linux Libertine S.O.Cist.1" fo:font-size="12pt" fo:language="cs" fo:country="CZ" fo:font-style="normal" officeooo:rsid="013b40e7" style:font-size-asian="12pt" style:font-style-asian="normal" style:font-size-complex="12pt" style:font-style-complex="normal"/>
    </style:style>
    <style:style style:name="T575" style:family="text">
      <style:text-properties style:font-name="Linux Libertine S.O.Cist.1" fo:font-size="12pt" fo:language="cs" fo:country="CZ" fo:font-style="normal" officeooo:rsid="00c1b3e0" style:font-size-asian="12pt" style:font-style-asian="normal" style:font-size-complex="12pt" style:font-style-complex="normal"/>
    </style:style>
    <style:style style:name="T576" style:family="text">
      <style:text-properties style:font-name="Linux Libertine S.O.Cist.1" fo:font-size="12pt" fo:language="cs" fo:country="CZ" fo:font-style="normal" officeooo:rsid="00c2ce9d" style:font-size-asian="12pt" style:font-style-asian="normal" style:font-size-complex="12pt" style:font-style-complex="normal"/>
    </style:style>
    <style:style style:name="T577" style:family="text">
      <style:text-properties style:font-name="Linux Libertine S.O.Cist.1" fo:font-size="12pt" fo:language="cs" fo:country="CZ" fo:font-style="normal" officeooo:rsid="01521924" style:font-size-asian="12pt" style:font-style-asian="normal" style:font-size-complex="12pt" style:font-style-complex="normal"/>
    </style:style>
    <style:style style:name="T578" style:family="text">
      <style:text-properties style:font-name="Linux Libertine S.O.Cist.1" fo:font-size="12pt" fo:language="cs" fo:country="CZ" fo:font-style="normal" officeooo:rsid="00f3ae81" style:font-size-asian="12pt" style:font-style-asian="normal" style:font-size-complex="12pt" style:font-style-complex="normal"/>
    </style:style>
    <style:style style:name="T579" style:family="text">
      <style:text-properties style:font-name="Linux Libertine S.O.Cist.1" fo:font-size="12pt" fo:language="cs" fo:country="CZ" fo:font-style="normal" officeooo:rsid="00f682a8" style:font-size-asian="12pt" style:font-style-asian="normal" style:font-size-complex="12pt" style:font-style-complex="normal"/>
    </style:style>
    <style:style style:name="T580" style:family="text">
      <style:text-properties style:font-name="Linux Libertine S.O.Cist.1" fo:font-size="12pt" fo:language="cs" fo:country="CZ" fo:font-style="normal" officeooo:rsid="00f53def" style:font-size-asian="12pt" style:font-style-asian="normal" style:font-size-complex="12pt" style:font-style-complex="normal"/>
    </style:style>
    <style:style style:name="T581" style:family="text">
      <style:text-properties style:font-name="Linux Libertine S.O.Cist.1" fo:font-size="12pt" fo:language="cs" fo:country="CZ" fo:font-style="normal" officeooo:rsid="01444499" style:font-size-asian="12pt" style:font-style-asian="normal" style:font-size-complex="12pt" style:font-style-complex="normal"/>
    </style:style>
    <style:style style:name="T582" style:family="text">
      <style:text-properties style:font-name="Linux Libertine S.O.Cist.1" fo:font-size="12pt" fo:language="cs" fo:country="CZ" fo:font-style="normal" officeooo:rsid="01482d67" style:font-size-asian="12pt" style:font-style-asian="normal" style:font-size-complex="12pt" style:font-style-complex="normal"/>
    </style:style>
    <style:style style:name="T583" style:family="text">
      <style:text-properties style:font-name="Linux Libertine S.O.Cist.1" fo:font-size="12pt" fo:language="cs" fo:country="CZ" fo:font-style="normal" officeooo:rsid="014962c0" style:font-size-asian="12pt" style:font-style-asian="normal" style:font-size-complex="12pt" style:font-style-complex="normal"/>
    </style:style>
    <style:style style:name="T584" style:family="text">
      <style:text-properties style:font-name="Linux Libertine S.O.Cist.1" fo:font-size="12pt" fo:language="cs" fo:country="CZ" fo:font-style="normal" officeooo:rsid="014bc3ed" style:font-size-asian="12pt" style:font-style-asian="normal" style:font-size-complex="12pt" style:font-style-complex="normal"/>
    </style:style>
    <style:style style:name="T585" style:family="text">
      <style:text-properties style:font-name="Linux Libertine S.O.Cist.1" fo:font-size="12pt" fo:language="cs" fo:country="CZ" fo:font-style="normal" officeooo:rsid="014c9df4" style:font-size-asian="12pt" style:font-style-asian="normal" style:font-size-complex="12pt" style:font-style-complex="normal"/>
    </style:style>
    <style:style style:name="T586" style:family="text">
      <style:text-properties style:font-name="Linux Libertine S.O.Cist.1" fo:font-size="12pt" fo:language="cs" fo:country="CZ" fo:font-style="italic" officeooo:rsid="0044a46c" style:font-size-asian="12pt" style:font-style-asian="italic" style:font-style-complex="italic"/>
    </style:style>
    <style:style style:name="T587" style:family="text">
      <style:text-properties style:font-name="Linux Libertine S.O.Cist.1" fo:font-size="12pt" fo:language="cs" fo:country="CZ" fo:font-style="italic" officeooo:rsid="0098f2de" style:font-size-asian="12pt" style:font-style-asian="italic" style:font-size-complex="12pt" style:font-style-complex="italic"/>
    </style:style>
    <style:style style:name="T588" style:family="text">
      <style:text-properties style:font-name="Linux Libertine S.O.Cist.1" fo:font-size="12pt" fo:language="cs" fo:country="CZ" fo:font-style="italic" officeooo:rsid="009966e9" style:font-size-asian="12pt" style:font-style-asian="italic" style:font-size-complex="12pt" style:font-style-complex="italic"/>
    </style:style>
    <style:style style:name="T589" style:family="text">
      <style:text-properties style:font-name="Linux Libertine S.O.Cist.1" fo:font-size="12pt" fo:language="cs" fo:country="CZ" fo:font-style="italic" officeooo:rsid="00a1b5ad" style:font-size-asian="12pt" style:font-style-asian="italic" style:font-size-complex="12pt" style:font-style-complex="italic"/>
    </style:style>
    <style:style style:name="T590" style:family="text">
      <style:text-properties style:font-name="Linux Libertine S.O.Cist.1" fo:font-size="12pt" fo:language="cs" fo:country="CZ" fo:font-style="italic" officeooo:rsid="0138882d" style:font-size-asian="12pt" style:font-style-asian="italic" style:font-size-complex="12pt" style:font-style-complex="italic"/>
    </style:style>
    <style:style style:name="T591" style:family="text">
      <style:text-properties style:font-name="Linux Libertine S.O.Cist.1" fo:font-size="12pt" fo:language="cs" fo:country="CZ" fo:font-style="italic" officeooo:rsid="00bfb376" style:font-size-asian="12pt" style:font-style-asian="italic" style:font-size-complex="12pt" style:font-style-complex="italic"/>
    </style:style>
    <style:style style:name="T592" style:family="text">
      <style:text-properties style:font-name="Linux Libertine S.O.Cist.1" fo:font-size="12pt" fo:language="cs" fo:country="CZ" fo:font-style="italic" officeooo:rsid="013b40e7" style:font-size-asian="12pt" style:font-style-asian="italic" style:font-size-complex="12pt" style:font-style-complex="italic"/>
    </style:style>
    <style:style style:name="T593" style:family="text">
      <style:text-properties style:font-name="Linux Libertine S.O.Cist.1" fo:font-size="12pt" fo:language="cs" fo:country="CZ" fo:font-style="italic" officeooo:rsid="00c1d104" style:font-size-asian="12pt" style:font-style-asian="italic" style:font-size-complex="12pt" style:font-style-complex="italic"/>
    </style:style>
    <style:style style:name="T594" style:family="text">
      <style:text-properties style:font-name="Linux Libertine S.O.Cist.1" fo:font-size="12pt" fo:language="cs" fo:country="CZ" fo:font-style="italic" officeooo:rsid="00c2ce9d" style:font-size-asian="12pt" style:font-style-asian="italic" style:font-size-complex="12pt" style:font-style-complex="italic"/>
    </style:style>
    <style:style style:name="T595" style:family="text">
      <style:text-properties style:font-name="Linux Libertine S.O.Cist.1" fo:font-size="12pt" fo:language="cs" fo:country="CZ" fo:font-style="italic" officeooo:rsid="01521924" style:font-size-asian="12pt" style:font-style-asian="italic" style:font-size-complex="12pt" style:font-style-complex="italic"/>
    </style:style>
    <style:style style:name="T596" style:family="text">
      <style:text-properties style:font-name="Linux Libertine S.O.Cist.1" fo:font-size="12pt" fo:language="cs" fo:country="CZ" fo:font-style="italic" officeooo:rsid="0050b519" style:font-size-asian="12pt" style:font-style-asian="italic" style:font-size-complex="12pt" style:font-style-complex="italic"/>
    </style:style>
    <style:style style:name="T597" style:family="text">
      <style:text-properties style:font-name="Linux Libertine S.O.Cist.1" fo:font-size="12pt" fo:language="cs" fo:country="CZ" fo:font-style="italic" officeooo:rsid="0023c47c" style:font-size-asian="12pt" style:font-style-asian="italic" style:font-size-complex="12pt" style:font-style-complex="italic"/>
    </style:style>
    <style:style style:name="T598" style:family="text">
      <style:text-properties style:font-name="Linux Libertine S.O.Cist.1" fo:font-size="12pt" fo:language="cs" fo:country="CZ" fo:font-style="italic" officeooo:rsid="00cf1e8d" style:font-size-asian="12pt" style:font-style-asian="italic" style:font-size-complex="12pt" style:font-style-complex="italic"/>
    </style:style>
    <style:style style:name="T599" style:family="text">
      <style:text-properties style:font-name="Linux Libertine S.O.Cist.1" fo:font-size="12pt" fo:language="cs" fo:country="CZ" fo:font-style="italic" officeooo:rsid="0174787a" style:font-size-asian="12pt" style:font-style-asian="italic" style:font-size-complex="12pt" style:font-style-complex="italic"/>
    </style:style>
    <style:style style:name="T600" style:family="text">
      <style:text-properties style:font-name="Linux Libertine S.O.Cist.1" fo:font-size="12pt" fo:language="cs" fo:country="CZ" fo:font-style="italic" officeooo:rsid="00e968c8" style:font-size-asian="12pt" style:font-style-asian="italic" style:font-size-complex="12pt" style:font-style-complex="italic"/>
    </style:style>
    <style:style style:name="T601" style:family="text">
      <style:text-properties style:font-name="Linux Libertine S.O.Cist.1" fo:font-size="12pt" fo:language="cs" fo:country="CZ" fo:font-style="italic" officeooo:rsid="00f53def" style:font-size-asian="12pt" style:font-style-asian="italic" style:font-size-complex="12pt" style:font-style-complex="italic"/>
    </style:style>
    <style:style style:name="T602" style:family="text">
      <style:text-properties style:font-name="Linux Libertine S.O.Cist.1" fo:font-size="12pt" fo:language="cs" fo:country="CZ" fo:font-style="italic" officeooo:rsid="014eb82b" style:font-size-asian="12pt" style:font-style-asian="italic" style:font-size-complex="12pt" style:font-style-complex="italic"/>
    </style:style>
    <style:style style:name="T603" style:family="text">
      <style:text-properties style:font-name="Linux Libertine S.O.Cist.1" fo:font-size="12pt" fo:language="en" fo:country="GB" officeooo:rsid="009b0f8b" style:font-size-asian="12pt" style:font-size-complex="12pt"/>
    </style:style>
    <style:style style:name="T604" style:family="text">
      <style:text-properties style:font-name="Linux Libertine S.O.Cist.1" fo:font-size="12pt" fo:language="en" fo:country="GB" fo:font-style="italic" officeooo:rsid="009c73b6" style:font-size-asian="12pt" style:font-style-asian="italic" style:font-size-complex="12pt" style:font-style-complex="italic"/>
    </style:style>
    <style:style style:name="T605" style:family="text">
      <style:text-properties style:font-name="Linux Libertine S.O.Cist.1" fo:font-size="12pt" fo:language="fr" fo:country="FR" fo:font-style="italic" officeooo:rsid="00a2562f" style:font-size-asian="12pt" style:font-style-asian="italic" style:font-size-complex="12pt" style:font-style-complex="italic"/>
    </style:style>
    <style:style style:name="T606" style:family="text">
      <style:text-properties style:font-name="Linux Libertine S.O.Cist.1" fo:font-size="12pt" fo:language="fr" fo:country="FR" fo:font-style="normal" officeooo:rsid="00a4d492" style:font-size-asian="12pt" style:font-style-asian="normal" style:font-size-complex="12pt" style:font-style-complex="normal"/>
    </style:style>
    <style:style style:name="T607" style:family="text">
      <style:text-properties officeooo:rsid="01265034"/>
    </style:style>
    <style:style style:name="T608" style:family="text">
      <style:text-properties officeooo:rsid="01279f70"/>
    </style:style>
    <style:style style:name="T609" style:family="text">
      <style:text-properties officeooo:rsid="01289da3"/>
    </style:style>
    <style:style style:name="T610" style:family="text">
      <style:text-properties officeooo:rsid="012a6c89"/>
    </style:style>
    <style:style style:name="T611" style:family="text">
      <style:text-properties officeooo:rsid="012d7f2c"/>
    </style:style>
    <style:style style:name="T612" style:family="text">
      <style:text-properties officeooo:rsid="012f5b4b"/>
    </style:style>
    <style:style style:name="T613" style:family="text">
      <style:text-properties style:font-name="Linux Libertine S.O.Cist.3" fo:font-size="12pt" fo:language="cs" fo:country="CZ" officeooo:rsid="001e8735" style:font-size-asian="12pt" style:font-size-complex="12pt"/>
    </style:style>
    <style:style style:name="T614" style:family="text">
      <style:text-properties style:font-name="Linux Libertine S.O.Cist.3" fo:font-size="12pt" fo:language="cs" fo:country="CZ" officeooo:rsid="012f5b4b" style:font-size-asian="12pt" style:font-size-complex="12pt"/>
    </style:style>
    <style:style style:name="T615" style:family="text">
      <style:text-properties style:font-name="Linux Libertine S.O.Cist.3" fo:font-size="12pt" fo:language="cs" fo:country="CZ" fo:font-style="normal" officeooo:rsid="001fa42d" style:font-size-asian="12pt" style:font-style-asian="normal" style:font-size-complex="12pt" style:font-style-complex="normal"/>
    </style:style>
    <style:style style:name="T616" style:family="text">
      <style:text-properties style:font-name="Linux Libertine S.O.Cist.3" fo:font-size="12pt" fo:language="cs" fo:country="CZ" fo:font-style="normal" officeooo:rsid="012f5b4b" style:font-size-asian="12pt" style:font-style-asian="normal" style:font-size-complex="12pt" style:font-style-complex="normal"/>
    </style:style>
    <style:style style:name="T617" style:family="text">
      <style:text-properties style:font-name="Linux Libertine S.O.Cist.2" fo:font-size="12pt" style:font-size-asian="12pt"/>
    </style:style>
    <style:style style:name="T618" style:family="text">
      <style:text-properties style:font-name="Linux Libertine S.O.Cist.2" fo:font-size="12pt" officeooo:rsid="0071ad9b" style:font-size-asian="12pt"/>
    </style:style>
    <style:style style:name="T619" style:family="text">
      <style:text-properties style:font-name="Linux Libertine S.O.Cist.2" fo:font-size="12pt" fo:font-style="normal" style:font-size-asian="12pt" style:font-style-asian="normal" style:font-style-complex="normal"/>
    </style:style>
    <style:style style:name="T620" style:family="text">
      <style:text-properties style:font-name="Linux Libertine S.O.Cist.2" fo:font-size="12pt" fo:font-style="normal" officeooo:rsid="0071c150" style:font-size-asian="12pt" style:font-style-asian="normal" style:font-style-complex="normal"/>
    </style:style>
    <style:style style:name="T621" style:family="text">
      <style:text-properties style:font-name="Linux Libertine S.O.Cist.2" fo:font-size="12pt" fo:font-style="normal" officeooo:rsid="012fd196" style:font-size-asian="12pt" style:font-style-asian="normal" style:font-style-complex="normal"/>
    </style:style>
    <style:style style:name="T622" style:family="text">
      <style:text-properties style:font-name="Linux Libertine S.O.Cist.2" fo:font-size="12pt" fo:language="cs" fo:country="CZ" style:font-size-asian="12pt"/>
    </style:style>
    <style:style style:name="T623" style:family="text">
      <style:text-properties style:font-name="Linux Libertine S.O.Cist.2" fo:font-size="12pt" fo:language="cs" fo:country="CZ" officeooo:rsid="00189b73" style:font-size-asian="12pt"/>
    </style:style>
    <style:style style:name="T624" style:family="text">
      <style:text-properties style:font-name="Linux Libertine S.O.Cist.2" fo:font-size="12pt" fo:language="cs" fo:country="CZ" officeooo:rsid="00199e3d" style:font-size-asian="12pt"/>
    </style:style>
    <style:style style:name="T625" style:family="text">
      <style:text-properties style:font-name="Linux Libertine S.O.Cist.2" fo:font-size="12pt" fo:language="cs" fo:country="CZ" officeooo:rsid="0136c558" style:font-size-asian="12pt"/>
    </style:style>
    <style:style style:name="T626" style:family="text">
      <style:text-properties style:font-name="Linux Libertine S.O.Cist.2" fo:font-size="12pt" fo:language="cs" fo:country="CZ" officeooo:rsid="0019c4af" style:font-size-asian="12pt"/>
    </style:style>
    <style:style style:name="T627" style:family="text">
      <style:text-properties style:font-name="Linux Libertine S.O.Cist.2" fo:font-size="12pt" fo:language="cs" fo:country="CZ" officeooo:rsid="00a5a7ed" style:font-size-asian="12pt" style:font-size-complex="12pt"/>
    </style:style>
    <style:style style:name="T628" style:family="text">
      <style:text-properties style:font-name="Linux Libertine S.O.Cist.2" fo:font-size="12pt" fo:language="cs" fo:country="CZ" officeooo:rsid="013cf03e" style:font-size-asian="12pt" style:font-size-complex="12pt"/>
    </style:style>
    <style:style style:name="T629" style:family="text">
      <style:text-properties officeooo:rsid="012fd196"/>
    </style:style>
    <style:style style:name="T630" style:family="text">
      <style:text-properties officeooo:rsid="0131bd03"/>
    </style:style>
    <style:style style:name="T631" style:family="text">
      <style:text-properties officeooo:rsid="0132e075"/>
    </style:style>
    <style:style style:name="T632" style:family="text">
      <style:text-properties officeooo:rsid="0133b664"/>
    </style:style>
    <style:style style:name="T633" style:family="text">
      <style:text-properties officeooo:rsid="0136162d"/>
    </style:style>
    <style:style style:name="T634" style:family="text">
      <style:text-properties officeooo:rsid="0136c558"/>
    </style:style>
    <style:style style:name="T635" style:family="text">
      <style:text-properties officeooo:rsid="0138882d"/>
    </style:style>
    <style:style style:name="T636" style:family="text">
      <style:text-properties officeooo:rsid="013a25f0"/>
    </style:style>
    <style:style style:name="T637" style:family="text">
      <style:text-properties officeooo:rsid="013b40e7"/>
    </style:style>
    <style:style style:name="T638" style:family="text">
      <style:text-properties officeooo:rsid="013cf03e"/>
    </style:style>
    <style:style style:name="T639" style:family="text">
      <style:text-properties officeooo:rsid="013dde02"/>
    </style:style>
    <style:style style:name="T640" style:family="text">
      <style:text-properties officeooo:rsid="013f6f19"/>
    </style:style>
    <style:style style:name="T641" style:family="text">
      <style:text-properties officeooo:rsid="0140652d"/>
    </style:style>
    <style:style style:name="T642" style:family="text">
      <style:text-properties officeooo:rsid="014138b3"/>
    </style:style>
    <style:style style:name="T643" style:family="text">
      <style:text-properties officeooo:rsid="01427c62"/>
    </style:style>
    <style:style style:name="T644" style:family="text">
      <style:text-properties officeooo:rsid="0145c032"/>
    </style:style>
    <style:style style:name="T645" style:family="text">
      <style:text-properties officeooo:rsid="014962c0"/>
    </style:style>
    <style:style style:name="T646" style:family="text">
      <style:text-properties officeooo:rsid="001ce482"/>
    </style:style>
    <style:style style:name="T647" style:family="text">
      <style:text-properties officeooo:rsid="00b2ad94"/>
    </style:style>
    <style:style style:name="T648" style:family="text">
      <style:text-properties officeooo:rsid="001e8e37"/>
    </style:style>
    <style:style style:name="T649" style:family="text">
      <style:text-properties officeooo:rsid="00201784"/>
    </style:style>
    <style:style style:name="T650" style:family="text">
      <style:text-properties officeooo:rsid="00c90d13"/>
    </style:style>
    <style:style style:name="T651" style:family="text">
      <style:text-properties officeooo:rsid="0022174c"/>
    </style:style>
    <style:style style:name="T652" style:family="text">
      <style:text-properties officeooo:rsid="00266436"/>
    </style:style>
    <style:style style:name="T653" style:family="text">
      <style:text-properties officeooo:rsid="00230520"/>
    </style:style>
    <style:style style:name="T654" style:family="text">
      <style:text-properties officeooo:rsid="0024ae57"/>
    </style:style>
    <style:style style:name="T655" style:family="text">
      <style:text-properties officeooo:rsid="00252901"/>
    </style:style>
    <style:style style:name="T656" style:family="text">
      <style:text-properties officeooo:rsid="014bc3ed"/>
    </style:style>
    <style:style style:name="T657" style:family="text">
      <style:text-properties officeooo:rsid="014c9df4"/>
    </style:style>
    <style:style style:name="T658" style:family="text">
      <style:text-properties officeooo:rsid="014d492a"/>
    </style:style>
    <style:style style:name="T659" style:family="text">
      <style:text-properties officeooo:rsid="014eb82b"/>
    </style:style>
    <style:style style:name="T660" style:family="text">
      <style:text-properties officeooo:rsid="0150cc4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ulka1" table:style-name="Tabulka1">
        <table:table-column table:style-name="Tabulka1.A"/>
        <table:table-column table:style-name="Tabulka1.B"/>
        <table:table-row table:style-name="Tabulka1.1">
          <table:table-cell table:style-name="Tabulka1.A1" table:number-columns-spanned="2" office:value-type="string">
            <text:p text:style-name="P397"><text:span text:style-name="T2">DIE </text:span><text:span text:style-name="T6">I</text:span><text:span text:style-name="T2">. </text:span><text:span text:style-name="T6">J</text:span><text:span text:style-name="T7">UNI</text:span><text:span text:style-name="T5">I.</text:span></text:p>
            <text:p text:style-name="P397"><text:span text:style-name="T312">Anno Domini</text:span><text:span text:style-name="T16"> MCCLIX.</text:span></text:p>
            <text:p text:style-name="P521"><text:span text:style-name="T39">I</text:span><text:span text:style-name="T74">n</text:span><text:span text:style-name="T39"> F</text:span><text:span text:style-name="T74">esto</text:span><text:span text:style-name="T39"> </text:span><text:span text:style-name="T53">D</text:span><text:span text:style-name="T199">edicationis </text:span></text:p>
            <text:p text:style-name="P517"><text:span text:style-name="T53">E</text:span><text:span text:style-name="T199">cclesiae </text:span><text:span text:style-name="T53">A</text:span><text:span text:style-name="T199">ltovadensis</text:span><text:span text:style-name="T191">,</text:span></text:p>
            <text:p text:style-name="P276">Serm. maj.</text:p>
            <text:p text:style-name="P277"><draw:frame draw:style-name="fr2" draw:name="Image1" text:anchor-type="char" svg:y="0.0417in" svg:width="1.9866in" svg:height="0.1417in" draw:z-index="1"><draw:image xlink:href="Pictures/100006D00000C54500000E0BC683FB34DF2CE92E.emf" xlink:type="simple" xlink:show="embed" xlink:actuate="onLoad" draw:mime-type="image/x-emf"/><draw:image xlink:href="Pictures/1000020100000863000000998B97472CE3BCE539.png" xlink:type="simple" xlink:show="embed" xlink:actuate="onLoad" draw:mime-type="image/png"/></draw:frame></text:p>
          </table:table-cell>
          <table:covered-table-cell/>
        </table:table-row>
        <table:table-row table:style-name="Tabulka1.1">
          <table:table-cell table:style-name="Tabulka1.A1" office:value-type="string">
            <text:p text:style-name="P466">In I. Nocturno</text:p>
            <text:p text:style-name="P456">De libro secúndo Paralipómenon.</text:p>
            <text:p text:style-name="P419">Lectio j. <text:span text:style-name="T303">Cap. 7.</text:span></text:p>
            <text:p text:style-name="P12">C<text:span text:style-name="T311">um</text:span> complésset Sálomon fundens preces, ignis descéndit de coelo, et devorávit holocáusta et víctimas: et majéstas Dómini implévit domum. Nec póterant sacerdótes íngredi templum Dómini, eo quod implésset majéstas Dómini templum Dómini. </text:p>
            <text:p text:style-name="P12"/>
          </table:table-cell>
          <table:table-cell table:style-name="Tabulka1.A1" office:value-type="string">
            <text:p text:style-name="P313"/>
            <text:p text:style-name="P313"/>
            <text:p text:style-name="P313"/>
            <text:p text:style-name="P305"><text:span text:style-name="T311">Když</text:span> Šalomoun dokončil svou modlitbu, sestoupil z nebe oheň a pohltil zápalnou oběť i <text:span text:style-name="T131">díly</text:span> obětního hodu a dům naplnila Hospodinova <text:span text:style-name="T402">vznešenost</text:span>. Kněží nemohli do Hospodinova domu vstoupit, neboť Hospodinova <text:span text:style-name="T402">vznešenost</text:span> naplnila Hospodinův <text:span text:style-name="T402">chrám</text:span>. </text:p>
          </table:table-cell>
        </table:table-row>
        <table:table-row table:style-name="Tabulka1.1">
          <table:table-cell table:style-name="Tabulka1.A1" office:value-type="string">
            <text:p text:style-name="P419">Lectio ij.</text:p>
            <text:p text:style-name="P55"><text:span text:style-name="T311">Sed</text:span> et omnes fílii Israël vidébant descendéntem ignem, et glóriam Dómini super domum: et corruéntes proni in terram super paviméntum stratum lápide, adoravérunt, et laudavérunt Dóminum: Quóniam bonus, quóniam in sæculum misericórdia ejus. </text:p>
            <text:p text:style-name="P476"/>
          </table:table-cell>
          <table:table-cell table:style-name="Tabulka1.A1" office:value-type="string">
            <text:p text:style-name="P335"/>
            <text:p text:style-name="P150"><text:span text:style-name="T353">A</text:span><text:span text:style-name="T354">však</text:span><text:span text:style-name="T469"> také</text:span><text:span text:style-name="T470"> všichni </text:span><text:span text:style-name="T469">synové </text:span><text:span text:style-name="T471">I</text:span><text:span text:style-name="T469">srael</text:span><text:span text:style-name="T471">e</text:span><text:span text:style-name="T470"> viděli sestupující oheň i Hospodinovu slávu nad domem, klesli na </text:span><text:span text:style-name="T469">kamením dlážděnou </text:span><text:span text:style-name="T470">zemi, klaněli se a vzdávali chválu Hospodinu, </text:span><text:span text:style-name="T469">neboť</text:span><text:span text:style-name="T470"> je dobrý a jeho milosrdenství </text:span><text:span text:style-name="T469">trvá navěky</text:span><text:span text:style-name="T470">. </text:span></text:p>
          </table:table-cell>
        </table:table-row>
        <table:table-row table:style-name="Tabulka1.1">
          <table:table-cell table:style-name="Tabulka1.A1" office:value-type="string">
            <text:p text:style-name="P419">Lectio iij. </text:p>
            <text:p text:style-name="P55">R<text:span text:style-name="T311">ex</text:span> autem, et omnis pópulus immolábant víctimas coram Dómino. Mactávit ígitur rex Sálomon hóstias, boum vigínti duo míllia, aríetum centum vigínti míllia: et dedicávit domum Dei rex, et univérsus pópulus. Sacerdótes autem stabant in officiis suis: et Levítæ in órganis cárminum Dómini, quæ fecit David rex ad laudándum Dóminum. </text:p>
            <text:p text:style-name="P347"/>
          </table:table-cell>
          <table:table-cell table:style-name="Tabulka1.A1" office:value-type="string">
            <text:p text:style-name="P335"/>
            <text:p text:style-name="P171"><text:span text:style-name="T311">A</text:span><text:span text:style-name="T319">však</text:span> král i všechen lid <text:span text:style-name="T402">přinášeli obětní dary </text:span>před Hospodin<text:span text:style-name="T402">a.</text:span> Král Šalomoun <text:span text:style-name="T402">zabil jako oběť</text:span> dvacet dva tisíce kusů skotu a sto dvacet tisíc <text:span text:style-name="T402">beranů</text:span>. Tak zasvětil Boží dům král <text:span text:style-name="T402">i</text:span> veškerý lid. Kněží stáli na svých místech, též <text:span text:style-name="T402">Le</text:span>vi<text:span text:style-name="T402">té</text:span> s hudebními nástroji k oslavě Hospodina; ty dal zhotovit král David, aby jimi vzdávali Hospodinu chválu. </text:p>
          </table:table-cell>
        </table:table-row>
        <table:table-row table:style-name="Tabulka1.1">
          <table:table-cell table:style-name="Tabulka1.A1" office:value-type="string">
            <text:p text:style-name="P419">Lectio i<text:span text:style-name="T304">v</text:span>. </text:p>
            <text:p text:style-name="P55"><text:span text:style-name="T311">Porro</text:span> sacerdótes canébant tubis ante eos, cunctúsque Israël stabat. Sanctificávit quoque Sálomon médium átrii ante templum Dómini: obtúlerat enim ibi holocáusta et ádipes pacificórum: quia altáre æneum, quod fécerat, non póterat sustinére holocáusta et sacrifícia et ádipes. </text:p>
            <text:p text:style-name="P347"/>
          </table:table-cell>
          <table:table-cell table:style-name="Tabulka1.A1" office:value-type="string">
            <text:p text:style-name="P335"/>
            <text:p text:style-name="P173"><text:span text:style-name="T320">Kněží</text:span><text:span text:style-name="T305"> naproti nim troubili a celý Israel tam stál. Šalomoun posvětil střed nádvoří, které je před Hospodinovým domem, neboť tam přinesl zápalné oběti a tučné </text:span><text:span text:style-name="T150">díly</text:span><text:span text:style-name="T305"> pokojných obětí, protože bronzový oltář, který dal Šalomoun zhotovit, nemohl pojmout ty celopaly, oběti a tučné díly. </text:span><text:s/><text:span text:style-name="T306">(</text:span><text:span text:style-name="T151">ČEP, </text:span><text:span text:style-name="T152">upraveno</text:span><text:span text:style-name="T179">)</text:span></text:p>
          </table:table-cell>
        </table:table-row>
        <table:table-row table:style-name="Tabulka1.1">
          <table:table-cell table:style-name="Tabulka1.A1" office:value-type="string">
            <text:p text:style-name="P488">In II. Nocturno</text:p>
            <text:p text:style-name="P487">Sermo sancti Augustíni Epíscopi.</text:p>
            <text:p text:style-name="P438">Serm. 252. de Tempore.</text:p>
            <text:p text:style-name="P361"><text:bookmark-start text:name="__DdeLink__2400_16731447091131111121"/><text:span text:style-name="T29">Lectio</text:span><text:bookmark-end text:name="__DdeLink__2400_16731447091131111121"/><text:span text:style-name="T29"> v.</text:span></text:p>
            <text:p text:style-name="P112">Q<text:span text:style-name="T311">uotiescúmque</text:span> fratres charíssimi, Altaris vel templi festivitátem cólimus‚ si fidéliter ac diligénter atténdimus et sancte ac juste <text:soft-page-break/>vívimus, quidquid in templis manufáctis ágitur, totum in nobis spiritáli ædificatióne complétur. Non enim mentítus est ille, qui dixit: Templum enim Dei sanctum est, quod estis vos: et íterum; Nescitis, quia córpora vestra templum sunt Spíritus sancti, qui in vobis est?</text:p>
            <text:p text:style-name="P358"/>
          </table:table-cell>
          <table:table-cell table:style-name="Tabulka1.A1" office:value-type="string">
            <text:p text:style-name="P336"/>
            <text:p text:style-name="P336"/>
            <text:p text:style-name="P336"/>
            <text:p text:style-name="P336"/>
            <text:p text:style-name="P180"><text:span text:style-name="T318">Nejdražší</text:span><text:span text:style-name="T399"> bratři, kdykoliv slavíme slavnost Oltáře či chrámu, tak pokud se jí věrně a pozorně účastníme a žijeme svatě i</text:span><text:span text:style-name="T467"> </text:span><text:span text:style-name="T399">spra</text:span><text:span text:style-name="T466">­</text:span><text:soft-page-break/><text:span text:style-name="T399">vedlivě, pak cokoliv se děje v chrámech postavených </text:span><text:span text:style-name="T153">lidskýma </text:span><text:span text:style-name="T399">rukama, nás celé naplní vnitřní duchovní stavbou. Nelhal totiž ten, který pravil: „Boží chrám je svatý, a ten chrám jste vy,“ a</text:span><text:span text:style-name="T467"> </text:span><text:span text:style-name="T399">opět: „Nevíte, že vaše těla jsou chrámem Ducha svatého, který ve vás přebývá?“</text:span></text:p>
          </table:table-cell>
        </table:table-row>
        <table:table-row table:style-name="Tabulka1.1">
          <table:table-cell table:style-name="Tabulka1.A1" office:value-type="string">
            <text:p text:style-name="P439">Lectio vj.</text:p>
            <text:p text:style-name="P42">E<text:span text:style-name="T311">t</text:span> ídeo, fratres charíssimi, quia nullis præcedéntibus méritis per grátiam Dei merúimus fíeri templum Dei, quantum póssumus cum ipsíus adjutório laborémus, ne Dóminus noster in templo suo, hoc est, in nobis ipsis invéniat‚ quod óculos suæ Maiestátis offéndat. Sed habitáculum cordis nostri evacuétur vítiis, et virtútibus repleátur: claudátur diábolo, et aperiátur Christo: et ita laborémus, ut nobis bonórum óperum clávibus ianuam regni cœléstis aperíre possímus.</text:p>
            <text:p text:style-name="P477"/>
          </table:table-cell>
          <table:table-cell table:style-name="Tabulka1.A1" office:value-type="string">
            <text:p text:style-name="P336"/>
            <text:p text:style-name="P228">A proto, nejdražší bratři, <text:span text:style-name="T308">protože</text:span> jsme si žádnými předchozími zásluhami nezískali právo státi se skrze Boží milost chrámem Božím, s je<text:span text:style-name="T403">jí</text:span> pomocí se snažme, jak jen můžeme, aby náš Pán ve svém chrámu, tedy v nás samotných, nenašel nic, co by uráželo <text:span text:style-name="T308">zrak</text:span> jeho Vznešenosti. <text:span text:style-name="T308">P</text:span>říbytek našeho srdce nechť <text:span text:style-name="T403">se tedy očistí od všech </text:span>neřestí <text:span text:style-name="T400">a naplní se ctnostmi. Nechť se uzavře ďáblu a otevře Kristu. A tak se snažme, abychom si klíči dobrých skutků mohli otevřít bránu do nebeského království. </text:span></text:p>
          </table:table-cell>
        </table:table-row>
        <table:table-row table:style-name="Tabulka1.1">
          <table:table-cell table:style-name="Tabulka1.A1" office:value-type="string">
            <text:p text:style-name="P439">Lectio vij.</text:p>
            <text:p text:style-name="P44">S<text:span text:style-name="T311">icut</text:span> enim malis opéribus quasi quibúsdam seris ac véctibus, vitæ nobis jánua cláuditur: ita absque dúbio bonis opéribus aperítur. Et ídeo, fratres charíssimi, unusqu<text:span text:style-name="T401">í</text:span>sque consíderet consciéntiam suam, et quando se áliquo crímine vulnerátum esse cognóverit‚ prius oratiónibus, jejúniis‚ vel eleemósynis stúdeat mundáre consciéntiam suam, et sic Eucharistíam præsúmat accípere.</text:p>
            <text:p text:style-name="P348"/>
          </table:table-cell>
          <table:table-cell table:style-name="Tabulka1.A1" office:value-type="string">
            <text:p text:style-name="P336"/>
            <text:p text:style-name="P182"><text:span text:style-name="T311">Tak</text:span> jako špatnými činy se nám jako nějakými závorami či mřížemi uzavírá brána života, tak se beze vší pochyb<text:span text:style-name="T403">nosti</text:span> dobrými skutky otevírá. A proto, nejdražší bratři, každý zapátrej ve svém svědomí, a když někdo pozná, že se nějakým svým přečinem <text:span text:style-name="T308">z</text:span>ranil, ať se <text:span text:style-name="T403">nej</text:span>prve modlitbami, posty či almužnami snaží očistit své svědomí, a pouze <text:span text:style-name="T403">poté</text:span> se odváží přijmout Eucharistii.</text:p>
          </table:table-cell>
        </table:table-row>
        <table:table-row table:style-name="Tabulka1.1">
          <table:table-cell table:style-name="Tabulka1.A1" office:value-type="string">
            <text:p text:style-name="P439">Lectio viij.</text:p>
            <text:p text:style-name="P46">S<text:span text:style-name="T311">i</text:span> enim agnóscens reátum suum, ipse se a divino Altári subtráxerit, cito ad indulgéntiam divínæ misericórdiæ pervéniet. Quia sicut qui se exáltat, humiliábitur: ita e contrário, qui se humíl<text:span text:style-name="T403">i</text:span>a<text:span text:style-name="T403">t,</text:span> exaltábitur. Qui enim, sicut dixi, agnóscens reátum suum, ipse se humíliter ab Altári Ecclésiæ pro emendatióne vitæ removére volúerit, ab ætérno illo et cœlésti convívio excommunicári pénitus non timébit.</text:p>
            <text:p text:style-name="P46"/>
          </table:table-cell>
          <table:table-cell table:style-name="Tabulka1.A1" office:value-type="string">
            <text:p text:style-name="P336"/>
            <text:p text:style-name="P229"><text:span text:style-name="T311">Pokud</text:span> tedy pozná svou poskvrnu, sám nechť odejde od božského Oltáře a rychle se v prosbě o odpuštění utíká k božskému milosrdenství. Neboť tak jako každý, kdo se povyšuje, bude ponížen, tak také naopak, <text:span text:style-name="T403">i </text:span>každý, kdo se ponižuje, bude povýšen. Kdo tedy, jak jsem již řekl, pozná svou poskvrnu a<text:span text:style-name="T607"> </text:span>sám z vlastní vůle v pokoře odejde od Oltáře Církve, aby dal do pořádku svůj život, nemusí se bát, že bude navěky vyloučen z nebeské hostiny.</text:p>
          </table:table-cell>
        </table:table-row>
        <table:table-row table:style-name="Tabulka1.1">
          <table:table-cell table:style-name="Tabulka1.A1" office:value-type="string">
            <text:p text:style-name="P490">In III. Nocturno</text:p>
            <text:p text:style-name="P363"><text:span text:style-name="T109">Léctio sancti Evangélii secúndum </text:span><text:span text:style-name="T110">Lucam</text:span><text:span text:style-name="T109">.</text:span><text:span text:style-name="T33"> </text:span></text:p>
            <text:p text:style-name="P430">Lectio ix. Cap. <text:span text:style-name="T307">19</text:span>.</text:p>
            <text:p text:style-name="P114">I<text:span text:style-name="T311">n</text:span> illo témpore: Ingréssus Jesus perambulábat Jericho. Et ecce vir nómine Zachæus: et hic princeps erat publicanórum, et ipse dives. Et réliqua.</text:p>
            <text:p text:style-name="P382"/>
            <text:p text:style-name="P363"><text:span text:style-name="T264">Homil</text:span><text:span text:style-name="T265">í</text:span><text:span text:style-name="T264">a sancti Ambrósii Epíscopi</text:span><text:span text:style-name="T109">.</text:span></text:p>
            <text:p text:style-name="P435">Lib. 8. in Luc. prope finem.</text:p>
            <text:p text:style-name="P115">Z<text:span text:style-name="T311">achæus</text:span>‚ statúra pusíl<text:span text:style-name="T307">l</text:span>us, hoc est, nulla nobilitátis ingénitæ dignitáte sublímis, exíguus méritis sicut pópulus natiónum, au<text:soft-page-break/>díto Dómini Salvatóris advéntu, quem sui non recéperant, vidére cupiébat. Sed nemo fácile Jesum videt: nemo potest Jesum vidére constitútus in terra. Et quia non Prophétas, non legem habébat, tamquam formæ grátiam naturális, ascéndit in sycómorum, vanitátem scílicet Judæórum vestígio suo próterens‚ errata quoque córrigens superióris ætátis: et ideo Jesum in interióris domus recépit hospítio.</text:p>
            <text:p text:style-name="P382"/>
          </table:table-cell>
          <table:table-cell table:style-name="Tabulka1.A1" office:value-type="string">
            <text:p text:style-name="P337"/>
            <text:p text:style-name="P337"/>
            <text:p text:style-name="P337"/>
            <text:p text:style-name="P257"><text:span text:style-name="T314">Z</text:span><text:span text:style-name="T313">a</text:span><text:span text:style-name="T264"> onoho času ř</text:span><text:span text:style-name="T266">ekl </text:span><text:span text:style-name="T267">procházel</text:span><text:span text:style-name="T268"> </text:span><text:span text:style-name="T269">Ježíš </text:span><text:span text:style-name="T267">městem Jericho. A hle, byl tu muž jménem Zacheus. Ten byl vrchním nad celníky, a byl bohatý.</text:span><text:span text:style-name="T266"> A ostatní</text:span><text:span text:style-name="T268">.</text:span></text:p>
            <text:p text:style-name="P337"/>
            <text:p text:style-name="P337"/>
            <text:p text:style-name="P337"/>
            <text:p text:style-name="P151"><text:span text:style-name="T374">Zacheus</text:span><text:span text:style-name="T540"> byl postavou malý, tedy žádná vrozená vznešenost mu nedodala výšku, byl malý i zásluhami, stejně jako lid pohan</text:span><text:span text:style-name="T541">­</text:span><text:soft-page-break/><text:span text:style-name="T540">ský</text:span><text:span text:style-name="T542">ch národů</text:span><text:span text:style-name="T540">. Když </text:span><text:span text:style-name="T543">se však dozvěděl </text:span><text:span text:style-name="T540">o</text:span><text:span text:style-name="T541"> </text:span><text:span text:style-name="T540">příchodu Pána </text:span><text:span text:style-name="T542">a </text:span><text:span text:style-name="T540">Spasitele, kterého jeho národ nepřijal, zatoužil jej </text:span><text:span text:style-name="T541">u</text:span><text:span text:style-name="T540">vidět. Ale Ježíše nikdo jen tak neuvidí. Nikdo, kdo žije na zemi, nedokáže spatřit Ježíše. A protože neměl Proroky ani zákon, využil výhody přírodního útvaru a vylezl na fíkovník, tedy pošlapal marnivost Židů svýma nohama, tím napravil chyby dřívějšího věku a přijal </text:span><text:span text:style-name="T542">tak</text:span><text:span text:style-name="T540"> Ježíše jako hosta </text:span><text:span text:style-name="T542">do</text:span><text:span text:style-name="T544">v</text:span><text:span text:style-name="T541">nit</text:span><text:span text:style-name="T544">ř</text:span><text:span text:style-name="T541"> </text:span><text:span text:style-name="T540">svého domu. </text:span></text:p>
          </table:table-cell>
        </table:table-row>
        <table:table-row table:style-name="Tabulka1.1">
          <table:table-cell table:style-name="Tabulka1.A1" office:value-type="string">
            <text:p text:style-name="P430">Lectio x.</text:p>
            <text:p text:style-name="P116">E<text:span text:style-name="T311">t</text:span> bene ascéndit in arborem, ut arbor bona bonos fructus fáceret: ac naturáli excísus oleastro, et contra natúram insértus in bonam olívam, fructum posset legis afférre Radix enim sancta, etsi rami inútiles: quorum infructuósam glóriam plebs géntium fide resurrectiónis‚ quasi quadam córporis elevatióne transcéndit.</text:p>
            <text:p text:style-name="P382"/>
          </table:table-cell>
          <table:table-cell table:style-name="Tabulka1.A1" office:value-type="string">
            <text:p text:style-name="P337"/>
            <text:p text:style-name="P152"><text:span text:style-name="T545">A </text:span><text:span text:style-name="T546">dobře udělal, že vylezl na strom, neboť dobrý strom přináší dobré plody. Byl tedy odříznut od</text:span><text:span text:style-name="T547"> </text:span><text:span text:style-name="T546">planého olivovníku a naroubován na dobrou olivu, plod zákona totiž může přinést pouze svatý Kořen, i</text:span><text:span text:style-name="T547"> </text:span><text:span text:style-name="T546">když větve jsou již bez užitku: jejich neplodnou slávu lid pohanský svou vírou </text:span><text:span text:style-name="T547">ve vzkříšení </text:span><text:span text:style-name="T546">proměnil podobně jako </text:span><text:span text:style-name="T547">vy</text:span><text:span text:style-name="T546">výšením těla </text:span><text:span text:style-name="T586">na strom</text:span><text:span text:style-name="T546">. </text:span></text:p>
          </table:table-cell>
        </table:table-row>
        <table:table-row table:style-name="Tabulka1.1">
          <table:table-cell table:style-name="Tabulka1.A1" office:value-type="string">
            <text:p text:style-name="P430">Lectio xj.</text:p>
            <text:p text:style-name="P117">Z<text:span text:style-name="T311">achæus</text:span> ergo in sycómoro, cæcus in via: quorum álterum Dóminus miseratúrus expéctat, álterum mansiónis suæ claritáte nobílitat: álterum sanatúrus intérrogat, apud álterum se non invitátus invítat. Sciébat enim úberem hospítii sui esse mercédem. Sed tamen, etsi nondum vocem invitántis audíerat, jam víderat afféctum.</text:p>
            <text:p text:style-name="P382"/>
          </table:table-cell>
          <table:table-cell table:style-name="Tabulka1.A1" office:value-type="string">
            <text:p text:style-name="P337"/>
            <text:p text:style-name="P226"><text:span text:style-name="T311">Zacheus</text:span> byl tedy na fíkovníku, slepec <text:span text:style-name="T404">zase </text:span>u cesty. Jeden z nich čekal na smilování Páně, druhý na povznesení svého domu Jeho vznešeností. Jeden <text:span text:style-name="T308">s</text:span> naděj<text:span text:style-name="T308">í</text:span> žádá <text:span text:style-name="T308">o</text:span> uzdravení, <text:span text:style-name="T308">k</text:span> druhé<text:span text:style-name="T308">mu</text:span> se <text:span text:style-name="T404">ještě</text:span> nezvaný pozve. Věděl totiž, jak plodnou zásluhou je jeho pohoštění. Avšak <text:span text:style-name="T309">přece, i když Pán ještě neslyšel hlas, který jej zve, už viděl jeho lásku.</text:span></text:p>
          </table:table-cell>
        </table:table-row>
        <table:table-row table:style-name="Tabulka1.1">
          <table:table-cell table:style-name="Tabulka1.A1" office:value-type="string">
            <text:p text:style-name="P430">Lectio xij.</text:p>
            <text:p text:style-name="P118">V<text:span text:style-name="T311">erum</text:span> ne cæcum illum tamquam fastidiósi pauperum cito reliquísse videámur, et transísse ad dívitem, expectémus eum, quia expectávit et Dóminus: interrogémus eum, quia interrogávit et Christus. Nos interrogémus, quia nescímus: ille, quia nóver<text:span text:style-name="T309">a</text:span>t. Nos interrogémus, ut sciámus unde iste curátus sit: ille interrogávit, ut in uno plures discerémus‚ unde Dóminum vidére mereámur. Interrogávit enim, ut crederémus, néminem nisi confiténtem posse salvári.</text:p>
            <text:p text:style-name="P382"/>
          </table:table-cell>
          <table:table-cell table:style-name="Tabulka1.A1" office:value-type="string">
            <text:p text:style-name="P337"/>
            <text:p text:style-name="P234"><text:span text:style-name="T311">Abychom</text:span> si však nemysleli, že Pán rychle opustil toho chudého slepce jako něco nechutného a odešel k boháčovi, čekejme na něj, neboť čekal i Pán, ptejme se ho, neboť ptal se i Kristus. My se ptejme, neboť <text:span text:style-name="T308">neznáme odpověď</text:span>, on <text:span text:style-name="T310">se ptá, protože ji zná. My se ptejme, abychom věděli, jak byl slepec uzdraven. Pán se ptal, aby nás v jedné otázce poučil o několika způsobech, jak jej můžeme spatřit. On </text:span>se totiž <text:span text:style-name="T310">ptal</text:span>, abychom uvěřili, že může uzdravit pouze toho, kdo věří. </text:p>
          </table:table-cell>
        </table:table-row>
        <table:table-row table:style-name="Tabulka1.1">
          <table:table-cell table:style-name="Tabulka1.A1" table:number-columns-spanned="2" office:value-type="string">
            <text:p text:style-name="P398"><text:span text:style-name="T2">DIE </text:span><text:span text:style-name="T6">VI</text:span><text:span text:style-name="T2">. </text:span><text:span text:style-name="T6">J</text:span><text:span text:style-name="T7">UNI</text:span><text:span text:style-name="T5">I.</text:span></text:p>
            <text:p text:style-name="P518"><text:span text:style-name="T39">I</text:span><text:span text:style-name="T74">n</text:span><text:span text:style-name="T39"> F</text:span><text:span text:style-name="T74">esto</text:span><text:span text:style-name="T39"> </text:span><text:span text:style-name="T40">S</text:span><text:span text:style-name="T39">. </text:span><text:span text:style-name="T41">N</text:span><text:span text:style-name="T192">orbert</text:span><text:span text:style-name="T190">i</text:span><text:span text:style-name="T191">,</text:span></text:p>
            <text:p text:style-name="P441">Episcopi <text:span text:style-name="T230">et Confessoris, Patroni Regni Bohemiæ.</text:span></text:p>
            <text:p text:style-name="P278"><text:span text:style-name="T60">I</text:span><text:span text:style-name="T419">n </text:span><text:span text:style-name="T60">B</text:span><text:span text:style-name="T419">ohemia: </text:span>M<text:span text:style-name="T405">M</text:span>. <text:span text:style-name="T405">min.</text:span></text:p>
          </table:table-cell>
          <table:covered-table-cell/>
        </table:table-row>
        <table:table-row table:style-name="Tabulka1.1">
          <table:table-cell table:style-name="Tabulka1.A1" office:value-type="string">
            <text:p text:style-name="P451">In I. Nocturno</text:p>
            <text:p text:style-name="P457">De Epístola prima beáti Pauli Apóstoli</text:p>
            <text:p text:style-name="P457">ad Timótheum.</text:p>
            <text:p text:style-name="P420">Lectio j. <text:span text:style-name="T303">Cap. 3.</text:span></text:p>
            <text:p text:style-name="P14">F<text:span text:style-name="T311">idélis</text:span> sermo: Si quis Episcopátum desíderat, bonum opus desiderat. Opórtet ergo Epíscopum irreprehensíbilem esse, uníus <text:soft-page-break/>uxóris virum, sóbrium, prudéntem, ornátum, pudícum, hospitálem, doctórem‚ non vinoléntum, non percussórem, sed modéstum: non litigiósum, non cúpidum‚ sed suæ dómui bene præpósitum: fílios habéntem súbditos cum omni castitáte.</text:p>
            <text:p text:style-name="P14"/>
          </table:table-cell>
          <table:table-cell table:style-name="Tabulka1.A1" office:value-type="string">
            <text:p text:style-name="P314"/>
            <text:p text:style-name="P314"/>
            <text:p text:style-name="P314"/>
            <text:p text:style-name="P314"/>
            <text:p text:style-name="P314"/>
            <text:p text:style-name="P306"><text:soft-page-break/><text:span text:style-name="T311">Věrohodné</text:span> je to<text:span text:style-name="T406">to</text:span> slovo: Kdo chce být<text:span text:style-name="T406">i</text:span> <text:span text:style-name="T406">B</text:span>iskupem, touží po krásném úkolu. Nuže, <text:span text:style-name="T406">B</text:span>iskup má být bezúhonný, jen <text:span text:style-name="T406">s </text:span>jednou <text:span text:style-name="T406">manželkou </text:span>ženatý, střídmý, rozvážný, řádný, pohostinný, schopný učit, ne pijan, ne rváč, nýbrž vlídný, smířlivý, nezištný, ne svárlivý ani lakomý. Má dobře vést <text:span text:style-name="T406">svůj dům i</text:span> rodinu a mít děti poslušné a počestné.</text:p>
          </table:table-cell>
        </table:table-row>
        <table:table-row table:style-name="Tabulka1.1">
          <table:table-cell table:style-name="Tabulka1.A1" office:value-type="string">
            <text:p text:style-name="P420">Lectio ij.</text:p>
            <text:p text:style-name="P58">S<text:span text:style-name="T311">i</text:span> quis autem dómui suæ præésse nescit, quómodo Ecclésiæ Dei diligéntiam habébit? Non neóphytum: ne in supérbiam elátus, in judícium íncidat diáboli. Opórtet autem illum et testimónium habére bonum ab iis, qui foris sunt, ut non in oppróbrium íncidant et in láqueum diáboli.</text:p>
            <text:p text:style-name="P478"/>
          </table:table-cell>
          <table:table-cell table:style-name="Tabulka1.A1" office:value-type="string">
            <text:p text:style-name="P338"/>
            <text:p text:style-name="P184"><text:span text:style-name="T406">N</text:span><text:span text:style-name="T311">edovede-li</text:span> někdo vést svou rodinu, jak se <text:span text:style-name="T607">pak </text:span>bude starat o Boží církev? Nemá být nově pokřtěný, aby nezpyšněl a nepropadl odsouzení ďáblovu. Musí mít také dobrou pověst u těch, kdo jsou mimo církev, aby neupadl do pomluv a ďáblových nástrah. </text:p>
          </table:table-cell>
        </table:table-row>
        <table:table-row table:style-name="Tabulka1.1">
          <table:table-cell table:style-name="Tabulka1.A1" office:value-type="string">
            <text:p text:style-name="P420">Lectio iij. <text:span text:style-name="T407">Cap. 4.</text:span></text:p>
            <text:p text:style-name="P58">E<text:span text:style-name="T311">xémplum</text:span> esto fidélium in verbo, in conversatióne, in charitáte, in fide, in castitáte. Dum vénio, atténde lectióni, exhortatióni, et doctrínæ. Noli neglígere grátiam‚ quæ in te est, quæ data est tibi per prophetíam, cum impositióne mánuum presbytérii. Hæc meditáre, in his esto: ut proféctus tuus maniféstus sit ómnibus. Atténde tibi, et doctrínæ: insta in illis. Hoc enim fáciens, et teípsum salvum fácies‚ et eos, qui te áudiunt.</text:p>
            <text:p text:style-name="P349"/>
          </table:table-cell>
          <table:table-cell table:style-name="Tabulka1.A1" office:value-type="string">
            <text:p text:style-name="P338"/>
            <text:p text:style-name="P153"><text:span text:style-name="T355">V</text:span><text:span text:style-name="T353">ěří</text:span><text:span text:style-name="T355">cím</text:span><text:span text:style-name="T472"> však</text:span><text:span text:style-name="T470"> bu</text:span><text:span text:style-name="T473">diž</text:span><text:span text:style-name="T470"> vzorem v řeči, v chování, v lásce, ve víře, v čistotě. <text:s/>Než přijdu, ujmi se předčítání, kázání, vyučování. Nezanedbávej </text:span><text:span text:style-name="T472">milost, která je v tobě</text:span><text:span text:style-name="T470">, </text:span><text:span text:style-name="T472">dar, </text:span><text:span text:style-name="T470">který ti byl dán podle prorockého pokynu, když na tebe starší vložili ruce. Na to mysli, v tom žij, aby tvůj pokrok byl všem patrný. Dávej pozor na své jednání i na své učení. Buď v</text:span><text:span text:style-name="T473"> </text:span><text:span text:style-name="T470">tom vytrvalý. Tak posloužíš ke spasení nejen sobě, ale i svým posluchačům. </text:span></text:p>
          </table:table-cell>
        </table:table-row>
        <table:table-row table:style-name="Tabulka1.1">
          <table:table-cell table:style-name="Tabulka1.A1" office:value-type="string">
            <text:p text:style-name="P420">Lectio i<text:span text:style-name="T304">v</text:span>. <text:span text:style-name="T408">Cap. 6.</text:span></text:p>
            <text:p text:style-name="P58">P<text:span text:style-name="T311">raecípio</text:span> tibi coram Deo, qui vivíficat omnia, et Christo Jesu, qui testimónium réddidit sub Póntio Piláto, bonam confessiónem: ut serves mandátum sine mácula, irreprehensíbile usque ad advéntum Domini nostri Jesu Christi, quem suis tempóribus osténdet beátus et solus potens, Rex regum, et Dóminus dominántium: qui solus habet immortalitátem, et lucem inhábitat inaccessíbilem: quem nullus hóminum vidit, sed nec vidére potest: cui honor, et impérium sempitérnum: Amen.</text:p>
            <text:p text:style-name="P349"/>
          </table:table-cell>
          <table:table-cell table:style-name="Tabulka1.A1" office:value-type="string">
            <text:p text:style-name="P338"/>
            <text:p text:style-name="P174"><text:span text:style-name="T320">Přikazuji</text:span><text:span text:style-name="T305"> ti </text:span>před Bohem, který dává všemu život, a Kristem Ježíšem, který vydal svědectví svým dobrým vyznáním před Pontiem Pilátem, abys bez poskvrny a výtky <text:span text:style-name="T305">sloužil </text:span>své<text:span text:style-name="T305">mu</text:span> poslání až do příchodu našeho Pána Ježíše Krista. Jeho příchod zjeví v určený čas požehnaný a jediný Vládce, Král králů a Pán <text:span text:style-name="T305">panovníků.</text:span> On jediný je nesmrtelný a přebývá v nepřístupném světle; jeho nikdo z lidí neviděl, <text:span text:style-name="T305">avšak</text:span> a<text:span text:style-name="T305">ni</text:span> vidět nemůže. Jemu patří čest a <text:span text:style-name="T305">vláda na</text:span>vě<text:span text:style-name="T305">ky</text:span>. Amen. <text:s/><text:span text:style-name="T306">(</text:span><text:span text:style-name="T151">ČEP, </text:span><text:span text:style-name="T152">upraveno</text:span><text:span text:style-name="T179">)</text:span></text:p>
          </table:table-cell>
        </table:table-row>
        <table:table-row table:style-name="Tabulka1.1">
          <table:table-cell table:style-name="Tabulka1.A1" office:value-type="string">
            <text:p text:style-name="P488">In II. Nocturno</text:p>
            <text:p text:style-name="P112">N<text:span text:style-name="T311">orbértus</text:span>, nobilíssimis paréntibus natus, adoléscens liberálibus disciplínis erudítus, in ipsa póstea <text:span text:style-name="T416">I</text:span>mperatóris aula, spretis mundi illécebr<text:span text:style-name="T416">i</text:span>s, Ecclesiásticæ milítiæ adscríbi vóluit. Sacris initiátus, rejéctis móllibus ac spléndidis véstibus, pellícea melóte indútus, prædicatióni verbi Dei se totum dedit. Abdicátis Ecclesiásticis provéntibus satis amplis, et património in páuperes erogáto, semel in die sub vésperam solo cibo quadragesimáli utens, nudísque pédibus, et lácera veste sub brumáli rigóre incédens, miræ austeritátis vitam est <text:soft-page-break/>aggréssus.</text:p>
            <text:p text:style-name="P358"/>
          </table:table-cell>
          <table:table-cell table:style-name="Tabulka1.A1" office:value-type="string">
            <text:p text:style-name="P489"><text:s/></text:p>
            <text:p text:style-name="P180"><text:span text:style-name="T311">Norbert</text:span>, narozen převznešeným rodičům, byl jako mladík vzdělán ve svobodných uměních, později zavrhl světská lákadla a jako voják Kristův chtěl vstoupit do samotné síně <text:span text:style-name="T416">C</text:span>ísařovy. Když byl vysvěcen, <text:span text:style-name="T416">zřekl se</text:span> jemných a<text:span text:style-name="T607"> </text:span>honosných šatů, a oděn v ovčí rouno cele se oddal hlásání slova Božího. Vzdal se dosti velkých příjmů z <text:span text:style-name="T416">C</text:span>írkevního úřadu, své dědictví rozdal chudým, pouze jednou denně, večer, pojedl prosté postní jídlo, a chodil po světě s bosýma nohama a<text:span text:style-name="T607"> </text:span>roztrhaným oděvem i v zimních mrazech, takto podivuhodnou <text:soft-page-break/>přísnost života sám nastoupil.</text:p>
          </table:table-cell>
        </table:table-row>
        <table:table-row table:style-name="Tabulka1.1">
          <table:table-cell table:style-name="Tabulka1.A1" office:value-type="string">
            <text:p text:style-name="P439">Lectio vj.</text:p>
            <text:p text:style-name="P42"><text:span text:style-name="T311">Potens</text:span> ígitur ópere et sermóne, innúmeros hæréticos ad fidem, peccatóres ad pœniténtiam, dissidéntes ad pacem et concórdiam revocávit. Cum Laudúni esset, ab Epíscopo rogátus, ne a sua Diœcési discéderet, desértum in ea locum, qui Præmonstrátus dicebátur, sibi delégit, ibíque trédecim sociis aggregátis Præmonstraténsem Ordinem instítuit, divínitus accépta per visum Régula a sancto Augustíno. </text:p>
            <text:p text:style-name="P477"/>
          </table:table-cell>
          <table:table-cell table:style-name="Tabulka1.A1" office:value-type="string">
            <text:p text:style-name="P336"/>
            <text:p text:style-name="P154"><text:span text:style-name="T375">Mocný</text:span><text:span text:style-name="T548"> tedy skutky i slovem obrátil nesčetné </text:span><text:span text:style-name="T549">bludaře</text:span><text:span text:style-name="T548"> na víru, hříšníky k pokání, znesvářené opět povolal k míru a svornosti. Když přebýval v</text:span><text:span text:style-name="T549"> </text:span><text:span text:style-name="T548">Laonu, místní Biskup jej požádal, aby neopouštěl jeho Diecézi, takže si v ní našel opuštěné místo, které se nazývalo Prémontré, kde se k němu přidalo třináct druhů, a založil Premonstrátský Řád, a božským vnuknutím se mu dostalo vidění, v němž přijal Řeholi od svatého Augustina.</text:span></text:p>
          </table:table-cell>
        </table:table-row>
        <table:table-row table:style-name="Tabulka1.1">
          <table:table-cell table:style-name="Tabulka1.A1" office:value-type="string">
            <text:p text:style-name="P439">Lectio vij.</text:p>
            <text:p text:style-name="P44"><text:span text:style-name="T311">Cum</text:span> vero ejus fama Sanctitátis in dies magis augerétur, ac plúrimi ad eum quotídie discípuli convenírent, idem Ordo ab Honório II. aliísque Summis Pontifícibus confirmátus, ac plúribus ab eo Monastériis ædificátis, mirífice propagátus est. Antvérpiam accersítus, in ea Urbe Tanchelíni nefáriam hæresim profligávit. Prophético spíritu, et miráculis cláruit. </text:p>
            <text:p text:style-name="P348"/>
          </table:table-cell>
          <table:table-cell table:style-name="Tabulka1.A1" office:value-type="string">
            <text:p text:style-name="P336"/>
            <text:p text:style-name="P183"><text:span text:style-name="T323">Když</text:span><text:span text:style-name="T417"> však pověst jeho Svatosti den ode dne </text:span><text:span text:style-name="T607">na</text:span><text:span text:style-name="T417">r</text:span><text:span text:style-name="T607">ů</text:span><text:span text:style-name="T417">st</text:span><text:span text:style-name="T607">a</text:span><text:span text:style-name="T417">la a každý den k němu přicházelo více a více učedníků, Honorius II. i další Svatí Otcové tedy potvrdili Řád, který se zázračně šířil, a </text:span><text:span text:style-name="T154">Norbert</text:span><text:span text:style-name="T417"> založil mnoho Klášterů. Byl povolán do Antverp a v tomto Městě skoncoval s Tanchelmovou herezí. Proslavil se prorockým duchem i zázraky.</text:span></text:p>
          </table:table-cell>
        </table:table-row>
        <table:table-row table:style-name="Tabulka1.1">
          <table:table-cell table:style-name="Tabulka1.A1" office:value-type="string">
            <text:p text:style-name="P439">Lectio viij.</text:p>
            <text:p text:style-name="P46"><text:span text:style-name="T311">Archiepíscopu</text:span><text:span text:style-name="T321">s </text:span>tande<text:span text:style-name="T409">m</text:span> (lice<text:span text:style-name="T409">t</text:span> <text:span text:style-name="T409">r</text:span>elúctans<text:span text:style-name="T409">) M</text:span>agdeburgénsis creátus; Ecclesiásticam disciplínam, præsértim cœlibátum constánter propugnávit, Rhemis in Concílio Innocéntium II. egrégie adjúvit, et Romam cum áliis Epíscopis proféctus, Schisma Petri Leónis compréssit. Postrémo Vir Dei méritis et Spíritu Sancto plenus, Magdebúrgi obdormívit in Dómino anno Salútis millésimo centésimo quarto die VI. Júnii.</text:p>
            <text:p text:style-name="P46"/>
          </table:table-cell>
          <table:table-cell table:style-name="Tabulka1.A1" office:value-type="string">
            <text:p text:style-name="P336"/>
            <text:p text:style-name="P155"><text:span text:style-name="T376">Byl</text:span><text:span text:style-name="T550"> učiněn (i když nerad) magdeburským Arcibiskupem; a neustále se zasazoval o církevní </text:span><text:span text:style-name="T582">kázeň</text:span><text:span text:style-name="T550">, především o celibát. Na koncilu v</text:span><text:span text:style-name="T549"> </text:span><text:span text:style-name="T550">Remeši významně pomohl </text:span><text:span text:style-name="T587">papeži </text:span><text:span text:style-name="T551">Innocenci II. a</text:span><text:span text:style-name="T549"> </text:span><text:span text:style-name="T551">spolu s</text:span><text:span text:style-name="T549"> </text:span><text:span text:style-name="T551">ostatními </text:span><text:span text:style-name="T549">B</text:span><text:span text:style-name="T551">iskupy se vydal do Říma, aby potlačil schisma Petra Pierleoni (</text:span><text:span text:style-name="T588">Anacletus II.</text:span><text:span text:style-name="T552">). Poté Muž Boží, pln zásluh i Ducha Svatého, zesnul v Pánu roku spásy 1134, dne 6. června. </text:span><text:span text:style-name="T553"><text:s/></text:span></text:p>
          </table:table-cell>
        </table:table-row>
        <table:table-row table:style-name="Tabulka1.1">
          <table:table-cell table:style-name="Tabulka1.A1" office:value-type="string">
            <text:p text:style-name="P492">In III. Nocturno</text:p>
            <text:p text:style-name="P362"><text:span text:style-name="T101">Léctio sancti Evangélii</text:span><text:span text:style-name="T105"> </text:span><text:span text:style-name="T106">secúndum </text:span><text:span text:style-name="T107">Matthæum</text:span><text:span text:style-name="T101">.</text:span><text:span text:style-name="T24"> </text:span></text:p>
            <text:p text:style-name="P362"><text:span text:style-name="T24">Lectio ix. Cap. </text:span><text:span text:style-name="T27">2</text:span><text:span text:style-name="T28">5</text:span><text:span text:style-name="T24">.</text:span></text:p>
            <text:p text:style-name="P119">I<text:span text:style-name="T311">n</text:span> illo témpore: Dixit Jesus discípulis suis parábolam hanc: Homo péregre proficíscens, vocávit servos suos, et trádidit illis bona sua. Et réliqua.</text:p>
            <text:p text:style-name="P383"/>
            <text:p text:style-name="P362"><text:span text:style-name="T254">Homilia sancti Gregórii Papæ</text:span><text:span text:style-name="T101">.</text:span></text:p>
            <text:p text:style-name="P362"><text:span text:style-name="T30">Homil</text:span><text:span text:style-name="T31">i</text:span><text:span text:style-name="T30">a </text:span><text:span text:style-name="T32">9</text:span><text:span text:style-name="T30">. in Evangelia.</text:span></text:p>
            <text:p text:style-name="P120">L<text:span text:style-name="T311">éctio</text:span> sancti Evangélii‚ fratres charíssimi, sollícite consideráre nos ádmonet, ne nos‚ qui plus céteris in hoc mundo accepísse áliquid cérnimur ab Auctóre mundi, grávius inde judicémur. Cum enim augéntur dona, ratiónes étiam crescunt donórum. Tanto ergo esse humílior‚ atque ad serviéndum prómptior quisque debet ex múnere, quanto se obligatiórem esse cón<text:soft-page-break/>spicit in reddénda ratióne.</text:p>
            <text:p text:style-name="P383"/>
          </table:table-cell>
          <table:table-cell table:style-name="Tabulka1.A1" office:value-type="string">
            <text:p text:style-name="P339"/>
            <text:p text:style-name="P339"/>
            <text:p text:style-name="P339"/>
            <text:p text:style-name="P258"><text:span text:style-name="T317">Za</text:span><text:span text:style-name="T256"> onoho času, </text:span><text:span text:style-name="T260">řekl Ježíš svým učedníkům </text:span><text:span text:style-name="T261">toto podobenství</text:span><text:span text:style-name="T260">: „</text:span><text:span text:style-name="T262">Jeden člověk odcházel na cesty, svolal své služebníky a svěřil jim svůj majetek.</text:span><text:span text:style-name="T260">“</text:span><text:span text:style-name="T263"> </text:span><text:span text:style-name="T256">A ostatní.</text:span></text:p>
            <text:p text:style-name="P339"/>
            <text:p text:style-name="P339"/>
            <text:p text:style-name="P227"><text:span text:style-name="T322">Nejdražší</text:span><text:span text:style-name="T410"> bratři, čtení ze svatého Evangelia nás vybízí, abychom pečlivě uvážili</text:span><text:span text:style-name="T411">, ž</text:span><text:span text:style-name="T410">e pokud vidíme, že jsme na tomto světě dostali od Původce světa o něco více než ostatní, aby nás kvůli tomu </text:span><text:span text:style-name="T412">pak </text:span><text:span text:style-name="T410">přísněji nesoudil. Čím větší jsou totiž dary, tím v</text:span><text:span text:style-name="T414">yšš</text:span><text:span text:style-name="T410">í účty pak budeme muset složit. </text:span><text:span text:style-name="T413">Za svůj dar musí být každý o to pokornější a </text:span><text:span text:style-name="T412">tím </text:span><text:span text:style-name="T413">více připraven ke službě, oč v</text:span><text:span text:style-name="T414">yš</text:span><text:span text:style-name="T413">ší účty vidí, že bude </text:span><text:soft-page-break/><text:span text:style-name="T413">muset složit. </text:span></text:p>
          </table:table-cell>
        </table:table-row>
        <table:table-row table:style-name="Tabulka1.1">
          <table:table-cell table:style-name="Tabulka1.A1" office:value-type="string">
            <text:p text:style-name="P431">Lectio x.</text:p>
            <text:p text:style-name="P119">E<text:span text:style-name="T311">cce</text:span> homo, qui péregre proficíscitur, servos suos vocat, eísque ad negótium talénta partítur. Post multum vero témporis positúrus ratiónem revértitur. Bene operántes pro apportáto lucro remúnerat, servum vero a bono ópere torpéntem damnat. Quis ítaque iste homo est, qui péregre proficíscitur, nisi Redémptor noster, qui in ea carne, quam assúmpserat, ábiit in cœlum? Carnis enim locus próprius terra est, quæ quasi ad peregrína dúcitur‚ dum per Redemptórem nostrum in cœlo collocátur.</text:p>
            <text:p text:style-name="P383"/>
          </table:table-cell>
          <table:table-cell table:style-name="Tabulka1.A1" office:value-type="string">
            <text:p text:style-name="P339"/>
            <text:p text:style-name="P156"><text:span text:style-name="T377">Podívejme</text:span><text:span text:style-name="T554"> se na </text:span><text:span text:style-name="T555">toho </text:span><text:span text:style-name="T554">člověka, který vyráží na cest</text:span><text:span text:style-name="T549">y</text:span><text:span text:style-name="T554">,</text:span><text:span text:style-name="T555"> </text:span><text:span text:style-name="T554">svolá</text:span><text:span text:style-name="T556">vá</text:span><text:span text:style-name="T554"> své služebníky a rozděl</text:span><text:span text:style-name="T556">uje</text:span><text:span text:style-name="T554"> jim peníze k obchodování. Za dlouhou dobu se pak vrací, aby si nechal složit účty. Služebníky, kteří dobře pracovali, odmění za utržený zisk, </text:span><text:span text:style-name="T557">avšak služebníka, který se odvrátil od dobrého díla, zatratí. Kdo tedy může být tento člověk, ne-li náš Spasitel, který </text:span><text:span text:style-name="T549">právě </text:span><text:span text:style-name="T557">v těle, které přijal, odešel do nebe? Prostředí vlastní tělu je totiž země, která nás </text:span><text:span text:style-name="T549">takřka </text:span><text:span text:style-name="T557">ved</text:span><text:span text:style-name="T549">e </text:span><text:span text:style-name="T557">k</text:span><text:span text:style-name="T549"> </text:span><text:span text:style-name="T557">putování, dokud nás náš Spasitel nepřivede do nebe.</text:span></text:p>
          </table:table-cell>
        </table:table-row>
        <table:table-row table:style-name="Tabulka1.1">
          <table:table-cell table:style-name="Tabulka1.A1" office:value-type="string">
            <text:p text:style-name="P431">Lectio xj.</text:p>
            <text:p text:style-name="P119">S<text:span text:style-name="T311">ed</text:span> homo iste péregre proficíscens servis suis bona sua trádidit: quia fidélibus suis spirituália dona concéssit. Et uni quidem quinque talenta, álii duo, álii vero commísit unum. Quinque enim sunt córporis sensus‚ vidélicet, visus, audítus, gustus, odorátus‚ et tactus. Quinque ergo taléntis, donum quinque sensuum, id est, exteriórum sciéntia exprímitur. Duobus vero, intelléctus et operátio designántur. Uníus autem talénti nómine, intelléctus tantúmmodo designátur.</text:p>
            <text:p text:style-name="P383"/>
          </table:table-cell>
          <table:table-cell table:style-name="Tabulka1.A1" office:value-type="string">
            <text:p text:style-name="P339"/>
            <text:p text:style-name="P195"><text:span text:style-name="T311">Avšak</text:span> <text:span text:style-name="T415">tento člověk, který se vydal na cesty, svým služebníkům zanechal svůj majetek, totiž svým věrným udělil duchovní dary. A sice jednomu pět talentů, jinému dva a dalšímu svěřil jeden. Pět je totiž tělesných smyslů, a sice zrak, sluch, chuť, čich a hmat. Pět talentů tedy vyjadřuje dar pěti smyslů, neboli poznání vnějších věcí. Dva pak označují rozum a činnost. A pod tím jedním talentem je míněn pouze rozum. </text:span></text:p>
          </table:table-cell>
        </table:table-row>
        <table:table-row table:style-name="Tabulka1.1">
          <table:table-cell table:style-name="Tabulka1.A1" office:value-type="string">
            <text:p text:style-name="P431">Lectio xij.</text:p>
            <text:p text:style-name="P119">S<text:span text:style-name="T311">ed</text:span> is, qui quinque talénta accéperat, alia quinque lucrátus est: quia sunt nonnúlli, qui, etsi intérna ac mystica penetráre nésciunt, pro intentióne tamen supérnæ patriæ docent recta quos possunt, de ipsis exterióribus, quæ accepérunt, duplum taléntum portant: dumque se a carnis petulántia, et a terrenárum rerum ámbitu, atque a visibílium voluptáte custódiunt, ab his étiam álios admonéndo compéscunt.</text:p>
            <text:p text:style-name="P119"/>
          </table:table-cell>
          <table:table-cell table:style-name="Tabulka1.A1" office:value-type="string">
            <text:p text:style-name="P339"/>
            <text:p text:style-name="P156"><text:span text:style-name="T378">Avšak</text:span><text:span text:style-name="T558"> ten, který přijal pět talentů, vydělal dalších pět: neboť jsou mnozí, kteří, i když </text:span><text:span text:style-name="T559">třeba </text:span><text:span text:style-name="T558">nedokážou proniknout do věcí niterných a tajemných,</text:span><text:span text:style-name="T560"> </text:span><text:span text:style-name="T561">v touze po vlasti věčné vyučují pravdu všechny, které mohou, pomocí toho, co poznají z věcí vnějších. Tím získají dvojnásobek talentů. Dokud tedy sami sebe střeží před nestydatostí těla a dychtivostí po věcech pozemských, svým příkladem pomáhají i</text:span><text:span text:style-name="T559"> </text:span><text:span text:style-name="T561">ostatním se těchto vlivů zbavit.</text:span></text:p>
          </table:table-cell>
        </table:table-row>
        <table:table-row table:style-name="Tabulka1.1">
          <table:table-cell table:style-name="Tabulka1.A1" table:number-columns-spanned="2" office:value-type="string">
            <text:p text:style-name="P399"><text:span text:style-name="T2">DIE </text:span><text:span text:style-name="T6">VI</text:span><text:span text:style-name="T2">. </text:span><text:span text:style-name="T6">J</text:span><text:span text:style-name="T7">UNI</text:span><text:span text:style-name="T5">I.</text:span></text:p>
            <text:p text:style-name="P522"><text:span text:style-name="T39">I</text:span><text:span text:style-name="T74">n</text:span><text:span text:style-name="T39"> F</text:span><text:span text:style-name="T74">esto</text:span><text:span text:style-name="T39"> </text:span><text:span text:style-name="T40">S</text:span><text:span text:style-name="T39">. </text:span><text:span text:style-name="T41">N</text:span><text:span text:style-name="T192">orbert</text:span><text:span text:style-name="T190">i</text:span><text:span text:style-name="T191">,</text:span></text:p>
            <text:p text:style-name="P442">Episcopi <text:span text:style-name="T230">et Confessoris</text:span>.</text:p>
            <text:p text:style-name="P302">iij. Lect. et M.</text:p>
          </table:table-cell>
          <table:covered-table-cell/>
        </table:table-row>
        <table:table-row table:style-name="Tabulka1.1">
          <table:table-cell table:style-name="Tabulka1.A1" office:value-type="string">
            <text:p text:style-name="P452">I. Nocturno</text:p>
            <text:p text:style-name="P458">De Epístola prima beáti Pauli Apostóli ad Timótheum.</text:p>
            <text:p text:style-name="P421">Lectio j. <text:span text:style-name="T231">Cap. 3.</text:span></text:p>
            <text:p text:style-name="P16">FIDÉLIS sermo: Si quis Episcopátum desíderat, bonum opus desíderat. Opórtet ergo Epíscopum irreprehensíbilem esse, uníus uxóris virum, sóbrium, prudéntem, ornátum, pudi<text:soft-page-break/>cum, hospitálem doctórem‚ non vinoléntum, non percussórem, sed modéstum: non litigiósum, non cúpidum, sed suæ dómui bene præpósitum: fílios habéntem súbditos cum omni castitáte.</text:p>
            <text:p text:style-name="P16"/>
          </table:table-cell>
          <table:table-cell table:style-name="Tabulka1.A1" office:value-type="string">
            <text:p text:style-name="P497"><text:s/></text:p>
            <text:p text:style-name="P310"/>
            <text:p text:style-name="P310"/>
            <text:p text:style-name="P310"/>
            <text:p text:style-name="P315">Pravdivý je výrok: Usiluje-li někdo o <text:span text:style-name="T233">biskupský </text:span>úřad, o vznešený úřad usiluje. <text:span text:style-name="T233">Biskup </text:span>má býti bezúhonný, jen jednou ženatý, střídmý, rozvážný, řádný, <text:span text:style-name="T233">cudný, </text:span>pohostinný, <text:soft-page-break/>schopný učit. Nemá býti <text:span text:style-name="T233">pijan</text:span>, ne násilné povahy, nýbrž mírný, ne svárlivý ani lakomý, nýbrž má dobře spravovat svůj vlastní dům a své dítky držeti v poslušnosti a ve vší počestnosti. <text:span text:style-name="T232">(</text:span><text:span text:style-name="T132">Čol, </text:span><text:span text:style-name="T133">upraveno</text:span><text:span text:style-name="T232">)</text:span></text:p>
          </table:table-cell>
        </table:table-row>
        <table:table-row table:style-name="Tabulka1.1">
          <table:table-cell table:style-name="Tabulka1.A1" office:value-type="string">
            <text:p text:style-name="P4">Lectio ij.</text:p>
            <text:p text:style-name="P61"><text:span text:style-name="T234">N</text:span>O<text:span text:style-name="T234">R</text:span>BÉRTUS, nobilíssimis paréntibus natus, adoléscens liberálibus disciplínis erudítus, in ipsa póstea imperatóris aula, spretis mundi illécebrís, Ecclesiásticæ milítiæ adscríbi vóluit. Sacris initi<text:span text:style-name="T236">á</text:span>tus, rejéctis móllibus ac spléndidis véstibus, pellícea melóte indútus, prædicatióni verbi Dei se totum dedit. Abdicátis Ecclesiásticis provéntibus satis amplis, et património in páuperes erogáto, semel in die sub vésperam solo cibo quadragesimáli utens, nudísque pédibus, et lácera veste sub brumáli rigóre incédens, miræ austeritátis vitam est aggréssus.</text:p>
            <text:p text:style-name="P474"/>
          </table:table-cell>
          <table:table-cell table:style-name="Tabulka1.A1" office:value-type="string">
            <text:p text:style-name="P2"/>
            <text:p text:style-name="P196"><text:span text:style-name="T236">Norbert, narozen převznešeným rodičům, byl jako mladík vzdělán ve svobodných uměních, <text:s/>později zavrhnul světská lákadla a jako voják Kristův chtěl vstoupit do samotné síně císařovy. Když byl vysvěcen, zanechal jemných a honosných šatů a oděn v ovčí rouno cele se oddal hlásání slova Božího. Vzdal se dosti velkých příjmů z církevního úřadu, své dědictví rozdal chudým, pouze jednou denně, večer, pojedl prosté postní jídlo, a chodil </text:span><text:span text:style-name="T134">po světě </text:span><text:span text:style-name="T236">s bosýma nohama a roztrhaným oděvem i v zimních mrazech, takto podivuhodnou přísnost života sám nastoupil.</text:span></text:p>
          </table:table-cell>
        </table:table-row>
        <table:table-row table:style-name="Tabulka1.1">
          <table:table-cell table:style-name="Tabulka1.A1" office:value-type="string">
            <text:p text:style-name="P4">Lectio iij.</text:p>
            <text:p text:style-name="P50">CUM Laudúni esset, desértum in ea Diœcési locum sibi delégit‚ ibíque Præmonstraténsem Ordinem instítuit: et Antvérpiam accersítus, in ea urbe Tanchelíni nefáriam hæresim profligávit. Prophético spíritu, et miráculis cláruit. Archiepíscopus Magdeburgénsis creatus, Ecclesiásticam disciplínam præsértim cœlibátum constánter propugnávit. Rhemis in Concílio Innocéntium secúndum egrégie adjúvit, et Romam cum áliis Epíscopis proféctus‚ schisma Petri Leónis compréssit. Postrémo vir Dei, méritis et Spíritu sancto plenus, obdormívit in Dómino, anno salútis millésimo centésimo trigésimo quarto, die sexta Júnii.</text:p>
            <text:p text:style-name="P3"/>
          </table:table-cell>
          <table:table-cell table:style-name="Tabulka1.A1" office:value-type="string">
            <text:p text:style-name="P2"/>
            <text:p text:style-name="P197"><text:span text:style-name="T237">Když byl v Laonu, vybral si opuštěné místo v této diecézi, kde založil řád premonstrátů. Byl povolán do Antverp a v tomto městě skoncoval s Tanchelmovou herezí. Proslavil se prorockým duchem a zázraky. Byl učiněn magdeburským arcibiskupem a zasazoval se o církevní disciplínu a především o celibát. Na koncilu v Remeši významně pomohl </text:span><text:span text:style-name="T135">papeži </text:span><text:span text:style-name="T169">Innocenci II. a spolu s ostatními biskupy se vydal do Říma, aby potlačil schisma </text:span><text:span text:style-name="T170">Petra Pierleoni (</text:span><text:span text:style-name="T136">Anacletus II.</text:span><text:span text:style-name="T170">). Poté muž Boží, pln zásluh i Ducha svatého, zesnul v Pánu roku spásy 1134 dne 6. června. </text:span></text:p>
            <text:p text:style-name="P198"/>
          </table:table-cell>
        </table:table-row>
        <table:table-row table:style-name="Tabulka1.1">
          <table:table-cell table:style-name="Tabulka1.A1" table:number-columns-spanned="2" office:value-type="string">
            <text:p text:style-name="P498"><text:span text:style-name="T2">DIE </text:span><text:span text:style-name="T6">VI</text:span><text:span text:style-name="T8">I</text:span><text:span text:style-name="T2">. </text:span><text:span text:style-name="T6">J</text:span><text:span text:style-name="T7">UNI</text:span><text:span text:style-name="T5">I.</text:span></text:p>
            <text:p text:style-name="P524"><text:span text:style-name="T39">I</text:span><text:span text:style-name="T74">n</text:span><text:span text:style-name="T39"> F</text:span><text:span text:style-name="T74">esto</text:span><text:span text:style-name="T39"> </text:span><text:span text:style-name="T40">S</text:span><text:span text:style-name="T39">. </text:span><text:span text:style-name="T42">R</text:span><text:span text:style-name="T192">obert</text:span><text:span text:style-name="T190">i</text:span><text:span text:style-name="T191">,</text:span></text:p>
            <text:p text:style-name="P449"><text:span text:style-name="T233">Abbatis</text:span>.</text:p>
            <text:p text:style-name="P304">iij. Lect. et M.</text:p>
          </table:table-cell>
          <table:covered-table-cell/>
        </table:table-row>
        <table:table-row table:style-name="Tabulka1.1">
          <table:table-cell table:style-name="Tabulka1.A1" office:value-type="string">
            <text:p text:style-name="P452">I. Nocturno</text:p>
            <text:p text:style-name="P458">De libro Ecclesiástici.</text:p>
            <text:p text:style-name="P421">Lectio j. <text:span text:style-name="T231">Cap. 32 et 33.</text:span></text:p>
            <text:p text:style-name="P16">Q<text:span text:style-name="T311">ui</text:span> credit Deo‚ atténdit mandátis: et qui confídit in illo, non minorábitur. Timénti Dóminum non occúrrent mala, sed in tentatióne Deus illum conservábit, et liberábit a malis. Sápiens non odit mandáta et justítias et non illidétur quasi in procélla navis. Homo sensátus credit legi Dei, et lex illi fidélis.</text:p>
            <text:p text:style-name="P16"/>
          </table:table-cell>
          <table:table-cell table:style-name="Tabulka1.A1" office:value-type="string">
            <text:p text:style-name="P497"><text:s/></text:p>
            <text:p text:style-name="P310"/>
            <text:p text:style-name="P310"/>
            <text:p text:style-name="P316"><text:span text:style-name="T311">Kdo</text:span> věří Bohu, <text:span text:style-name="T235">zachovává</text:span> přikázání, a kdo v něho doufá, nebude zahanben. Toho, kdo se bojí Pána, nepotká neštěstí, a v pokušení ho Bůh zachová a zbaví <text:span text:style-name="T418">od</text:span> zlého. Moudrý nemá v nenávisti zákon a nebude ztroskotán jako loď v bouři. Člověk rozumný, věrný jest zákonu Božímu, a zákon věrný jest jemu. <text:span text:style-name="T232">(</text:span><text:span text:style-name="T132">Hejčl, </text:span><text:span text:style-name="T133">upraveno</text:span><text:span text:style-name="T232">)</text:span></text:p>
          </table:table-cell>
        </table:table-row>
        <table:table-row table:style-name="Tabulka1.1">
          <table:table-cell table:style-name="Tabulka1.A1" office:value-type="string">
            <text:p text:style-name="P4">Lectio ij.</text:p>
            <text:p text:style-name="P61"><text:soft-page-break/>R<text:span text:style-name="T311">obértus</text:span> Eboráci in Anglia natus, pueríles ludos ab infántia vitans, litterárum stúdio ánimum applícuit. Factus Sacérdos‚ et cujúsdam ecclésiæ rector, solitúdinis desidério sancti Benedícti hábitum suscépit. Strictióris observántiæ causa, ad Ordinem Cisterciénsem, et Monastérium de Fóntibus tránsiens, post probátam virtútem‚ a Richárdo Abbáte, novo Monastério præfícitur. Abstinéntiam mirífice cóluit, solitóque Offícii penso non conténtus quotídie psaltérium ex integro recitábat.</text:p>
            <text:p text:style-name="P474"/>
          </table:table-cell>
          <table:table-cell table:style-name="Tabulka1.A1" office:value-type="string">
            <text:p text:style-name="P2"/>
            <text:p text:style-name="P158"><text:soft-page-break/><text:span text:style-name="T356">Robert</text:span><text:span text:style-name="T474"> se narodil v Yorku v Anglii. Již od dětství se vyhýbal chlapeckým hrám a svého ducha obrátil ke studiu. Byl vysvěcen na Kněze a stal se rektorem nějakého kostela, avšak v touze po samotě přijal hábit svatého Benedikta. Z důvodu přísnější poslušnosti přestoupil k Cisterciáckému Řádu do Kláštera </text:span><text:span text:style-name="T603">Fountains Abbey</text:span><text:span text:style-name="T474">. Když prokázal své ctnosti, pověřil jej </text:span><text:span text:style-name="T475">O</text:span><text:span text:style-name="T474">pat Richard založením nového kláštera </text:span><text:span text:style-name="T604">Newminster Abbey</text:span><text:span text:style-name="T474">. Pěstoval podivuhodnou zdrženlivost, nestačilo mu obvyklé pensum Officia, takže každý den recitoval celý žaltář. </text:span><text:span text:style-name="T476"><text:s/></text:span></text:p>
          </table:table-cell>
        </table:table-row>
        <table:table-row table:style-name="Tabulka1.1">
          <table:table-cell table:style-name="Tabulka1.A1" office:value-type="string">
            <text:p text:style-name="P4">Lectio iij.</text:p>
            <text:p text:style-name="P50">D<text:span text:style-name="T311">ivínitus</text:span> ei multa fuére reveláta, dæmónia per ipsum fugáta, et familiáris beáto Patri Bernárdo factus, ab ipso zonam recépit in amóris arguméntum‚ et ipsíus innocéntiæ ac puritátis testimónium. Cum Godríco Eremíta viro sanctíssimo sæpe de divínis collocútus, sancto fine quiévit anno millésimo centésimo quinquagésimo nono, séptimo Idus Júnii. Ejus autem ánima inter Angelos visa est a Godríco, et mutus ad ejus túmulum orans loquélam accépit.</text:p>
            <text:p text:style-name="P3"/>
          </table:table-cell>
          <table:table-cell table:style-name="Tabulka1.A1" office:value-type="string">
            <text:p text:style-name="P2"/>
            <text:p text:style-name="P197"><text:span text:style-name="T324">Božskou</text:span><text:span text:style-name="T238"> mocí mu bylo mnohé zjeveno, vyháněl zlé duchy a stal se přítelem svatého Otce Bernarda, který mu daroval své cingulum na znamení lásky a také na svědectví jeho nevinnosti a</text:span><text:span text:style-name="T608"> </text:span><text:span text:style-name="T238">čistoty, </text:span><text:span text:style-name="T137">když byl podezříván ze vztahu se ženou. </text:span><text:span text:style-name="T171">S poustevníkem Godrikem, přesvatým mužem, často hovořil o věcech božských. </text:span><text:span text:style-name="T172">V</text:span><text:span text:style-name="T171">e svatosti zesnul roku 1159, </text:span><text:span text:style-name="T187">dne </text:span><text:span text:style-name="T171">sedmého června. Godrik však měl vidění jeho duše mezi </text:span><text:span text:style-name="T180">A</text:span><text:span text:style-name="T171">nděly, také němý </text:span><text:span text:style-name="T138">člověk </text:span><text:span text:style-name="T171">získal řeč, když se modlil u jeho hrobu.</text:span></text:p>
            <text:p text:style-name="P198"/>
          </table:table-cell>
        </table:table-row>
        <table:table-row table:style-name="Tabulka1.1">
          <table:table-cell table:style-name="Tabulka1.A1" table:number-columns-spanned="2" office:value-type="string">
            <text:p text:style-name="P364"><text:span text:style-name="T2">DIE </text:span><text:span text:style-name="T9">X</text:span><text:span text:style-name="T4">I</text:span><text:span text:style-name="T2">. </text:span><text:span text:style-name="T9">JUNI</text:span><text:span text:style-name="T3">I.</text:span></text:p>
            <text:p text:style-name="P525"><text:span text:style-name="T39">I</text:span><text:span text:style-name="T74">n</text:span><text:span text:style-name="T39"> F</text:span><text:span text:style-name="T74">esto</text:span><text:span text:style-name="T43"> </text:span><text:span text:style-name="T44">S</text:span><text:span text:style-name="T39">. </text:span><text:span text:style-name="T45">B</text:span><text:span text:style-name="T125">arnabæ,</text:span></text:p>
            <text:p text:style-name="P501"><text:span text:style-name="T126">A</text:span><text:span text:style-name="T124">postoli.</text:span></text:p>
            <text:p text:style-name="P506"><text:span text:style-name="T93">M</text:span>M. <text:span text:style-name="T94">maj.</text:span></text:p>
          </table:table-cell>
          <table:covered-table-cell/>
        </table:table-row>
        <table:table-row table:style-name="Tabulka1.1">
          <table:table-cell table:style-name="Tabulka1.A1" office:value-type="string">
            <text:p text:style-name="P466">In I. Nocturno</text:p>
            <text:p text:style-name="P456">De Actibus Apostolórum.</text:p>
            <text:p text:style-name="P419">Lectio j. <text:span text:style-name="T303">Cap. 13.</text:span></text:p>
            <text:p text:style-name="P12">C<text:span text:style-name="T311">um</text:span> dimíssa esset synagóga, secúti sunt multi Judæórum, et coléntium advenárum, Paulum, et Bárnabam: qui loquéntes suadébant eis ut permanérent in grátia Dei. Sequénti vero Sábbato pene univérsa cívitas convenit audíre verbum Dei. Vidéntes autem turbas Judæi, repléti sunt zelo, et contradicébant his, quæ a Paulo dicébantur, blasphemántes.</text:p>
            <text:p text:style-name="P12"/>
          </table:table-cell>
          <table:table-cell table:style-name="Tabulka1.A1" office:value-type="string">
            <text:p text:style-name="P313"/>
            <text:p text:style-name="P313"/>
            <text:p text:style-name="P313"/>
            <text:p text:style-name="P307"><text:span text:style-name="T311">Shromáždění</text:span> se rozcházelo a mnoho <text:span text:style-name="T421">Ž</text:span>idů i obrácených pohanů, kteří ctili jediného Boha, <text:span text:style-name="T421">následovalo </text:span>Pavla a Barnabáše; ti s nimi rozmlouvali a povzbuzovali je, aby <text:span text:style-name="T421">zůstávali v </text:span>Boží milosti. Příští sobotu přišlo skoro celé město slyšet Boží slovo. Když <text:span text:style-name="T421">zástupy Ž</text:span>id<text:span text:style-name="T421">ů</text:span> viděl<text:span text:style-name="T421">y</text:span> tolik lidí, naplnila je závist a začali Pavlovým slovům odporovat a rouhat se. <text:s/></text:p>
          </table:table-cell>
        </table:table-row>
        <table:table-row table:style-name="Tabulka1.1">
          <table:table-cell table:style-name="Tabulka1.A1" office:value-type="string">
            <text:p text:style-name="P419">Lectio ij.</text:p>
            <text:p text:style-name="P55">T<text:span text:style-name="T311">unc</text:span> constánter Paulus, et Bárnabas dixérunt: Vobis oportébat primum loqui verbum Dei: sed quóniam repéllitis illud, et indígnos vos judicátis ætérnæ vitæ, ecce convértimur ad Gentes. Sic enim præcépit nobis Dóminus: Pósui te in lucem Géntium, ut sis in salútem usque ad extrémum terræ.</text:p>
            <text:p text:style-name="P476"/>
          </table:table-cell>
          <table:table-cell table:style-name="Tabulka1.A1" office:value-type="string">
            <text:p text:style-name="P335"/>
            <text:p text:style-name="P259"><text:span text:style-name="T311">Ale</text:span> Pavel a Barnabáš směle prohlásili: „Vám <text:span text:style-name="T155">Ž</text:span><text:span text:style-name="T131">i</text:span><text:span text:style-name="T165">­</text:span><text:span text:style-name="T131">dům </text:span>mělo být slovo Boží zvěstováno nejprve. Protože je <text:span text:style-name="T421">však </text:span>odmítáte, a tak sami sebe odsuzujete k ztrátě věčného života, obracíme se k pohanům. <text:span text:style-name="T609">Vžd</text:span>yť <text:span text:style-name="T421">tak </text:span>nám <text:span text:style-name="T421">to </text:span>Pán přikázal: ‚Ustanovil jsem tě, abys byl světlem pohanům a nesl spásu až na s<text:span text:style-name="T421">a</text:span>m<text:span text:style-name="T421">otný</text:span> konec země.‘“ </text:p>
          </table:table-cell>
        </table:table-row>
        <table:table-row table:style-name="Tabulka1.1">
          <table:table-cell table:style-name="Tabulka1.A1" office:value-type="string">
            <text:p text:style-name="P419">Lectio iij. </text:p>
            <text:p text:style-name="P55"><text:span text:style-name="T311">Audiéntes</text:span> autem Gentes gavísæ sunt, et glorificábant verbum Dómini: et credidérunt, quot<text:soft-page-break/>quot erant præordináti ad vitam ætérnam. Disseminabátur autem verbum Dómini per univérsam regiónem. Judæi autem concitavérunt mulíeres religiósas, et honéstas, et primos civitátis, et excitavérunt persecutiónem in Paulum, et Bárnabam: et ejecérunt eos de fínibus suis. At illi excússo púlvere pedum in eos, venérunt Icónium. Discípuli quoque replebántur gáudio, et Spíritu sancto.</text:p>
            <text:p text:style-name="P347"/>
          </table:table-cell>
          <table:table-cell table:style-name="Tabulka1.A1" office:value-type="string">
            <text:p text:style-name="P335"/>
            <text:p text:style-name="P159"><text:span text:style-name="T355">Když</text:span><text:span text:style-name="T472"> to </text:span><text:span text:style-name="T477">však </text:span><text:span text:style-name="T472">uslyšeli </text:span><text:span text:style-name="T477">p</text:span><text:span text:style-name="T472">ohan</text:span><text:span text:style-name="T477">sk</text:span><text:span text:style-name="T472">é </text:span><text:span text:style-name="T477">Národy</text:span><text:span text:style-name="T472">, radoval</text:span><text:span text:style-name="T478">y</text:span><text:span text:style-name="T472"> se a velebil</text:span><text:span text:style-name="T478">y</text:span><text:span text:style-name="T472"> slovo Páně; ti pak, kteří </text:span><text:soft-page-break/><text:span text:style-name="T472">byli vyvoleni k věčnému životu, uvěřili. A slovo Páně se šířilo po celé krajině. Ale </text:span><text:span text:style-name="T477">Ž</text:span><text:span text:style-name="T472">idé pobouřili vznešené ženy, které také ctily jediného Boha, pobouřili i</text:span><text:span text:style-name="T478"> </text:span><text:span text:style-name="T472">přední muže toho města, podnítili tím proti Pavlovi a Barnabášovi nepřátelství a vyhnali je ze svého kraje. Oni na svědectví proti nim setřásli prach s</text:span><text:span text:style-name="T478"> </text:span><text:span text:style-name="T472">nohou a odešli do Ikonia. Ale učedníci byli naplněni radostí a Duchem svatým.</text:span></text:p>
          </table:table-cell>
        </table:table-row>
        <table:table-row table:style-name="Tabulka1.1">
          <table:table-cell table:style-name="Tabulka1.A1" office:value-type="string">
            <text:p text:style-name="P419">Lectio i<text:span text:style-name="T304">v</text:span>. <text:span text:style-name="T420">Cap. 14.</text:span></text:p>
            <text:p text:style-name="P55">F<text:span text:style-name="T311">actum</text:span> est autem Icónii, ut simul introírent in synagógam Judæórum, et loqueréntur, ita ut créderet Judæórum, et Græcórum copiósa multitúdo. Qui vero incréduli fuérunt Judæi, suscitavérunt, et ad iracúndiam concitavérunt ánimas Géntium advérsus fratres. Multo ígitur témpore demoráti sunt, fiduciáliter agéntes in Dómino, testimónium perhibénte verbo grátiæ suæ, dante signa, et prodígia fíeri per manus eórum.</text:p>
            <text:p text:style-name="P347"/>
          </table:table-cell>
          <table:table-cell table:style-name="Tabulka1.A1" office:value-type="string">
            <text:p text:style-name="P335"/>
            <text:p text:style-name="P175"><text:span text:style-name="T320">Totéž </text:span><text:span text:style-name="T305">se stalo v Ikoniu: Pavel a Barnabáš vešli do židovské synagógy a mluvili tak mocně, že uvěřilo mnoho Židů i Řeků. Avšak ti Židé, kteří neuvěřili, pobouřili pohanské Národy a vyvolali jejich nenávist proti bratřím. Přesto tam Pavel a</text:span><text:span text:style-name="T610"> </text:span><text:span text:style-name="T305">Barnabáš dost dlouho zůstali a přes všechny překážky mluvili o Pánu; a Pán dosvědčoval slovo své milosti tím, že jim dával moc konat znamení a</text:span><text:span text:style-name="T610"> </text:span><text:span text:style-name="T305">zázraky. </text:span></text:p>
            <text:p text:style-name="P176"><text:span text:style-name="T305">(</text:span><text:span text:style-name="T151">ČEP, </text:span><text:span text:style-name="T152">upraveno</text:span><text:span text:style-name="T179">)</text:span></text:p>
          </table:table-cell>
        </table:table-row>
        <table:table-row table:style-name="Tabulka1.1">
          <table:table-cell table:style-name="Tabulka1.A1" office:value-type="string">
            <text:p text:style-name="P493">In II. Nocturno</text:p>
            <text:p text:style-name="P432">Lectio v.</text:p>
            <text:p text:style-name="P235">B<text:span text:style-name="T311">árnabas</text:span> Levítes, Cyprius génere‚ qui et Joseph‚ cum Paulo Géntium Apóstolus ordinátus est ad prædicándum Jesu Christi Evangélium. Is agro véndito quem habébat, redáctam ex eo pecúniam áttulit Apóstolis. Missus autem Antiochíam prædicatiónis causa, cum ibi multos ad Christi Dómini fidem convérsos esse comperísset, incredibíliter lætátus, eos hortabátur, ut in Christi fide permanérent.</text:p>
            <text:p text:style-name="P235"/>
          </table:table-cell>
          <table:table-cell table:style-name="Tabulka1.A1" office:value-type="string">
            <text:p text:style-name="P328"/>
            <text:p text:style-name="P328"/>
            <text:p text:style-name="P270"><text:span text:style-name="T311">Barnabáš</text:span> byl Levita narozený na Kypru. Byl také nazýván Josef. S Pavlem se stali Apoštoly národů, a byli vysláni, aby zvěstovali <text:span text:style-name="T422">E</text:span>vangelium Ježíše Krista. On prodal pole, které vlastnil, a peníze, které za něj obdržel, přinesl Apoštolům. Byl pak vyslán do Antiochie, aby tam kázal. Když zjistil, že se tam mnozí obrátili na víru v<text:span text:style-name="T610"> </text:span>Krista Pána, neuvěřitelně se radoval a povzbuzoval je, aby v Kristově víře vytrvali. </text:p>
          </table:table-cell>
        </table:table-row>
        <table:table-row table:style-name="Tabulka1.1">
          <table:table-cell table:style-name="Tabulka1.A1" office:value-type="string">
            <text:p text:style-name="P427">Lectio vj.</text:p>
            <text:p text:style-name="P90">P<text:span text:style-name="T311">roféctus</text:span> inde Tharsum ut quæreret Paulum, cum eo Antiochia venit. In ejus urbis Ecclésia annum commoráti, Christiánæ fidei et vitæ illis hom<text:span text:style-name="T422">í</text:span>nibus præcépta dedérunt: ubi étiam Jesu Christi cultóres primum Christiáni sunt appelláti. Discípuli autem Pauli et Bárnabæ, suis facultátibus Christiános‚ qui <text:span text:style-name="T239">in</text:span> Judæa erant, sustentábant, eo mitténtes pecúniam per Paulum et Bárnabam.</text:p>
            <text:p text:style-name="P484"/>
          </table:table-cell>
          <table:table-cell table:style-name="Tabulka1.A1" office:value-type="string">
            <text:p text:style-name="P328"/>
            <text:p text:style-name="P204"><text:span text:style-name="T311">Odtud</text:span> odešel do Tarsu, aby vyhledal Pavla, a spolu s ním <text:span text:style-name="T422">při</text:span>šel do Antiochie. V <text:span text:style-name="T422">c</text:span>írk<text:span text:style-name="T422">e</text:span>v<text:span text:style-name="T422">ním Společenství</text:span> tohoto města se zdrželi rok a předali těmto lidem přikázání křesťanské víry a života. Zde <text:span text:style-name="T422">se</text:span> také vyznavači Ježíše Krista prvně naz<text:span text:style-name="T422">ý</text:span>v<text:span text:style-name="T422">al</text:span>i <text:span text:style-name="T422">K</text:span>řesťany. Učedníci Pavl<text:span text:style-name="T422">ovi</text:span> a Barnabáš<text:span text:style-name="T422">ovi</text:span> však také svými prostředky podporovali <text:span text:style-name="T422">K</text:span>řesťany, kteří byli v Judsku, a posílali jim tam peníze právě přes Pavla a Barnabáše.</text:p>
          </table:table-cell>
        </table:table-row>
        <table:table-row table:style-name="Tabulka1.1">
          <table:table-cell table:style-name="Tabulka1.A1" office:value-type="string">
            <text:p text:style-name="P427">Lectio vij.</text:p>
            <text:p text:style-name="P105">Q<text:span text:style-name="T311">ui</text:span> perfúncti illo charitátis off<text:span text:style-name="T240">í</text:span>cio, adhibíto Joánne‚ cui cognómen erat Marcus, rediérunt Antiochiam. Cum autem Antiochiæ in Ecclésia cum céteris Prophétis et Doctóribus, Paulus et Bárnabas in jejúnio et oratióne Dómino deservírent, dixit Spíritus sanctus: Segregáte mihi Saulum et Bárnabam in opus ad quod assúmpsi eos. Tunc jejunántes et orántes imponentésque eis manus dimisérunt illos.</text:p>
            <text:p text:style-name="P355"><text:soft-page-break/></text:p>
          </table:table-cell>
          <table:table-cell table:style-name="Tabulka1.A1" office:value-type="string">
            <text:p text:style-name="P328"/>
            <text:p text:style-name="P279"><text:span text:style-name="T357">Když</text:span><text:span text:style-name="T479"> vykonali tuto povinnost lásky, přidal se k nim Jan, jehož příjmení bylo Marek, a vrátili se do Antiochie. Když však v antiochijské</text:span><text:span text:style-name="T480">m</text:span><text:span text:style-name="T479"> </text:span><text:span text:style-name="T480">c</text:span><text:span text:style-name="T479">írk</text:span><text:span text:style-name="T480">e</text:span><text:span text:style-name="T479">v</text:span><text:span text:style-name="T478">­</text:span><text:span text:style-name="T480">ním Společenství</text:span><text:span text:style-name="T479"> Pavel a Barnabáš spolu s</text:span><text:span text:style-name="T478"> </text:span><text:span text:style-name="T479">dalšími </text:span><text:span text:style-name="T480">P</text:span><text:span text:style-name="T479">roroky a </text:span><text:span text:style-name="T480">U</text:span><text:span text:style-name="T479">čiteli sloužili Pánu v postu a</text:span><text:span text:style-name="T478"> </text:span><text:span text:style-name="T479">modlitbě, řekl Duch svatý: „Oddělte mi Šavla a</text:span><text:span text:style-name="T478"> </text:span><text:span text:style-name="T479">Barnabáše na dílo, ke kterému jsem si je vyvolil.“ Tehdy na ně v</text:span><text:span text:style-name="T478"> </text:span><text:span text:style-name="T479">postu a modlitbě vložili ruce </text:span><text:span text:style-name="T478">a </text:span><text:span text:style-name="T479">propustili je. </text:span></text:p>
          </table:table-cell>
        </table:table-row>
        <table:table-row table:style-name="Tabulka1.1">
          <table:table-cell table:style-name="Tabulka1.A1" office:value-type="string">
            <text:p text:style-name="P427">Lectio viij.</text:p>
            <text:p text:style-name="P90">I<text:span text:style-name="T311">taque</text:span> Seléuciam venérunt, inde in Cyprum: ac multas prætérea urbes regionésque, prædicán-tes Evangélium summa cum audiéntium utilitáte, peragrárunt. Postrémo Bárnabas digréssus a Paulo, una cum Joánne, qui cognominátus est Marcus, navigávit in Cyprum: ibíque círciter séptimum Nerónis annum ad Apostólici múneris laudem martyrii corónam adjúnxit.</text:p>
            <text:p text:style-name="P484"/>
          </table:table-cell>
          <table:table-cell table:style-name="Tabulka1.A1" office:value-type="string">
            <text:p text:style-name="P328"/>
            <text:p text:style-name="P206"><text:span text:style-name="T311">Tak</text:span> tedy přišli do Seleucie, odtud na Kypr, a<text:span text:style-name="T610"> </text:span>prošli mnohá jiná města a krajiny, kde kázali Evangelium k <text:span text:style-name="T422">převelikému</text:span> užitku posluchačů. P<text:span text:style-name="T422">ak</text:span> Barnabáš odešel od Pavla a spolu s Janem, jehož příjmení je Marek, odpluli na Kypr, kde kolem sedmého roku vlády císaře Nerona k vší chvály hodnému daru <text:span text:style-name="T422">A</text:span>poštolského úřadu přidali i korunu mučednictví.</text:p>
          </table:table-cell>
        </table:table-row>
        <table:table-row table:style-name="Tabulka1.1">
          <table:table-cell table:style-name="Tabulka1.A1" office:value-type="string">
            <text:p text:style-name="P493">In III. Nocturno</text:p>
            <text:p text:style-name="P359"><text:span text:style-name="T95">Léctio sancti Evangélii </text:span><text:span text:style-name="T96">secúndum </text:span><text:span text:style-name="T97">Matthæum</text:span><text:span text:style-name="T95">.</text:span><text:span text:style-name="T34"> </text:span></text:p>
            <text:p text:style-name="P359"><text:span text:style-name="T34">Lectio ix. Cap. </text:span><text:span text:style-name="T35">1</text:span><text:span text:style-name="T36">0</text:span><text:span text:style-name="T34">.</text:span></text:p>
            <text:p text:style-name="P125"><text:span text:style-name="T311">In</text:span> illo témpore: Dixit Jesus discípulis suis: Ecce ego mitto vos sicut oves in médio lupórum. Et réliqua.</text:p>
            <text:p text:style-name="P384"/>
            <text:p text:style-name="P359"><text:span text:style-name="T122">Homilia sancti </text:span><text:span text:style-name="T95">Joánnis Chrysóstomi.</text:span></text:p>
            <text:p text:style-name="P436">Homil. 34 in Matth.</text:p>
            <text:p text:style-name="P133">C<text:span text:style-name="T311">um</text:span> Dóminus omnem sollicitúdinem a discipulórum córdibus ejécerit, et ostensióne signórum armáverit‚ atque ab ómnibus negótiis sæculáribus alienátos, et ab omni temporálium rerum cura liberátos, férreos quodámmodo atque adamántinos fécerit‚ tum dénique eventúra illis advérsa prædícit.</text:p>
            <text:p text:style-name="P384"/>
          </table:table-cell>
          <table:table-cell table:style-name="Tabulka1.A1" office:value-type="string">
            <text:p text:style-name="P328"/>
            <text:p text:style-name="P328"/>
            <text:p text:style-name="P328"/>
            <text:p text:style-name="P253"><text:span text:style-name="T325">Za</text:span><text:span text:style-name="T115"> onoho času </text:span><text:span text:style-name="T117">řekl Ježíš svým učedníkům: „</text:span><text:span text:style-name="T118">Hle, já vás posílám jako ovce mezi vlky</text:span><text:span text:style-name="T117">.“</text:span><text:span text:style-name="T116"> </text:span><text:span text:style-name="T115">A ostatní.</text:span></text:p>
            <text:p text:style-name="P328"/>
            <text:p text:style-name="P328"/>
            <text:p text:style-name="P328"/>
            <text:p text:style-name="P328"/>
            <text:p text:style-name="P208"><text:span text:style-name="T311">Když</text:span> Pán vyhnal ze srdcí učedníků veškeré starosti a vyzbrojil je schopností dělat znamení, vzdálil je také od všech světských záležitostí a od<text:span text:style-name="T610">e</text:span> všech obav o věci časné, a učinil je pevnými jako železo či diamant, <text:span text:style-name="T645">a</text:span>však předpověděl jim také, jaké budou mít těžkosti.</text:p>
          </table:table-cell>
        </table:table-row>
        <table:table-row table:style-name="Tabulka1.1">
          <table:table-cell table:style-name="Tabulka1.A1" office:value-type="string">
            <text:p text:style-name="P432">Lectio x.</text:p>
            <text:p text:style-name="P134">M<text:span text:style-name="T311">ulta</text:span> enim ex hac prædictióne futurárum rerum cómmoda consequebántur. Primum, ut ejus præsciéntiæ vim edíscerent. Deínde‚ ut nemo suspicarétur, ex magístri infirmitáte tam grávia mala descéndere. Prætérea, ne qui ea passúri erant, súbito ac inopináto rerum evéntu perturbaréntur. Dénique, ne cum ista sub ipsum passiónis suæ tempus audírent, nímium commoveréntur.</text:p>
            <text:p text:style-name="P384"/>
          </table:table-cell>
          <table:table-cell table:style-name="Tabulka1.A1" office:value-type="string">
            <text:p text:style-name="P328"/>
            <text:p text:style-name="P230"><text:span text:style-name="T311">Mnohé</text:span> z těchto předpovědí věcí budoucích se opravdu vyplnily. Zaprvé proto, aby poznali sílu jeho schopnosti předvídat. Také proto, aby je nikdo nepodezříval, že tak závažná zla vznikla z<text:span text:style-name="T610"> </text:span>učitelovy slabosti. <text:span text:style-name="T645">Mimo jiné i</text:span> proto, aby ti, které čekala tato utrpení, nebyli zmateni z tak náhlého a<text:span text:style-name="T610"> </text:span>nečekaného sledu událostí. V neposlední řadě <text:span text:style-name="T645">též</text:span> proto, aby učedníci, když <text:span text:style-name="T422">pak </text:span>uslyš<text:span text:style-name="T422">eli</text:span> o času Pánova utrpení, nebyli příliš otřeseni.</text:p>
          </table:table-cell>
        </table:table-row>
        <table:table-row table:style-name="Tabulka1.1">
          <table:table-cell table:style-name="Tabulka1.A1" office:value-type="string">
            <text:p text:style-name="P432">Lectio xj.</text:p>
            <text:p text:style-name="P125">J<text:span text:style-name="T311">am</text:span> vero, ut intélligant novum hoc esse belli genus, et insólitum præliándi morem‚ cum illos nudos mítteret, una indútos túnica‚ sine cálceis, absque virga, et absque zona et pera, et ab excipiéntibus ali jubéret: non fecit hic dicéndi finem, sed inexplicábilem virtútem su<text:span text:style-name="T241">a</text:span>m próferens, étiam sic eúntes, inquit, mansuetúdinem tamen óvium osténdite, quamvis ad lupos itúri, nec simpliciter ad lupos, sed étiam in médio lupórum.</text:p>
            <text:p text:style-name="P384"/>
          </table:table-cell>
          <table:table-cell table:style-name="Tabulka1.A1" office:value-type="string">
            <text:p text:style-name="P328"/>
            <text:p text:style-name="P209"><text:span text:style-name="T311">Již</text:span> tedy, aby pochopili, že toto je nový způsob boje, a to velmi ne<text:span text:style-name="T422">ob</text:span>vyklý, kdy je poslal téměř nahé, pouze s jedním šatem, bez bot, bez hole a bez opasku i brašny, a přikázal jim, aby byli živi jen z toho, co dostanou. Tím však Pán neskončil, ale ještě poukázal na své nevysvětlitelné ctnosti, když jim řekl nejen, aby takto chodili, ale také dávali na odiv svou mírnost, kterou mají ovce, i když je poslal k vlkům, a<text:span text:style-name="T422">však</text:span> nejen <text:span text:style-name="T422">prostě </text:span>k vlkům, ale přímo do jejich středu.</text:p>
          </table:table-cell>
        </table:table-row>
        <table:table-row table:style-name="Tabulka1.1">
          <table:table-cell table:style-name="Tabulka1.A1" office:value-type="string">
            <text:p text:style-name="P432">Lectio xij.</text:p>
            <text:p text:style-name="P141"><text:soft-page-break/>N<text:span text:style-name="T311">eque</text:span> vero óvium tantum mansuetúdinem habére jubet, sed étiam colúmbæ simplicitátem: sic enim virtútem meam máxime osténdam, cum ab óvibus lupi superabúntur. Erubescámus igitur, qui longe divérsa faciéntes, tamquam lupi in adversários rúimus. Nam quámdiu oves fuérimus víncimus: étiam si mille circúmstent lupi, superámus, et victóres sumus: quod si lupi fuérimus, víncimur. Tunc enim a nobis pastóris auxilium recédit, qui non lupos, sed oves pascit.</text:p>
            <text:p text:style-name="P384"/>
          </table:table-cell>
          <table:table-cell table:style-name="Tabulka1.A1" office:value-type="string">
            <text:p text:style-name="P328"/>
            <text:p text:style-name="P279"><text:soft-page-break/><text:span text:style-name="T379">Také</text:span><text:span text:style-name="T562"> jim nepřikazuje jen to, aby měli mírnost ovcí, ale také prostotu holubice. Tím totiž nejlépe ukážu svou ctnost, když ovce přemohou vlky. Zastyďme se tedy, pokud se zachováme zcela opačně a na své nepřátele se vrhneme jako vlci. Neboť pouze </text:span><text:span text:style-name="T583">d</text:span><text:span text:style-name="T562">okud budeme ovce, zvítězíme. I když kolem nás bude tisíc vlků, přemůžeme je a budeme vítězi. Pokud však budeme jako vlci, budeme přemoženi. V</text:span><text:span text:style-name="T563"> </text:span><text:span text:style-name="T562">tu chvíli totiž přijdeme o pomoc pastýře, který nepase vlky, ale ovce.</text:span></text:p>
          </table:table-cell>
        </table:table-row>
        <table:table-row table:style-name="Tabulka1.1">
          <table:table-cell table:style-name="Tabulka1.A1" table:number-columns-spanned="2" office:value-type="string">
            <text:p text:style-name="P498"><text:span text:style-name="T2">DIE </text:span><text:span text:style-name="T17">XI</text:span><text:span text:style-name="T6">I</text:span><text:span text:style-name="T2">. </text:span><text:span text:style-name="T6">J</text:span><text:span text:style-name="T7">UNI</text:span><text:span text:style-name="T5">I.</text:span></text:p>
            <text:p text:style-name="P524"><text:span text:style-name="T39">I</text:span><text:span text:style-name="T74">n</text:span><text:span text:style-name="T39"> F</text:span><text:span text:style-name="T74">esto</text:span><text:span text:style-name="T39"> </text:span><text:span text:style-name="T46">B</text:span><text:span text:style-name="T39">. </text:span><text:span text:style-name="T46">A</text:span><text:span text:style-name="T193">leydis</text:span></text:p>
            <text:p text:style-name="P449"><text:span text:style-name="T242">Virginis</text:span>.</text:p>
            <text:p text:style-name="P304">iij. Lect. et M.</text:p>
          </table:table-cell>
          <table:covered-table-cell/>
        </table:table-row>
        <table:table-row table:style-name="Tabulka1.1">
          <table:table-cell table:style-name="Tabulka1.A1" office:value-type="string">
            <text:p text:style-name="P454">In I. Nocturno</text:p>
            <text:p text:style-name="P459">De Epístola prima beáti Pauli Apostóli </text:p>
            <text:p text:style-name="P459">ad Corínthios.</text:p>
            <text:p text:style-name="P421">Lectio j. <text:span text:style-name="T231">Cap. 7.</text:span></text:p>
            <text:p text:style-name="P16">D<text:span text:style-name="T311">e</text:span> virginibus præcéptum Dómini non habeo: consílium autem do, tamquam misericórdiam consecútus a Dómino‚ ut sim fidélis. Exístimo ergo hoc bonum esse propter instántem necessitátem, quóniam bonum est hómini sic esse. Alligatus es uxóri? noli quærere solutiónem. Solútus es ab uxóre? noli quærére uxórem. Si autem accéperis uxórem: non peccásti. Et si núpserit virgo, non peccávit: tribulatiónem tamen carnis habébunt hujúsmodi. Ego autem vobis parco.</text:p>
            <text:p text:style-name="P16"/>
          </table:table-cell>
          <table:table-cell table:style-name="Tabulka1.A1" office:value-type="string">
            <text:p text:style-name="P494"><text:s/></text:p>
            <text:p text:style-name="P310"/>
            <text:p text:style-name="P310"/>
            <text:p text:style-name="P310"/>
            <text:p text:style-name="P317">O pannách příkaz od Pána nemám, ale radu dávám jako člověk, jemuž se dostalo od Pána milosrdenství, abych byl spolehlivý rádce. Podle mého mínění je tedy dobré pro nynější utrpení, ano dobré pro člověka, aby zůstal tak, <text:span text:style-name="T139">jak je</text:span>. Jsi vázán k manželce? Nehledej rozloučení! Jsi bez manželky? Nehledej manželku! Oženíš-li se však, nehřešíš. <text:span text:style-name="T243">A</text:span> vdá-li se panna, nehřeší. Avšak právě takoví <text:span text:style-name="T611">lidé </text:span>budou míti tělesné útrapy. <text:span text:style-name="T423">A t</text:span>ěch já vás šetřím. <text:span text:style-name="T232">(</text:span><text:span text:style-name="T156">C</text:span><text:span text:style-name="T132">ol, </text:span><text:span text:style-name="T133">upraveno</text:span><text:span text:style-name="T232">)</text:span></text:p>
          </table:table-cell>
        </table:table-row>
        <table:table-row table:style-name="Tabulka1.1">
          <table:table-cell table:style-name="Tabulka1.A1" office:value-type="string">
            <text:p text:style-name="P4">Lectio ij.</text:p>
            <text:p text:style-name="P61">A<text:span text:style-name="T311">léydis</text:span> Virgo in Brabántia nata, a téneris annis præclára futúræ sanctitátis indícia præbens, septénnis virginitátem suam Deo consecrávit in monastério quod dícitur Camera sanctæ Ma<text:span text:style-name="T611">­</text:span>ríæ‚ Cisterciénsis Ordinis prope Bruxéllas, in quo humilitáti sese pénitus addíxit. Constánti pátiéntia per totam vitam gravíssimos dolóres et fœdam lepram pértulit. Quaprópter separáta a sodálibus, Deo per oratiónem perpétuo adhæsit, placuítque sibi infirmitátibus et angústiis pro Christo‚ in cujus vulnéribus supernam medélam crebro experiebátur. Cœléstibus c<text:span text:style-name="T611">h</text:span>arismátibus ac multis miráculis clara, præcípue complúres lepra percússos sola manuum impositióne curávit. Tanto pietátis sensu Missæ sacrifício assistébat, ut divíni amóris igne consúmi sæpe viderétur.</text:p>
            <text:p text:style-name="P474"/>
          </table:table-cell>
          <table:table-cell table:style-name="Tabulka1.A1" office:value-type="string">
            <text:p text:style-name="P2"/>
            <text:p text:style-name="P149"><text:span text:style-name="T358">Panna</text:span><text:span text:style-name="T481"> Alice </text:span><text:span text:style-name="T564">se narodila </text:span><text:span text:style-name="T589">ve městě Schærbeek </text:span><text:span text:style-name="T564">v Brabantsku. </text:span><text:span text:style-name="T565">Od raného věku vykazovala pozoruhodné znaky budoucí svatosti, v sedmi letech zasvětila své panenství Bohu v klášteře </text:span><text:span text:style-name="T566">Cisterciáckého</text:span><text:span text:style-name="T565"> řádu poblíž Bruselu, který se nazýval </text:span><text:span text:style-name="T111">Camera sanctæ Maríæ </text:span><text:span text:style-name="T112">(</text:span><text:span text:style-name="T605">Abbaye de La Cambre</text:span><text:span text:style-name="T606">)</text:span><text:span text:style-name="T565">, </text:span><text:span text:style-name="T567">aby</text:span><text:span text:style-name="T565"> se hluboce oddala životu v pokoře. Po celý svůj život snášela neustálá utrpení, přetěžké bolesti a ošklivou lepru. </text:span><text:span text:style-name="T568">Byla proto oddělena od svých družek a skrze modlitbu přilnula k věčnému Bohu </text:span><text:span text:style-name="T567">a </text:span><text:span text:style-name="T569">našla zalíbení ve svých nemocech a úzkostech pro Krista, v jehož ranách často nacházela zázračnou úlevu. Proslav</text:span><text:span text:style-name="T570">il</text:span><text:span text:style-name="T569">a</text:span><text:span text:style-name="T570"> se</text:span><text:span text:style-name="T569"> nebeskými dary a mnoha zázraky, především tím, že mnoho postižených leprou sama uzdravila vkládáním rukou. Mešní oběti se účastnila s takovou zbožností, že se </text:span><text:span text:style-name="T571">často </text:span><text:span text:style-name="T569">zdálo, že ji stravuje oheň božské lásky. </text:span></text:p>
          </table:table-cell>
        </table:table-row>
        <table:table-row table:style-name="Tabulka1.1">
          <table:table-cell table:style-name="Tabulka1.A1" office:value-type="string">
            <text:p text:style-name="P4">Lectio iij.</text:p>
            <text:p text:style-name="P50"><text:soft-page-break/>D<text:span text:style-name="T311">ie </text:span>beato B<text:span text:style-name="T243">á</text:span>rnabæ Apóstolo sacra, Al<text:span text:style-name="T243">é</text:span>ydis in límine mortis hærens, et óleo sancto inúncta, a Dómino admónita fuit se íntegro adhuc anno victúram‚ interímque morbos multo gravióres pro dilécti sponsi honóre subitúram, quod et accídit: nam oculórum lúmine extíncto mánibus contráctis cápitis omniúmque membrórum cutis ad córticis árboris instar, váriis distíncta ulcéribus app<text:span text:style-name="T243">á</text:span>ruit, ex quibus vermes et jugis sánies copióse erumpébant. Immánes istos cruciátus invictíssima et mirábili tolerántia beáta Virgo sustínuit, donec anno insequénte, millésimo ducentésimo quinquagésimo, tertio Idus Júnii, recurrénte solemnitáte sancti Bárnabæ piíssimam in amplexu Christi efflávit ánimam.</text:p>
            <text:p text:style-name="P3"/>
          </table:table-cell>
          <table:table-cell table:style-name="Tabulka1.A1" office:value-type="string">
            <text:p text:style-name="P2"/>
            <text:p text:style-name="P161"><text:soft-page-break/><text:span text:style-name="T482">V den svátku </text:span><text:span text:style-name="T483">A</text:span><text:span text:style-name="T482">poštola Barnabáše se Alice již </text:span><text:span text:style-name="T483">téměř </text:span><text:span text:style-name="T482">dotýkala prahu smrti, byla pomazána posvátným olejem, ale Pán jí sdělil, že ještě bude žít celý rok a mezitím podstoupí mnohé závažné choroby ke cti milovaného ženicha, což se i stalo. Světlo z</text:span><text:span text:style-name="T484"> </text:span><text:span text:style-name="T482">očí jí vyhaslo, ruce se jí scvrkly, kůže na hlavě i</text:span><text:span text:style-name="T484"> </text:span><text:span text:style-name="T482">všech končetinách vypadala jak</text:span><text:span text:style-name="T484">o</text:span><text:span text:style-name="T482"> kůra stromu, objevily se jí mnohé vředy, z nichž vylézali červi a vytékalo mnoho hnisu. Tato nezměrná utrpení svatá snášela Panna s nezdolnou a podivuhodnou silou, než následujícího roku 1250, 11. června, na každoroční slavnost svatého Barnabáše, svou přesvatou duši odevzdala do náruče Kristovy.</text:span></text:p>
            <text:p text:style-name="P198"/>
          </table:table-cell>
        </table:table-row>
        <table:table-row table:style-name="Tabulka1.1">
          <table:table-cell table:style-name="Tabulka1.A1" table:number-columns-spanned="2" office:value-type="string">
            <text:p text:style-name="P365"><text:span text:style-name="T3">D</text:span><text:span text:style-name="T18">IE</text:span><text:span text:style-name="T2"> </text:span><text:span text:style-name="T19">XII</text:span><text:span text:style-name="T20">I</text:span><text:span text:style-name="T2">. </text:span><text:span text:style-name="T19">JUNII</text:span><text:span text:style-name="T2">.</text:span></text:p>
            <text:p text:style-name="P531"><text:span text:style-name="T54">I</text:span><text:span text:style-name="T77">n</text:span><text:span text:style-name="T39"> </text:span><text:span text:style-name="T54">F</text:span><text:span text:style-name="T200">e</text:span><text:span text:style-name="T201">s</text:span><text:span text:style-name="T200">t</text:span><text:span text:style-name="T201">o</text:span><text:span text:style-name="T200"> </text:span><text:span text:style-name="T55">S</text:span><text:span text:style-name="T56">. </text:span><text:span text:style-name="T57">A</text:span><text:span text:style-name="T78">n</text:span><text:span text:style-name="T79">tonii de </text:span><text:span text:style-name="T57">P</text:span><text:span text:style-name="T79">adua</text:span><text:span text:style-name="T77">,</text:span></text:p>
            <text:p text:style-name="P503"><text:span text:style-name="T61">Confessoris</text:span><text:span text:style-name="T62">.</text:span></text:p>
            <text:p text:style-name="P507"><text:span text:style-name="T85">in </text:span><text:span text:style-name="T64">B</text:span><text:span text:style-name="T85">ohemia et </text:span><text:span text:style-name="T64">L</text:span><text:span text:style-name="T85">usatia: </text:span><text:span text:style-name="T86">xij</text:span>. <text:span text:style-name="T425">Lect.</text:span> <text:span text:style-name="T425">et</text:span> <text:span text:style-name="T425">M.</text:span></text:p>
          </table:table-cell>
          <table:covered-table-cell/>
        </table:table-row>
        <table:table-row table:style-name="Tabulka1.1">
          <table:table-cell table:style-name="Tabulka1.A1" office:value-type="string">
            <text:p text:style-name="P467">In I. Nocturno</text:p>
            <text:p text:style-name="P460">De libro Sapiéntiæ.</text:p>
            <text:p text:style-name="P422">Lectio j. <text:span text:style-name="T231">Cap. 4.</text:span></text:p>
            <text:p text:style-name="P24">J<text:span text:style-name="T311">ustus</text:span> si morte præoccupátus fúerit, in refrigério erit. Senéctus enim venerábilis est non diutúrna‚ neque annórum número computáta: cani autem sunt sensus hóminis, et ætas senectútis vita immaculáta. Placens Deo factus est diléctus, et vivens inter peccatóres translátus est. Raptus est ne malítia mutáret intelléctum ejus, aut ne fíctio decíperet ánimam illíus.</text:p>
            <text:p text:style-name="P24"/>
          </table:table-cell>
          <table:table-cell table:style-name="Tabulka1.A1" office:value-type="string">
            <text:p text:style-name="P318"/>
            <text:p text:style-name="P318"/>
            <text:p text:style-name="P318"/>
            <text:p text:style-name="P308">U<text:span text:style-name="T311">mře-li</text:span> spravedlivý třeba předčasně, dojde odpočinutí. Ctihodné stáří totiž nespočívá v dlouhém věku ani se neměří počtem let. Ty pravé šediny pro člověka j<text:span text:style-name="T612">sou</text:span> rozumnost a život bez poskvrny je ten pravý dlouhý věk. Protože se líbil Bohu, Bůh jej miloval, a protože žil mezi hříšníky, byl přenesen. Byl vzat, aby špatnost nezměnila jeho smýšlení a lest nesvedla jeho duši. </text:p>
          </table:table-cell>
        </table:table-row>
        <table:table-row table:style-name="Tabulka1.1">
          <table:table-cell table:style-name="Tabulka1.A1" office:value-type="string">
            <text:p text:style-name="P422">Lectio ij.</text:p>
            <text:p text:style-name="P51">F<text:span text:style-name="T311">ascinátio</text:span> enim nugacitátis obscúrat bona, et inconstántia concupiscéntiæ transvértit sensum sine malítia. Consummátus in brevi explévit témpora multa: placita enim erat Deo ánima illius: propter hoc properávit edúcere illum de médio iniquitátum: pópuli autem vidéntes, et non intelligéntes, nec ponéntes in præcórdiis tália: quóniam grátia Dei, et misericórdia est in sanctos ejus, et respéctus in eléctos illíus.</text:p>
            <text:p text:style-name="P479"/>
          </table:table-cell>
          <table:table-cell table:style-name="Tabulka1.A1" office:value-type="string">
            <text:p text:style-name="P340"/>
            <text:p text:style-name="P185"><text:span text:style-name="T311">Neboť</text:span> kouzlo neřesti zastírá dobro a <text:span text:style-name="T426">nestálost</text:span> vášně převrací mysl, <text:span text:style-name="T426">která nezná zlobu</text:span>. Kdo se ukázal dokonalým v krátkosti, dosáhl plnosti dlouhého věku. Jeho duše byla milá Hospodinu, a proto pospíšil vyvést ji z prostředí nepravosti. Lidé tomu přihlíželi, ale nepochopili to, ani si nevzali k srdci, že milost a milosrdenství patří jeho vyvoleným a že ochraňuje své svaté. </text:p>
          </table:table-cell>
        </table:table-row>
        <table:table-row table:style-name="Tabulka1.1">
          <table:table-cell table:style-name="Tabulka1.A1" office:value-type="string">
            <text:p text:style-name="P422">Lectio iij.</text:p>
            <text:p text:style-name="P51">C<text:span text:style-name="T311">ondémnat</text:span> autem justus mórtuus vivos ímpios, et juvéntus celérius consummáta‚ longam vitam injústi. Vidébunt enim finem sapiéntis, et non intélligent quid cogitáverit de illo Deus, et quare muníeret illum Dóminus, vidébunt et contémnent eum: illos autem Dóminus irridébit.</text:p>
            <text:p text:style-name="P350"><text:soft-page-break/></text:p>
          </table:table-cell>
          <table:table-cell table:style-name="Tabulka1.A1" office:value-type="string">
            <text:p text:style-name="P340"/>
            <text:p text:style-name="P185"><text:span text:style-name="T311">Spravedlivý</text:span> svou smrtí odsuzuje žijící svévolníky, mládí pak, jež došlo rychlého konce, letité stáří nespravedlivého. <text:span text:style-name="T426">Uvidí</text:span> jen skonání moudrého, ale nepochopí, jak o něm Hospodin rozhodl a k čemu ho zachoval. Uvidí to a pohrdnou jím, ale Hospodin se jim vysměje. </text:p>
          </table:table-cell>
        </table:table-row>
        <table:table-row table:style-name="Tabulka1.1">
          <table:table-cell table:style-name="Tabulka1.A1" office:value-type="string">
            <text:p text:style-name="P422">Lectio i<text:span text:style-name="T304">v</text:span>.</text:p>
            <text:p text:style-name="P252"><text:span text:style-name="T100">E</text:span><text:span text:style-name="T332">t</text:span><text:span text:style-name="T100"> erunt post hæc decidéntes sine honóre, et in contumélia inter mórtuos in perpétuum: quóniam disrúmpet illos inflátos sine voce, et commovébit illos a fundaméntis et usque ad suprémum desolabúntur: et erunt geméntes, et memória illórum períbit. Vénient in cogitatióne peccatórum suórum tímidi, et tradúcent illos ex advérso iniquitátes ipsórum.</text:span></text:p>
            <text:p text:style-name="P350"/>
          </table:table-cell>
          <table:table-cell table:style-name="Tabulka1.A1" office:value-type="string">
            <text:p text:style-name="P340"/>
            <text:p text:style-name="P177">A budou zneuctěnou mrtvolou, navěky pohrdáni i mezi mrtvými. Neboť on je srazí, <text:span text:style-name="T426">nafoukance</text:span>, že ani nehlesnou, vyvrátí je do základů a až do konce <text:span text:style-name="T426">budou zničeni</text:span>, ocitnou se v mukách a jejich památka zanikne. Při zúčtování svých hříchů přijdou zlomeni strachem a jejich nepravosti je usvědčí tváří v tvář. <text:s/><text:span text:style-name="T427">(</text:span><text:span text:style-name="T157">ČEP, upraveno</text:span><text:span text:style-name="T182">)</text:span></text:p>
          </table:table-cell>
        </table:table-row>
        <table:table-row table:style-name="Tabulka1.1">
          <table:table-cell table:style-name="Tabulka1.A1" office:value-type="string">
            <text:p text:style-name="P495">In II. Nocturno</text:p>
            <text:p text:style-name="P433">Lectio v.</text:p>
            <text:p text:style-name="P237"><text:span text:style-name="T99">A</text:span><text:span text:style-name="T330">ntón</text:span><text:span text:style-name="T331">i</text:span><text:span text:style-name="T330">us</text:span><text:span text:style-name="T99"> Ulissipóne in Lusitánia honéstis ortus Paréntibus, et ab iis pie educátus, adoléscens Institútum Canonicórum Regulárium suscépit. Sed cum Córpora Beatórum quinque Mártyrum Fratrum minórum Conímbriam transferréntur, qui paulo ante apud Maróchium pro Christi fide passi erant, Martyrii desidério incénsus ad Franciscánum Ordinem transívit.</text:span></text:p>
            <text:p text:style-name="P237"/>
          </table:table-cell>
          <table:table-cell table:style-name="Tabulka1.A1" office:value-type="string">
            <text:p text:style-name="P329"/>
            <text:p text:style-name="P329"/>
            <text:p text:style-name="P272"><text:span text:style-name="T335">Antonín </text:span><text:span text:style-name="T428">se narodil v </text:span><text:span text:style-name="T612">portugalském </text:span><text:span text:style-name="T428">Lisabonu poctivým rodičům a získal od nich zbožné vychování. Během dospívání vstoupil do Institutu Řeholních Kanovníků. Když však byla do města Coimbra převážena Těla pěti </text:span><text:span text:style-name="T645">františkánských </text:span><text:span text:style-name="T428">Bratří, Mučedníků, kteří nedávno předtím byli v Maroku umučeni pro víru v Krista, zaplál touhou po Mučednictví a přestoupil k Řádu Františkánů. </text:span></text:p>
          </table:table-cell>
        </table:table-row>
        <table:table-row table:style-name="Tabulka1.1">
          <table:table-cell table:style-name="Tabulka1.A1" office:value-type="string">
            <text:p text:style-name="P428">Lectio vj.</text:p>
            <text:p text:style-name="P92"><text:span text:style-name="T311">Mox</text:span> eódem ardóre impúlsus ad Saracénos ire peréxit, sed advérsa valetúdine afflíctus, et redíre coáctus, cum Navi ad Hispániæ líttora ténderet, ventórum vi in Sicíliam delátus est. Assísium e Sicília ad Capítulum generále venit : inde in erémum montis Pauli in Æmília secéssit, ubi div<text:span text:style-name="T429">í</text:span>nis contemplatiónibus, jejúniis et vigíliis diu vacávit.</text:p>
            <text:p text:style-name="P485"/>
          </table:table-cell>
          <table:table-cell table:style-name="Tabulka1.A1" office:value-type="string">
            <text:p text:style-name="P329"/>
            <text:p text:style-name="P210"><text:span text:style-name="T311">Zanedlouho</text:span>, zachvácen tímto žárem, vydal se na cestu k Saracénům, avšak stižen nemocí byl donucen se vrátit. Když jeho Loď zamířila ke španělským břehům, zavály ji větry na Sicílii. <text:span text:style-name="T430">Z</text:span>e Sicílie se tedy <text:span text:style-name="T430">v</text:span>ydal do Assisi na generální Kapitulu<text:span text:style-name="T612">;</text:span> a<text:span text:style-name="T612"> </text:span>odtud se stáhl do ústraní poustevny hory svatého Pavla <text:span text:style-name="T131">poblíž města Forlì </text:span>v provincii Emilia-Romagna, kde se dlouho oddával božské kontemplaci, postům a nočnímu bdění.</text:p>
          </table:table-cell>
        </table:table-row>
        <table:table-row table:style-name="Tabulka1.1">
          <table:table-cell table:style-name="Tabulka1.A1" office:value-type="string">
            <text:p text:style-name="P428">Lectio vij.</text:p>
            <text:p text:style-name="P107"><text:span text:style-name="T311">Póstea</text:span> Sacris Ordínibus initiátus, et ad prædicándum Evangélium missus, dic<text:span text:style-name="T430">é</text:span>ndi sapiéntia, et cópia tantum profécit, tantámque sui admiratiónem commóvit, ut eum Summus Póntifex aliquándo concionántem áudiens, Arcam testamenti appellárit. Imprímis vero hæreses summa vi profligávit, ideóque perpétuus hæreticórum málleus est vocátus. Primus ex suo Ordine ob doctrínæ præstántiam Bonóniæ et álibi sacras líteras est interpretátus, Fratrúmque suórum stúdiis præfuit.</text:p>
            <text:p text:style-name="P356"/>
          </table:table-cell>
          <table:table-cell table:style-name="Tabulka1.A1" office:value-type="string">
            <text:p text:style-name="P329"/>
            <text:p text:style-name="P281"><text:span text:style-name="T383">Poté</text:span><text:span text:style-name="T613"> přijal Kněžské Svěcení a byl poslán kázat Evangelium. Moudrostí svých slov </text:span><text:span text:style-name="T614">i</text:span><text:span text:style-name="T613"> jejich množstvím natolik prospíval a vzbuzoval jimi k sobě takový obdiv, že Svatý Otec, když jej jednou slyšel kázat, jej nazval Archou zákona. Především však vší silou pronásledoval </text:span><text:span text:style-name="T614">bludy</text:span><text:span text:style-name="T613">, takže byl nazýván neúnavným kladivem na </text:span><text:span text:style-name="T614">bludaře</text:span><text:span text:style-name="T613">. Jako první ze svého Řádu díky své výjimečné učenosti vykládal svatá písma v Bologni i na jiných místech a byl představeným svých Bratří pro studia.</text:span></text:p>
          </table:table-cell>
        </table:table-row>
        <table:table-row table:style-name="Tabulka1.1">
          <table:table-cell table:style-name="Tabulka1.A1" office:value-type="string">
            <text:p text:style-name="P428">Lectio viij.</text:p>
            <text:p text:style-name="P92">M<text:span text:style-name="T311">ultis</text:span> vero peragrátis Provínciis anno ante óbitum Patáviam venit, ubi illústria Sanctitátis suæ moniménta relíquit. D<text:span text:style-name="T430">é</text:span>nique magnis labóribus pro glória Dei perfúnctus, m<text:span text:style-name="T430">é</text:span>ritis et miráculis clarus obdormívit in Dómino Idibus Júnii anno Salútis <text:soft-page-break/>millésimo ducentésimo trigésimo primo. Quem Gregórius IX. Póntifex Máximus sanctórum Confessórum número adscrípsit.</text:p>
            <text:p text:style-name="P485"/>
          </table:table-cell>
          <table:table-cell table:style-name="Tabulka1.A1" office:value-type="string">
            <text:p text:style-name="P329"/>
            <text:p text:style-name="P281"><text:span text:style-name="T384">Prošel </text:span><text:span text:style-name="T615">mnoho </text:span><text:span text:style-name="T616">Provincií</text:span><text:span text:style-name="T615"> a rok před svou smrtí přišel do Padovy, kde zanechal </text:span><text:span text:style-name="T616">slavné</text:span><text:span text:style-name="T615"> památky své Svatosti. Prošel tedy mnohými útrapami pro slávu Boží a proslaven zásluhami i zázraky zesnul v</text:span><text:span text:style-name="T616"> </text:span><text:span text:style-name="T615">Pánu dne 13. června léta Spásy 1231. Svatý Otec </text:span><text:soft-page-break/><text:span text:style-name="T615">Řehoř IX. jej pak započetl k zástupu svatých Vyznavačů.</text:span></text:p>
          </table:table-cell>
        </table:table-row>
        <table:table-row table:style-name="Tabulka1.1">
          <table:table-cell table:style-name="Tabulka1.A1" office:value-type="string">
            <text:p text:style-name="P504">In III. Nocturno</text:p>
            <text:p text:style-name="P400"><text:span text:style-name="T108">Léctio sancti Evangélii secúndum Matthǽum.</text:span><text:span text:style-name="T29"> </text:span></text:p>
            <text:p text:style-name="P444">Lectio ix. Cap. 2.</text:p>
            <text:p text:style-name="P371"><text:span text:style-name="T311">In</text:span> illo témpore: Dixit Jesus discípulis suis: Sint lumbi vestri præcíncti, et lucérnæ ardéntes in mánibus vestris. Et réliqua.</text:p>
            <text:p text:style-name="P391"/>
            <text:p text:style-name="P400"><text:span text:style-name="T255">Homilía sancti Gregórii Papæ</text:span><text:span text:style-name="T108">.</text:span></text:p>
            <text:p text:style-name="P446">Homilía 13. in Evangelia.</text:p>
            <text:p text:style-name="P372"><text:span text:style-name="T311">Dóminus</text:span> dicit: Sint lumbi vestri præcíncti. Lumbos enim præcíngimus, cum carnis luxúriam per continéntiam coarctámus. Sed quia minus est, mala non ágere, nisi étiam quisque stúdeat et bonis opéribus insudáre, protínus ádditur: Et lucérnæ ardéntes in mánibus vestris. Lucérnas quippe ardéntes in mánibus tenémus, cum per bona ópera próximis nostris lucis exémpla monstrámus. De quibus profécto opéribus Dóminus dicit: Lúceat lux vestra coram homínibus, ut vídeant ópera vestra bona, et gloríficent Patrem vestrum qui in cœlis est. </text:p>
            <text:p text:style-name="P370"/>
          </table:table-cell>
          <table:table-cell table:style-name="Tabulka1.A1" office:value-type="string">
            <text:p text:style-name="P386"/>
            <text:p text:style-name="P386"/>
            <text:p text:style-name="P386"/>
            <text:p text:style-name="P387"><text:span text:style-name="T311">Za</text:span> onoho času, řekl Ježíš svým učedníkům: nechť jsou vaše bedra přepásána a lampy hoří ve vašich rukách. A ostatní.</text:p>
            <text:p text:style-name="P386"/>
            <text:p text:style-name="P386"/>
            <text:p text:style-name="P386"/>
            <text:p text:style-name="P402"><text:span text:style-name="T386">P</text:span><text:span text:style-name="T385">án</text:span><text:span text:style-name="T617"> praví: „Nechť jsou vaše bedra přepásána.“ Bedra si totiž přepásáme, když zdrženlivostí chceme zkrotit rozmary těla. Ale protože nestačí, když jen neděláme zlé věci, pokud se každý </text:span><text:span text:style-name="T618">z nás </text:span><text:span text:style-name="T617">nesnaží </text:span><text:span text:style-name="T618">také</text:span><text:span text:style-name="T617"> zapotit při konání dobrých skutků, hned Pán dodává: „a lampy </text:span><text:span text:style-name="T619">ať hoří ve vašich rukách.“ </text:span><text:span text:style-name="T620">Hořící</text:span><text:span text:style-name="T619"> lampy v rukách máme, když svým bližním dáváme příklady světla dobrými skutky. </text:span><text:span text:style-name="T621">Právě o</text:span><text:span text:style-name="T619"> těchto skutcích Pán říká: „Ať vaše světlo svítí před lidmi, aby viděli vaše dobré skutky, a oslavovali vašeho Otce, který je v nebesích.“</text:span></text:p>
          </table:table-cell>
        </table:table-row>
        <table:table-row table:style-name="Tabulka1.1">
          <table:table-cell table:style-name="Tabulka1.A1" office:value-type="string">
            <text:p text:style-name="P444">Lectio x.</text:p>
            <text:p text:style-name="P371"><text:span text:style-name="T311">Duo</text:span> autem sunt, quæ jubéntur, et lumbos restríngere, et lucérnas tenére: ut et mundítia sit castitátis in córpore, et lumen veritátis in operatióne. Redemptóri étenim nostro unum sine áltero placére nequáquam potest: si aut is qui bona agit, adhuc luxúriæ inquinaménta non déserit: aut is qui castitáte præéminet, necdum se per bona ópera exércet. </text:p>
            <text:p text:style-name="P370"/>
          </table:table-cell>
          <table:table-cell table:style-name="Tabulka1.A1" office:value-type="string">
            <text:p text:style-name="P386"/>
            <text:p text:style-name="P392"><text:span text:style-name="T313">Jsou</text:span><text:span text:style-name="T264"> zde totiž dva příkazy, </text:span><text:span text:style-name="T277">přepásat bedra a držet lampy, </text:span><text:span text:style-name="T281">a to proto</text:span><text:span text:style-name="T280">,</text:span><text:span text:style-name="T264"> aby v těle vládla čistota cudnosti </text:span><text:span text:style-name="T270">a</text:span><text:span text:style-name="T264"> ve skutcích světlo pravdy. S</text:span><text:span text:style-name="T270">vému S</text:span><text:span text:style-name="T264">pasiteli se nemůžeme líbit ani bez jednoho, ani bez druhého. T</text:span><text:span text:style-name="T270">o znamená,</text:span><text:span text:style-name="T264"> </text:span><text:span text:style-name="T276">že </text:span><text:span text:style-name="T264">ani když někdo koná dobré skutky, ale nečisté svody těla neopustí, ani když vyniká v čistotě, avšak necvičí se v dobrých skutcích.</text:span></text:p>
          </table:table-cell>
        </table:table-row>
        <table:table-row table:style-name="Tabulka1.1">
          <table:table-cell table:style-name="Tabulka1.A1" office:value-type="string">
            <text:p text:style-name="P444">Lectio xj.</text:p>
            <text:p text:style-name="P371"><text:span text:style-name="T311">Nec</text:span> cástitas ergo magna est sine bono ópere, nec opus bonum est áliquod sine castitáte. Sed et si utrúmque ágitur, restat, ut quisquis ille est, spe ad supérnam pátriam tendat, et nequáquam se a vítiis pro mundi hujus honestáte contíneat; sed totam spem in Redemptóris sui advéntum constítuat, unde et prótinus súbditur: Et vos símiles homínibus exspectántibus dóminum suum, quando revertátur a núptiis: ut cum vénerit et pulsáverit, conféstim apériant ei. <text:s/></text:p>
            <text:p text:style-name="P370"/>
          </table:table-cell>
          <table:table-cell table:style-name="Tabulka1.A1" office:value-type="string">
            <text:p text:style-name="P386"/>
            <text:p text:style-name="P392"><text:span text:style-name="T313">Tedy</text:span><text:span text:style-name="T264"> ani čistota není příliš významná bez dobrých skutků, ani dobré skutky nejsou nic bez čistoty. <text:s/>Avšak i když je v pořádku oboje, zbývá, pokud je někdo takový, aby svou naději směřoval k věčné vlasti, a nikdy se nezdržoval špatných skutků pouze pro uznání tohoto světa, ale veškerou svou naději vložil v příchod svého Spasitele. Proto se dále dodává: „A vy, </text:span><text:span text:style-name="T280">buďte </text:span><text:span text:style-name="T264">podobni lidem čekajícím na svého pána, až se vrátí ze svatby a zabuší na dveře, abyste mu </text:span><text:span text:style-name="T271">i</text:span><text:span text:style-name="T264">hned otevřeli.“ </text:span></text:p>
          </table:table-cell>
        </table:table-row>
        <table:table-row table:style-name="Tabulka1.1">
          <table:table-cell table:style-name="Tabulka1.A1" office:value-type="string">
            <text:p text:style-name="P444">Lectio xij.</text:p>
            <text:p text:style-name="P371"><text:span text:style-name="T311">Venit</text:span> quippe Dóminus, cum ad judícium próperat: pulsat vero, cum jam per ægritúdinis <text:soft-page-break/>moléstias esse mortem vicínam desígnat. Cui conféstim apérimus, si hunc cum amóre suscípimus. Aperíre enim júdici pulsánti non vult, qui exíre de córpore trépidat: et vidére eum, quem contempsísse se méminit, júdicem fórmidat. Qui autem de sua spe et operatióne secúrus est, pulsánti conféstim áperit, quia lætus júdicem sústinet. Et cum tempus propínquæ mortis advénerit, de glória retributiónis hilaréscit.</text:p>
            <text:p text:style-name="P370"/>
          </table:table-cell>
          <table:table-cell table:style-name="Tabulka1.A1" office:value-type="string">
            <text:p text:style-name="P386"/>
            <text:p text:style-name="P392"><text:span text:style-name="T313">Pán</text:span><text:span text:style-name="T264"> totiž </text:span><text:span text:style-name="T277">přijde</text:span><text:span text:style-name="T264">, až bude pospíchat k soudu. </text:span><text:span text:style-name="T277">Zatluče</text:span><text:span text:style-name="T264"> pak </text:span><text:span text:style-name="T280">na dveře</text:span><text:span text:style-name="T264"> tím, ž</text:span><text:span text:style-name="T271">e</text:span><text:span text:style-name="T264"> </text:span><text:span text:style-name="T271">nám </text:span><text:span text:style-name="T264">zdravotními po</text:span><text:soft-page-break/><text:span text:style-name="T264">tížemi bude ukazovat, že smrt se již blíží. </text:span><text:span text:style-name="T271">Ih</text:span><text:span text:style-name="T277">ned mu otevřeme</text:span><text:span text:style-name="T264"> tím, že jej s láskou přijmeme. Otevřít soudci, který tluče na dveře, nechce </text:span><text:span text:style-name="T271">však </text:span><text:span text:style-name="T264">ten, kdo se bojí vyjít z těla. A obává se pohledu na toho soudce, o kterém si pamatuje, že jej </text:span><text:span text:style-name="T271">již </text:span><text:span text:style-name="T264">zavrhl. Kdo si však je jistý svými skutky a nadějí, soudci, který tluče na dveře, </text:span><text:span text:style-name="T271">i</text:span><text:span text:style-name="T264">hned otevře, neboť jej rád uvidí. A když se blíží čas smrti, těší se na slavnou odměnu.</text:span></text:p>
          </table:table-cell>
        </table:table-row>
        <table:table-row table:style-name="Tabulka1.1">
          <table:table-cell table:style-name="Tabulka1.A1" office:value-type="string">
            <text:p text:style-name="P444">Oratio.</text:p>
            <text:p text:style-name="P409"><text:span text:style-name="T311">Ecclésiam</text:span> tuam Deus Beáti Antónii Confessóris solémnitas votíva lætíficet : * ut spirituálibus semper muniátur auxíliis,<text:span text:style-name="T629"> </text:span>§ et gáudiis pérfrui mereátur ætérnis. Per Dóminum nostrum Jesum Christum.</text:p>
            <text:p text:style-name="P409"/>
          </table:table-cell>
          <table:table-cell table:style-name="Tabulka1.A1" office:value-type="string">
            <text:p text:style-name="P447"/>
            <text:p text:style-name="P403"><text:span text:style-name="T390">Tvou</text:span><text:span text:style-name="T208"> </text:span><text:span text:style-name="T209">Církev, Bože, ať rozradostní každoroční slavnost Svatého Vyznavače Antonína</text:span><text:span text:style-name="T210">,</text:span><text:span text:style-name="T208"> </text:span><text:span text:style-name="T209">aby byla vždy posilována duchovní pomocí</text:span><text:span text:style-name="T208">, </text:span><text:span text:style-name="T209">a zasloužila si užívati radostí věčných</text:span><text:span text:style-name="T208">. </text:span><text:span text:style-name="T209">Skrze našeho Pána Ježíše Krista</text:span><text:span text:style-name="T208">.</text:span></text:p>
          </table:table-cell>
        </table:table-row>
        <table:table-row table:style-name="Tabulka1.1">
          <table:table-cell table:style-name="Tabulka1.A1" table:number-columns-spanned="2" office:value-type="string">
            <text:p text:style-name="P499"><text:span text:style-name="T2">DIE </text:span><text:span text:style-name="T10">XI</text:span><text:span text:style-name="T6">V</text:span><text:span text:style-name="T2">. </text:span><text:span text:style-name="T6">J</text:span><text:span text:style-name="T7">UNI</text:span><text:span text:style-name="T5">I.</text:span></text:p>
            <text:p text:style-name="P523"><text:span text:style-name="T39">I</text:span><text:span text:style-name="T74">n</text:span><text:span text:style-name="T39"> F</text:span><text:span text:style-name="T74">esto</text:span><text:span text:style-name="T39"> </text:span><text:span text:style-name="T40">S</text:span><text:span text:style-name="T39">. </text:span><text:span text:style-name="T47">B</text:span><text:span text:style-name="T194">asilii </text:span><text:span text:style-name="T47">M</text:span><text:span text:style-name="T194">agni</text:span><text:span text:style-name="T191">,</text:span></text:p>
            <text:p text:style-name="P443">Episcopi, <text:span text:style-name="T230">Confessoris et Ecclesiæ Doct.</text:span></text:p>
            <text:p text:style-name="P303">iij. Lect. et M.</text:p>
          </table:table-cell>
          <table:covered-table-cell/>
        </table:table-row>
        <table:table-row table:style-name="Tabulka1.1">
          <table:table-cell table:style-name="Tabulka1.A1" office:value-type="string">
            <text:p text:style-name="P473">In I. Nocturno</text:p>
            <text:p text:style-name="P458">De libro Ecclesiástici.</text:p>
            <text:p text:style-name="P421">Lectio j. <text:span text:style-name="T231">Cap. 39.</text:span></text:p>
            <text:p text:style-name="P16">S<text:span text:style-name="T311">apiéntiam</text:span> ómnium antiquórum exquíret sapiens, et in Prophétis vacábit. Narratiónem virórum nominatórum conservábit, et in versútias parabolárum simul introíbit. Occúlta proverbiórum exquíret, et in abscónditis parabolárum conversábitur. In medio magnatórum ministrábit, et in conspéctu præsidis apparébit.</text:p>
            <text:p text:style-name="P16"/>
          </table:table-cell>
          <table:table-cell table:style-name="Tabulka1.A1" office:value-type="string">
            <text:p text:style-name="P310"/>
            <text:p text:style-name="P310"/>
            <text:p text:style-name="P310"/>
            <text:p text:style-name="P319"><text:span text:style-name="T394">Moudrý</text:span><text:span text:style-name="T244"> muž</text:span> hledá moudrost všech starých a proroctvími se obírá. Vypravování mužů slovutných si pamatuje, a v<text:span text:style-name="T244">e skrytý význam</text:span> <text:span text:style-name="T244">podobenství hned</text:span> proniká. Tajnosti <text:span text:style-name="T244">skryté v příslovích</text:span> zkoumá, a záhadami <text:span text:style-name="T244">podobenství</text:span> se zabývá. Mezi velmoži koná službu, a před <text:span text:style-name="T244">tváří</text:span> vladařov<text:span text:style-name="T244">ou</text:span> se ukazuje. <text:span text:style-name="T232">(</text:span><text:span text:style-name="T132">Hejčl, </text:span><text:span text:style-name="T133">upraveno</text:span><text:span text:style-name="T232">)</text:span></text:p>
          </table:table-cell>
        </table:table-row>
        <table:table-row table:style-name="Tabulka1.1">
          <table:table-cell table:style-name="Tabulka1.A1" office:value-type="string">
            <text:p text:style-name="P4">Lectio ij.</text:p>
            <text:p text:style-name="P61">B<text:span text:style-name="T311">asilíus</text:span> nóbilis Cáppadox, Athénis una cum Gregório Nazianzéno, ejus amicíssimo, sæculáribus lítteris, deínde in Monastério sacris erudítus, ad prædicándum Jesu Christi Evangélium in Pontum fuit accersítus. Mox ab Eusébio Cæsaréæ Epíscopo, adjútor adhíbitus, in ejus locum succéssit. Fílium Patri consubstantiálem esse deféndit, ac Valéntem imperatórem sibi <text:span text:style-name="T245">irá</text:span>tum, miráculis ádeo flexit, ut ab exílii senténtia discédere coégerit.</text:p>
            <text:p text:style-name="P474"/>
          </table:table-cell>
          <table:table-cell table:style-name="Tabulka1.A1" office:value-type="string">
            <text:p text:style-name="P2"/>
            <text:p text:style-name="P212"><text:span text:style-name="T311">Basil</text:span> byl vznešený <text:span text:style-name="T246">K</text:span>apadočan, spolu s<text:span text:style-name="T423">e</text:span> svým nejbližším přítelem Řehořem Naziánským byl ve věcech světských vzdělán v Athénách, v <text:span text:style-name="T423">K</text:span>lášteře pak i ve věcech posvátných, a vyžádali si jej z Pontu, aby hlásal <text:span text:style-name="T423">E</text:span>vangelium Ježíše Krista. Brzo si jej vzal <text:span text:style-name="T423">B</text:span>iskup Eusébius z Césareje <text:span text:style-name="T246">za svého </text:span>pomocníka<text:span text:style-name="T630">,</text:span> a poté nastoupil na jeho místo. Bránil <text:span text:style-name="T423">učení</text:span>, že Syn je stejné podstaty s Otcem, a <text:span text:style-name="T245">císaře Valenta, který na něj byl rozzloben, svými zázraky natolik obměkčil, že jej sám povolal zpět z vyhnanství.</text:span></text:p>
          </table:table-cell>
        </table:table-row>
        <table:table-row table:style-name="Tabulka1.1">
          <table:table-cell table:style-name="Tabulka1.A1" office:value-type="string">
            <text:p text:style-name="P4">Lectio iij.</text:p>
            <text:p text:style-name="P50">A<text:span text:style-name="T311">bstinéntia</text:span> et continéntia fuit admirábili: única túnica conténtus erat: in jejúnio et oratióne assíduus, virginitátem perpétuo cóluit. Monastériis extrúctis, ita Monachórum institútum temperá<text:span text:style-name="T630">­</text:span>vit‚ ut solitáriæ atque actuósæ vitæ utilitátes præ<text:soft-page-break/>cláre simul conjúngeret. Multa erudíte scripsit, ac nemo, teste Gregório Nazianzéno, sacræ Scriptúræ libros vérius aut ubérius explicávit. Obiit Kaléndis Januárii, cum tantum spíritu vivens, præter ossa et pellem, nulla prætérea córporis parte constáre viderétur.</text:p>
            <text:p text:style-name="P3"/>
          </table:table-cell>
          <table:table-cell table:style-name="Tabulka1.A1" office:value-type="string">
            <text:p text:style-name="P2"/>
            <text:p text:style-name="P162"><text:span text:style-name="T359">Zachovával</text:span><text:span text:style-name="T485"> podivuhodnou zdrženlivost a umír</text:span><text:span text:style-name="T486">­</text:span><text:span text:style-name="T485">něnost. Stačil mu jeden oděv, byl vytrvalý v postech i modlitbě, zůstal vždy panicem. Stavěl </text:span><text:span text:style-name="T486">K</text:span><text:span text:style-name="T485">láštery a život </text:span><text:span text:style-name="T483">M</text:span><text:span text:style-name="T485">ni</text:span><text:span text:style-name="T483">chů</text:span><text:span text:style-name="T485"> v nich zařídil takovým způsobem, že </text:span><text:span text:style-name="T487">pře</text:span><text:span text:style-name="T485">slavně spojoval výhody života v</text:span><text:span text:style-name="T486"> </text:span><text:span text:style-name="T485">samo</text:span><text:soft-page-break/><text:span text:style-name="T485">tě i života činného. Napsal mnoho učených spisů, a nikdo, jak svědčí Řehoř Naziánský, nevysvětlil knihy Písma pravdivěji a obsáhleji </text:span><text:span text:style-name="T483">než on</text:span><text:span text:style-name="T485">. Zemřel 1. ledna, když duchem sice živ, kromě kostí a kůže však nezdálo se na něm býti nic, </text:span><text:span text:style-name="T488">žádná další část těla</text:span><text:span text:style-name="T485">. </text:span></text:p>
            <text:p text:style-name="P198"/>
          </table:table-cell>
        </table:table-row>
        <table:table-row table:style-name="Tabulka1.1">
          <table:table-cell table:style-name="Tabulka1.A1" table:number-columns-spanned="2" office:value-type="string">
            <text:p text:style-name="P366"><text:span text:style-name="T3">D</text:span><text:span text:style-name="T18">IE</text:span><text:span text:style-name="T2"> </text:span><text:span text:style-name="T19">X</text:span><text:span text:style-name="T21">V</text:span><text:span text:style-name="T2">. </text:span><text:span text:style-name="T19">JUNII</text:span><text:span text:style-name="T2">.</text:span></text:p>
            <text:p text:style-name="P519"><text:span text:style-name="T54">I</text:span><text:span text:style-name="T77">n</text:span><text:span text:style-name="T39"> </text:span><text:span text:style-name="T54">F</text:span><text:span text:style-name="T200">e</text:span><text:span text:style-name="T201">s</text:span><text:span text:style-name="T200">t</text:span><text:span text:style-name="T201">o</text:span><text:span text:style-name="T200"> </text:span><text:span text:style-name="T55">S</text:span><text:span text:style-name="T56">. </text:span><text:span text:style-name="T58">V</text:span><text:span text:style-name="T79">i</text:span><text:span text:style-name="T80">t</text:span><text:span text:style-name="T79">i</text:span><text:span text:style-name="T77">,</text:span></text:p>
            <text:p text:style-name="P503"><text:span text:style-name="T63">Marty</text:span><text:span text:style-name="T61">ris</text:span><text:span text:style-name="T62">.</text:span></text:p>
            <text:p text:style-name="P507"><text:span text:style-name="T85">in </text:span><text:span text:style-name="T64">B</text:span><text:span text:style-name="T85">ohemia: </text:span><text:span text:style-name="T425">MM. maj.</text:span></text:p>
          </table:table-cell>
          <table:covered-table-cell/>
        </table:table-row>
        <table:table-row table:style-name="Tabulka1.1">
          <table:table-cell table:style-name="Tabulka1.A1" office:value-type="string">
            <text:p text:style-name="P468">In I. Nocturno</text:p>
            <text:p text:style-name="P461">De Epístola beáti Pauli Apóstoli ad Romános.</text:p>
            <text:p text:style-name="P423">Lectio j. <text:span text:style-name="T231">Cap. 8.</text:span></text:p>
            <text:p text:style-name="P28">F<text:span text:style-name="T311">ratres</text:span>, debitóres sumus non carni, ut secúndum carnem vivámus. Si enim secúndum carnem vixéritis, moriémini: si autem spíritu facta carnis mortificavéritis, vivétis. Quicúmque enim spíritu Dei agúntur, ii sunt fílii Dei. Non enim accepístis spíritum servitútis íterum in timóre, sed accepístis spíritum adoptiónis filiórum, in quo clamámus: Abba (Pater). Ipse enim Spíritus testimónium reddit spirítui nostro quod sumus fílii Dei. Si autem fílii, et hærédes: hærédes quidem Dei, cohærédes autem Christi: si tamen compátimur, ut et conglorificémur.</text:p>
            <text:p text:style-name="P28"/>
          </table:table-cell>
          <table:table-cell table:style-name="Tabulka1.A1" office:value-type="string">
            <text:p text:style-name="P468"><text:s/></text:p>
            <text:p text:style-name="P320"/>
            <text:p text:style-name="P320"/>
            <text:p text:style-name="P404"><text:span text:style-name="T360">B</text:span><text:span text:style-name="T352">ratř</text:span><text:span text:style-name="T360">i</text:span><text:span text:style-name="T468">, nejsme povinni tělu, abychom podle těla žili. Neboť žijete-li podle těla, zemřete; umrtvujete-li však duchem tělesné pudy, budete žíti. Vždyť všichni ti, kdož se dávají vésti Duchem Božím, jsou synové Boží. Neboť jste nepřijali ducha </text:span><text:span text:style-name="T489">otroctví</text:span><text:span text:style-name="T468">, abyste zase ž</text:span><text:span text:style-name="T489">ili v obavách</text:span><text:span text:style-name="T468">, ale přijali jste ducha synovství, v němž voláme: „Abba, Otče!“ </text:span><text:span text:style-name="T489">Tento</text:span><text:span text:style-name="T468"> Duch </text:span><text:span text:style-name="T489">totiž </text:span><text:span text:style-name="T468">vydává svědectví naš</text:span><text:span text:style-name="T489">e</text:span><text:span text:style-name="T468">m</text:span><text:span text:style-name="T489">u</text:span><text:span text:style-name="T468"> duch</text:span><text:span text:style-name="T489">u</text:span><text:span text:style-name="T468">, že jsme dě</text:span><text:span text:style-name="T489">ti</text:span><text:span text:style-name="T468"> Boží. Jsme-li však dě</text:span><text:span text:style-name="T489">ti</text:span><text:span text:style-name="T468">, jsme i dědici: dědici Boží a spoludědici Kristovi, jestliže </text:span><text:span text:style-name="T489">tedy</text:span><text:span text:style-name="T468"> spolu s</text:span><text:span text:style-name="T490"> </text:span><text:span text:style-name="T468">ním trpíme, abychom s ním byli také oslaveni. </text:span></text:p>
          </table:table-cell>
        </table:table-row>
        <table:table-row table:style-name="Tabulka1.1">
          <table:table-cell table:style-name="Tabulka1.A1" office:value-type="string">
            <text:p text:style-name="P423">Lectio ij. </text:p>
            <text:p text:style-name="P53">E<text:span text:style-name="T311">xístimo</text:span> enim quod non sunt condígnæ passiónes hujus témporis ad futúram glóriam, quæ revelábitur in nobis. Nam expectátio creatúræ, revelatiónem filiórum Dei expéctat. Scimus autem quóniam diligéntibus Deum ómnia cooperántur in bonum, iis, qui secúndum propósitum vocáti sunt sancti. Nam quos præscívit, et prædestinávit confórmes fíeri imáginis Fílii sui, ut sit ipse primogénitus in multis frátribus. Quos autem prædestinávit, hos et vocávit: et quos vocávit, hos et justificávit: quos autem justificávit, illos et glorificávit.</text:p>
            <text:p text:style-name="P480"/>
          </table:table-cell>
          <table:table-cell table:style-name="Tabulka1.A1" office:value-type="string">
            <text:p text:style-name="P341"/>
            <text:p text:style-name="P187"><text:span text:style-name="T311">Myslím</text:span> totiž, že utrpení tohoto času nejsou nic ve srovnání se slávou, která se zjeví <text:span text:style-name="T431">v </text:span>nás. Vždyť i tvorstvo <text:span text:style-name="T158">toužebně </text:span>očekává zjevení synů Božích. Víme však, že těm, kdo milují Boha, všechno napomáhá k dobrému, <text:span text:style-name="T431">totiž</text:span> těm, kteří jsou podle jeho úradku povoláni za svaté. Neboť ty, o nichž to předzvěděl, ty také předurčil, aby byli připodobněni obrazu jeho Syna, aby On byl prvorozený mezi mnohými bratřími. Ty pak, jež předurčil, ty také povolal; a <text:span text:style-name="T431">ty, </text:span>které povolal, t<text:span text:style-name="T431">aké</text:span> ospravedlnil, a <text:span text:style-name="T431">ty, </text:span>které ospravedlnil, také oslavil. </text:p>
          </table:table-cell>
        </table:table-row>
        <table:table-row table:style-name="Tabulka1.1">
          <table:table-cell table:style-name="Tabulka1.A1" office:value-type="string">
            <text:p text:style-name="P423">Lectio iij.</text:p>
            <text:p text:style-name="P53">Q<text:span text:style-name="T311">uid</text:span> ergo dicémus ad hæc? si Deus pro nobis, quis contra nos? Qui étiam próprio Filio suo non pepércit‚ sed pro nobis ómnibus trádidit illum: quómodo non étiam cum illo ómnia nobis donávit? Quis accusábit advérsus eléctos Dei? Deus qui justíficat‚ quis est qui condémnet? Christus Jesus‚ qui mórtuus est, immo qui et resurréxit, qui est ad déxteram Dei, qui étiam interpéllat pro nobis.</text:p>
            <text:p text:style-name="P351"/>
          </table:table-cell>
          <table:table-cell table:style-name="Tabulka1.A1" office:value-type="string">
            <text:p text:style-name="P341"/>
            <text:p text:style-name="P187"><text:span text:style-name="T311">Co</text:span> tedy máme k tomu říci? Je-li Bůh <text:span text:style-name="T431">s námi</text:span>, kdo proti nám? Když ani vlastního Syna neušetřil, ale za nás za všechny ho vydal na smrt, jak <text:span text:style-name="T431">by nám</text:span> s ním ned<text:span text:style-name="T431">al</text:span> všec<text:span text:style-name="T431">hn</text:span>o <text:span text:style-name="T431">ostatní</text:span>? Kdo <text:span text:style-name="T431">vznese</text:span> žalo<text:span text:style-name="T431">bu</text:span> na vyvolené Boží? Bůh, jenž ospravedlňuje? Kdo jest, jenž by je <text:span text:style-name="T633">mohl </text:span>odsoudi<text:span text:style-name="T633">t</text:span>? Kristus Ježíš, který za nás umřel, ano i z mrtvých vstal, který je na pravici Boží, který se též přimlouvá za nás? </text:p>
          </table:table-cell>
        </table:table-row>
        <text:soft-page-break/>
        <table:table-row table:style-name="Tabulka1.1">
          <table:table-cell table:style-name="Tabulka1.A1" office:value-type="string">
            <text:p text:style-name="P423">Lectio i<text:span text:style-name="T304">v</text:span>. </text:p>
            <text:p text:style-name="P53">Q<text:span text:style-name="T311">uis</text:span> ergo nos separábit a charitáte Christi? tribulátio? an angústia? an fames? an núditas? an perículum? an persecútio? an gládius? (Sicut scriptum est: Quia propter te mortificámur tota die: æstimáti sumus sicut oves occisiónis.) Sed in his ómnibus superámus propter eum, qui diléxit nos. Certus sum enim quia neque mors, neque vita, neque Angeli, neque principátus, neque virtútes, neque instántia‚ neque futúra, neque fortitúdo, neque altitúdo, neque profúndum, neque creatúra ália póterit nos separáre a charitáte Dei, quæ est in Christo Jesu Dómino nostro.</text:p>
            <text:p text:style-name="P351"/>
          </table:table-cell>
          <table:table-cell table:style-name="Tabulka1.A1" office:value-type="string">
            <text:p text:style-name="P341"/>
            <text:p text:style-name="P163"><text:span text:style-name="T361">Kdo</text:span><text:span text:style-name="T491"> nás tedy odloučí od lásky Kristovy? Snad soužení nebo úzkost nebo hlad nebo nahota nebo nebezpečenství nebo pronásledování nebo meč? </text:span><text:span text:style-name="T492">(</text:span><text:span text:style-name="T491">Tak je psáno: „Neboť kvůli tobě jsme po celý den na smrt vydáváni; jsme pokládáni za ovce na zabití.“</text:span><text:span text:style-name="T492">)</text:span><text:span text:style-name="T491"> Ale v tom všem dokonale vítězíme skrze Toho, jenž si nás zamiloval. Neboť jsem přesvědčen, že ani smrt ani život, ani </text:span><text:span text:style-name="T490">A</text:span><text:span text:style-name="T491">ndělé ani knížata ani mocnosti, ani věci přítomné ani budoucí, ani síla, ani výška ani hloubka, ani žádné jiné stvoření nebude nás moci odloučiti od lásky Boží, která je v Kristu Ježíši, našem Pánu. </text:span></text:p>
          </table:table-cell>
        </table:table-row>
        <table:table-row table:style-name="Tabulka1.1">
          <table:table-cell table:style-name="Tabulka1.A1" office:value-type="string">
            <text:p text:style-name="P495">In II. Nocturno</text:p>
            <text:p text:style-name="P433">Lectio v.</text:p>
            <text:p text:style-name="P237"><text:span text:style-name="T330">Vitus</text:span><text:span text:style-name="T99"> ádmodum puer ínscio Patre baptizátus est: quod cum ille rescivísset, nihil prætermísit, quo fílium a Christiána pietáte removéret, qua in voluntáte permanéntem Valeriáno Júdici verbéribus castigándum trádidit. Sed nihilóminus in senténtia persístens, Patri tráditus est. Dum vero eum Pater grávius puníre cógitat; Vitus Angeli mónitu comitántibus Modésto atque Crescéntia ejus educatóribus migrant in aliénas terras. </text:span></text:p>
            <text:p text:style-name="P237"/>
          </table:table-cell>
          <table:table-cell table:style-name="Tabulka1.A1" office:value-type="string">
            <text:p text:style-name="P330"/>
            <text:p text:style-name="P330"/>
            <text:p text:style-name="P273"><text:span text:style-name="T338">Vít</text:span><text:span text:style-name="T335"> </text:span><text:span text:style-name="T437">byl ještě chlapec, když se bez vědomí </text:span><text:span text:style-name="T438">O</text:span><text:span text:style-name="T437">tce </text:span><text:span text:style-name="T438">dal</text:span><text:span text:style-name="T437"> pokřtít. Když se to </text:span><text:span text:style-name="T438">O</text:span><text:span text:style-name="T437">tec dozvěděl, </text:span><text:span text:style-name="T439">ne</text:span><text:span text:style-name="T440">vynechal </text:span><text:span text:style-name="T439">žádn</text:span><text:span text:style-name="T440">ou</text:span><text:span text:style-name="T439"> </text:span><text:span text:style-name="T440">příležitost</text:span><text:span text:style-name="T439">, aby syna od křesťanské zbožnosti odradil. </text:span><text:span text:style-name="T440">Když Vít vytrval ve svém rozhodnutí, předal jej otec Soudci Valeriánovi, aby jej bitím potrestal. Když však </text:span><text:span text:style-name="T438">i </text:span><text:span text:style-name="T440">přes tento trest zůstal Křesťanem, předal jej zpět Otci. Zatímco </text:span><text:span text:style-name="T438">se </text:span><text:span text:style-name="T440">Otec rozmýšlel, jak by jej </text:span><text:span text:style-name="T438">ještě </text:span><text:span text:style-name="T440">přísněji potrestal, Vít</text:span><text:span text:style-name="T438">a</text:span><text:span text:style-name="T440"> varov</text:span><text:span text:style-name="T438">al</text:span><text:span text:style-name="T440"> Anděl a spolu s Modestem a Crescencií, svými učiteli, odešel do cizí země. </text:span></text:p>
          </table:table-cell>
        </table:table-row>
        <table:table-row table:style-name="Tabulka1.1">
          <table:table-cell table:style-name="Tabulka1.A1" office:value-type="string">
            <text:p text:style-name="P428">Lectio vj.</text:p>
            <text:p text:style-name="P92"><text:span text:style-name="T311">Ibi</text:span> eam Sanctitátis laudem adéptus est, ut ejus fama ad Diocletiánum perláta, ipsum Imperátor accérseret, ut fíliam suam a dæmone vexátam liberáret. Qua liberála cum ei amplíssimis præmiis ingrátus Imperátor, ut Deos venerarétur, persuadére non potuísset, una cum Modésto et Crescéntia vínculis constríctum mittit in cárcerem. </text:p>
            <text:p text:style-name="P485"/>
          </table:table-cell>
          <table:table-cell table:style-name="Tabulka1.A1" office:value-type="string">
            <text:p text:style-name="P330"/>
            <text:p text:style-name="P283"><text:span text:style-name="T362">Tam</text:span><text:span text:style-name="T493"> </text:span><text:span text:style-name="T494">dosáhl takové míry Svatosti, že se jeho sláva donesla až k Diokleciánovi, takže jej Císař povolal, aby uzdravil jeho dceru, kterou sužoval zlý duch. Když byla uzdravena, nevděčný Císař mu nabízel převeliké odměny, pokud se bude klanět bohům. Přesvědčit jej však nedokázal, takže jej spolu s</text:span><text:span text:style-name="T495"> </text:span><text:span text:style-name="T494">Modestem a Crescencií nechal spoutat a</text:span><text:span text:style-name="T495"> </text:span><text:span text:style-name="T494">uvrhnout do žaláře.</text:span></text:p>
          </table:table-cell>
        </table:table-row>
        <table:table-row table:style-name="Tabulka1.1">
          <table:table-cell table:style-name="Tabulka1.A1" office:value-type="string">
            <text:p text:style-name="P428">Lectio vij.</text:p>
            <text:p text:style-name="P107"><text:span text:style-name="T311">Quos</text:span> ubi constantióres esse réperit, demítti jubet in ingens vas liquáto plumbo, fervénti resína ac pice plenum : in quo cum trium puerórum hebræórum more divínos hymnos cánerent ; inde erépti leóni objiciúntur, qui se prostérnens, eórum pedes lambébat. Quare ira inflammátus Imperátor, quod multitúdinem vidébat miráculo commovéri, eos in calásta sterni jubet, et ita cædi eórum membra et ossa divélli. </text:p>
            <text:p text:style-name="P356"/>
          </table:table-cell>
          <table:table-cell table:style-name="Tabulka1.A1" office:value-type="string">
            <text:p text:style-name="P330"/>
            <text:p text:style-name="P299"><text:span text:style-name="T339">Když</text:span><text:span text:style-name="T429"> však shledal, že jsou velmi stálí</text:span><text:span text:style-name="T159"> </text:span><text:span text:style-name="T160">ve víře</text:span><text:span text:style-name="T183">, přikázal je vhodit do obrovského kotle plného roztaveného olova</text:span><text:span text:style-name="T184"> </text:span><text:span text:style-name="T185">a</text:span><text:span text:style-name="T184"> </text:span><text:span text:style-name="T183">vroucí </text:span><text:span text:style-name="T185">pryskyřice borové i cedrové.</text:span><text:span text:style-name="T183"> </text:span><text:span text:style-name="T185">Když v něm na způsob třech židovských mládenců zpívali božské hymny, byli odtud vytaženi a vhozeni lvu, který si před nimi lehl a lízal jim nohy. Pročež Císař zaplál hněvem, když viděl, že množství lidí bylo pohnuto tímto zázrakem, </text:span><text:span text:style-name="T186">tak</text:span><text:span text:style-name="T185">ž</text:span><text:span text:style-name="T186">e poručil natáhnout je na ohnivé lů</text:span><text:span text:style-name="T185">ž</text:span><text:span text:style-name="T186">ko a takto bít jejich údy, a kosti pak rozprášit.</text:span></text:p>
          </table:table-cell>
        </table:table-row>
        <table:table-row table:style-name="Tabulka1.1">
          <table:table-cell table:style-name="Tabulka1.A1" office:value-type="string">
            <text:p text:style-name="P428">Lectio viij.</text:p>
            <text:p text:style-name="P92"><text:span text:style-name="T311">Quo</text:span> témpore tonítrua, fúlgura, magníque terræmótus fuére, quibus templa Deórum corruérunt, et multi oppréssi sunt. Eórum Relíquias Floréntia <text:soft-page-break/>nóbilis fœmina unguéntis condítas honorífice sepelívit. Sancti Viti bráchium a Beáto Wencesláo templo Metropolitáno, quod ipse Pragæ constrúxerat, dono datum. Ejúsdem ossa Cárolus IV. Imperátor Ticinénsi ex urbe accépta, in eádem æde collocávit. </text:p>
            <text:p text:style-name="P485"/>
          </table:table-cell>
          <table:table-cell table:style-name="Tabulka1.A1" office:value-type="string">
            <text:p text:style-name="P330"/>
            <text:p text:style-name="P300"><text:span text:style-name="T340">V</text:span><text:span text:style-name="T336"> </text:span><text:span text:style-name="T430">tu chvíli přišly hromy, blesky a velká zemětřesení, při kterých se zhroutily chrámy</text:span><text:span text:style-name="T161"> </text:span><text:span text:style-name="T162">pohanských </text:span><text:span text:style-name="T448">bohů a zavalily mnoho lidí. Ostatky mu</text:span><text:soft-page-break/><text:span text:style-name="T448">čedníků nabalzamovala vznešená žena Florentia a s poctami je pohřbila. Paži svatého Víta věnoval Svatý Václav metropolitnímu chrámu, který sám předtím v Praze vystavěl. Jeho </text:span><text:span text:style-name="T163">další </text:span><text:span text:style-name="T449">kosti přijal Císař Karel IV. z města Pavia a uložil v témže chrámě.</text:span></text:p>
          </table:table-cell>
        </table:table-row>
        <table:table-row table:style-name="Tabulka1.1">
          <table:table-cell table:style-name="Tabulka1.A1" office:value-type="string">
            <text:p text:style-name="P504">In III. Nocturno</text:p>
            <text:p text:style-name="P400"><text:span text:style-name="T108">Léctio sancti Evangélii secúndum Matthǽum.</text:span><text:span text:style-name="T29"> </text:span></text:p>
            <text:p text:style-name="P444">Lectio ix. Cap. <text:span text:style-name="T432">10</text:span>.</text:p>
            <text:p text:style-name="P371"><text:span text:style-name="T311">In</text:span> illo témpore: Dixit Jesus discípulis suis : Nolíte arbitrári, quia pacem vénerim míttere in terram, non veni pacem míttere, sed gládium. Et réliqua.</text:p>
            <text:p text:style-name="P391"/>
            <text:p text:style-name="P381">Homilía S. Hilárii Epíscopi.</text:p>
            <text:p text:style-name="P446">Homilía 13. in Evangelia.</text:p>
            <text:p text:style-name="P372"><text:span text:style-name="T311">Quæ</text:span> est ista divísio? inter prima enim legis præcépta accépimus: Honóra patrem tuum et matrem tuam. Et ipse Dóminus ait: Pacem relínquo vobis, pacem meam do vobis. Quid sibi vult missus pótius gládius in terram, et separátus a patre fílius, et fília a matre, et nurus advérsus socrum, et hómines doméstici, ejus inimíci? Igitur exínde pública authóritas impietáti præfértur. </text:p>
            <text:p text:style-name="P370"/>
          </table:table-cell>
          <table:table-cell table:style-name="Tabulka1.A1" office:value-type="string">
            <text:p text:style-name="P389"/>
            <text:p text:style-name="P389"/>
            <text:p text:style-name="P389"/>
            <text:p text:style-name="P390"><text:span text:style-name="T311">Za</text:span> onoho času, řekl Ježíš svým učedníkům: „<text:span text:style-name="T449">N</text:span>e<text:span text:style-name="T449">myslete si, že jsem přišel přinést na zem mír. Nepřišel jsem přinést mír, ale meč</text:span>.“ A ostatní.</text:p>
            <text:p text:style-name="P389"/>
            <text:p text:style-name="P389"/>
            <text:p text:style-name="P389"/>
            <text:p text:style-name="P389"/>
            <text:p text:style-name="P267"><text:span text:style-name="T315">Co</text:span><text:span text:style-name="T264"> </text:span><text:span text:style-name="T272">znamená toto rozdělení? Mezi základní přikázání zákona totiž počítáme „</text:span><text:span text:style-name="T273">Cti otce svého a matku svou.“ A sám Pán řekl: „Odkazuji vám pokoj, svůj pokoj vám dávám.“</text:span><text:span text:style-name="T264"> </text:span><text:span text:style-name="T273">Co tedy </text:span><text:span text:style-name="T274">má pak znamenat tento </text:span><text:span text:style-name="T273">meč </text:span><text:span text:style-name="T274">seslaný na zem</text:span><text:span text:style-name="T273">, </text:span><text:span text:style-name="T274">který má </text:span><text:span text:style-name="T273">oddělit syna od otce, dceru od matky a snachu od tchyně, a lidé z vlastní rodiny se mají stát našimi nepřáteli? </text:span><text:span text:style-name="T274">Z toho </text:span><text:span text:style-name="T282">můžeme</text:span><text:span text:style-name="T283"> pochopit, </text:span><text:span text:style-name="T278">že veřejný postih </text:span><text:span text:style-name="T279">je lepší než</text:span><text:span text:style-name="T278"> bezbožnost.</text:span></text:p>
          </table:table-cell>
        </table:table-row>
        <table:table-row table:style-name="Tabulka1.1">
          <table:table-cell table:style-name="Tabulka1.A1" office:value-type="string">
            <text:p text:style-name="P444">Lectio x.</text:p>
            <text:p text:style-name="P371"><text:span text:style-name="T311">Ubíque</text:span> ódia, ubíque bella, et gládius Dómini inter patrem et fílium, et inter fíliam matrémque desæviens. Gládius telórum ómnium telum acutíssimum est, in quo sit jus potestátis, et judícii sevéritas, et animadvérsio peccatórum. Et, hujus quidem teli nómine, novi Evangélii prædicatiónem appellátam frequens in <text:span text:style-name="T433">P</text:span>rophétis auctóritas est. </text:p>
            <text:p text:style-name="P370"/>
          </table:table-cell>
          <table:table-cell table:style-name="Tabulka1.A1" office:value-type="string">
            <text:p text:style-name="P389"/>
            <text:p text:style-name="P405"><text:span text:style-name="T388">Všude</text:span><text:span text:style-name="T622"> </text:span><text:span text:style-name="T623">j</text:span><text:span text:style-name="T622">e </text:span><text:span text:style-name="T623">nenávist, všude války a meč Páně zuří mezi otcem a synem, mezi dcerou a matkou. Meč je zbraň ze všech zbraní nejostřejší, spočívá v něm </text:span><text:span text:style-name="T624">spravedlnost a</text:span><text:span text:style-name="T623"> moc, přísnost soudu, i trest za hříchy. Jménem této zbraně často označují Proroci </text:span><text:span text:style-name="T625">a </text:span><text:span text:style-name="T623">také pravomoc ke kázání nového Evangelia</text:span><text:span text:style-name="T625">, která v nich často přebývá.</text:span></text:p>
          </table:table-cell>
        </table:table-row>
        <table:table-row table:style-name="Tabulka1.1">
          <table:table-cell table:style-name="Tabulka1.A1" office:value-type="string">
            <text:p text:style-name="P444">Lectio xj.</text:p>
            <text:p text:style-name="P379"><text:span text:style-name="T311">Dei </text:span><text:span text:style-name="T436">ergo</text:span><text:span text:style-name="T434"> verbum nuncupátum meminérimus in gládio; qui gládius missus in terram est, id </text:span><text:span text:style-name="T435">e</text:span><text:span text:style-name="T434">st, prædicátio ejus hóminum córdibus infúsa. Fitque </text:span>gravis in domo una dissénsio, et doméstica novo hómini erunt inimíca; quia ille, per verbum Dei divísus ab illis, manére et intérior et extérior, id est, et corpus et anima, in spíritus novitáte gaudébit. </text:p>
            <text:p text:style-name="P370"/>
          </table:table-cell>
          <table:table-cell table:style-name="Tabulka1.A1" office:value-type="string">
            <text:p text:style-name="P389"/>
            <text:p text:style-name="P395"><text:span text:style-name="T316">Uvědomme </text:span><text:span text:style-name="T274">s</text:span><text:span text:style-name="T264">i </text:span><text:span text:style-name="T274">tedy, že Boží slovo je nazváno mečem. Tento meč byl poslán na zem, jeho hlásání tedy proniká do lidských srdcí. V jednom domě </text:span><text:span text:style-name="T275">tak může</text:span><text:span text:style-name="T274"> vznikn</text:span><text:span text:style-name="T275">out</text:span><text:span text:style-name="T274"> velký nesvár a celá rodina se stane nepřítelem nového člověka, neboť on, slovem Božím od ní oddělen, se bude radovat z toho, že zvenčí i zevnitř, tedy na těle i na duchu, bude duchovně obnoven.</text:span></text:p>
          </table:table-cell>
        </table:table-row>
        <table:table-row table:style-name="Tabulka1.1">
          <table:table-cell table:style-name="Tabulka1.A1" office:value-type="string">
            <text:p text:style-name="P444">Lectio xij.</text:p>
            <text:p text:style-name="P379"><text:span text:style-name="T337">Pergit </text:span><text:span text:style-name="T435">deínde eódem præceptórum et intelligéntiæ decúrsu. </text:span><text:span text:style-name="T434">Nam, </text:span>posteáquam relinquénda ómnia, quæ in sæculo c<text:span text:style-name="T433">h</text:span>aríssima sunt, imperáverat, adjécit: Qui non áccipit crucem suam, et séquitur me, non est me dignus; quia Qui Christi sunt, crucifixérunt corpus cum vítiis et concupiscéntia. Et indígnus est Christo, qui non crucem <text:soft-page-break/>suam, in qua compátimur, commórimur, consepelímur, conresúrgimus, accípiens, Dóminum sit secúrus, in hoc sacraménto fídei, spíritus novitáte victúrus.</text:p>
            <text:p text:style-name="P370"/>
          </table:table-cell>
          <table:table-cell table:style-name="Tabulka1.A1" office:value-type="string">
            <text:p text:style-name="P389"/>
            <text:p text:style-name="P405"><text:span text:style-name="T387">Pán</text:span><text:span text:style-name="T622"> </text:span><text:span text:style-name="T624">tedy</text:span><text:span text:style-name="T622"> </text:span><text:span text:style-name="T624">pokračuje v též řeči o přikázáních a poznání. Neboť poté, co přikázal opustit vše, co je nám ve světě nejdražší,</text:span><text:span text:style-name="T622"> </text:span><text:span text:style-name="T624">dodává: „Kdo nevezme svůj kříž a nebude mě následovat, není mě hoden,“ neboť „ti, k</text:span><text:span text:style-name="T625">teří</text:span><text:span text:style-name="T624"> jsou Kristovi, ukřižovali své tělo spolu s jeho neřestmi a žádostivostí.“ A nehodný Krista je ten, kdo nevezme svůj kříž, </text:span><text:span text:style-name="T626">neboť </text:span><text:span text:style-name="T624">v něm </text:span><text:soft-page-break/><text:span text:style-name="T624">spolu s</text:span><text:span text:style-name="T625"> </text:span><text:span text:style-name="T624">Pánem trpíme, spolu s ním přebýváme, spolu s ním jsme pohřbeni a také vstáváme z mrtvých, </text:span><text:span text:style-name="T626">a</text:span><text:span text:style-name="T625"> </text:span><text:span text:style-name="T626">následujeme jej v tomto tajemství víry, a v tomto obnoveném duchu také zvítězíme.</text:span></text:p>
          </table:table-cell>
        </table:table-row>
        <table:table-row table:style-name="Tabulka1.1">
          <table:table-cell table:style-name="Tabulka1.A1" office:value-type="string">
            <text:p text:style-name="P444">Oratio.</text:p>
            <text:p text:style-name="P500"><text:span text:style-name="T311">Da</text:span> Ecclésiæ tuæ, quæsumus Dómine, sancto Mártyre tuo Vito intercedénte supérbe non sápere, <text:span text:style-name="T1">§</text:span> sed tibi plácita humilitáte profícere; <text:span text:style-name="T1">*</text:span> ut prava despíciens; <text:span text:style-name="T1">§</text:span> quæcúnque recta sunt, líbera exérceat charitáte. Per Dóminum nostrum <text:span text:style-name="T631">Jesum Christum, Fílium tuum: </text:span><text:span text:style-name="T71">§</text:span><text:span text:style-name="T631"> qui tecum vivit er regnat in unitáte Spíritus sancti, Deus, </text:span><text:span text:style-name="T71">*</text:span><text:span text:style-name="T631"> per ómnia saecula saeculórum.</text:span></text:p>
            <text:p text:style-name="P534"><text:span text:style-name="T1">RG/.</text:span> Amen.</text:p>
            <text:p text:style-name="P512"/>
            <text:p text:style-name="P535">Et fit Commemoratio SS. Martyrum Modesti et Crescentiae.</text:p>
            <text:p text:style-name="P546"><text:span text:style-name="T1">An</text:span><text:span text:style-name="T65">tiphon</text:span><text:span text:style-name="T1">a ad Vesperas.</text:span> Isti sunt Sancti, qui pro testaménto Dei sua córpora tradidérunt, et in sánguine Agni lavérunt stolas suas.</text:p>
            <text:p text:style-name="P537"><text:span text:style-name="T1">VG/. </text:span>Justi in perpétuum vívent. </text:p>
            <text:p text:style-name="P537"><text:span text:style-name="T1">RG/.</text:span> Et apud Dóminum est merces eórum.</text:p>
            <text:p text:style-name="P548">Oratio.</text:p>
            <text:p text:style-name="P514"><text:span text:style-name="T311">Deus</text:span>, qui nos concédis Sanctórum Martyrum tuórum Modésti et Crescentiae natalítia cólere, <text:span text:style-name="T1">§</text:span> da nobis in aetérna beatitúdine de eórum societáte gaudére. <text:span text:style-name="T1">*</text:span> Per Dóminum nostrum Jesum Christum, Fílium tuum: <text:span text:style-name="T1">§</text:span> qui tecum vivit er regnat in unitáte Spíritus sancti, Deus, <text:span text:style-name="T1">*</text:span> per ómnia saecula saeculórum.</text:p>
            <text:p text:style-name="P537"><text:span text:style-name="T1">RG/.</text:span> Amen.</text:p>
            <text:p text:style-name="P541"/>
            <text:p text:style-name="P543"><text:span text:style-name="T67">An</text:span><text:span text:style-name="T68">tiphon</text:span><text:span text:style-name="T67">a ad </text:span><text:span text:style-name="T68">Laudes</text:span><text:span text:style-name="T67">.</text:span><text:span text:style-name="T214"> </text:span><text:span text:style-name="T215">Fulgébunt Justi, et tamquam scíntillae in arundinéto discúrrent, judicábunt natiónes, et regnábunt in aetérnum.</text:span></text:p>
            <text:p text:style-name="P544"><text:span text:style-name="T67">VG/. </text:span><text:span text:style-name="T66">et Oratio ut supra in Vesperis.</text:span></text:p>
            <text:p text:style-name="P409"/>
          </table:table-cell>
          <table:table-cell table:style-name="Tabulka1.A1" office:value-type="string">
            <text:p text:style-name="P448"/>
            <text:p text:style-name="P412"><text:span text:style-name="T341">Dej</text:span>, <text:span text:style-name="T450">Pane, prosíme, své Církvi, aby se na přímluvu tvého svatého Mučedníka Víta nepyšnila svými znalostmi, ale v pokoře vyznávala, co se ti líbí; aby zavrhla nepravosti; a vše, co je správné, konala ve svobodné lásce. Skrze Pána našeho </text:span><text:span text:style-name="T632">Ježíše Krista, tvého Syna</text:span><text:span text:style-name="T631">: </text:span><text:span text:style-name="T632">který s tebou žije a kraluje v jednotě s Duchem svatým Bůh</text:span><text:span text:style-name="T631">, p</text:span><text:span text:style-name="T632">o všechny věky věkův</text:span><text:span text:style-name="T631">.</text:span></text:p>
            <text:p text:style-name="P538"><text:span text:style-name="T71">RG/.</text:span><text:span text:style-name="T631"> Amen.</text:span></text:p>
            <text:p text:style-name="P513"/>
            <text:p text:style-name="P536"><text:span text:style-name="T632">A dělá se Připomínka Svatých Mučedníků </text:span>Modest<text:span text:style-name="T632">a</text:span> <text:span text:style-name="T632">a</text:span> Crescentie.</text:p>
            <text:p text:style-name="P547"><text:span text:style-name="T69">An</text:span><text:span text:style-name="T70">tifon</text:span><text:span text:style-name="T69">a </text:span><text:span text:style-name="T70">k Nešporám</text:span><text:span text:style-name="T69">.</text:span><text:span text:style-name="T211"> </text:span><text:span text:style-name="T212">Tito jsou Svatí, kteří se pro zákon Boží vzdali svých vlastních těl</text:span><text:span text:style-name="T211">, </text:span><text:span text:style-name="T212">a v krvi Beránkově vyprali své oděvy</text:span><text:span text:style-name="T211">.</text:span></text:p>
            <text:p text:style-name="P543"><text:span text:style-name="T69">VG/. </text:span><text:span text:style-name="T212">Spravedliví budou žít</text:span><text:span text:style-name="T213">i</text:span><text:span text:style-name="T212"> navěky</text:span><text:span text:style-name="T211">. </text:span></text:p>
            <text:p text:style-name="P543"><text:span text:style-name="T69">RG/.</text:span><text:span text:style-name="T211"> </text:span><text:span text:style-name="T212">A u Hospodina budou mít</text:span><text:span text:style-name="T213">i</text:span><text:span text:style-name="T212"> odplatu</text:span><text:span text:style-name="T211">.</text:span></text:p>
            <text:p text:style-name="P549"><text:span text:style-name="T70">Modlitba</text:span><text:span text:style-name="T69">.</text:span></text:p>
            <text:p text:style-name="P515"><text:span text:style-name="T391">Bože</text:span><text:span text:style-name="T211">, </text:span><text:span text:style-name="T212">jenž jsi nám udělil možnost slavit narození tvých Svatých Mučedníků </text:span><text:span text:style-name="T211">Mod</text:span><text:span text:style-name="T212">e</text:span><text:span text:style-name="T211">st</text:span><text:span text:style-name="T212">a</text:span><text:span text:style-name="T211"> </text:span><text:span text:style-name="T212">a</text:span><text:span text:style-name="T211"> Crescentie, </text:span><text:span text:style-name="T212">dej nám, abychom se ve věčné blaženosti spolu s nimi radovali</text:span><text:span text:style-name="T211">. </text:span><text:span text:style-name="T69">*</text:span><text:span text:style-name="T211"> </text:span><text:span text:style-name="T212">Skrze Pána našeho Ježíše Krista, tvého Syna</text:span><text:span text:style-name="T211">: </text:span><text:span text:style-name="T212">který s tebou žije a kraluje v jednotě s Duchem svatým Bůh</text:span><text:span text:style-name="T211">, p</text:span><text:span text:style-name="T212">o všechny věky věkův</text:span><text:span text:style-name="T211">.</text:span></text:p>
            <text:p text:style-name="P539"><text:span text:style-name="T1">RG/.</text:span> Amen.</text:p>
            <text:p text:style-name="P542"/>
            <text:p text:style-name="P543"><text:span text:style-name="T69">An</text:span><text:span text:style-name="T70">tifon</text:span><text:span text:style-name="T69">a </text:span><text:span text:style-name="T70">k</text:span><text:span text:style-name="T69"> </text:span><text:span text:style-name="T70">Laudám</text:span><text:span text:style-name="T69">.</text:span><text:span text:style-name="T211"> </text:span><text:span text:style-name="T212">Spravedliví zazáří a jako jiskry v suchém rákosí se rozběhnou, budou soudit pohanské Národy, a vládnout navěky.</text:span></text:p>
            <text:p text:style-name="P540"><text:span text:style-name="T71">VG/. </text:span><text:span text:style-name="T1">a Modlitba jako výše v Nešporách.</text:span></text:p>
          </table:table-cell>
        </table:table-row>
        <table:table-row table:style-name="Tabulka1.1">
          <table:table-cell table:style-name="Tabulka1.A1" table:number-columns-spanned="2" office:value-type="string">
            <text:p text:style-name="P498"><text:span text:style-name="T2">DIE </text:span><text:span text:style-name="T11">X</text:span><text:span text:style-name="T6">VI</text:span><text:span text:style-name="T2">. </text:span><text:span text:style-name="T6">J</text:span><text:span text:style-name="T7">UNI</text:span><text:span text:style-name="T5">I.</text:span></text:p>
            <text:p text:style-name="P524"><text:span text:style-name="T39">I</text:span><text:span text:style-name="T74">n</text:span><text:span text:style-name="T39"> F</text:span><text:span text:style-name="T74">esto</text:span><text:span text:style-name="T39"> </text:span><text:span text:style-name="T48">S</text:span><text:span text:style-name="T39">. </text:span><text:span text:style-name="T48">L</text:span><text:span text:style-name="T195">u</text:span><text:span text:style-name="T193">d</text:span><text:span text:style-name="T195">gard</text:span><text:span text:style-name="T193">is</text:span></text:p>
            <text:p text:style-name="P449"><text:span text:style-name="T242">Virginis</text:span>.</text:p>
            <text:p text:style-name="P304">iij. Lect. et M.</text:p>
          </table:table-cell>
          <table:covered-table-cell/>
        </table:table-row>
        <table:table-row table:style-name="Tabulka1.1">
          <table:table-cell table:style-name="Tabulka1.A1" office:value-type="string">
            <text:p text:style-name="P469">In I. Nocturno</text:p>
            <text:p text:style-name="P462">De Epístola prima beáti Pauli Apostóli </text:p>
            <text:p text:style-name="P462">ad Corínthios.</text:p>
            <text:p text:style-name="P421">Lectio j. <text:span text:style-name="T231">Cap. 7.</text:span></text:p>
            <text:p text:style-name="P16">D<text:span text:style-name="T311">e</text:span> virginibus præcéptum Dómini non habeo: consílium autem do, tamquam misericórdiam consecútus a Dómino‚ ut sim fidélis. Exístimo ergo hoc bonum esse propter <text:soft-page-break/>instántem necessitátem, quóniam bonum est hómini sic esse. Alligatus es uxóri? noli quærere solutiónem. Solútus es ab uxóre? noli quærére uxórem. Si autem accéperis uxórem: non peccásti. Et si núpserit virgo, non peccávit: tribulatiónem tamen carnis habébunt hujúsmodi. Ego autem vobis parco.</text:p>
            <text:p text:style-name="P16"/>
          </table:table-cell>
          <table:table-cell table:style-name="Tabulka1.A1" office:value-type="string">
            <text:p text:style-name="P472"><text:s/></text:p>
            <text:p text:style-name="P310"/>
            <text:p text:style-name="P310"/>
            <text:p text:style-name="P310"/>
            <text:p text:style-name="P321">O pannách příkaz od Pána nemám, ale radu dávám jako člověk, jemuž se dostalo od Pána milosrdenství, abych byl spolehlivý rádce. Podle mého mínění tedy je dobré pro nynější <text:soft-page-break/>utrpení, ano dobré pro člověka, aby zůstal tak, <text:span text:style-name="T139">jak je</text:span>. Jsi vázán k manželce? Nehledej rozloučení! Jsi bez manželky? Nehledej manželku! Oženíš-li se však, nehřešíš. <text:span text:style-name="T243">A</text:span> vdá-li se panna, nehřeší. Avšak tělesné útrapy budou míti <text:span text:style-name="T423">právě </text:span>takoví. <text:span text:style-name="T423">A t</text:span>ěch já vás šetřím. </text:p>
            <text:p text:style-name="P322"><text:span text:style-name="T232">(</text:span><text:span text:style-name="T132">Col, </text:span><text:span text:style-name="T133">upraveno</text:span><text:span text:style-name="T232">)</text:span></text:p>
          </table:table-cell>
        </table:table-row>
        <table:table-row table:style-name="Tabulka1.1">
          <table:table-cell table:style-name="Tabulka1.A1" office:value-type="string">
            <text:p text:style-name="P4">Lectio ij.</text:p>
            <text:p text:style-name="P61">L<text:span text:style-name="T311">utgárdis</text:span> virgo Brabantína‚ duódecim annos nata, Moniálibus sancti Benedícti educánda tráditur. Ibi cum adolevísset, et instántibus procis in matrimónium propendéret, Christi vulneráti præséntia ita fuit sauciáta‚ ut spretis mundi illécebris, solíus cœléstis Sponsi núptias ambíerit. Contemplatióni deínceps addícta, religiónis forma facta est, prophetía étiam illústris‚ et miráculis clara. Deíparæ Vírginis ac sanctæ Catharínæ roboráta collóquio, Christi crucifíxi constrícta bráchio, vivíficum latus exúgit, cor mútuans corde. Cœlésti mónitu, Cisterciénsem Ordinem Mariæ felícem patrocínio, multis exémplo futúra, ingréditur; ac brevi undequáque expetíta in Abbatíssam, honórem ábnuit, id óbtinens a patróna singulári, ut idióma Gállicum nusquam edíscere potúerit; unde céteris inútilis facta, própriis studéret increméntis.</text:p>
            <text:p text:style-name="P474"/>
          </table:table-cell>
          <table:table-cell table:style-name="Tabulka1.A1" office:value-type="string">
            <text:p text:style-name="P2"/>
            <text:p text:style-name="P149"><text:span text:style-name="T363">Lutgarda</text:span><text:span text:style-name="T496">, panna brabantská, byla ve dvanácti letech poslána na výchovu k </text:span><text:span text:style-name="T497">M</text:span><text:span text:style-name="T496">niškám svatého Benedikta. Když tam dospěla a chtěla se vdát za jed</text:span><text:span text:style-name="T495">­</text:span><text:span text:style-name="T496">noho z mnoha nápadníků, zjevení zraněného Krista ji samotnou natolik poznamenalo, že zavrhla světská lákadla a vstoupila do manželství se samotným nebeským Ženichem. Oddala se pak kontemplaci, stala se vzorem zbožnosti, proslav</text:span><text:span text:style-name="T497">ila se</text:span><text:span text:style-name="T496"> <text:s/>svým proroková</text:span><text:span text:style-name="T495">­</text:span><text:span text:style-name="T496">ním </text:span><text:span text:style-name="T497">i</text:span><text:span text:style-name="T496"> zázraky. Posilována přímluvou </text:span><text:span text:style-name="T535">panenské </text:span><text:span text:style-name="T496">Bohorodičky a svaté Kateřiny, vedena rukou Krista ukřižovaného, napila se z jeho boku a srdce své vyměnila za srdce jeho. Na výzvu z nebes a za šťastné Mariiny ochrany dala příklad mnoha dalším a vstoupila do </text:span><text:span text:style-name="T497">C</text:span><text:span text:style-name="T496">isterciáckého řádu. V krátké době si ji odevšad žádaly za </text:span><text:span text:style-name="T497">A</text:span><text:span text:style-name="T496">batyši, ona však tuto poctu odmítala. To od své jedinečné ochránkyně dostala, že se nikdy nedokázala naučit francouzský jazyk. Nebyla proto v</text:span><text:span text:style-name="T495"> </text:span><text:span text:style-name="T496">jistých věcech užitečná a snažila se o</text:span><text:span text:style-name="T495"> </text:span><text:span text:style-name="T496">svůj vlastní rozvoj.</text:span></text:p>
          </table:table-cell>
        </table:table-row>
        <table:table-row table:style-name="Tabulka1.1">
          <table:table-cell table:style-name="Tabulka1.A1" office:value-type="string">
            <text:p text:style-name="P4">Lectio iij.</text:p>
            <text:p text:style-name="P50">G<text:span text:style-name="T311">rassánte</text:span> in Gallia Albigénsium hæresi, jejúnium septénnii, quo solo pane et zytho vitam sustentábat, Deum placatúra, suscépit semel ac íterum. Animábus in purgatório geméntibus fuit auxílio, dæmónibus terróri, quos verbi Dei fúlgure longe a se abigébat. Certátim in ea fervébant virtútes, sed profúnda potíssimum humílitas et perfécta cháritas, qua urénte, ad Agnétis martyrium suspirávit. Plura confécit mirácula, sanans infírmos, male vivéntes convértens, desperátos in spem véniæ cómmovens. Undecim vero annis orbáta lúmine, patiéntiæ spécimen dedit, ac moriénti tandem Christus ástitit, quarto Idus Júnii anno millésimo ducentésimo quadragésimo sexto, ætátis sexagésimo quarto.</text:p>
            <text:p text:style-name="P3"/>
          </table:table-cell>
          <table:table-cell table:style-name="Tabulka1.A1" office:value-type="string">
            <text:p text:style-name="P2"/>
            <text:p text:style-name="P213"><text:span text:style-name="T311">Když</text:span> ve Francii <text:span text:style-name="T424">nejvíce řádila</text:span> albigenská hereze, postoupila Lutgarda <text:span text:style-name="T247">opakovaně </text:span>sedmiletý půst, kdy <text:span text:style-name="T247">byla naživu pouze o chlebě a pivu, aby se více zalíbila Bohu. Byla pomocí duším lkajícím v očistci, k hrůze zlým duchům, které od sebe daleko zaháněla jasem slova Božího. Vroucně v ní planuly ctnosti, zejména však hluboká pokora a dokonalá láska, která ji stravovala, když v modlitbách vzdy</text:span><text:span text:style-name="T634">­</text:span><text:span text:style-name="T247">chala ke svaté Anežce </text:span><text:span text:style-name="T140">Římské</text:span><text:span text:style-name="T173">. </text:span><text:span text:style-name="T174">Vykonala mnoho zázraků, uzdravovala nemocné, obracela ty, </text:span><text:span text:style-name="T181">kteří</text:span><text:span text:style-name="T174"> žili špatně, zoufalé přesvědč</text:span><text:span text:style-name="T175">ova</text:span><text:span text:style-name="T174">la o naději na smilování. Po jedenáct </text:span><text:span text:style-name="T142">posledních svých </text:span><text:span text:style-name="T174">let byla zbavena světla </text:span><text:span text:style-name="T141">světa </text:span><text:span text:style-name="T142">a oslepla</text:span><text:span text:style-name="T174">, tím nám dala </text:span><text:span text:style-name="T175">příklad</text:span><text:span text:style-name="T174"> trpělivosti, a Kristus </text:span><text:span text:style-name="T175">pak </text:span><text:span text:style-name="T174">stál při ní, když umírala dne 1</text:span><text:span text:style-name="T175">6</text:span><text:span text:style-name="T174">. června roku 1246, </text:span><text:span text:style-name="T175">ve </text:span><text:span text:style-name="T174">věku své</text:span><text:span text:style-name="T175">m</text:span><text:span text:style-name="T174"> 64 let.</text:span></text:p>
          </table:table-cell>
        </table:table-row>
        <table:table-row table:style-name="Tabulka1.1">
          <table:table-cell table:style-name="Tabulka1.A1" table:number-columns-spanned="2" office:value-type="string">
            <text:p text:style-name="P396"><text:span text:style-name="T2">DIE </text:span><text:span text:style-name="T10">X</text:span><text:span text:style-name="T22">VIII</text:span><text:span text:style-name="T2">. </text:span><text:span text:style-name="T23">J</text:span><text:span text:style-name="T22">UNI</text:span><text:span text:style-name="T23">I</text:span><text:span text:style-name="T5">.</text:span></text:p>
            <text:p text:style-name="P516"><text:span text:style-name="T39">I</text:span><text:span text:style-name="T74">n</text:span><text:span text:style-name="T39"> F</text:span><text:span text:style-name="T74">esto </text:span><text:span text:style-name="T40">S</text:span><text:span text:style-name="T39">. </text:span><text:span text:style-name="T59">E</text:span><text:span text:style-name="T202">phraem</text:span><text:span text:style-name="T194"> </text:span><text:span text:style-name="T59">S</text:span><text:span text:style-name="T202">yr</text:span><text:span text:style-name="T203">i</text:span><text:span text:style-name="T191">,</text:span></text:p>
            <text:p text:style-name="P440"><text:span text:style-name="T646">Diaconi</text:span>, <text:span text:style-name="T230">Confessoris et Ecclesiæ Doct.</text:span></text:p>
            <text:p text:style-name="P301">iij. Lect. et M.</text:p>
          </table:table-cell>
          <table:covered-table-cell/>
        </table:table-row>
        <table:table-row table:style-name="Tabulka1.1">
          <table:table-cell table:style-name="Tabulka1.A1" office:value-type="string">
            <text:p text:style-name="P450">In I. Nocturno</text:p>
            <text:p text:style-name="P455">De libro Ecclesiástici.</text:p>
            <text:p text:style-name="P418">Lectio j. <text:span text:style-name="T231">Cap. 39.</text:span></text:p>
            <text:p text:style-name="P11"><text:soft-page-break/>S<text:span text:style-name="T311">apiéntiam</text:span> ómnium antiquórum exquíret sápiens, et in Prophétis vacábit. Narratiónem virórum nominatórum conservábit, et in versútias parabolárum simul introíbit. Occúlta proverbiórum exquíret, et in abscónditis parabolárum conversábitur. In medio magnatórum ministrábit, et in conspéctu præsidis apparébit.</text:p>
            <text:p text:style-name="P11"/>
          </table:table-cell>
          <table:table-cell table:style-name="Tabulka1.A1" office:value-type="string">
            <text:p text:style-name="P450"><text:s text:c="2"/></text:p>
            <text:p text:style-name="P311"/>
            <text:p text:style-name="P311"/>
            <text:p text:style-name="P312"><text:soft-page-break/><text:span text:style-name="T329">Takový</text:span><text:span text:style-name="T244"> muž</text:span> hledá moudrost všech starých a obírá se <text:span text:style-name="T647">Proroky</text:span>. Vypravování slovutných mužů si pamatuje, a v<text:span text:style-name="T244">e skrytý význam</text:span> <text:span text:style-name="T244">podobenství hned</text:span> proniká. Tajnosti <text:span text:style-name="T244">skryté v příslovích</text:span> zkoumá, a záhadami <text:span text:style-name="T244">podobenství</text:span> se zabývá. Mezi velmoži koná službu, a před <text:span text:style-name="T244">tváří</text:span> vladařov<text:span text:style-name="T244">ou</text:span> se ukazuje. <text:span text:style-name="T232">(</text:span><text:span text:style-name="T132">Hejčl, </text:span><text:span text:style-name="T133">upraveno</text:span><text:span text:style-name="T232">)</text:span></text:p>
          </table:table-cell>
        </table:table-row>
        <table:table-row table:style-name="Tabulka1.1">
          <table:table-cell table:style-name="Tabulka1.A1" office:value-type="string">
            <text:p text:style-name="P418">Lectio ij.</text:p>
            <text:p text:style-name="P54"><text:span text:style-name="T311">Ephræm</text:span>, génere Syrus, Nisibéno patre natus est. <text:s/>Adhuc júvenis ad sanctum Jacóbum <text:span text:style-name="T648">E</text:span>píscopum se cóntulit, a quo baptizátus, brevi ita sanctitáte et doctrína profécit, ut in schola Nísibi, Mesopotámiæ urbe, florénte magíster fúerit constitútus. Post Jacóbi <text:span text:style-name="T648">E</text:span>píscopi mortem, Nísibi a Persis capta, Edéssam proféctus est; ubi primum in monte inter mónachos consédit, deínde, ut plúrimos ad se confluéntes hómines vitáret, vitam duxit eremíticam. Edessénæ Ecclésiæ <text:span text:style-name="T649">D</text:span>iáconus ordinátus, et ob humilitátem sacerdótium recúsans, ómnium virtútum splendóre enítuit, et pietátem et religiónem vera sapiéntiæ professióne sibi comparáre satégit. Spem omnem in solo Deo defíxam habens, quævis humána ac transitória contémnens, divína ac sempitérna assídue concupiscébat. Cæsaréam Cappadóciæ, divíno ductus Spíritu, cum petiísset, ipsum ibi os Ecclésiæ Basilíum vidit, et utérque mútua consuetúdine opportúnum in modum usus est.</text:p>
            <text:p text:style-name="P475"/>
          </table:table-cell>
          <table:table-cell table:style-name="Tabulka1.A1" office:value-type="string">
            <text:p text:style-name="P334"/>
            <text:p text:style-name="P211"><text:span text:style-name="T395">Efrem,</text:span><text:span text:style-name="T396"> </text:span><text:span text:style-name="T441">rodem Syřan, se narodil otci z města Nisibis. Ještě jako mladík nalezl útočiště u svatého Biskupa Jakuba, který jej pokřtil, a </text:span><text:span text:style-name="T442">Efrem </text:span><text:span text:style-name="T441">zakrátko natolik pokročil ve svatosti i učenosti, že byl ustanoven učitelem ve vzkvétající škole mezopotámské</text:span><text:span text:style-name="T443">ho</text:span><text:span text:style-name="T441"> měst</text:span><text:span text:style-name="T443">a</text:span><text:span text:style-name="T441"> Nisibis. Po smrti Biskupa Jakuba byla Nisibis dobyta Peršany a Efrem odešel do Edessy. Zde se nejprve usadil na hoře mezi mnichy, později </text:span><text:span text:style-name="T442">však</text:span><text:span text:style-name="T441">, </text:span><text:span text:style-name="T442">aby se vyhnul </text:span><text:span text:style-name="T441">zástupů</text:span><text:span text:style-name="T442">m</text:span><text:span text:style-name="T441"> lidí, k</text:span><text:span text:style-name="T442">teří</text:span><text:span text:style-name="T441"> k němu proudi</text:span><text:span text:style-name="T442">ly</text:span><text:span text:style-name="T441">, </text:span><text:span text:style-name="T442">začal vést poustevnický život. Byl vysvěcen na Jáhna Diecéze v Edesse, </text:span><text:span text:style-name="T444">avšak </text:span><text:span text:style-name="T443">z</text:span><text:span text:style-name="T444"> pokor</text:span><text:span text:style-name="T443">y</text:span><text:span text:style-name="T444"> odmítal kněžství. Zazářil jasem všech ctností, a snažil se svou zbož</text:span><text:span text:style-name="T443">­</text:span><text:span text:style-name="T444">nost i nábožnost vyrovnat projevy pravé moudrosti. Veškerou svou naději měl upřenou k Bohu, zavrhoval cokoliv lidského či pomíjivého, a vytrvale toužil po věcech božských a věčných. Když jej božský Duch přivedl do Césareje v Kapadocii, uviděl tam samotného Basila, </text:span><text:span text:style-name="T445">hlas</text:span><text:span text:style-name="T444"> Církve, a </text:span><text:span text:style-name="T445">oba své vzájemné zvyklosti odpovídajícím způsobem využili. </text:span></text:p>
          </table:table-cell>
        </table:table-row>
        <table:table-row table:style-name="Tabulka1.1">
          <table:table-cell table:style-name="Tabulka1.A1" office:value-type="string">
            <text:p text:style-name="P418">Lectio iij.</text:p>
            <text:p text:style-name="P251"><text:span text:style-name="T332">Ad</text:span><text:span text:style-name="T100"> innúmeros erróres refelléndos, qui, tunc témporis grassántes, Ecclésiam Dei divexábant, atque ad mystéria Dómini nostri Jesu Christi sédulo illustránda, plúrimas édidit lucubratiónes, Syro sermóne compósitas, et fere omnes in linguam Græcam versas ; atque, teste sancto Hierónymo, ipse ad tantam venit claritúdinem, ut post lectiónem Scripturárum, públice in quibúsdam Ecclésiis ejus scripta recitaréntur. Univérsa illíus ópera, tam spléndido doctrínæ lúmine reférta, effecérunt, ut idem Sanctus, adhuc vivens, tamquam Ecclésiæ Doctor, magno honóre hábitus fúerit. Métrica quoque cántica compósuit in laudem beatíssimæ Vírginis Maríæ ac Sanctórum : quam ob causam a Syris Spíritus Sancti cíthara mérito fuit appellátus. In mirífica ac pia devotióne erga eámdem Vírginem Immaculátam primum excélluit. Méritis plenus, Edéssæ, in Mesopotámia, décimo quarto Kaléndas Júlii, decéssit sub Valénte príncipe: eúmque, instántibus plúribus Sanctæ Románæ Ecclésiæ Cardinálibus, Patriárchis, Archiepíscopis, Epíscopis, Abbátibus, et religiósis </text:span><text:soft-page-break/><text:span text:style-name="T100">famíliis, Benedíctus Papa décimus quintus, ex Sacrórum Rítuum Congregatiónis consúlto, universális Ecclésiæ Doctórem declarávit.</text:span></text:p>
            <text:p text:style-name="P346"/>
          </table:table-cell>
          <table:table-cell table:style-name="Tabulka1.A1" office:value-type="string">
            <text:p text:style-name="P334"/>
            <text:p text:style-name="P224"><text:span text:style-name="T397">Aby</text:span><text:span text:style-name="T650"> </text:span><text:span text:style-name="T651">vyvrátil nesčetné omyly, kterými tyto časy oplývaly, a </text:span><text:span text:style-name="T652">které </text:span><text:span text:style-name="T651">zmítaly Církví Boží, a aby pečlivě vysvětlil tajemství našeho Pána Ježíše Krista, </text:span><text:span text:style-name="T652">napsal</text:span><text:span text:style-name="T651"> mnoho kázání, plodů nočních modliteb, která sepsal v syrském jazyce, a skoro všechny přeložil do řečtiny; </text:span><text:span text:style-name="T653">a – jak svědčí svatý Jeroným – Efrem se proslavil natolik, že v některých Kostelech se po čtení z Písma veřejně recitovaly jeho spisy. Všechna </text:span><text:span text:style-name="T652">tato </text:span><text:span text:style-name="T653">jeho díla, </text:span><text:span text:style-name="T654">z nichž vyzařuje tak vznešený lesk učenosti, způsobila, že tento Svatý ještě za života, požíval velké úcty jako Učitel Církve. Skládal také hymny k</text:span><text:span text:style-name="T652">e</text:span><text:span text:style-name="T654"> chvále nejblahoslavenější Panny Marie </text:span><text:span text:style-name="T652">i </text:span><text:span text:style-name="T654">Svatých, a díky nim jej Syřané po zásluze nazývají harfou Ducha Svatého. </text:span><text:span text:style-name="T655">Již dříve totiž vynikal podivuhodnou a zbožnou oddaností k této Neposkvrněné Panně. Pln zásluh pak v Edesse v Mezopotámii, dne 18. června </text:span><text:span text:style-name="T167">roku 373</text:span><text:span text:style-name="T655"> skonal, za vlády císaře Valenta. Za přítomnosti mnoha Kardinálů Svaté Římské Církve, Patriarchů, Arcibiskupů, Biskupů, Opatů a řeholních rodin, a na základě výnosu Kongregace pro Posvátné Obřady, jej </text:span><text:span text:style-name="T652">pak </text:span><text:span text:style-name="T655">Papež </text:span><text:soft-page-break/><text:span text:style-name="T655">Benedikt XV.</text:span><text:span text:style-name="T168"> dne 5. ří</text:span><text:span text:style-name="T167">jna</text:span><text:span text:style-name="T168">. 1920</text:span><text:span text:style-name="T189"> prohlásil Učitelem Církve. </text:span></text:p>
            <text:p text:style-name="P199"/>
          </table:table-cell>
        </table:table-row>
        <table:table-row table:style-name="Tabulka1.1">
          <table:table-cell table:style-name="Tabulka1.A1" office:value-type="string">
            <text:p text:style-name="P418"><text:span text:style-name="T646">Oratio</text:span>.</text:p>
            <text:p text:style-name="P251"><text:span text:style-name="T333">Deus,</text:span><text:span text:style-name="T100"> qui Ecclésiam tuam beáti Ephraem Confessóris tui et Doctóris mira eruditióne et praecláris vitae méritis illustráre voluísti: </text:span><text:span text:style-name="T72">*</text:span><text:span text:style-name="T100"> te súpplices exorámus; </text:span><text:span text:style-name="T72">§</text:span><text:span text:style-name="T100"> ut, ipso intercedénte, eam advérsus erróris et pravitátis insídias perénni tua virtúte deféndas. </text:span><text:span text:style-name="T72">*</text:span><text:span text:style-name="T100"> Per Dóminum.</text:span></text:p>
            <text:p text:style-name="P346"/>
          </table:table-cell>
          <table:table-cell table:style-name="Tabulka1.A1" office:value-type="string">
            <text:p text:style-name="P334"/>
            <text:p text:style-name="P225"><text:span text:style-name="T398">Bože,</text:span><text:span text:style-name="T446"> ty jsi chtěl svou Církev osvítit podivuhodným vzděláním a přeslavnými životními zásluhami svatého Efrema, Vyznavače a Učitele Církve. Pokorně tě prosíme, abys ji na jeho přímluvu navěky chránil svou mocí přede všemi úklady omylu a </text:span><text:span text:style-name="T447">nepravosti</text:span><text:span text:style-name="T446">.</text:span></text:p>
            <text:p text:style-name="P199"/>
          </table:table-cell>
        </table:table-row>
        <table:table-row table:style-name="Tabulka1.1">
          <table:table-cell table:style-name="Tabulka1.A1" table:number-columns-spanned="2" office:value-type="string">
            <text:p text:style-name="P367"><text:span text:style-name="T2">DIE </text:span><text:span text:style-name="T9">X</text:span><text:span text:style-name="T12">X</text:span><text:span text:style-name="T4">I</text:span><text:span text:style-name="T12">V</text:span><text:span text:style-name="T2">. </text:span><text:span text:style-name="T9">JUNI</text:span><text:span text:style-name="T3">I.</text:span></text:p>
            <text:p text:style-name="P527"><text:span text:style-name="T39">I</text:span><text:span text:style-name="T74">n</text:span><text:span text:style-name="T39"> </text:span><text:span text:style-name="T49">N</text:span><text:span text:style-name="T75">a</text:span><text:span text:style-name="T74">t</text:span><text:span text:style-name="T75">ivitate</text:span><text:span text:style-name="T43"> </text:span></text:p>
            <text:p text:style-name="P532"><text:span text:style-name="T44">S</text:span><text:span text:style-name="T39">. </text:span><text:span text:style-name="T49">J</text:span><text:span text:style-name="T196">oannis</text:span><text:span text:style-name="T49"> </text:span><text:span text:style-name="T45">B</text:span><text:span text:style-name="T125">a</text:span><text:span text:style-name="T127">ptist</text:span><text:span text:style-name="T125">æ</text:span></text:p>
            <text:p text:style-name="P510"><text:span text:style-name="T248">Serm</text:span>. <text:span text:style-name="T248">maj. cum Octava.</text:span></text:p>
            <text:p text:style-name="P510"><draw:frame draw:style-name="fr1" draw:name="Obrázek1" text:anchor-type="char" svg:width="1.5173in" svg:height="0.1083in" draw:z-index="0"><draw:image xlink:href="Pictures/100006D00000C54500000E0BC683FB34DF2CE92E.emf" xlink:type="simple" xlink:show="embed" xlink:actuate="onLoad" draw:mime-type="image/x-emf"/><draw:image xlink:href="Pictures/1000020100000863000000998B97472CE3BCE539.png" xlink:type="simple" xlink:show="embed" xlink:actuate="onLoad" draw:mime-type="image/png"/></draw:frame></text:p>
          </table:table-cell>
          <table:covered-table-cell/>
        </table:table-row>
        <table:table-row table:style-name="Tabulka1.1">
          <table:table-cell table:style-name="Tabulka1.A1" office:value-type="string">
            <text:p text:style-name="P468">In I. Nocturno</text:p>
            <text:p text:style-name="P461">Incipit Jeremías Prophéta.</text:p>
            <text:p text:style-name="P423">Lectio j. <text:span text:style-name="T231">Cap. 1.</text:span></text:p>
            <text:p text:style-name="P28"><text:span text:style-name="T311">Verba</text:span> Jeremíæ filii Helcíæ, de sacerdótibus, qui fuérunt in Anathoth, in terra Bénjamin. Quod factum est verbum Dómini ad eum in diébus Josíæ fílii Amon regis Juda, in tértio décimo anno regni ejus. Et factum est in diébus Jóakim filii Josíæ regis Juda, usque ad consummatiónem undécimi anni Sedecíæ fílii Josíæ regis Juda, usque ad transmigratiónem Jerúsalem, in mense quinto. </text:p>
            <text:p text:style-name="P28"/>
          </table:table-cell>
          <table:table-cell table:style-name="Tabulka1.A1" office:value-type="string">
            <text:p text:style-name="P468"><text:s/></text:p>
            <text:p text:style-name="P320"/>
            <text:p text:style-name="P320"/>
            <text:p text:style-name="P323"><text:span text:style-name="T311">Slova</text:span> Jeremjáše, syna Chilkijášova, z kněží v Anatótu v zemi Benjamínově. K němu se stalo slovo Hospodinovo za dnů judského krále Jóšijáše, syna Amónova, ve třináctém roce jeho kralování. Stávalo se též za dnů judského krále Jójakíma, syna Jóšijášova, až do konce jedenáctého roku <text:span text:style-name="T131">vlády</text:span> judského krále Sidkijáše, syna Jóšijášova, až do přestěhování Jeru<text:span text:style-name="T635">s</text:span>aléma v pátém měsíci <text:span text:style-name="T131">toho roku. </text:span></text:p>
          </table:table-cell>
        </table:table-row>
        <table:table-row table:style-name="Tabulka1.1">
          <table:table-cell table:style-name="Tabulka1.A1" office:value-type="string">
            <text:p text:style-name="P423">Lectio ij. </text:p>
            <text:p text:style-name="P53"><text:span text:style-name="T311">Et</text:span> factum est verbum Dómini ad me, dicens: Priúsquam te formárem in útero, novi te: et ántequam exíres de vulva, sanctificávi te, et Prophétam in Géntibus dedi te. Et dixi, A a a, Dómine Deus: ecce néscio loqui, quia puer ego sum. Et dixit Dóminus ad me: Noli dícere: Puer sum: quóniam ad ómnia, quæ mittam te, ibis: et univérsa, quaecúmque mandávero tibi, loquéris. </text:p>
            <text:p text:style-name="P480"/>
          </table:table-cell>
          <table:table-cell table:style-name="Tabulka1.A1" office:value-type="string">
            <text:p text:style-name="P341"/>
            <text:p text:style-name="P163"><text:span text:style-name="T353">Stalo</text:span><text:span text:style-name="T470"> se ke mně slovo Hospodinovo: „Dříve než jsem tě </text:span><text:span text:style-name="T498">u</text:span><text:span text:style-name="T470">tvořil v životě matky, znal jsem tě, dříve než jsi vyšel z lůna, posvětil jsem tě, dal jsem tě p</text:span><text:span text:style-name="T499">ohanským N</text:span><text:span text:style-name="T470">árodům za </text:span><text:span text:style-name="T499">P</text:span><text:span text:style-name="T470">roroka.“ Nato jsem odpověděl: „Ach, Panovníku Hospodine, nevím, jak bych mluvil. Jsem přece </text:span><text:span text:style-name="T590">jen </text:span><text:span text:style-name="T470">chlapec.“ Ale Hospodin mi řekl: „Neříkej: Jsem </text:span><text:span text:style-name="T590">jen </text:span><text:span text:style-name="T470">chlapec. Všude, kam tě pošlu, půjdeš, a všechno, co ti přikážu, řekneš. </text:span></text:p>
          </table:table-cell>
        </table:table-row>
        <table:table-row table:style-name="Tabulka1.1">
          <table:table-cell table:style-name="Tabulka1.A1" office:value-type="string">
            <text:p text:style-name="P423">Lectio iij.</text:p>
            <text:p text:style-name="P53"><text:span text:style-name="T311">Ne</text:span> tímeas a fácie eórum: quia tecum ego sum ut éruam te, dicit Dóminus. Et misit Dóminus manum suam, et tétigit os meum: et dixit Dóminus ad me: Ecce dedi verba mea in ore tuo: ecce constítui te hódie super Gentes, et super regna ut evéllas, et déstruas, et dispérdas, et dissípes, et aedífices, et plantes. </text:p>
            <text:p text:style-name="P351"/>
          </table:table-cell>
          <table:table-cell table:style-name="Tabulka1.A1" office:value-type="string">
            <text:p text:style-name="P341"/>
            <text:p text:style-name="P187"><text:span text:style-name="T311">Neboj</text:span> se jich, já budu s tebou, a<text:span text:style-name="T451">bych tě</text:span> vysvobod<text:span text:style-name="T451">il</text:span>, <text:span text:style-name="T451">praví </text:span>Hospodin. <text:span text:style-name="T635">I</text:span> vztáhl Hospodin svou ruku a dotkl se mých úst. Pak mi Hospodin řekl: „Hle, vložil jsem ti do úst svá slova. Hle, tímto dnem tě ustanovuji nad po<text:span text:style-name="T451">hanskými N</text:span>árody a nad královstvími, abys rozvracel a podvracel, abys ničil a<text:span text:style-name="T635"> </text:span>bořil, stavěl a sázel.“ </text:p>
          </table:table-cell>
        </table:table-row>
        <text:soft-page-break/>
        <table:table-row table:style-name="Tabulka1.1">
          <table:table-cell table:style-name="Tabulka1.A1" office:value-type="string">
            <text:p text:style-name="P423">Lectio i<text:span text:style-name="T304">v</text:span>. </text:p>
            <text:p text:style-name="P53"><text:span text:style-name="T311">Tu</text:span> ergo accínge lumbos tuos, et surge, et lóquere ad eos ómnia quæ ego praecípio tibi. Ne formídes a fácie eórum: nec enim timére te fáciam vultum eórum. Ego quippe dedi te hódie in civitátem munítam, et in colúmnam férream, et in murum aereum, super omnem terram, régibus Juda, princípibus ejus, et sacerdótibus, et pópulo terrae. Et bellábunt advérsum te, et non praevalébunt: quia ego tecum sum, ait Dóminus, ut líberem te. </text:p>
            <text:p text:style-name="P351"/>
          </table:table-cell>
          <table:table-cell table:style-name="Tabulka1.A1" office:value-type="string">
            <text:p text:style-name="P341"/>
            <text:p text:style-name="P165"><text:span text:style-name="T361">Ty</text:span><text:span text:style-name="T491"> však přepásej svá bedra, povstaň a vyřiď jim všechno, co jsem ti přikázal. </text:span><text:span text:style-name="T499">Neměj hrůzu z</text:span><text:span text:style-name="T498"> </text:span><text:span text:style-name="T499">jejich tváře</text:span><text:span text:style-name="T491">, </text:span><text:span text:style-name="T499">ani tě ne</text:span><text:span text:style-name="T491">naplním děsem z </text:span><text:span text:style-name="T499">jejich tváře</text:span><text:span text:style-name="T491">. </text:span><text:span text:style-name="T499">Já jsem tě totiž </text:span><text:span text:style-name="T491">dnes učinil opevněným městem, sloupem železným a bronzovou hradbou nad celou zemí proti králům </text:span><text:span text:style-name="T499">J</text:span><text:span text:style-name="T491">udsk</text:span><text:span text:style-name="T499">a</text:span><text:span text:style-name="T491">, proti jejich velmožům, proti jejich kněžím i proti lidu země. Budou proti tobě bojovat, ale nic nezmohou, neboť já </text:span><text:span text:style-name="T499">jsem</text:span><text:span text:style-name="T491"> s</text:span><text:span text:style-name="T498"> </text:span><text:span text:style-name="T491">tebou a vysvobodím tě, je výrok Hospodinův.“ </text:span></text:p>
          </table:table-cell>
        </table:table-row>
        <table:table-row table:style-name="Tabulka1.1">
          <table:table-cell table:style-name="Tabulka1.A1" office:value-type="string">
            <text:p text:style-name="P493">In II. Nocturno</text:p>
            <text:p text:style-name="P413">Sermo sancti Augustíni Epíscopi.</text:p>
            <text:p text:style-name="P432">Serm. 20. de Sanctis.</text:p>
            <text:p text:style-name="P432">Lectio v.</text:p>
            <text:p text:style-name="P235"><text:span text:style-name="T311">Post</text:span> illum sacrosánctum Dómini natális diem, nullíus hóminum nativitátem légimus celebrári, nisi solíus beáti Joánnis Baptístae. In áliis sanctis et eléctis Dei nóvimus illum diem coli, quo illos, post consummatiónem labórum, et devíctum triumphatúmque mundum, in perpétuas æternitátes præsens hæc vita partúriit.</text:p>
            <text:p text:style-name="P235"/>
          </table:table-cell>
          <table:table-cell table:style-name="Tabulka1.A1" office:value-type="string">
            <text:p text:style-name="P328"/>
            <text:p text:style-name="P328"/>
            <text:p text:style-name="P328"/>
            <text:p text:style-name="P328"/>
            <text:p text:style-name="P284"><text:span text:style-name="T392">Můžeme </text:span><text:span text:style-name="T218">se dočíst</text:span><text:span text:style-name="T216">, že </text:span><text:span text:style-name="T218">kromě </text:span><text:span text:style-name="T216">ono</text:span><text:span text:style-name="T218">ho</text:span><text:span text:style-name="T216"> přesvaté</text:span><text:span text:style-name="T218">ho</text:span><text:span text:style-name="T216"> dnu narození Páně neslavíme narození žádného </text:span><text:span text:style-name="T218">z lidí</text:span><text:span text:style-name="T216">, kromě </text:span><text:span text:style-name="T217">jediného, a to svatého Jana Křtitele. Víme, že u ostatních svatých a vyvolených Božích slavíme onen den, kdy </text:span><text:span text:style-name="T224">poté, co </text:span><text:span text:style-name="T217">byla dokonána jejich trápení, oni přemohli svět a zvítězili nad ním, </text:span><text:span text:style-name="T224">se</text:span><text:span text:style-name="T218"> </text:span><text:span text:style-name="T217">z</text:span><text:span text:style-name="T218"> </text:span><text:span text:style-name="T217">tohoto časného života narodili do nekonečné věčnosti.</text:span></text:p>
          </table:table-cell>
        </table:table-row>
        <table:table-row table:style-name="Tabulka1.1">
          <table:table-cell table:style-name="Tabulka1.A1" office:value-type="string">
            <text:p text:style-name="P427">Lectio vj.</text:p>
            <text:p text:style-name="P90">I<text:span text:style-name="T311">n</text:span> áliis consummáta últimi diéi mérita celebrántur; in hoc étiam prima dies, et ipsa étiam hóminis inítia consecrántur: pro hac absque dúbio causa, quia <text:span text:style-name="T250">per</text:span> hunc Dóminus advéntum suum, ne súbito hómines insperátum non agnóscerent, vóluit esse testátum.</text:p>
            <text:p text:style-name="P484"/>
          </table:table-cell>
          <table:table-cell table:style-name="Tabulka1.A1" office:value-type="string">
            <text:p text:style-name="P328"/>
            <text:p text:style-name="P205"><text:span text:style-name="T250">U jiných slavíme zásluhy, které posledního dne dokonali. U Jana však je to i první den, </text:span><text:span text:style-name="T635">kdy také </text:span><text:span text:style-name="T250">samotné zrození tohoto člověka</text:span> <text:span text:style-name="T250">je posvěceno. A to nepochybně proto, že skrze něj </text:span><text:span text:style-name="T636">se </text:span><text:span text:style-name="T250">Pán</text:span><text:span text:style-name="T636">u za</text:span><text:span text:style-name="T250">chtěl</text:span><text:span text:style-name="T636">o</text:span><text:span text:style-name="T250"> zvěstovat svůj příchod, aby lidé tuto náhlou a nečekanou událost vůbec poznali. </text:span></text:p>
          </table:table-cell>
        </table:table-row>
        <table:table-row table:style-name="Tabulka1.1">
          <table:table-cell table:style-name="Tabulka1.A1" office:value-type="string">
            <text:p text:style-name="P427">Lectio vij.</text:p>
            <text:p text:style-name="P105">J<text:span text:style-name="T311">oánnes</text:span> autem figúra fuit véteris testaménti, et in se formam prætulit legis: et ídeo Joánnes prænuntiávit Salvatórem, sicut lex grátiam præcucúrrit. Quod autem nondum natus de secréto matérni úteri prophetávit, et expers lucis jam testis est veritátis: hoc est intelligéndum, quod latens sub velámine et carne lítteræ, et Redemptórem mundo spíritu prædicávit, et nobis Dóminum nostrum de quodam legis útero proclamávit. </text:p>
            <text:p text:style-name="P355"/>
          </table:table-cell>
          <table:table-cell table:style-name="Tabulka1.A1" office:value-type="string">
            <text:p text:style-name="P328"/>
            <text:p text:style-name="P214"><text:span text:style-name="T311">Jan</text:span> byl však <text:span text:style-name="T656">starozákonní </text:span>postav<text:span text:style-name="T656">ou</text:span><text:span text:style-name="T636">,</text:span> a jako takový tedy <text:span text:style-name="T251">sám v sobě </text:span>ztělesňoval zákon. <text:span text:style-name="T251">A proto Jan před</text:span><text:span text:style-name="T636">povídal </text:span><text:span text:style-name="T251">Spasitele, stejně jako zákon před</text:span><text:span text:style-name="T656">eš</text:span><text:span text:style-name="T636">el</text:span><text:span text:style-name="T251"> milost. Protože však prorokoval, ještě než se narodil, ze skrytosti matčina lůna, a jakmile uzřel světlo, svědčil hned o pravdě, je třeba pochopit toto: protože byl skryt pod rouškou i tělem litery </text:span><text:span text:style-name="T143">zákona</text:span><text:span text:style-name="T251">, pod vlivem ducha předpověděl světu </text:span><text:span text:style-name="T144">příchod </text:span><text:span text:style-name="T251">Spasitele, a nám ohlásil </text:span><text:span text:style-name="T143">příchod </text:span><text:span text:style-name="T251">našeho Pána jakoby z nějakého lůna zákona.</text:span></text:p>
          </table:table-cell>
        </table:table-row>
        <table:table-row table:style-name="Tabulka1.1">
          <table:table-cell table:style-name="Tabulka1.A1" office:value-type="string">
            <text:p text:style-name="P427">Lectio viij.</text:p>
            <text:p text:style-name="P90">E<text:span text:style-name="T311">rgo</text:span> quia Judæi erravérunt a ventre, id est, a lege, quæ a Christo grávida erat, erravérunt a ventre, locúti sunt falsa: ídeo hic venit in testimónium, ut testimónium perhibéret de lúmine. Quod autem Joánnes in cárcere constitútus ad Christum discípulos suos órdinat, lex ad Evangélium transmíttit. Quæ lex juxta typum Joánnis, quasi ignorántiæ clausa cárcere, in obscúro et in occúlto <text:soft-page-break/>jacébat, et Judáica cæcitáte sensus intra lítteram tenebátur inclúsus.</text:p>
            <text:p text:style-name="P484"/>
          </table:table-cell>
          <table:table-cell table:style-name="Tabulka1.A1" office:value-type="string">
            <text:p text:style-name="P328"/>
            <text:p text:style-name="P285"><text:span text:style-name="T364">Protože</text:span><text:span text:style-name="T500"> Židé se vzdálili </text:span><text:span text:style-name="T536">ze</text:span><text:span text:style-name="T500"> svého lůna, te</text:span><text:span text:style-name="T502">dy</text:span><text:span text:style-name="T500"> od zákona, </text:span><text:span text:style-name="T503">ve </text:span><text:span text:style-name="T500">kter</text:span><text:span text:style-name="T503">ém již rostl</text:span><text:span text:style-name="T500"> Krist</text:span><text:span text:style-name="T503">us</text:span><text:span text:style-name="T500">, vzd</text:span><text:span text:style-name="T504">á</text:span><text:span text:style-name="T500">l</text:span><text:span text:style-name="T504">i</text:span><text:span text:style-name="T500">li se z</text:span><text:span text:style-name="T504"> </text:span><text:span text:style-name="T500">lůna a mluvili </text:span><text:span text:style-name="T501">lži</text:span><text:span text:style-name="T500">. Proto přišel Jan jako svědek, aby vydal svědectví o světle. Když však Jan, uvězněný v</text:span><text:span text:style-name="T504"> </text:span><text:span text:style-name="T500">žaláři, pošle své učedníky za Kristem, </text:span><text:span text:style-name="T505">zákon </text:span><text:span text:style-name="T504">přichází k </text:span><text:span text:style-name="T505">Evangeliu. Tento zákon byl, stejně jako Jan, uzavřen v žaláři nevědomosti, ležel v</text:span><text:span text:style-name="T504"> </text:span><text:span text:style-name="T505">temnotách a ve skrytosti, a židovskou slepotou byl jeho smysl držen </text:span><text:soft-page-break/><text:span text:style-name="T505">uzavřený v literu zákona.</text:span></text:p>
          </table:table-cell>
        </table:table-row>
        <table:table-row table:style-name="Tabulka1.1">
          <table:table-cell table:style-name="Tabulka1.A1" office:value-type="string">
            <text:p text:style-name="P493">In III. Nocturno</text:p>
            <text:p text:style-name="P359"><text:span text:style-name="T95">Léctio sancti Evangélii </text:span><text:span text:style-name="T96">secúndum </text:span><text:span text:style-name="T98">Lucam</text:span><text:span text:style-name="T95">.</text:span><text:span text:style-name="T34"> </text:span></text:p>
            <text:p text:style-name="P359"><text:span text:style-name="T34">Lectio ix. Cap. </text:span><text:span text:style-name="T35">1</text:span><text:span text:style-name="T34">.</text:span></text:p>
            <text:p text:style-name="P125">E<text:span text:style-name="T311">lísabeth</text:span> implétum est tempus pariéndi, et péperit fílium. Et audiérunt vicíni, et cognáti e<text:span text:style-name="T249">j</text:span>us quia magnificávit Dóminus misericórdiam suam cum illa, et congratulabántur ei. Et réliqua.</text:p>
            <text:p text:style-name="P384"/>
            <text:p text:style-name="P359"><text:span text:style-name="T122">Homil</text:span><text:span text:style-name="T123">í</text:span><text:span text:style-name="T122">a sancti </text:span><text:span text:style-name="T95">Ambrósii Epíscopi.</text:span></text:p>
            <text:p text:style-name="P436">Lib. 2. Comm. in Luc.</text:p>
            <text:p text:style-name="P133">P<text:span text:style-name="T311">éperit</text:span> fílium Elisabeth, et congratulabántur vicíni. Habet sanctórum edítio lætítiam plurimórum‚ quia commúne est bonum. Justítia enim commúnis est virtus: et ídeo in ortu justi futúræ vìtæ insígne præmíttitur, et grátia secutúræ virtútis exultatióne vicinórum præfiguránte signátur.</text:p>
            <text:p text:style-name="P384"/>
          </table:table-cell>
          <table:table-cell table:style-name="Tabulka1.A1" office:value-type="string">
            <text:p text:style-name="P328"/>
            <text:p text:style-name="P328"/>
            <text:p text:style-name="P328"/>
            <text:p text:style-name="P253"><text:span text:style-name="T326">Alžbětě</text:span><text:span text:style-name="T119"> se naplnil čas, kdy měla rodit, a porodila syna. </text:span><text:span text:style-name="T117">Její sousedé a příbuzní uslyšeli, že Pán jí prokázal veliké milosrdenství, i radovali se s ní.</text:span><text:span text:style-name="T116"> </text:span><text:span text:style-name="T115">A ostatní.</text:span></text:p>
            <text:p text:style-name="P328"/>
            <text:p text:style-name="P328"/>
            <text:p text:style-name="P328"/>
            <text:p text:style-name="P216"><text:span text:style-name="T311">Alžběta</text:span> porodila syna a ti, <text:span text:style-name="T452">kteří</text:span> u ní byli, se radovali. Narození svatého přináší radost mnoha lidem, neboť je to společné dobro. Spravedlnost je společná ctnost, a proto při zrození spravedlivého bývá tato <text:span text:style-name="T253">jeho budoucí </text:span>ctnost slavně zvěstována a milost této ctnosti, která <text:span text:style-name="T253">ji bude následovat</text:span>, je <text:span text:style-name="T252">předznamenána jásotem blízkých.</text:span></text:p>
          </table:table-cell>
        </table:table-row>
        <table:table-row table:style-name="Tabulka1.1">
          <table:table-cell table:style-name="Tabulka1.A1" office:value-type="string">
            <text:p text:style-name="P432">Lectio x.</text:p>
            <text:p text:style-name="P134">P<text:span text:style-name="T311">ulchre</text:span>, autem tempus‚ quo fuit in útero Prophéta, descríbitur, ne Maríæ præséntia taceátur: sed tempus silétur infántiæ, eo quia infántiæ impediménta nescívit. Et ídeo in Evangélio nihil super eo légimus, nisi ortum ejus, et oráculum, exultatiónem in útero, vocem in desérto.</text:p>
            <text:p text:style-name="P384"/>
          </table:table-cell>
          <table:table-cell table:style-name="Tabulka1.A1" office:value-type="string">
            <text:p text:style-name="P328"/>
            <text:p text:style-name="P286"><text:span text:style-name="T380">Krásně</text:span><text:span text:style-name="T572"> se však píše o čase, kdy byl Prorok </text:span><text:span text:style-name="T573">ještě v </text:span><text:span text:style-name="T572">matčině lůně, aby</text:span><text:span text:style-name="T574">chom</text:span><text:span text:style-name="T572"> nezamlčel</text:span><text:span text:style-name="T574">i</text:span><text:span text:style-name="T572"> přítomnost Mariin</text:span><text:span text:style-name="T574">u</text:span><text:span text:style-name="T572">, avšak nic nevíme o </text:span><text:span text:style-name="T574">čase </text:span><text:span text:style-name="T572">jeho dětství, jako by </text:span><text:span text:style-name="T573">snad </text:span><text:span text:style-name="T572">ani neznal </text:span><text:span text:style-name="T573">jeho </text:span><text:span text:style-name="T572">těžkosti. A proto o něm v</text:span><text:span text:style-name="T574"> </text:span><text:span text:style-name="T572">Evangeliu nic nečteme, pouze</text:span><text:span text:style-name="T574"> o</text:span><text:span text:style-name="T572"> jeho početí, věštb</text:span><text:span text:style-name="T574">ě</text:span><text:span text:style-name="T572">, jásot</text:span><text:span text:style-name="T574">u</text:span><text:span text:style-name="T572"> v</text:span><text:span text:style-name="T591"> </text:span><text:span text:style-name="T572">lůně </text:span><text:span text:style-name="T591">mat</text:span><text:span text:style-name="T592">ky </text:span><text:span text:style-name="T572">a hlas</text:span><text:span text:style-name="T584">u</text:span><text:span text:style-name="T572"> </text:span><text:span text:style-name="T591">volajícího </text:span><text:span text:style-name="T572">na poušti.</text:span></text:p>
          </table:table-cell>
        </table:table-row>
        <table:table-row table:style-name="Tabulka1.1">
          <table:table-cell table:style-name="Tabulka1.A1" office:value-type="string">
            <text:p text:style-name="P432">Lectio xj.</text:p>
            <text:p text:style-name="P125">N<text:span text:style-name="T311">eque</text:span> enim ullam infántiæ sensit ætátem‚ qui supra natúram, supra ætátem in útero pósitus matris, a mensúra cœpit ætátis plenitúdinis Christi. Mire sanctus Evangelísta præmitténdum putávit, quod plúrimi infántem patris nómine Zacharíam appellándum putáverint: ut advértas matri non nomen alicújus displicuísse degéneris, sed id sancto infúsum Spíritu, quod ab Angelo ante Zacharíæ fúerat prænuntiátum. </text:p>
            <text:p text:style-name="P384"/>
          </table:table-cell>
          <table:table-cell table:style-name="Tabulka1.A1" office:value-type="string">
            <text:p text:style-name="P328"/>
            <text:p text:style-name="P287"><text:span text:style-name="T365">Jan</text:span><text:span text:style-name="T506"> </text:span><text:span text:style-name="T507">totiž </text:span><text:span text:style-name="T508">vůbec</text:span><text:span text:style-name="T507"> nevnímal</text:span><text:span text:style-name="T506"> dětský věk </text:span><text:span text:style-name="T593">Ježíšův</text:span><text:span text:style-name="T506">, když způsobem nadpřirozeným a zcela </text:span><text:span text:style-name="T507">neodpovídající svému věku </text:span><text:span text:style-name="T506">ještě v matčině lůně </text:span><text:span text:style-name="T507">poznal velikána </text:span><text:span text:style-name="T510">p</text:span><text:span text:style-name="T507">lnosti</text:span><text:span text:style-name="T509"> věku </text:span><text:span text:style-name="T507">Kristov</text:span><text:span text:style-name="T509">a</text:span><text:span text:style-name="T507">. Podivuhodně si myslel svatý Evangelista, že mnozí chtěli dítěti dát jméno Zachariáš po otci, avšak pokud se podíváš na matku, ona by dítěti nedala jméno podle nikoho nižšího, když je již obdržela z vnuknutí Ducha svatého, podobně jak je již Anděl předpověděl Zachariášovi. </text:span></text:p>
          </table:table-cell>
        </table:table-row>
        <table:table-row table:style-name="Tabulka1.1">
          <table:table-cell table:style-name="Tabulka1.A1" office:value-type="string">
            <text:p text:style-name="P432">Lectio xij.</text:p>
            <text:p text:style-name="P141">E<text:span text:style-name="T311">t</text:span> quidem ille mutus intimáre vocábulum nequívit uxóri: sed per prophetíam Elisabeth dídicit, quod non didícerat a maríto. Joánnes est, inquit, nomen ejus: hoc est, non nos ei nomen impóni<text:span text:style-name="T637">­</text:span>mus‚ qui jam a Deo nomen accépit. Habet vocábulum suum, quod agnóvimus‚ non quod elégimus.</text:p>
            <text:p text:style-name="P384"/>
          </table:table-cell>
          <table:table-cell table:style-name="Tabulka1.A1" office:value-type="string">
            <text:p text:style-name="P328"/>
            <text:p text:style-name="P288"><text:span text:style-name="T381">Protože</text:span><text:span text:style-name="T575"> však on, němý, nemohl to jméno manželce sdělit, dozvěděla se Alžběta skrze proroctví to, co j</text:span><text:span text:style-name="T576">í</text:span><text:span text:style-name="T575"> manžel předtím říci nedokázal. Jan, řekl, je jeho jméno. </text:span><text:span text:style-name="T574">M</text:span><text:span text:style-name="T575">y jsme mu </text:span><text:span text:style-name="T574">tedy </text:span><text:span text:style-name="T575">jméno nedali, protože je právě obdržel od Boha. Má své jméno, které jsme </text:span><text:span text:style-name="T594">my</text:span><text:span text:style-name="T576"> </text:span><text:span text:style-name="T575">uznali, avšak nevybrali je.</text:span></text:p>
          </table:table-cell>
        </table:table-row>
        <table:table-row table:style-name="Tabulka1.1">
          <table:table-cell table:style-name="Tabulka1.A1" table:number-columns-spanned="2" office:value-type="string">
            <text:p text:style-name="P364"><text:span text:style-name="T2">DIE </text:span><text:span text:style-name="T9">X</text:span><text:span text:style-name="T13">XV</text:span><text:span text:style-name="T2">. </text:span><text:span text:style-name="T9">JUNI</text:span><text:span text:style-name="T3">I.</text:span></text:p>
            <text:p text:style-name="P525"><text:span text:style-name="T39">I</text:span><text:span text:style-name="T74">n</text:span><text:span text:style-name="T39"> F</text:span><text:span text:style-name="T74">esto</text:span><text:span text:style-name="T43"> </text:span><text:span text:style-name="T44">S</text:span><text:span text:style-name="T39">. </text:span><text:span text:style-name="T50">G</text:span><text:span text:style-name="T128">ulielmi</text:span><text:span text:style-name="T125">,</text:span></text:p>
            <text:p text:style-name="P520"><text:soft-page-break/><text:span text:style-name="T128">Abbatis</text:span><text:span text:style-name="T124">.</text:span></text:p>
            <text:p text:style-name="P508">xij. Lect. et M.</text:p>
          </table:table-cell>
          <table:covered-table-cell/>
        </table:table-row>
        <table:table-row table:style-name="Tabulka1.1">
          <table:table-cell table:style-name="Tabulka1.A1" office:value-type="string">
            <text:p text:style-name="P453">In I. Nocturno</text:p>
            <text:p text:style-name="P463">De libro Ecclesiástici.</text:p>
            <text:p text:style-name="P424">Lectio j. <text:span text:style-name="T303">Cap. 44.</text:span></text:p>
            <text:p text:style-name="P34"><text:span text:style-name="T462">L</text:span><text:span text:style-name="T311">audémus</text:span> viros gloriósos, et paréntes nostros in generatióne sua. Multam glóriam fecit Dóminus magnificéntia sua a sæculo. Dominántes in potestátibus suís, hómines magni virtúte, et prudéntia sua præditi, nuntiántes in Prophétis dignitátem Prophetárum, et imperántes in præsénti pópulo‚ et virtúte prudéntiæ pópulis sanctíssima verba.</text:p>
            <text:p text:style-name="P34"/>
          </table:table-cell>
          <table:table-cell table:style-name="Tabulka1.A1" office:value-type="string">
            <text:p text:style-name="P324"/>
            <text:p text:style-name="P324"/>
            <text:p text:style-name="P324"/>
            <text:p text:style-name="P309"><text:span text:style-name="T346">C</text:span><text:span text:style-name="T311">hvalme</text:span> slavné muže, <text:span text:style-name="T463">své </text:span>otce<text:span text:style-name="T463"> </text:span>všech pokolení. Mnohou slávu vyjevil Hospodin <text:span text:style-name="T463">ve své vznešenosti od věků</text:span>. Panovali ve svých královstvích, <text:span text:style-name="T164">byli to </text:span>muži proslulí svou mocí; <text:span text:style-name="T463">věhlasní svou moudrostí, Proroctvími dokazovali důstojnost Proroků</text:span>. <text:span text:style-name="T463">A vládli lidu svému ctností své moudrosti i přesvatými slovy</text:span>. </text:p>
          </table:table-cell>
        </table:table-row>
        <table:table-row table:style-name="Tabulka1.1">
          <table:table-cell table:style-name="Tabulka1.A1" office:value-type="string">
            <text:p text:style-name="P424">Lectio ij.</text:p>
            <text:p text:style-name="P52">I<text:span text:style-name="T311">n</text:span> perítia sua requiréntes modos músicos‚ et narrántes cármina scripturárum. Hómines dívites in virtúte‚ pulchritúdinis stúdium habéntes: pacificántes in dómibus suis. Omnes isti in generatiónibus gentis suæ glóriam adépti sunt, et in diébus suis habéntur in láudibus.</text:p>
            <text:p text:style-name="P481"/>
          </table:table-cell>
          <table:table-cell table:style-name="Tabulka1.A1" office:value-type="string">
            <text:p text:style-name="P342"/>
            <text:p text:style-name="P190"><text:span text:style-name="T347">Byli</text:span><text:span text:style-name="T463"> natolik zkušení, že v</text:span>ymýšleli nápěvy písní a psali výpravné básně. Byli to muži bohatí <text:span text:style-name="T463">ctnostmi</text:span>, <text:span text:style-name="T463">milovali krásu </text:span><text:span text:style-name="T164">a umění</text:span>, <text:span text:style-name="T463">a</text:span> pokojně žili ve svých příbytcích. Ti všichni <text:span text:style-name="T463">dosáhli slávy </text:span>u svých současníků a za svého života byli předmětem <text:span text:style-name="T463">mnohé chvály</text:span>. <text:s/></text:p>
          </table:table-cell>
        </table:table-row>
        <table:table-row table:style-name="Tabulka1.1">
          <table:table-cell table:style-name="Tabulka1.A1" office:value-type="string">
            <text:p text:style-name="P424">Lectio iij.</text:p>
            <text:p text:style-name="P52">Q<text:span text:style-name="T346">ui</text:span> de illis nati sunt, reliquérunt nomen narrándi laudes eórum: et sunt quorum non est memória: periérunt quasi qui non fúerint: et nati sunt, quasi non nati, et fílii ipsórum cum ipsis. Sed illi viri misericórdiæ sunt, quorum pietátes non defuérunt: cum sémine eórum pérmanent bona.</text:p>
            <text:p text:style-name="P352"/>
          </table:table-cell>
          <table:table-cell table:style-name="Tabulka1.A1" office:value-type="string">
            <text:p text:style-name="P342"/>
            <text:p text:style-name="P172"><text:span text:style-name="T311">Někteří</text:span> z nich se narodili a zanechali po sobě jméno, které hlásá jejich chválu. Po jiných není ani památky; zemřeli a jako by nikdy nebyli, žili a jako by nikdy nežili, stejně tak jejich děti. Avšak jsou to muži milosrdenství, kteří <text:span text:style-name="T657">jednali</text:span> zbožně. S jejich potomstvem navždy zůstane i jejich dobro. </text:p>
          </table:table-cell>
        </table:table-row>
        <table:table-row table:style-name="Tabulka1.1">
          <table:table-cell table:style-name="Tabulka1.A1" office:value-type="string">
            <text:p text:style-name="P424">Lectio i<text:span text:style-name="T304">v</text:span>. </text:p>
            <text:p text:style-name="P52">H<text:span text:style-name="T311">æréditas</text:span> sancta nepótes eórum‚ et in testaméntis stetit semen eórum: et fílii eórum propter illos usque in ætérnum manent: semen eórum et glória eórum non derelinquétur. Córpora ipsórum in pace sepúlta sunt, et nomen eórum vivit in generatiónem et generatiónem. Sapiéntiam ipsórum narrent pópuli, et laudem eórum núntiet Ecclésia.</text:p>
            <text:p text:style-name="P352"/>
          </table:table-cell>
          <table:table-cell table:style-name="Tabulka1.A1" office:value-type="string">
            <text:p text:style-name="P342"/>
            <text:p text:style-name="P166"><text:span text:style-name="T366">Svaté</text:span><text:span text:style-name="T511"> dědictví je jejich příbuzenstvo a podle smlouvy bude žít</text:span><text:span text:style-name="T512"> </text:span><text:span text:style-name="T537">také</text:span><text:span text:style-name="T511"> jejich potomstvo. </text:span><text:span text:style-name="T537">J</text:span><text:span text:style-name="T511">ejich </text:span><text:span text:style-name="T537">s</text:span><text:span text:style-name="T511">ynové díky nim zůstanou až na věky, jejich potomstvo ani sláva nebudou vyhlazeny. Jejich těla byla v</text:span><text:span text:style-name="T512"> </text:span><text:span text:style-name="T511">pokoji pohřbena, ale jejich jméno žije v</text:span><text:span text:style-name="T512"> </text:span><text:span text:style-name="T511">dalších pokoleních. Lidé si budou vypravovat o</text:span><text:span text:style-name="T512"> </text:span><text:span text:style-name="T511">jejich moudrosti a chválu jejich bude opěvovat Církev.</text:span></text:p>
            <text:p text:style-name="P545"><text:span text:style-name="T513">(</text:span><text:span text:style-name="T595">ČEP, </text:span><text:span text:style-name="T596">hodně </text:span><text:span text:style-name="T597">upraveno</text:span><text:span text:style-name="T577">)</text:span></text:p>
          </table:table-cell>
        </table:table-row>
        <table:table-row table:style-name="Tabulka1.1">
          <table:table-cell table:style-name="Tabulka1.A1" office:value-type="string">
            <text:p text:style-name="P493">In II. Nocturno</text:p>
            <text:p text:style-name="P432">Lectio v.</text:p>
            <text:p text:style-name="P235">G<text:span text:style-name="T311">uliélmus</text:span> nobílibus paréntibus Verséllis in Insúbria natus, vix quartum décimum ætátis suæ annum expléverat, eum miro quodam pietátis ardóre flagrans peregrinatiónem aggréssus est ad celebérrimum illud sancti Jacóbi templum in extréma Hispánia‚ quo ex univérso orbe Christiáno voti persolvéndi causa, frequentíssimi hómines convéniunt. Quod iter nudis pédibus, ún<text:span text:style-name="T284">i</text:span>ca tantum amíctus túnica, ac dúplici férreo cír<text:soft-page-break/>culo præcínctus prosecútus est; innumeráque in eo et immánia famis, sitis, frígoris, et æstus summo cum vitæ discrímine est perpéssus incómmoda.</text:p>
            <text:p text:style-name="P235"/>
          </table:table-cell>
          <table:table-cell table:style-name="Tabulka1.A1" office:value-type="string">
            <text:p text:style-name="P328"/>
            <text:p text:style-name="P328"/>
            <text:p text:style-name="P271"><text:span text:style-name="T348">Vilém</text:span><text:span text:style-name="T284"> se narodil vznešeným rodičům ve</text:span><text:span text:style-name="T638"> </text:span><text:span text:style-name="T284">městě Vercelli v Savojsku. Sotva dosáhl čtrnáctého roku svého věku, zaplál podivuhodným žárem zbožnosti a vydal se na pouť do onoho slavného chrámu svatého Jakuba na pobřeží Španělska, kam se z celého křesťanského světa neustále scházejí lidé, aby předložili Bohu své prosby. Tuto cestu vykonal bosýma nohama, oblečen pouze v jednom šatu a opásal se dvěma kovovými obruče</text:span><text:soft-page-break/><text:span text:style-name="T284">mi, </text:span><text:span text:style-name="T145">aby zvýšil své nepohodlí</text:span><text:span text:style-name="T176">. Během cesty trpěl nesčetněkrát hladem, žízní, zimou, horkem, zažil velká nebezpečí a protrpěl i mnoho jiných obtíží.</text:span></text:p>
          </table:table-cell>
        </table:table-row>
        <table:table-row table:style-name="Tabulka1.1">
          <table:table-cell table:style-name="Tabulka1.A1" office:value-type="string">
            <text:p text:style-name="P427">Lectio vj.</text:p>
            <text:p text:style-name="P104">R<text:span text:style-name="T311">evérsus</text:span> in Itáliam, novam ad sanctum Dómini Sepúlchrum, quod Jerosólymis cólitur, peregrinatiónem molítur: sed quóminus propósitum exequátur, vária atque gravíssima intercédunt impediménta, divíno Númine, ad alt<text:span text:style-name="T285">i</text:span>óra et sanctióra religiósam <text:span text:style-name="T658">j</text:span>úvenis índolem retrahénte. Porro dum in solículo Monte biénnium commorátur, interímque inédia‚ vigíliis, chameúniis, atque assíduis oratiónibus macerátur, divína subníxus ope, cæco lumen restítuit. Quo édito m<text:span text:style-name="T285">i</text:span>ráculo fama percrebrescénte jam Guliélmus latére non póterat: quare íterum Jerosólymam adíre cógitat et álac<text:span text:style-name="T286">r</text:span>is se itíneri commíttit.</text:p>
            <text:p text:style-name="P484"/>
          </table:table-cell>
          <table:table-cell table:style-name="Tabulka1.A1" office:value-type="string">
            <text:p text:style-name="P328"/>
            <text:p text:style-name="P217"><text:span text:style-name="T311">Vrátil</text:span> se <text:span text:style-name="T464">pak </text:span>do Itálie a chtěl se <text:span text:style-name="T288">znovu </text:span>vydat na<text:span text:style-name="T638"> </text:span>pouť, <text:span text:style-name="T288">tentokrát</text:span> ke svatému Hrobu Páně, který je uctíván v Jeru<text:span text:style-name="T464">s</text:span>alémě. Než však svůj plán stačil uskutečnit, postavily se mu z Boží vůle do cesty mnohé přetěžké překážky, takže mladík své náboženské nadání obrátil k vyšším a svatějším cílům. <text:span text:style-name="T286">Později, když dva roky přebýval v samotě na</text:span><text:span text:style-name="T638"> </text:span><text:span text:style-name="T286">Hoře a mezitím se oddával postům, nočnímu bdění, spal na zemi a usilovně se modlil, s Božím přispěním slepému navrátil zrak. Poté, co se rozšířila zpráva o tomto skutku, se již Vilém nemohl </text:span><text:span text:style-name="T658">déle </text:span><text:span text:style-name="T286">skrývat, proto přemýšlel, že by znovu putoval do Jeru</text:span><text:span text:style-name="T638">s</text:span><text:span text:style-name="T286">aléma, a s chutí se vydal na cestu.</text:span></text:p>
          </table:table-cell>
        </table:table-row>
        <table:table-row table:style-name="Tabulka1.1">
          <table:table-cell table:style-name="Tabulka1.A1" office:value-type="string">
            <text:p text:style-name="P427">Lectio vij.</text:p>
            <text:p text:style-name="P105">D<text:span text:style-name="T311">ei</text:span> autem mónitu‚ qui eídem appáruit, a propósito revocátur, utílior ac fructuósior tam apud Italos‚ quam apud éxteras natiónes futúrus. Tum Monastérium in Virgiliáni Montis cacúmine, quod deínde Vírginis est appellátum, loco áspero et inaccésso miránda exædíficat celeritáte. Sócios deínde viros et religiósos adscíscit, eósque ad certam vivéndi normam Evangélicis præcéptis et consíliis summópere accommodátam, tum certis légibus ex beáti Benedícti institútis magna ex parte desúmptis, tum verbo et sanctissimæ vitæ exemplis infórmat. </text:p>
            <text:p text:style-name="P355"/>
          </table:table-cell>
          <table:table-cell table:style-name="Tabulka1.A1" office:value-type="string">
            <text:p text:style-name="P328"/>
            <text:p text:style-name="P289"><text:span text:style-name="T367">Zjevil</text:span><text:span text:style-name="T514"> se mu však Bůh a vybídl jej, aby svého plánu zanechal, že bude užitečněji a plodněji působit spíše u Italů, než u cizích národů. Takže podivuhodnou rychlostí založil Klášter na vrcholu hory Virgiliano, která byla později nazvána Hora Panny, na místě drsném a nepřístupném. Přijal pak za své společníky zbožné muže a </text:span><text:span text:style-name="T515">učil</text:span><text:span text:style-name="T514"> je bezpečnému způsobu života, </text:span><text:span text:style-name="T515">aby bezvýhradně přijali </text:span><text:span text:style-name="T514">příkaz</text:span><text:span text:style-name="T515">y</text:span><text:span text:style-name="T514"> a rad</text:span><text:span text:style-name="T515">y</text:span><text:span text:style-name="T514"> Evangelia,</text:span><text:span text:style-name="T515"> a to jak podle </text:span><text:span text:style-name="T512">jistých </text:span><text:span text:style-name="T515">zákonů </text:span><text:span text:style-name="T512">z</text:span><text:span text:style-name="T515"> řehole svatého Benedikta, kterou z velké části převzal, tak i slovem a příklady </text:span><text:span text:style-name="T598">svého </text:span><text:span text:style-name="T515">přesvatého života. </text:span></text:p>
          </table:table-cell>
        </table:table-row>
        <table:table-row table:style-name="Tabulka1.1">
          <table:table-cell table:style-name="Tabulka1.A1" office:value-type="string">
            <text:p text:style-name="P427">Lectio viij.</text:p>
            <text:p text:style-name="P90">A<text:span text:style-name="T311">liis </text:span>deinde Monastériis eréctis, clárior in dies facta Guliélmi sánctitas, multos ad eum úndique viros perdúcit, sanctæ vitæ odóre, ac miraculórum fama alléctos. Nam muti loquélam, surdi audítum, áridi vigórem‚ varióque et immedicábili morbo laborántes sanitátem ipsíus intercessióne recepérunt. Aquam in vinum convértit, aliáque complúra mirabília patrávit. Inter quæ illud non siléndum, quod muliércula ad ejus castitatem tentándam missa, in ardentibus prunis humi stratis illæsum se volutávit. De qua re cértior factus Rogérius Neápolis rex, in summam viri Dei admiratiónem addúcitur. Demum témpore sui óbitus regi aliísque prænuntiáto, innúmeris virtútibus et miráculis clarus obdormívit in Dómino‚ anno salútis millésimo centésimo quadragésimo secúndo.</text:p>
            <text:p text:style-name="P484"/>
          </table:table-cell>
          <table:table-cell table:style-name="Tabulka1.A1" office:value-type="string">
            <text:p text:style-name="P328"/>
            <text:p text:style-name="P206"><text:span text:style-name="T349">Když</text:span><text:span text:style-name="T287"> pak postavil další Kláštery, byla den ode dne jasněji zřejmá Vilémova svatost, která k němu odevšad přiváděla mnohé muže, kteří byli přitahováni vůní svatého života i jeho pověstí činitele zázraků. Neboť na jeho přímluvu se němým vracela řeč, hluchým sluch, ochrnutým síla, a těm, kteří trpěli mnoha nevyléčitelnými nemocemi, vracelo se zdraví. Proměnil vodu ve víno, vykonal i</text:span><text:span text:style-name="T638"> </text:span><text:span text:style-name="T287">mnoho jiných zázraků. Mezi těmi je třeba zmínit tento. Když za ním poslali lehkou ženu, aby pokoušela jeho čistotu, položil se na žhavé uhlíky rozprostřené na zemi a zůstal nezraněn. </text:span><text:span text:style-name="T146">Když to žena uviděla, obrátila se. </text:span><text:span text:style-name="T177">Když se o této události dozvěděl Roger, král neapolský, získal u něj muž Boží </text:span><text:span text:style-name="T178">nejvyšší </text:span><text:span text:style-name="T177">obdiv. Když pak králi i jiným oznámil den svého úmrtí, proslaven nesčetnými ctnostmi a</text:span><text:span text:style-name="T188"> </text:span><text:span text:style-name="T177">zázraky zesnul v Pánu, léta spásy 1142.</text:span></text:p>
          </table:table-cell>
        </table:table-row>
        <table:table-row table:style-name="Tabulka1.1">
          <table:table-cell table:style-name="Tabulka1.A1" office:value-type="string">
            <text:p text:style-name="P491">In III. Nocturno</text:p>
            <text:p text:style-name="P400"><text:soft-page-break/><text:span text:style-name="T101">Léctio sancti Evangélii </text:span><text:span text:style-name="T102">secúndum </text:span><text:span text:style-name="T103">Mátthæum</text:span><text:span text:style-name="T101">.</text:span><text:span text:style-name="T24"> </text:span></text:p>
            <text:p text:style-name="P400"><text:span text:style-name="T24">Lectio ix. Cap. </text:span><text:span text:style-name="T25">1</text:span><text:span text:style-name="T26">2</text:span></text:p>
            <text:p text:style-name="P145"><text:span text:style-name="T311">In</text:span> illo témpore: Dixit Petrus ad Jesum: Ecce nos relíquimus ómnia, et secúti sumus te: quid ergo erit nobis? Et réliqua.</text:p>
            <text:p text:style-name="P370"/>
            <text:p text:style-name="P401"><text:span text:style-name="T254">Homilía sancti Hierónymi Presbyteri</text:span><text:span text:style-name="T101">.</text:span></text:p>
            <text:p text:style-name="P445">Lib. 3. in Matth. Cap.19. </text:p>
            <text:p text:style-name="P147"><text:span text:style-name="T311">Grandis</text:span> fidúcia! Petrus piscátor erat, dives non fúerat, cíbos manu et arte quærébat: et tamen lóquitur confidénter, Relíquimus ómnia. Et quia non súfficit tantum relínquere, jungit quod perféctum est: Et secúti sumus te. Fécimus quod jussísti: quid ígitur nobis dabis præmii? </text:p>
            <text:p text:style-name="P370"/>
          </table:table-cell>
          <table:table-cell table:style-name="Tabulka1.A1" office:value-type="string">
            <text:p text:style-name="P388"/>
            <text:p text:style-name="P388"><text:soft-page-break/></text:p>
            <text:p text:style-name="P388"/>
            <text:p text:style-name="P268"><text:span text:style-name="T317">Za</text:span><text:span text:style-name="T256"> onoho času řekl Petr Ježíšovi: Hle, </text:span><text:span text:style-name="T257">opustili</text:span><text:span text:style-name="T256"> jsme vše a následovali tě. Co tedy budeme mít? A </text:span><text:span text:style-name="T258">ostatní</text:span><text:span text:style-name="T256">.</text:span></text:p>
            <text:p text:style-name="P388"/>
            <text:p text:style-name="P388"/>
            <text:p text:style-name="P388"/>
            <text:p text:style-name="P167"><text:span text:style-name="T389">Jak</text:span><text:span text:style-name="T627"> veliká to víra! Petr byl rybář, nebyl bohatý, pokrm získával prací svých rukou. A</text:span><text:span text:style-name="T628"> </text:span><text:span text:style-name="T627">přece s důvěrou říká: „Opustili jsme vše.“ A protože nestačí jen vše opustit, dodává ještě správně: „A následovali tě. Udělali jsme, co jsi přikázal. Jakou nám tedy dáš odměnu?“ </text:span></text:p>
          </table:table-cell>
        </table:table-row>
        <table:table-row table:style-name="Tabulka1.1">
          <table:table-cell table:style-name="Tabulka1.A1" office:value-type="string">
            <text:p text:style-name="P502">Lectio x.</text:p>
            <text:p text:style-name="P5"><text:span text:style-name="T311">Jesus</text:span> autem dixit illis: Amen dico vobis, quod vos, qui secúti estis me, in regeneratióne, cum séderit Fílius hóminis in sede majestátis suæ, sedébitis et vos super sedes duódecim, judicántes duódecim tribus Israël. Non dixit, Qui reliquistis ómnia: hoc enim et Crates fecit philósophus, et multi álii divítias contempsérunt: sed, Qui secúti estis me: quod proprium Apostolórum est, atque credéntium. </text:p>
            <text:p text:style-name="P505"/>
          </table:table-cell>
          <table:table-cell table:style-name="Tabulka1.A1" office:value-type="string">
            <text:p text:style-name="P388"/>
            <text:p text:style-name="P260"><text:span text:style-name="T350">Ježíš</text:span><text:span text:style-name="T73"> jim však řekl: „Amen pravím vám, že vy, </text:span><text:span text:style-name="T87">kteří</text:span><text:span text:style-name="T73"> jste mě následovali, až bude vše obnoveno </text:span><text:span text:style-name="T81">a</text:span><text:span text:style-name="T90"> </text:span><text:span text:style-name="T73">až se Syn člověka posadí na trůn své slávy, budete </text:span><text:span text:style-name="T87">i vy </text:span><text:span text:style-name="T73">sedět na dvanácti stolicích a budete soudit dvanáct kmenů i</text:span><text:span text:style-name="T87">s</text:span><text:span text:style-name="T73">raelských.“ Neřekl „Vy, </text:span><text:span text:style-name="T81">kteří</text:span><text:span text:style-name="T73"> jste opustili vše,“ neboť to </text:span><text:span text:style-name="T87">učinil </text:span><text:span text:style-name="T73">i filosof Kratés, a</text:span><text:span text:style-name="T90"> </text:span><text:span text:style-name="T73">bohatstvím pohrdali i mnozí jiní, ale řekl „Vy, </text:span><text:span text:style-name="T87">kteří</text:span><text:span text:style-name="T73"> jste mě následovali,“ což je přístup vlastní </text:span><text:span text:style-name="T87">A</text:span><text:span text:style-name="T73">poštolům i všem věřícím. </text:span><text:s/></text:p>
          </table:table-cell>
        </table:table-row>
        <table:table-row table:style-name="Tabulka1.1">
          <table:table-cell table:style-name="Tabulka1.A1" office:value-type="string">
            <text:p text:style-name="P502">Lectio xj.</text:p>
            <text:p text:style-name="P7"><text:span text:style-name="T311">In</text:span> regeneratióne, cum séderit Fílius hóminis in sede majestátis suæ (quando et mórtui de corruptióne resúrgent incorrúpti), sedébitis et vos in sóliis judicántium, condemnántes duódecim tribus Israël, quia vobis credéntibus, illi crédere noluérunt. Et omnis qui relínquerit domum, vel fratres, aut soróres, aut patrem, aut matrem, aut uxórem, aut fílios, aut agros propter nomen meum, céntuplum accípiet, et vitam æternam possidébit.</text:p>
            <text:p text:style-name="P505"/>
          </table:table-cell>
          <table:table-cell table:style-name="Tabulka1.A1" office:value-type="string">
            <text:p text:style-name="P388"/>
            <text:p text:style-name="P264"><text:span text:style-name="T350">Až</text:span><text:span text:style-name="T73"> bude vše obnoveno, až se Syn člověka posadí na trůn své slávy (až i mrtví z</text:span><text:span text:style-name="T81">e své</text:span><text:span text:style-name="T73"> porušitelnosti neporušen</text:span><text:span text:style-name="T90">í</text:span><text:span text:style-name="T73"> vstanou), budete i vy sedět na soudních stolicích a odsoudíte dvanáct kmenů i</text:span><text:span text:style-name="T87">s</text:span><text:span text:style-name="T73">raelských, neboť zatímco vy jste uvěřili, oni uvěřit nechtěli. A každý, kdo opustil dům nebo bratry nebo sestry nebo otce nebo matku nebo manželku nebo děti či pole pro jméno mé, stonásob dostane a bude mít</text:span><text:span text:style-name="T81">i</text:span><text:span text:style-name="T73"> život věčný.</text:span> </text:p>
          </table:table-cell>
        </table:table-row>
        <table:table-row table:style-name="Tabulka1.1">
          <table:table-cell table:style-name="Tabulka1.A1" office:value-type="string">
            <text:p text:style-name="P502">Lectio xij.</text:p>
            <text:p text:style-name="P9"><text:span text:style-name="T311">Locus</text:span> iste cum illa senténtia cóngruit, in qua Salvátor lóquitur: Non veni pacem míttere, sed gládium. Veni enim separáre hóminem a patre suo, et matrem a fília, et nurum a socru: et inimíci hóminis doméstici ejus. Qui ergo propter fidem Christi, et prædicatiónem Evangélii, omnes afféctus contémpserint, atque divítias et sæculi voluptátes: isti céntuplum recípient, et vitam ætérnam possidébunt.</text:p>
            <text:p text:style-name="P505"/>
          </table:table-cell>
          <table:table-cell table:style-name="Tabulka1.A1" office:value-type="string">
            <text:p text:style-name="P388"/>
            <text:p text:style-name="P262"><text:span text:style-name="T350">To</text:span><text:span text:style-name="T73"> místo odpovídá větě, kterou pronesl Spasitel: „Nepřišel jsem přinést mír, ale meč. Přišel jsem postavit syna proti jeho otci, dceru proti matce, snachu proti </text:span><text:span text:style-name="T81">tchyni.</text:span><text:span text:style-name="T73"> A nepřítelem člověka bude jeho vlastní rodina.“ Tedy každý, kdo pro víru v Krista a hlásání </text:span><text:span text:style-name="T87">E</text:span><text:span text:style-name="T73">vangelia pohrdne všemi city a spolu s nimi i bohatstvím a </text:span><text:span text:style-name="T88">veškerým</text:span><text:span text:style-name="T87"> </text:span><text:span text:style-name="T73">potěšením světa, stonásob dostane a bude mít život věčný. </text:span><text:s/></text:p>
          </table:table-cell>
        </table:table-row>
        <table:table-row table:style-name="Tabulka1.1">
          <table:table-cell table:style-name="Tabulka1.A1" table:number-columns-spanned="2" office:value-type="string">
            <text:p text:style-name="P364"><text:span text:style-name="T2">DIE </text:span><text:span text:style-name="T9">X</text:span><text:span text:style-name="T13">XV</text:span><text:span text:style-name="T14">I</text:span><text:span text:style-name="T2">. </text:span><text:span text:style-name="T9">JUNI</text:span><text:span text:style-name="T3">I.</text:span></text:p>
            <text:p text:style-name="P526"><text:span text:style-name="T39">I</text:span><text:span text:style-name="T74">n</text:span><text:span text:style-name="T39"> F</text:span><text:span text:style-name="T74">esto</text:span><text:span text:style-name="T43"> </text:span><text:span text:style-name="T44">S</text:span><text:span text:style-name="T51">S</text:span><text:span text:style-name="T39">. </text:span><text:span text:style-name="T51">J</text:span><text:span text:style-name="T197">ohannis et</text:span><text:span text:style-name="T51"> P</text:span><text:span text:style-name="T129">au</text:span><text:span text:style-name="T128">li</text:span><text:span text:style-name="T125">,</text:span></text:p>
            <text:p text:style-name="P501"><text:span text:style-name="T129">Martyrum</text:span><text:span text:style-name="T124">.</text:span></text:p>
            <text:p text:style-name="P508"><text:soft-page-break/>xij. Lect. et M.</text:p>
          </table:table-cell>
          <table:covered-table-cell/>
        </table:table-row>
        <table:table-row table:style-name="Tabulka1.1">
          <table:table-cell table:style-name="Tabulka1.A1" office:value-type="string">
            <text:p text:style-name="P470">In I. Nocturno</text:p>
            <text:p text:style-name="P464">De Epístola beáti Pauli Apóstoli ad Romános.</text:p>
            <text:p text:style-name="P425">Lectio j. <text:span text:style-name="T231">Cap. 8.</text:span></text:p>
            <text:p text:style-name="P36">F<text:span text:style-name="T311">ratres</text:span>, debitóres sumus non carni, ut secúndum carnem vivámus. Si enim secúndum carnem vixéritis, moriémini: si autem spíritu facta carnis mortificavéritis, vivétis. Quicúmque enim spíritu Dei agúntur, ii sunt fílii Dei. Non enim accepístis spíritum servitútis íterum in timóre, sed accepístis spíritum adoptiónis filiórum, in quo clamámus: Abba (Pater). Ipse enim Spíritus testimónium reddit spirítui nostro quod sumus fílii Dei. Si autem fílii, et hærédes: hærédes quidem Dei, cohærédes autem Christi: si tamen compátimur, ut et conglorificémur.</text:p>
            <text:p text:style-name="P36"/>
          </table:table-cell>
          <table:table-cell table:style-name="Tabulka1.A1" office:value-type="string">
            <text:p text:style-name="P470"><text:s/></text:p>
            <text:p text:style-name="P325"/>
            <text:p text:style-name="P325"/>
            <text:p text:style-name="P407"><text:span text:style-name="T360">B</text:span><text:span text:style-name="T352">ratř</text:span><text:span text:style-name="T360">i</text:span><text:span text:style-name="T468">, nejsme povinni tělu, abychom podle těla žili. Neboť žijete-li podle těla, zemřete; umrtvujete-li však duchem tělesné pudy, budete žíti. Vždyť všichni ti, k</text:span><text:span text:style-name="T512">teří</text:span><text:span text:style-name="T468"> se dávají vésti Duchem Božím, jsou synové Boží. Nepřijali jste </text:span><text:span text:style-name="T512">totiž </text:span><text:span text:style-name="T468">ducha </text:span><text:span text:style-name="T489">otroctví</text:span><text:span text:style-name="T468">, abyste zase ž</text:span><text:span text:style-name="T489">ili v obavách</text:span><text:span text:style-name="T468">, ale přijali jste ducha synovství, v němž voláme: „Abba, Otče!“ </text:span><text:span text:style-name="T489">Tento</text:span><text:span text:style-name="T468"> Duch </text:span><text:span text:style-name="T489">totiž </text:span><text:span text:style-name="T468">vydává svědectví naš</text:span><text:span text:style-name="T489">e</text:span><text:span text:style-name="T468">m</text:span><text:span text:style-name="T489">u</text:span><text:span text:style-name="T468"> duch</text:span><text:span text:style-name="T489">u</text:span><text:span text:style-name="T468">, že jsme dě</text:span><text:span text:style-name="T489">ti</text:span><text:span text:style-name="T468"> Boží. Jsme-li však dě</text:span><text:span text:style-name="T489">ti</text:span><text:span text:style-name="T468">, jsme i dědici: dědici Boží a spoludědici Kristovi. </text:span><text:span text:style-name="T538">J</text:span><text:span text:style-name="T468">estliže </text:span><text:span text:style-name="T489">tedy</text:span><text:span text:style-name="T468"> spolu s</text:span><text:span text:style-name="T512"> </text:span><text:span text:style-name="T468">ním trpíme, </text:span><text:span text:style-name="T602">je to proto, </text:span><text:span text:style-name="T468">abychom s ním byli také oslaveni. </text:span></text:p>
          </table:table-cell>
        </table:table-row>
        <table:table-row table:style-name="Tabulka1.1">
          <table:table-cell table:style-name="Tabulka1.A1" office:value-type="string">
            <text:p text:style-name="P425">Lectio ij. </text:p>
            <text:p text:style-name="P81">E<text:span text:style-name="T311">xístimo</text:span> enim quod non sunt condígnæ passiónes hujus témporis ad futúram glóriam, quæ revelábitur in nobis. Nam expectátio creatúræ, revelatiónem filiórum Dei expéctat. Scimus autem quóniam diligéntibus Deum ómnia cooperántur in bonum, iis, qui secúndum propósitum vocáti sunt sancti. Nam quos præscívit, et prædestinávit confórmes fíeri imáginis Fílii sui, ut sit ipse primogénitus in multis frátribus. Quos autem prædestinávit, hos et vocávit: et quos vocávit, hos et justificávit: quos autem justificávit, illos et glorificávit.</text:p>
            <text:p text:style-name="P482"/>
          </table:table-cell>
          <table:table-cell table:style-name="Tabulka1.A1" office:value-type="string">
            <text:p text:style-name="P343"/>
            <text:p text:style-name="P168"><text:span text:style-name="T353">Myslím</text:span><text:span text:style-name="T470"> totiž, že utrpení tohoto času nejsou nic ve srovnání se slávou, která se zjeví </text:span><text:span text:style-name="T492">v </text:span><text:span text:style-name="T470">nás. Vždyť i tvorstvo </text:span><text:span text:style-name="T599">toužebně </text:span><text:span text:style-name="T470">očekává zjevení synů Božích. Víme však, že těm, kdo milují Boha, všechno napomáhá k dobrému, </text:span><text:span text:style-name="T492">totiž</text:span><text:span text:style-name="T470"> těm, kteří jsou podle jeho úradku povoláni za svaté. Neboť ty, o nichž to předzvěděl, ty také předurčil, aby byli připodobněni obrazu jeho Syna, aby On byl prvorozený mezi mnoh</text:span><text:span text:style-name="T516">a</text:span><text:span text:style-name="T470"> bratřími. Ty pak, jež předurčil, ty také povolal; a </text:span><text:span text:style-name="T492">ty, </text:span><text:span text:style-name="T470">které povolal, t</text:span><text:span text:style-name="T492">aké</text:span><text:span text:style-name="T470"> ospravedlnil, a </text:span><text:span text:style-name="T492">ty, </text:span><text:span text:style-name="T470">které ospravedlnil, také oslavil. </text:span></text:p>
          </table:table-cell>
        </table:table-row>
        <table:table-row table:style-name="Tabulka1.1">
          <table:table-cell table:style-name="Tabulka1.A1" office:value-type="string">
            <text:p text:style-name="P425">Lectio iij.</text:p>
            <text:p text:style-name="P81">Q<text:span text:style-name="T311">uid</text:span> ergo dicémus ad hæc? si Deus pro nobis, quis contra nos? Qui étiam próprio Filio suo non pepércit‚ sed pro nobis ómnibus trádidit illum: quómodo non étiam cum illo ómnia nobis donávit? Quis accusábit advérsus eléctos Dei? Deus qui justíficat‚ quis est qui condémnet? Christus Jesus‚ qui mórtuus est, immo qui et resurréxit, qui est ad déxteram Dei, qui étiam interpéllat pro nobis.</text:p>
            <text:p text:style-name="P353"/>
          </table:table-cell>
          <table:table-cell table:style-name="Tabulka1.A1" office:value-type="string">
            <text:p text:style-name="P343"/>
            <text:p text:style-name="P191"><text:span text:style-name="T311">Co</text:span> tedy máme k tomu říci? Je-li Bůh <text:span text:style-name="T431">s námi</text:span>, kdo proti nám? Když ani vlastního Syna neušetřil, ale za nás za všechny ho vydal na smrt, jak <text:span text:style-name="T431">by nám</text:span> s ním ned<text:span text:style-name="T431">al</text:span> <text:span text:style-name="T639">také </text:span>všec<text:span text:style-name="T431">hn</text:span>o <text:span text:style-name="T431">ostatní</text:span>? Kdo <text:span text:style-name="T431">vznese</text:span> žalo<text:span text:style-name="T431">bu</text:span> na vyvolené Boží? Bůh, jenž ospravedlňuje? Kdo jest, jenž by je <text:span text:style-name="T639">mohl </text:span>odsoudi<text:span text:style-name="T639">t</text:span>? Kristus Ježíš, který za nás umřel, ano i z mrtvých vstal, který je na pravici Boží, který se též za nás přimlouvá? </text:p>
          </table:table-cell>
        </table:table-row>
        <table:table-row table:style-name="Tabulka1.1">
          <table:table-cell table:style-name="Tabulka1.A1" office:value-type="string">
            <text:p text:style-name="P425">Lectio i<text:span text:style-name="T304">v</text:span>. </text:p>
            <text:p text:style-name="P81">Q<text:span text:style-name="T311">uis</text:span> ergo nos separábit a charitáte Christi? tribulátio? an angústia? an fames? an núditas? an perículum? an persecútio? an gládius? (Sicut scriptum est: Quia propter te mortificámur tota die: æstimáti sumus sicut oves occisiónis.) Sed in his ómnibus superámus propter eum, qui diléxit nos. Certus sum enim quia neque mors, neque vita, neque Angeli, neque principátus, neque virtútes, neque instántia‚ neque futúra, neque fortitúdo, neque altitúdo, neque profúndum, neque creatúra ália pót<text:soft-page-break/>erit nos separáre a charitáte Dei, quæ est in Christo Jesu Dómino nostro.</text:p>
            <text:p text:style-name="P353"/>
          </table:table-cell>
          <table:table-cell table:style-name="Tabulka1.A1" office:value-type="string">
            <text:p text:style-name="P343"/>
            <text:p text:style-name="P168"><text:span text:style-name="T361">Kdo</text:span><text:span text:style-name="T491"> nás tedy odloučí od lásky Kristovy? Snad soužení nebo úzkost nebo hlad nebo nahota nebo nebezpečenství nebo pronásledování nebo meč? </text:span><text:span text:style-name="T492">(</text:span><text:span text:style-name="T491">Tak je psáno: „Neboť kvůli tobě jsme po celý den na smrt vydáváni; jsme pokládáni za ovce na zabití.“</text:span><text:span text:style-name="T492">)</text:span><text:span text:style-name="T491"> Ale v tom všem dokonale vítězíme skrze Toho, jenž si nás zamiloval. Neboť jsem přesvědčen, že ani smrt ani život, ani </text:span><text:span text:style-name="T516">A</text:span><text:span text:style-name="T491">ndělé ani knížata ani mocnosti, ani věci přítomné ani budoucí, ani síla, ani výška ani hloubka, ani žádné jiné stvoření nebude nás moci </text:span><text:soft-page-break/><text:span text:style-name="T491">odloučiti od lásky Boží, která je v Kristu Ježíši, našem Pánu. </text:span></text:p>
          </table:table-cell>
        </table:table-row>
        <table:table-row table:style-name="Tabulka1.1">
          <table:table-cell table:style-name="Tabulka1.A1" office:value-type="string">
            <text:p text:style-name="P493">In II. Nocturno</text:p>
            <text:p text:style-name="P432">Lectio v.</text:p>
            <text:p text:style-name="P235">J<text:span text:style-name="T311">oánnes</text:span> et Paulus fratres Romani, cum facultátibus a Constántia Constantíni fília, cui pie fidelitérque servíerant, sibi relíc<text:span text:style-name="T640">­</text:span>tis‚ Christi páuperes álerent, a Juliáno apóstata in númerum familiárium suórum invitáti, libere negavérunt, se apud eum esse velle, qui a Jesu Christo defecísset. Quíbus ille ad deliberándum decem dies præfinit, ut nisi ad eam diem ei adhærére, et Jovi sacrificáre constitúerint, sibi moriéndum esse certo sciant.</text:p>
            <text:p text:style-name="P235"/>
          </table:table-cell>
          <table:table-cell table:style-name="Tabulka1.A1" office:value-type="string">
            <text:p text:style-name="P328"/>
            <text:p text:style-name="P328"/>
            <text:p text:style-name="P290"><text:span text:style-name="T393">Jan</text:span><text:span text:style-name="T219"> a Pavel byli římští bratři. </text:span><text:span text:style-name="T220">Zbožně a </text:span><text:span text:style-name="T219">věrn</text:span><text:span text:style-name="T220">ě</text:span><text:span text:style-name="T219"> sl</text:span><text:span text:style-name="T220">o</text:span><text:span text:style-name="T219">už</text:span><text:span text:style-name="T220">ili</text:span><text:span text:style-name="T219"> Konstanci</text:span><text:span text:style-name="T220">i</text:span><text:span text:style-name="T219">, dce</text:span><text:span text:style-name="T220">ři</text:span><text:span text:style-name="T219"> </text:span><text:span text:style-name="T226">císaře</text:span><text:span text:style-name="T219"> Konstantin</text:span><text:span text:style-name="T221">a</text:span><text:span text:style-name="T219">. Když </text:span><text:span text:style-name="T221">dávali jíst</text:span><text:span text:style-name="T219"> </text:span><text:span text:style-name="T222">Kristovým </text:span><text:span text:style-name="T219">chud</text:span><text:span text:style-name="T221">ým</text:span><text:span text:style-name="T219"> z majetku, kter</text:span><text:span text:style-name="T221">ý jim zanechala, pozval je </text:span><text:span text:style-name="T227">císař</text:span><text:span text:style-name="T221"> Julián </text:span><text:span text:style-name="T225">Odpadlík</text:span><text:span text:style-name="T221">, aby se stali jeho blízkými společníky. Oni jej svobodně odmítli, neboť nechtěli být s </text:span><text:span text:style-name="T223">člověkem</text:span><text:span text:style-name="T221">, </text:span><text:span text:style-name="T223">který</text:span><text:span text:style-name="T221"> se odvrátil od Ježíše Krista. On jim tedy dal deset dnů na rozmyšlenou s tím, že pokud se k němu do té doby nepřipojí a nerozhodnou se obětovat Jovovi, čeká je jistá smrt. </text:span></text:p>
          </table:table-cell>
        </table:table-row>
        <table:table-row table:style-name="Tabulka1.1">
          <table:table-cell table:style-name="Tabulka1.A1" office:value-type="string">
            <text:p text:style-name="P427">Lectio vj.</text:p>
            <text:p text:style-name="P90">I<text:span text:style-name="T311">lli</text:span> intra id tempus réliqua sua bona distribuérunt paupéribus, quo expeditióres ad Dómínum migráre possent, et plures iuvárent, a quibus in ætérna tabernacula reciperéntur. Die décima Terentiánus, prætóriæ cohórtis præféctus, ad eos missus, cum alláta Jovis effígie, ut eam veneraréntur, imperatóris mandátum eis expónit: ut nisi Jovì cultum adhíbeant‚ moriántur.</text:p>
            <text:p text:style-name="P484"/>
          </table:table-cell>
          <table:table-cell table:style-name="Tabulka1.A1" office:value-type="string">
            <text:p text:style-name="P328"/>
            <text:p text:style-name="P218"><text:span text:style-name="T311">Oni</text:span> během té doby rozdali zbytek svého jmění chudým, aby snáze mohli odejít k Pánu, a<text:span text:style-name="T641"> </text:span>pomohli <text:span text:style-name="T291">tím </text:span>mnoha lidem, kteří je pak přijali do<text:span text:style-name="T641"> </text:span>věčných příbytků. Desátý den k nim byl poslán Teren<text:span text:style-name="T289">cián</text:span>, velitel pretoriánské gardy, <text:span text:style-name="T289">a přinesl s</text:span><text:span text:style-name="T641"> </text:span><text:span text:style-name="T289">sebou Jovovu sochu, aby ji mohli uctít. Na císařův rozkaz jim pak vysvětlil, že pokud nezačnou uctívat Jova, zemřou. </text:span></text:p>
          </table:table-cell>
        </table:table-row>
        <table:table-row table:style-name="Tabulka1.1">
          <table:table-cell table:style-name="Tabulka1.A1" office:value-type="string">
            <text:p text:style-name="P427">Lectio vij.</text:p>
            <text:p text:style-name="P105">Q<text:span text:style-name="T311">ui</text:span>, ut erant orántes, respondérunt, se pro Christi fide, quem Deum mente et ore venerabán<text:span text:style-name="T641">­</text:span>tur‚ non dubitánter mortem subitúros.<text:span text:style-name="T641"> </text:span>At Terentiánus véritus ne, si públice interficeréntur, pópulus commoverétur‚ domi, ubi tunc erant, abscíssis eórum capítibus, sexto Káléndas Júlii secréto eos sepeliéndos curávit: rumorémque sparsit, Joánnem et Paulum in exílium ejéctos esse.</text:p>
            <text:p text:style-name="P355"/>
          </table:table-cell>
          <table:table-cell table:style-name="Tabulka1.A1" office:value-type="string">
            <text:p text:style-name="P328"/>
            <text:p text:style-name="P219"><text:span text:style-name="T311">Oni</text:span> byli zrovna ponořeni v modlitbách a<text:span text:style-name="T641"> </text:span>odpověděli, že pro víru v Krista, což je Bůh, kterému se <text:span text:style-name="T291">duchem </text:span>i slovem klanějí, bez váhání podstoupí smrt. Avšak Teren<text:span text:style-name="T290">c</text:span>ián se obával, že veřejná poprava by vzbouřila lid, takže rozkázal, aby jim v domě, kde zrovna byli, usekli hlavy a tajně je pohřbili dne 26. června. Rozšířil potom fámu, že Jan a Pavel byli posláni do vyhnanství. </text:p>
          </table:table-cell>
        </table:table-row>
        <table:table-row table:style-name="Tabulka1.1">
          <table:table-cell table:style-name="Tabulka1.A1" office:value-type="string">
            <text:p text:style-name="P427">Lectio viij.</text:p>
            <text:p text:style-name="P90">V<text:span text:style-name="T311">erum</text:span> eórum mors a spirítibus immúndis‚ qui multórum córpora vexábant, pervulgáta est: in quibus Terentiáni fílius et ips<text:span text:style-name="T290">e</text:span> oppréssus a dæmone, ad sepúlchrum Martyrum perdúctus, liberátus est. Quo miráculo et is in Christum crédidit, et eius pater Terentiánus, a quo etiam horum beatórum Mártyrum vita scripta esse dícitur.</text:p>
            <text:p text:style-name="P484"/>
          </table:table-cell>
          <table:table-cell table:style-name="Tabulka1.A1" office:value-type="string">
            <text:p text:style-name="P328"/>
            <text:p text:style-name="P219"><text:span text:style-name="T311">Jejich</text:span> smrt však prozradili nečistí duchové, kteří sužovali těla mnohých, mezi nimi<text:span text:style-name="T291">ž</text:span> <text:span text:style-name="T291">byl </text:span>i<text:span text:style-name="T641"> </text:span>Teren<text:span text:style-name="T290">c</text:span>iánův syn. <text:span text:style-name="T291">Ten, když byl sužován zlým duchem, byl přiveden ke hrobu Mučedníků, a </text:span><text:span text:style-name="T641">zde </text:span><text:span text:style-name="T291">byl osvobozen. Tímto zázrakem uvěřil v Krista on i jeho otec Terencián, o kterém se také říká, že sepsal životopis těchto dvou svatých Mučedníků.</text:span></text:p>
          </table:table-cell>
        </table:table-row>
        <table:table-row table:style-name="Tabulka1.1">
          <table:table-cell table:style-name="Tabulka1.A1" office:value-type="string">
            <text:p text:style-name="P491">In III. Nocturno</text:p>
            <text:p text:style-name="P400"><text:span text:style-name="T101">Léctio sancti Evangélii </text:span><text:span text:style-name="T102">secúndum </text:span><text:span text:style-name="T104">Lucam</text:span><text:span text:style-name="T101">.</text:span><text:span text:style-name="T24"> </text:span></text:p>
            <text:p text:style-name="P400"><text:span text:style-name="T24">Lectio ix. Cap. </text:span><text:span text:style-name="T25">1</text:span><text:span text:style-name="T26">2</text:span></text:p>
            <text:p text:style-name="P145">In illo témpore: Dixit Jesus discípulis suis: Atténdite a ferménto Pharisæórum, quod est hypócri<text:soft-page-break/>sis. Et réliqua.</text:p>
            <text:p text:style-name="P370"/>
            <text:p text:style-name="P401"><text:span text:style-name="T254">Homilía </text:span><text:span text:style-name="T101">venerábilis Bedæ Presbyteri.</text:span></text:p>
            <text:p text:style-name="P445">Lib. 4. in Luc. c. <text:span text:style-name="T292">1</text:span>2. <text:span text:style-name="T204">(orig. 52)</text:span></text:p>
            <text:p text:style-name="P147">D<text:span text:style-name="T311">e</text:span> hoc ferménto Apóstolus præcipit: Itaque epulémur, non in ferménto véteri, neque in ferménto malítiæ et nequítiæ, sed in ázymis sinceritátis et veritátis. Nam sicut módicum ferméntum totam farínæ, cui injícitur, massam corrúmpit, universámque mox conspersiónem suo sapóre commáculat: sic nimírum simulátio, cujus semel ánimum imbúerit, tota virtútum sinceritáte et veritáte fraudábit.</text:p>
            <text:p text:style-name="P370"/>
          </table:table-cell>
          <table:table-cell table:style-name="Tabulka1.A1" office:value-type="string">
            <text:p text:style-name="P388"/>
            <text:p text:style-name="P388"/>
            <text:p text:style-name="P388"/>
            <text:p text:style-name="P268"><text:span text:style-name="T317">Za</text:span><text:span text:style-name="T256"> onoho času řekl Ježíš </text:span><text:span text:style-name="T259">učedníkům svým</text:span><text:span text:style-name="T256">: „</text:span><text:span text:style-name="T259">Mějte se na pozoru před kvasem farizejským, což </text:span><text:soft-page-break/><text:span text:style-name="T259">jest pokrytectví.“</text:span><text:span text:style-name="T256"> A </text:span><text:span text:style-name="T258">ostatní</text:span><text:span text:style-name="T256">.</text:span></text:p>
            <text:p text:style-name="P388"/>
            <text:p text:style-name="P388"/>
            <text:p text:style-name="P388"/>
            <text:p text:style-name="P265">O tomto kvasu <text:span text:style-name="T293">nám </text:span>Apoštol přikázal: „Proto slavme Velikonoce n<text:span text:style-name="T659">ikoliv</text:span> se starým kvasem, s kvasem zla a špatnosti, ale s nekvašeným chlebem upřímnosti a pravdy.“ Neboť <text:span text:style-name="T293">stejně</text:span> jako trocha kvasu prokvasí všechnu mouku, do které je <text:span text:style-name="T465">zadělána</text:span>, a brzo svou chutí prodchne <text:span text:style-name="T293">veškeré</text:span> těsto, tak <text:span text:style-name="T293">i</text:span> pokrytectví, jímž se jednou duch nakazí, jej zbaví vší vážnosti a pravdivosti <text:span text:style-name="T293">jeho </text:span>ctností.</text:p>
          </table:table-cell>
        </table:table-row>
        <table:table-row table:style-name="Tabulka1.1">
          <table:table-cell table:style-name="Tabulka1.A1" office:value-type="string">
            <text:p text:style-name="P502">Lectio x.</text:p>
            <text:p text:style-name="P5">V<text:span text:style-name="T311">erum</text:span> quod séquitur: Quóniam quæ in ténebris dixístis, in lúmine dicéntur: non solum in futúro, quando cuncta córdium abscóndita proferéntur ad lucem, sed et in præsénti témpore potest congruénter accípi: quóniam quæ inter ténebras quondam pressurárum, carcerúmque umbras, vel locúti vel passi sunt Apóstoli, nunc clarificáta per orbem Ecclésia, lectis eórum áctibus públice prædicántur.</text:p>
            <text:p text:style-name="P505"/>
          </table:table-cell>
          <table:table-cell table:style-name="Tabulka1.A1" office:value-type="string">
            <text:p text:style-name="P388"/>
            <text:p text:style-name="P260"><text:span text:style-name="T351">Pravda</text:span><text:span text:style-name="T82"> je i to, co následuje: „Neboť co jste řekli v temnotách, řečeno bude na světle.“ Nejen v budoucnu, </text:span><text:span text:style-name="T84">až</text:span><text:span text:style-name="T82"> budou všechny věci skryté v srdcích </text:span><text:span text:style-name="T84">vytaženy</text:span><text:span text:style-name="T82"> na světlo, ale i v současné době se to dá odpovídajícím způsobem </text:span><text:span text:style-name="T84">vyložit</text:span><text:span text:style-name="T82">: neboť cokoliv, co kdysi Apoštolové řekli či </text:span><text:span text:style-name="T84">s</text:span><text:span text:style-name="T82">trpěli v temnotách útlaků a stín</text:span><text:span text:style-name="T84">ech</text:span><text:span text:style-name="T82"> žalářů, nyní Církev zjev</text:span><text:span text:style-name="T84">uje</text:span><text:span text:style-name="T82"> po celém světě, když veřejně </text:span><text:span text:style-name="T84">hlásá a</text:span><text:span text:style-name="T82"> pronáší čtení z jejich skutků. </text:span></text:p>
          </table:table-cell>
        </table:table-row>
        <table:table-row table:style-name="Tabulka1.1">
          <table:table-cell table:style-name="Tabulka1.A1" office:value-type="string">
            <text:p text:style-name="P502">Lectio xj.</text:p>
            <text:p text:style-name="P7">N<text:span text:style-name="T311">e</text:span> terreámini ab his qui occídunt corpus. Si persecutóres Sanctórum, occísis corpóribus, non habent ámplius quid contra illos agant; ergo supervácua furunt insánia, qui mórtua Martyrum membra feris avibúsque discerpénda profíciunt, cum nequáquam omnipoténtiæ Dei, quin ea resuscitándo vivíficet, obsístere possint.</text:p>
            <text:p text:style-name="P505"/>
          </table:table-cell>
          <table:table-cell table:style-name="Tabulka1.A1" office:value-type="string">
            <text:p text:style-name="P388"/>
            <text:p text:style-name="P266"><text:span text:style-name="T350">Nebojte</text:span><text:span text:style-name="T73"> se těch, kteří zabíjejí tělo. Pokud pronásledovatelé Svatý</text:span><text:span text:style-name="T84">m</text:span><text:span text:style-name="T73"> poté, co zabijí tělo, již nemohou více uškodit, </text:span><text:span text:style-name="T84">z</text:span><text:span text:style-name="T73">bytečně tedy </text:span><text:span text:style-name="T84">běsnili </text:span><text:span text:style-name="T73">nenávistí ti, kteří předhazovali mrtvá těla Mučedníků šelmám a ptákům, aby je roztrhali, když se stejně žádným způsobem nemohou postavit všemohouc</text:span><text:span text:style-name="T91">­</text:span><text:span text:style-name="T73">nosti Boží, aby je nevzkřísila </text:span><text:span text:style-name="T84">mezi živé</text:span><text:span text:style-name="T73">.</text:span></text:p>
          </table:table-cell>
        </table:table-row>
        <table:table-row table:style-name="Tabulka1.1">
          <table:table-cell table:style-name="Tabulka1.A1" office:value-type="string">
            <text:p text:style-name="P502">Lectio xij.</text:p>
            <text:p text:style-name="P9">D<text:span text:style-name="T311">uo</text:span> autem sunt génera persecutórum: unum palam sæviéntium, álterum ficte fraudulen<text:span text:style-name="T642">­</text:span>térque blandiéntium. Contra utrúmque nos muníre atque institúere volens Salvátor, et supra ab hypócrisi Pharisæórum atténdere, et hic a carníficum cæde præcipit non timére: quia vidélicét post mortem nec horum crudélitas nec illórum váleat simulátio duráre.</text:p>
            <text:p text:style-name="P505"/>
          </table:table-cell>
          <table:table-cell table:style-name="Tabulka1.A1" office:value-type="string">
            <text:p text:style-name="P388"/>
            <text:p text:style-name="P263"><text:span text:style-name="T350">Známe</text:span><text:span text:style-name="T73"> však dva druhy pronásledovatelů: jedni <text:s/>otevřeně zuřivě pronásledují, ti druzí naoko a falešně utěšují. Proti oběma nás chtěl vyzbrojit a</text:span><text:span text:style-name="T92"> </text:span><text:span text:style-name="T83">varovat</text:span><text:span text:style-name="T73"> Spasitel, </text:span><text:span text:style-name="T83">když nám zde přikázal, abychom se měli na pozoru před pokrytectví Farizeů, nebo jinde, abychom se nebáli násilí od katů. Neboť po smrti nebude již </text:span><text:span text:style-name="T89">přetrvávat</text:span><text:span text:style-name="T83"> ani jejich krutost, ani farizejské pokrytectví.</text:span></text:p>
          </table:table-cell>
        </table:table-row>
        <table:table-row table:style-name="Tabulka1.1">
          <table:table-cell table:style-name="Tabulka1.A1" table:number-columns-spanned="2" office:value-type="string">
            <text:p text:style-name="P368"><text:span text:style-name="T2">DIE </text:span><text:span text:style-name="T9">X</text:span><text:span text:style-name="T12">X</text:span><text:span text:style-name="T4">I</text:span><text:span text:style-name="T15">X</text:span><text:span text:style-name="T2">. </text:span><text:span text:style-name="T9">JUNI</text:span><text:span text:style-name="T3">I.</text:span></text:p>
            <text:p text:style-name="P528"><text:span text:style-name="T39">I</text:span><text:span text:style-name="T74">n</text:span><text:span text:style-name="T39"> </text:span><text:span text:style-name="T52">F</text:span><text:span text:style-name="T75">e</text:span><text:span text:style-name="T76">sto</text:span><text:span text:style-name="T43"> </text:span></text:p>
            <text:p text:style-name="P533"><text:span text:style-name="T52">S</text:span><text:span text:style-name="T44">S</text:span><text:span text:style-name="T39">. </text:span><text:span text:style-name="T52">P</text:span><text:span text:style-name="T198">etri et</text:span><text:span text:style-name="T49"> </text:span><text:span text:style-name="T52">P</text:span><text:span text:style-name="T125">a</text:span><text:span text:style-name="T130">uli</text:span></text:p>
            <text:p text:style-name="P530"><text:span text:style-name="T45">A</text:span><text:span text:style-name="T124">postolorum</text:span></text:p>
            <text:p text:style-name="P511"><text:span text:style-name="T248">Serm</text:span>. <text:span text:style-name="T248">maj. cum Octava.</text:span></text:p>
            <text:p text:style-name="P511"><draw:frame draw:style-name="fr1" draw:name="Obrázek2" text:anchor-type="char" svg:width="1.5173in" svg:height="0.1083in" draw:z-index="2"><draw:image xlink:href="Pictures/1000020100000775000000882B0C965122BF380B.png" xlink:type="simple" xlink:show="embed" xlink:actuate="onLoad" draw:mime-type="image/png"/></draw:frame><text:soft-page-break/></text:p>
          </table:table-cell>
          <table:covered-table-cell/>
        </table:table-row>
        <table:table-row table:style-name="Tabulka1.1">
          <table:table-cell table:style-name="Tabulka1.A1" office:value-type="string">
            <text:p text:style-name="P471">In I. Nocturno</text:p>
            <text:p text:style-name="P465">De Actibus Apostolórum.</text:p>
            <text:p text:style-name="P426">Lectio j. <text:span text:style-name="T231">Cap. 3.</text:span></text:p>
            <text:p text:style-name="P38">P<text:span text:style-name="T311">etrus</text:span> autem, et Joánnes ascendébant in templum ad horam oratiónis nonam. Et quidam vir, qui erat claudus ex útero matris suæ, bajulabátur: quem ponébant quotídie ad portam templi, quæ dícitur Speciósa, ut péter<text:span text:style-name="T453">e</text:span>t eleemósynam ab intrœúntibus in templum. Is cum vidísset Petrum, et Joánnem incipiéntes introíre in templum, rogábat ut eleemósynam accípe<text:span text:style-name="T454">r</text:span>et.</text:p>
            <text:p text:style-name="P38"/>
          </table:table-cell>
          <table:table-cell table:style-name="Tabulka1.A1" office:value-type="string">
            <text:p text:style-name="P471"><text:s/></text:p>
            <text:p text:style-name="P326"/>
            <text:p text:style-name="P326"/>
            <text:p text:style-name="P327"><text:span text:style-name="T311">Petr</text:span> a Jan šli o třetí hodině <text:span text:style-name="T453">nahoru </text:span>do chrámu k odpolední modlitbě. Právě tam přinášeli nějakého člověka chromého od narození; každý den ho posadili u chrámové brány, které se říká Krásná, aby prosil o almužnu ty, <text:span text:style-name="T453">kteří</text:span> vcházeli <text:span text:style-name="T453">do chrámu</text:span>. Když viděl <text:span text:style-name="T453">Petra a Jana, jak zrovna vcházejí</text:span> do chrámu, prosil také je, <text:span text:style-name="T453">aby mu dali</text:span> almužnu.</text:p>
          </table:table-cell>
        </table:table-row>
        <table:table-row table:style-name="Tabulka1.1">
          <table:table-cell table:style-name="Tabulka1.A1" office:value-type="string">
            <text:p text:style-name="P426">Lectio ij. </text:p>
            <text:p text:style-name="P84">I<text:span text:style-name="T311">ntuens</text:span> autem in eum Petrus cum Joánne, dixit: Réspice in nos‚ At ille intendébat in eos, sperans se aliquid acceptúrum ab eis. Petrus autem dixit: Argéntum et aurum non est mihi: quod autem hábeo, hoc tibi do: <text:span text:style-name="T453">i</text:span>n nómine Jesu Christi Nazaréni surge, et ámbula. Et apprehénsa manu ejus déxtera, allevávit eum, et prótinus consolidátæ sunt bases ejus, et plantæ. Et exíliens stetit, et ambulábat: et intrávit cum illis in templum ámbulans, et exíliens, et laudans Deum.</text:p>
            <text:p text:style-name="P483"/>
          </table:table-cell>
          <table:table-cell table:style-name="Tabulka1.A1" office:value-type="string">
            <text:p text:style-name="P344"/>
            <text:p text:style-name="P192"><text:span text:style-name="T311">Petr</text:span> spolu s Janem na něj upřeli zrak a řekli: „Pohleď na nás!“ Obrátil se k nim a <text:span text:style-name="T453">doufal</text:span>, že od nich něco dostane. Petr však řekl: „Stříbro ani zlato nemám, ale co mám, to ti dám: Ve jménu Ježíše Krista Nazaretského vstaň a choď!“ Vzal ho za pravou ruku a pomáhal mu vstát; a vtom se chromému zpevnily <text:span text:style-name="T453">chodidla a </text:span>klouby, vyskočil na nohy, <text:span text:style-name="T453">narovnal</text:span> se a začal chodit. <text:span text:style-name="T453">I v</text:span>ešel s nimi do chrámu, chodil, skákal <text:span text:style-name="T131">radostí</text:span> a chválil Boha.</text:p>
          </table:table-cell>
        </table:table-row>
        <table:table-row table:style-name="Tabulka1.1">
          <table:table-cell table:style-name="Tabulka1.A1" office:value-type="string">
            <text:p text:style-name="P426">Lectio iij.</text:p>
            <text:p text:style-name="P84">E<text:span text:style-name="T311">t</text:span> vidit omnis pópulus eum ambulántem, et laudántem Deum. Cognoscébant autem illum, quod ipse erat, qui ad eleemósynam sedébat ad Speciósam portam templi: et impléti sunt stupóre et éxtasi in eo‚ quod contígerat illi. Cum tenéret autem Petrum, et Joánnem, cucúrrit omnis pópulus ad eos ad pórticum, quæ appellátur Salomónis, stupéntes.</text:p>
            <text:p text:style-name="P354"/>
          </table:table-cell>
          <table:table-cell table:style-name="Tabulka1.A1" office:value-type="string">
            <text:p text:style-name="P344"/>
            <text:p text:style-name="P192"><text:span text:style-name="T453">I</text:span> <text:span text:style-name="T453">uzřel </text:span>vš<text:span text:style-name="T453">echen lid</text:span>, jak chodí a chválí Boha. Když poznali, že je to ten, co sedal a žebral <text:span text:style-name="T453">o almužnu </text:span>před chrámem u Krásné brány, <text:span text:style-name="T453">byli naplněni ú</text:span>žas<text:span text:style-name="T453">em</text:span> a byli u vytržení nad tím, co se <text:span text:style-name="T453">mu </text:span>stalo. Protože se držel Petra a Jana, všichni se k nim v úžasu sběhli do sloupoví, kterému se říká Šalomounovo. <text:s/></text:p>
          </table:table-cell>
        </table:table-row>
        <table:table-row table:style-name="Tabulka1.1">
          <table:table-cell table:style-name="Tabulka1.A1" office:value-type="string">
            <text:p text:style-name="P426">Lectio i<text:span text:style-name="T304">v</text:span>. </text:p>
            <text:p text:style-name="P84">V<text:span text:style-name="T311">ídens</text:span> autem Petrus, respóndit ad pópulum: Viri Israëlítae, mirámini in hoc, aut nos quid intuémini, quasi nostra virtúte aut potestáte fecérimus hunc ambuláre? Deus Abraham, et Deus Isaac, et Deus Jacob, Deus patrum nostrórum glorificávit Fílium suum Jesum, quem vos quidem tradidístis, et negástis ante fáciem Piláti, judicánte illo dimítti. Vos autem sanctum, et justum negástis, et petístis virum homicídam donári vobis: auctórem vero vitæ interfecístis, quem Deus suscitávit a mórtuis, cujus nos testes sumus.</text:p>
            <text:p text:style-name="P354"/>
          </table:table-cell>
          <table:table-cell table:style-name="Tabulka1.A1" office:value-type="string">
            <text:p text:style-name="P344"/>
            <text:p text:style-name="P178"><text:span text:style-name="T311">Když</text:span> to Petr viděl, promluvil k lidu: „Muži i<text:span text:style-name="T455">s</text:span>raelští, proč nad tím žasnete a proč hledíte na nás, jako bychom svou vlastní mocí nebo zbožností způsobili, že tento člověk chodí? Bůh Abrahamův, <text:span text:style-name="T455">Bůh </text:span>Izákův a <text:span text:style-name="T455">Bůh </text:span>Jákobův, Bůh našich otců oslavil svého <text:span text:style-name="T455">Syna </text:span>Ježíše, kterého vy jste vydali a kterého jste se před Pilátem zřekli, když ho chtěl osvobodit. Svatého a spravedlivého jste se <text:span text:style-name="T455">vy </text:span>zřekli a vyprosili jste si, <text:span text:style-name="T455">aby vám byl</text:span> propuštěn vrah. Původce života jste zabili, Bůh ho však vzkřísil z mrtvých a my jsme toho svědky.</text:p>
          </table:table-cell>
        </table:table-row>
        <table:table-row table:style-name="Tabulka1.1">
          <table:table-cell table:style-name="Tabulka1.A1" office:value-type="string">
            <text:p text:style-name="P496">In II. Nocturno</text:p>
            <text:p text:style-name="P414">Sermo sancti Leónis Papæ.</text:p>
            <text:p text:style-name="P434">Ex Serm. 1. de Natali Apost. Petri et Pauli.</text:p>
            <text:p text:style-name="P434"><text:soft-page-break/>Lectio v.</text:p>
            <text:p text:style-name="P247">P<text:span text:style-name="T311">retiósa</text:span> est in conspéctu Dómini mors Sanctórum ejus. Nec ullo crudelitátis génere déstrui potest sacraménto Crucis Christi fundáta relígio. Non minúitur persecutiónibus Ecclésia, sed augétur: et semper Domínicus ager ségete ditióri vestítur, dum grana, quæ síngula cadunt, multiplicáta nascúntur.</text:p>
            <text:p text:style-name="P247"/>
          </table:table-cell>
          <table:table-cell table:style-name="Tabulka1.A1" office:value-type="string">
            <text:p text:style-name="P331"/>
            <text:p text:style-name="P331"/>
            <text:p text:style-name="P331"/>
            <text:p text:style-name="P331"><text:soft-page-break/></text:p>
            <text:p text:style-name="P274"><text:span text:style-name="T311">Drah</text:span><text:span text:style-name="T342">ocenn</text:span><text:span text:style-name="T311">á</text:span> je v Hospodinových očích smrt jeho Svatých. <text:span text:style-name="T295">Ani krutostí jakéhokoliv druhu nemůže býti zničeno náboženství ustanovené tajemstvím Kristova Kříže. Církev se pronásledováním nezmenšuje, ale roste. A Pán vždy odívá pole </text:span><text:span text:style-name="T643">ještě </text:span><text:span text:style-name="T295">hojn</text:span><text:span text:style-name="T643">ější</text:span><text:span text:style-name="T295"> úrodou, když se zrna, která po jednom padají, hojně rozmnoží.</text:span></text:p>
          </table:table-cell>
        </table:table-row>
        <table:table-row table:style-name="Tabulka1.1">
          <table:table-cell table:style-name="Tabulka1.A1" office:value-type="string">
            <text:p text:style-name="P429">Lectio vj.</text:p>
            <text:p text:style-name="P89">U<text:span text:style-name="T311">nde</text:span> duo ista præclára divíni séminis gérmina, in quantam sóbolem germinárint, beatórum míllia Mártyrum protestántur: qui Apostolicórum æmuli triumphórum, urbem nostram purpurátis et longe latéque rutilántibus pópulis ambiérunt, et quasi ex multárum honóre gemmárum consérto uno diadémate coronárunt.</text:p>
            <text:p text:style-name="P486"/>
          </table:table-cell>
          <table:table-cell table:style-name="Tabulka1.A1" office:value-type="string">
            <text:p text:style-name="P331"/>
            <text:p text:style-name="P291"><text:span text:style-name="T368">Proto</text:span><text:span text:style-name="T517"> tyto dva přeslavné výhonky božského zrna vyrostly v takovou úrodu, </text:span><text:span text:style-name="T518">o </text:span><text:span text:style-name="T517">jaké </text:span><text:span text:style-name="T600">nyní </text:span><text:span text:style-name="T517">svědčí tisíce svatých Mučedníků. Ti napodobili vítězství Apoštolů a naše město </text:span><text:span text:style-name="T519">doširoka a dodaleka naplnili lidmi zářícími v purpurovém oděvu, a</text:span><text:span text:style-name="T520"> </text:span><text:span text:style-name="T519">korunováni byli korunou, která jako by byla vyrobena z</text:span><text:span text:style-name="T520"> </text:span><text:span text:style-name="T519">mnoha drahokamů</text:span><text:span text:style-name="T520"> úcty</text:span><text:span text:style-name="T519">.</text:span></text:p>
          </table:table-cell>
        </table:table-row>
        <table:table-row table:style-name="Tabulka1.1">
          <table:table-cell table:style-name="Tabulka1.A1" office:value-type="string">
            <text:p text:style-name="P429">Lectio vij.</text:p>
            <text:p text:style-name="P291"><text:span text:style-name="T113">D</text:span><text:span text:style-name="T334">e</text:span><text:span text:style-name="T113"> quorum præsídio, dilectíssimi, divínitus nobis ad exémplum patiéntiæ et confirmatió-nem fídei præparáto; universáliter quidem in </text:span><text:span text:style-name="T114">ó</text:span><text:span text:style-name="T113">mnium Sanctórum commemoratióne lætándum est, sed in horum excelléntia patrum mérito est excelléntius gloriándum, quos grátia Dei in tantum ápicem inter ómnia Ecclésiæ membra provéxit, ut eos in córpore, cui caput est Christus, quasi géminum constitúerit lumen oculórum.</text:span></text:p>
            <text:p text:style-name="P357"/>
          </table:table-cell>
          <table:table-cell table:style-name="Tabulka1.A1" office:value-type="string">
            <text:p text:style-name="P331"/>
            <text:p text:style-name="P291"><text:span text:style-name="T369">Pod</text:span><text:span text:style-name="T519"> jejich </text:span><text:span text:style-name="T521">ochranou</text:span><text:span text:style-name="T519">, nejmilejší, která nám byla božsky udělena jako příklad trpělivosti a k </text:span><text:span text:style-name="T521">našemu </text:span><text:span text:style-name="T519">utvrzení ve víře, se vš</text:span><text:span text:style-name="T521">ichni </text:span><text:span text:style-name="T519">radujme </text:span><text:span text:style-name="T521">z</text:span><text:span text:style-name="T519"> památk</text:span><text:span text:style-name="T521">y</text:span><text:span text:style-name="T519"> všech </text:span><text:span text:style-name="T522">S</text:span><text:span text:style-name="T519">vatých, avšak právem se můžeme výtečně chlubit </text:span><text:span text:style-name="T521">také </text:span><text:span text:style-name="T519">výtečností těchto otců, neboť milost Boží je </text:span><text:span text:style-name="T518">ze</text:span><text:span text:style-name="T519"> vše</text:span><text:span text:style-name="T518">ch</text:span><text:span text:style-name="T519"> členů Církve vynesla na samotný vrchol, </text:span><text:span text:style-name="T523">aby je v těle, jehož hlavou je Kristus, usadila jako světlo </text:span><text:span text:style-name="T520">obou</text:span><text:span text:style-name="T523"> očí.</text:span></text:p>
          </table:table-cell>
        </table:table-row>
        <table:table-row table:style-name="Tabulka1.1">
          <table:table-cell table:style-name="Tabulka1.A1" office:value-type="string">
            <text:p text:style-name="P429">Lectio viij.</text:p>
            <text:p text:style-name="P89">D<text:span text:style-name="T311">e</text:span> quorum méritis atque virtútibus, quæ omnem loquéndi súperant facultátem, nihil divérsum, nihil debémus sentíre discrétum: quia illos eléctio pares, et labor similes, et finis fecit æquáles. Sicut autem et nos expérti sumus‚ et nostri probavére majóres‚ crédimus atque confídimus, inter omnes labóres istíus vitæ ad obtinéndam misericórdiam Dei, semper nos nos speciálium patronórum oratiónibus adjuvándos: ut quantum própriis peccátis deprímimur tantum Apostólicis méritis erigámur. </text:p>
            <text:p text:style-name="P486"/>
          </table:table-cell>
          <table:table-cell table:style-name="Tabulka1.A1" office:value-type="string">
            <text:p text:style-name="P331"/>
            <text:p text:style-name="P221">O jejich zásluhách a ctnostech, které slovy ani vyjádřit nelze, <text:span text:style-name="T297">bychom měli vědět snad pouze to</text:span>, že stejně jako si byli rovni v povolání a <text:span text:style-name="T298">strastech</text:span>, byli si rovni i v<text:span text:style-name="T456">e svém konci</text:span>. Tak jsme to zažili my<text:span text:style-name="T643">,</text:span> <text:span text:style-name="T296">a naši předkové také mohou potvrdit, v to věříme a vyznáváme, že abychom mezi všemi strastmi tohoto života obdrželi milosrdenství Boží, právě k</text:span><text:span text:style-name="T643"> </text:span><text:span text:style-name="T296">tomu nám vždy pomáhají přímluvy našich zvláštních patronů, že podobně jako nás naše vlastní hříchy </text:span><text:span text:style-name="T659">stahují dolů</text:span><text:span text:style-name="T296">, zásluhy našich Apoštolů nás opět pozvedají.</text:span></text:p>
          </table:table-cell>
        </table:table-row>
        <table:table-row table:style-name="Tabulka1.1">
          <table:table-cell table:style-name="Tabulka1.A1" office:value-type="string">
            <text:p text:style-name="P496">In III. Nocturno</text:p>
            <text:p text:style-name="P360"><text:span text:style-name="T95">Léctio sancti Evangélii </text:span><text:span text:style-name="T96">secúndum </text:span><text:span text:style-name="T98">Matthæum</text:span><text:span text:style-name="T95">.</text:span><text:span text:style-name="T34"> </text:span></text:p>
            <text:p text:style-name="P360"><text:span text:style-name="T34">Lectio ix. Cap. </text:span><text:span text:style-name="T35">1</text:span><text:span text:style-name="T37">6</text:span><text:span text:style-name="T34">.</text:span></text:p>
            <text:p text:style-name="P129">I<text:span text:style-name="T311">n</text:span> illo témpore: Venit Jesus in partes Cæsaréæ Philíppi: et interrogábat discípulos suos, dicens: Quem dicunt hómines esse Fílium hóminis? Et réliqua.</text:p>
            <text:p text:style-name="P385"/>
            <text:p text:style-name="P360"><text:span text:style-name="T122">Homil</text:span><text:span text:style-name="T123">í</text:span><text:span text:style-name="T122">a sancti </text:span><text:span text:style-name="T95">Hierónymi Presbyteri.</text:span></text:p>
            <text:p text:style-name="P437"><text:soft-page-break/>L. 3. Comm.in Matth. c. 16.</text:p>
            <text:p text:style-name="P137">P<text:span text:style-name="T311">ulchre</text:span> intérrogat: Quem dicunt hómines esse Fílium hóminis? Quia qui de Fílio hóminis loquúntur, hómines sunt: qui vero divinitátem ejus intélligunt, non hómines, sed dii appellántur. At illi dixérunt: Alii Joánnem Baptístam, álii autem Elíam.</text:p>
            <text:p text:style-name="P385"/>
          </table:table-cell>
          <table:table-cell table:style-name="Tabulka1.A1" office:value-type="string">
            <text:p text:style-name="P331"/>
            <text:p text:style-name="P331"/>
            <text:p text:style-name="P331"/>
            <text:p text:style-name="P255"><text:span text:style-name="T327">Za</text:span><text:span text:style-name="T120"> onoho času přišel Ježíš do končin Césareje Filipovy a takto se ptal svých učedníků: „Za koho lidé považují Syna člověka?“</text:span><text:span text:style-name="T116"> </text:span><text:span text:style-name="T115">A ostatní.</text:span></text:p>
            <text:p text:style-name="P331"/>
            <text:p text:style-name="P331"/>
            <text:p text:style-name="P331"/>
            <text:p text:style-name="P331"><text:soft-page-break/></text:p>
            <text:p text:style-name="P222"><text:span text:style-name="T311">Pán</text:span> se <text:span text:style-name="T299">hezky</text:span> táž<text:span text:style-name="T299">e</text:span>: „Za koho lidé považují Syna člověka?“ Neboť ti, kteří mluví o Synu člověka, jsou lidé. Ti však, kteří poznali jeho božství, <text:span text:style-name="T457">již </text:span>nejsou nazváni lidmi, ale bohy. A ti řekli: „Jedni za Jana Křtitele, jiní pak za Eliáše.“</text:p>
          </table:table-cell>
        </table:table-row>
        <table:table-row table:style-name="Tabulka1.1">
          <table:table-cell table:style-name="Tabulka1.A1" office:value-type="string">
            <text:p text:style-name="P434">Lectio x.</text:p>
            <text:p text:style-name="P138">V<text:span text:style-name="T311">os</text:span> autem quem me esse dícitis? Prudens lector atténde, quod ex consequéntibus textúque sermónis‚ Apóstoli nequáquam hómines‚ sed dii appellántur. Cum enim dixísset: Quem dicunt hómines esse Fílium hóminis? subjécit: Vos autem quem me esse dicitis? illis, quia hómines sunt, humána opinántibus, vos qui estis dii, quem me esse existimátis?</text:p>
            <text:p text:style-name="P385"/>
          </table:table-cell>
          <table:table-cell table:style-name="Tabulka1.A1" office:value-type="string">
            <text:p text:style-name="P331"/>
            <text:p text:style-name="P231"><text:span text:style-name="T311">Vy</text:span> však, za koho mne považujete? Moudrý čtenáři, pohleď, že podle následujícího textu <text:span text:style-name="T299">této </text:span>řeči nejsou Apoštolové nazýváni lidmi, ale bohy. Když totiž Pán řekl: „Za koho lidé považují Syna člověka?,“ <text:span text:style-name="T147">vzápětí</text:span><text:span text:style-name="T299"> </text:span>dodal: „<text:span text:style-name="T300">A</text:span> za koho mne považujete <text:span text:style-name="T300">vy</text:span>?“ Ti první totiž byli lidé a <text:span text:style-name="T300">proto </text:span>měli názory jako lidé, vy však, kteří jste bohové, za koho mne považujete? </text:p>
          </table:table-cell>
        </table:table-row>
        <table:table-row table:style-name="Tabulka1.1">
          <table:table-cell table:style-name="Tabulka1.A1" office:value-type="string">
            <text:p text:style-name="P434">Lectio xj.</text:p>
            <text:p text:style-name="P129">P<text:span text:style-name="T311">etrus</text:span> ex persóna ómnium Apostolórum profitétur: Tu es Christus Filius Dei vivi. Deum vivum appéllat, ad distinctiónem eórum deórum, qui putántur dii, sed mórtui sunt. Respóndens autem Jesus, dixit ei: Beátus es‚ Simon Bar Jona. Testimónio de se Apóstoli reddit vicem. Petrus díxerat: Tu es Christus Filius Dei vivi: mercédem recépit vera conféssio: Beátus es Simon Bar Jona. Quare? Quia non revelávit tibi caro et sanguis, sed revelávit tibi Pater.</text:p>
            <text:p text:style-name="P385"/>
          </table:table-cell>
          <table:table-cell table:style-name="Tabulka1.A1" office:value-type="string">
            <text:p text:style-name="P331"/>
            <text:p text:style-name="P223"><text:span text:style-name="T311">Petr</text:span> <text:span text:style-name="T300">za</text:span> všech<text:span text:style-name="T300">ny</text:span> Apoštol<text:span text:style-name="T300">y</text:span> vyznává: „Ty jsi Kristus, Syn Boha živého.“ Nazývá jej živým Bohem, aby jej odlišil od těch bohů, kteří jsou považovány za bohy, jsou však smrtelníky. Když mu pak Ježíš odpovídal, řekl mu: „Blahoslavený jsi, Šimone, synu Jonášův.“ <text:span text:style-name="T299">Za takové svědectví o něm </text:span><text:span text:style-name="T643">samém </text:span><text:span text:style-name="T299">jej Pán odmění. Petr předtím řekl: „Ty jsi Kristus, Syn Boha živého,“ a toto pravdivé vyznání mu přinese odměnu: „Blahoslavený jsi, Šimone, synu Jonášův.“ Proč? „Neboť ti to nezjevily tělo a krev, nýbrž </text:span><text:span text:style-name="T166">m</text:span><text:span text:style-name="T147">ůj </text:span><text:span text:style-name="T299">Otec.“ </text:span></text:p>
          </table:table-cell>
        </table:table-row>
        <table:table-row table:style-name="Tabulka1.1">
          <table:table-cell table:style-name="Tabulka1.A1" office:value-type="string">
            <text:p text:style-name="P434">Lectio xij.</text:p>
            <text:p text:style-name="P143">Q<text:span text:style-name="T311">uod</text:span> caro et sanguis reveláre non pótuit, Spíritus sancti grátia revelátum est. Ergo ex confessióne sortítur vocábulum, quod revelatiónem ex Spíritu sancto hábeat, cujus et fílius appellándus sit. Síquidem Bar Jona in nostra lingua sonat, fílius colúmbæ.</text:p>
            <text:p text:style-name="P385"/>
          </table:table-cell>
          <table:table-cell table:style-name="Tabulka1.A1" office:value-type="string">
            <text:p text:style-name="P331"/>
            <text:p text:style-name="P232"><text:span text:style-name="T343">Co</text:span><text:span text:style-name="T299"> tělo a krev zjeviti nedokázaly, zjeveno bylo milostí Ducha svatého. Tedy z vyznání vychází toto slovo, které již bylo zjeveno Duchem svatým, který Pána také nazval Synem </text:span><text:span text:style-name="T148">Božím</text:span><text:span text:style-name="T299">. Dokonce pak jméno „Bar Jona“ v našem jazyce znamená „syn holubice.“</text:span></text:p>
          </table:table-cell>
        </table:table-row>
        <table:table-row table:style-name="Tabulka1.1">
          <table:table-cell table:style-name="Tabulka1.A1" table:number-columns-spanned="2" office:value-type="string">
            <text:p text:style-name="P369"><text:span text:style-name="T2">DIE </text:span><text:span text:style-name="T9">X</text:span><text:span text:style-name="T13">X</text:span><text:span text:style-name="T15">X</text:span><text:span text:style-name="T2">. </text:span><text:span text:style-name="T9">JUNI</text:span><text:span text:style-name="T3">I.</text:span></text:p>
            <text:p text:style-name="P529"><text:span text:style-name="T39">I</text:span><text:span text:style-name="T74">n</text:span><text:span text:style-name="T39"> F</text:span><text:span text:style-name="T74">esto </text:span><text:span text:style-name="T52">C</text:span><text:span text:style-name="T76">ommemorationis</text:span><text:span text:style-name="T43"> </text:span><text:span text:style-name="T44">S</text:span><text:span text:style-name="T39">. </text:span><text:span text:style-name="T51">P</text:span><text:span text:style-name="T129">au</text:span><text:span text:style-name="T128">li</text:span><text:span text:style-name="T125"> </text:span><text:span text:style-name="T52">A</text:span><text:span text:style-name="T130">postoli.</text:span></text:p>
            <text:p text:style-name="P509">M<text:span text:style-name="T294">M</text:span>. <text:span text:style-name="T294">maj.</text:span></text:p>
          </table:table-cell>
          <table:covered-table-cell/>
        </table:table-row>
        <table:table-row table:style-name="Tabulka1.1">
          <table:table-cell table:style-name="Tabulka1.A1" office:value-type="string">
            <text:p text:style-name="P468">In I. Nocturno</text:p>
            <text:p text:style-name="P461">De Actibus Apostolórum.</text:p>
            <text:p text:style-name="P423">Lectio j. <text:span text:style-name="T231">Cap. 13.</text:span></text:p>
            <text:p text:style-name="P28">E<text:span text:style-name="T311">rant</text:span> autem in Ecclésia, quæ erat Antiochíæ, Prophétæ‚ et Doctóres, in quibus Bárnabas, et Simon, qui vocabátur Niger, et Lúcius Cyrenénsis, et Mánahen, qui erat Heródis Tetrárchæ collactáneus, et Saulus. Ministrántibus autem illis Dómino‚ et jejunántibus, dixit illis Spíri<text:soft-page-break/>tus sanctus: segregáte mihi Saulum‚ et Bárnabam in opus, ad quod assúmpsi eos.</text:p>
            <text:p text:style-name="P28"/>
          </table:table-cell>
          <table:table-cell table:style-name="Tabulka1.A1" office:value-type="string">
            <text:p text:style-name="P468"><text:s/></text:p>
            <text:p text:style-name="P320"/>
            <text:p text:style-name="P320"/>
            <text:p text:style-name="P408"><text:span text:style-name="T468">V Antiochii </text:span><text:span text:style-name="T524">pak </text:span><text:span text:style-name="T468">byli v círk</text:span><text:span text:style-name="T524">e</text:span><text:span text:style-name="T468">v</text:span><text:span text:style-name="T524">ní Obci</text:span><text:span text:style-name="T468"> </text:span><text:span text:style-name="T524">P</text:span><text:span text:style-name="T468">roroci a </text:span><text:span text:style-name="T524">U</text:span><text:span text:style-name="T468">čitelé: </text:span><text:span text:style-name="T524">mezi nimi </text:span><text:span text:style-name="T468">Barnabáš, Simeon, zvaný Černý, Lucius z Kyrény, Mana</text:span><text:span text:style-name="T525">c</text:span><text:span text:style-name="T468">hem, který býval </text:span><text:span text:style-name="T525">vychováván spolu s </text:span><text:span text:style-name="T524">T</text:span><text:span text:style-name="T468">etrarch</text:span><text:span text:style-name="T525">ou</text:span><text:span text:style-name="T468"> Herod</text:span><text:span text:style-name="T525">em</text:span><text:span text:style-name="T468">, a Šavel. Když konali bohoslužbu Pánu a postili se, řekl </text:span><text:span text:style-name="T524">jim</text:span><text:span text:style-name="T468"> Duch svatý: „Oddělte mi Barnabá</text:span><text:soft-page-break/><text:span text:style-name="T468">še a Saula k dílu, k</text:span><text:span text:style-name="T525"> </text:span><text:span text:style-name="T468">němuž jsem je povolal.“ </text:span></text:p>
          </table:table-cell>
        </table:table-row>
        <table:table-row table:style-name="Tabulka1.1">
          <table:table-cell table:style-name="Tabulka1.A1" office:value-type="string">
            <text:p text:style-name="P423">Lectio ij. </text:p>
            <text:p text:style-name="P53">T<text:span text:style-name="T311">unc</text:span> jejunántes, e<text:span text:style-name="T459">t</text:span> orántes, imponentésque eis manus, dimisérunt illos. Et ipsi quidem missi a Spíritu sancto abiérunt Seléuciam; et inde navigavérunt Cyprum. Et cum veníssent Salamínam, prædicábant verbum Dei in Synagógis Judæórum. Habébant autem et Joánnem in ministério.</text:p>
            <text:p text:style-name="P480"/>
          </table:table-cell>
          <table:table-cell table:style-name="Tabulka1.A1" office:value-type="string">
            <text:p text:style-name="P341"/>
            <text:p text:style-name="P163"><text:span text:style-name="T470">A tak po modlitbách a postu na ně vložili ruce a vyslali je k dílu. </text:span><text:span text:style-name="T524">A oni, </text:span><text:span text:style-name="T525">p</text:span><text:span text:style-name="T470">osláni tedy Duchem svatým, odešli do Seleukie a odtud se plavili na Kypr. Když dopluli do Salam</text:span><text:span text:style-name="T524">í</text:span><text:span text:style-name="T470">ny, zvěstovali tu slovo Boží v židovských synagógách. Měli s sebou i Jana jako pomocníka. </text:span></text:p>
          </table:table-cell>
        </table:table-row>
        <table:table-row table:style-name="Tabulka1.1">
          <table:table-cell table:style-name="Tabulka1.A1" office:value-type="string">
            <text:p text:style-name="P423">Lectio iij.</text:p>
            <text:p text:style-name="P53"><text:span text:style-name="T311">Et</text:span> cum perambulássent univérsam ínsulam usque Paphum, invenérunt quemdam virum magum pseudoprophétam‚ Judæum, cui nomen erat Barjésu, qui erat cum procónsule Sérgio Paulo viro prudénte. Hic, accersítis Bárnaba, et Saulo, desiderábat audíre verbum Dei. Resistébat autem illis Elymas magus, (sic enim interpretátur nomen ejus) quærens avértere procónsulem a fide.</text:p>
            <text:p text:style-name="P351"/>
          </table:table-cell>
          <table:table-cell table:style-name="Tabulka1.A1" office:value-type="string">
            <text:p text:style-name="P341"/>
            <text:p text:style-name="P194"><text:span text:style-name="T311">Pak</text:span> prošli celým ostrovem až do Páfu. Tam se setkali s jakýmsi židovským kouzelníkem, který se vydával za proroka; říkali mu Barje<text:span text:style-name="T458">s</text:span>us. Byl u dvora místodržitele Sergia Paula, vzdělaného muže. Ten k sobě povolal Barnabáše a Šavla, protože chtěl slyšet Boží slovo. Ale Elymas, ten kouzelník <text:span text:style-name="T458">(</text:span>tak se totiž vykládá jeho jméno<text:span text:style-name="T458">)</text:span> vystoupil proti nim a snažil se odvrátit místodrž<text:span text:style-name="T458">ícího </text:span>od víry.</text:p>
          </table:table-cell>
        </table:table-row>
        <table:table-row table:style-name="Tabulka1.1">
          <table:table-cell table:style-name="Tabulka1.A1" office:value-type="string">
            <text:p text:style-name="P423">Lectio i<text:span text:style-name="T304">v</text:span>. </text:p>
            <text:p text:style-name="P53">S<text:span text:style-name="T311">aulus</text:span> autem, qui et Paulus, replétus spíritu sancto, íntuens in eum, dixit: O plene omni dolo, et omni fallácia‚ fili diáboli, inimíce omnis justítiæ, non désinis subvértere vias Dómini rectas. Et nunc ecce manus Dómini super te, et eris cæcus, non videns solem usque ad tempus. Et conféstim cécidit in eum calígo‚ et ténebræ, et circúiens quærébat qui ei manum daret. Tunc procónsul cum vidísset factum, crédidit admírans super doctrína Dómini.</text:p>
            <text:p text:style-name="P351"/>
          </table:table-cell>
          <table:table-cell table:style-name="Tabulka1.A1" office:value-type="string">
            <text:p text:style-name="P341"/>
            <text:p text:style-name="P179">V tu chvíli <text:span text:style-name="T458">Šavel</text:span>, kterému říkali také Pavel, byl naplněn Duchem svatým, upřel na Elymase zrak a řekl: „Ty svůdce <text:span text:style-name="T460">lstivý a prolhaný</text:span>, synu ďáblův, nepříteli <text:span text:style-name="T460">vší</text:span> spravedlnosti, kdy už přestaneš podvracet přímé cesty Páně? Nyní <text:span text:style-name="T460">na tebe</text:span> dopadne <text:span text:style-name="T458">ruka Páně</text:span>: Oslepneš a neuzříš sluneční světlo, dokud <text:span text:style-name="T458">nenadejde pravý čas</text:span>.“ Tu Elymase náhle obestřela mrákota a tma, tápal kolem sebe a hledal, kdo by ho vedl za ruku. Když místodržitel uviděl, co se stalo, uvěřil, pln údivu nad učením Páně.</text:p>
          </table:table-cell>
        </table:table-row>
        <table:table-row table:style-name="Tabulka1.1">
          <table:table-cell table:style-name="Tabulka1.A1" office:value-type="string">
            <text:p text:style-name="P493">In II. Nocturno</text:p>
            <text:p text:style-name="P415">Ex libro sancti Augustíni Epíscopi de Grátia</text:p>
            <text:p text:style-name="P415">et líbero Arbítrio. c. 6.</text:p>
            <text:p text:style-name="P432">Lectio v.</text:p>
            <text:p text:style-name="P235">A<text:span text:style-name="T311">póstolus</text:span> Paulus, quem certe invénimus sine ullis méritis bonis, immo cum multis méritis malis Dei grátiam consecútum, reddéntis bona pro malis videámus quid dicat, sua jam propinquánte passióne, scribens ad Timótheum: Ego enim jam ímmolor, inquit, et tempus resolutiónis meæ instat. Bonum certámen certávi, cursum consummávi‚ fidem servávi. Ista útique jam mérita sua bona commémorat: ut post bona mérita consequátur corónam, qui post mérita mala consecútus est grátiam.</text:p>
            <text:p text:style-name="P235"/>
          </table:table-cell>
          <table:table-cell table:style-name="Tabulka1.A1" office:value-type="string">
            <text:p text:style-name="P328"/>
            <text:p text:style-name="P328"/>
            <text:p text:style-name="P328"/>
            <text:p text:style-name="P328"/>
            <text:p text:style-name="P275"><text:span text:style-name="T344">Viděli</text:span><text:span text:style-name="T301"> jsme, že Apoštol Pavel, muž </text:span><text:span text:style-name="T149">původně </text:span><text:span text:style-name="T301">zajisté bez dobrých zásluh, ba dokonce s mnoha zásluhami špatnými, dosáhl milosti u Boha, který zlé oplácí dobrým. Pohleďme, co říká, když se již blíží jeho utrpení, v dopise Timoteovi: „Vždyť já se již vydávám v oběť a čas mé smrti nastává.</text:span> Dobrý boj jsem bojoval, běh <text:span text:style-name="T131">života</text:span> dokonal, víru jsem zachoval.“ <text:span text:style-name="T461">Připomíná zde tyto své jistě dobré zásluhy, neboť za dobré zásluhy dosáhl koruny i Pavel, kterému se po jeho špatných zásluhách dostalo milosti.</text:span></text:p>
          </table:table-cell>
        </table:table-row>
        <table:table-row table:style-name="Tabulka1.1">
          <table:table-cell table:style-name="Tabulka1.A1" office:value-type="string">
            <text:p text:style-name="P427">Lectio vj.</text:p>
            <text:p text:style-name="P90"><text:soft-page-break/>D<text:span text:style-name="T311">énique</text:span> atténdite quid sequátur: Súperest, inquit, mihi coróna justítiæ, quam reddet mihi Dóminus in illa die justus judex. Cui rédderet corónam justus judex, si non donásset grátiam miséricors Pater? Et quómodo esset ista coróna justítiæ, nisi præcessísset grátia, quæ justíficat ímpium? Quómodo ista débita redderétur, nisi prius illa gratúita donarétur?</text:p>
            <text:p text:style-name="P484"/>
          </table:table-cell>
          <table:table-cell table:style-name="Tabulka1.A1" office:value-type="string">
            <text:p text:style-name="P328"/>
            <text:p text:style-name="P279"><text:soft-page-break/><text:span text:style-name="T370">Pohleďte</text:span><text:span text:style-name="T526"> tedy, co následuje: „Zbývá mi,“ praví, „koruna spravedlnosti, kterou mi dá v onen den Pán, spravedlivý soudce.“ </text:span><text:span text:style-name="T527">Jak</text:span><text:span text:style-name="T526"> by </text:span><text:span text:style-name="T527">mu </text:span><text:span text:style-name="T526">však spravedlivý soudce </text:span><text:span text:style-name="T527">mohl dát </text:span><text:span text:style-name="T526">korunu, pokud by </text:span><text:span text:style-name="T527">mu</text:span><text:span text:style-name="T526"> milosrdný Otec již </text:span><text:span text:style-name="T528">dříve </text:span><text:span text:style-name="T526">nedal milost? A jak by tato koruna mohla být korunou spraved</text:span><text:span text:style-name="T527">l</text:span><text:span text:style-name="T526">nosti, </text:span><text:span text:style-name="T527">pokud by </text:span><text:span text:style-name="T526">jí nepředcházela milost, která ospraved</text:span><text:span text:style-name="T528">l</text:span><text:span text:style-name="T526">ňuje bezbož</text:span><text:span text:style-name="T528">­n</text:span><text:span text:style-name="T526">íka? A jak by tyto věci mohly být po zásluze </text:span><text:span text:style-name="T527">dány za odměnu</text:span><text:span text:style-name="T526">, </text:span><text:span text:style-name="T527">kdy</text:span><text:span text:style-name="T526">by </text:span><text:span text:style-name="T527">předtím</text:span><text:span text:style-name="T526"> nebyla dána milost? </text:span></text:p>
          </table:table-cell>
        </table:table-row>
        <table:table-row table:style-name="Tabulka1.1">
          <table:table-cell table:style-name="Tabulka1.A1" office:value-type="string">
            <text:p text:style-name="P427">Lectio vij.</text:p>
            <text:p text:style-name="P105">P<text:span text:style-name="T311">roínde</text:span> considerémus ipsa mérita Apóstoli Pauli, quibus dixit corónam redditúrum júdicem justum: et videámus utrum mérita ipsíus, tamquam ipsíus, id est, ex ipso ei comparáta, an dona sint Dei. Bonum, inquit, certámen certávi, cursum consummávi, fidem servávi. Primo ista bona ópera, si non ea præcessíssent cogitatiónes bonæ, nulla essent. Atténdite ítaque quid de ipsis cogitatiónibus dicat. Ait enim, scribens ad Corínthios: Non quia idónei sumus cogitáre áliquid a nobis, tamquam a nobismetípsis; sed sufficiéntia nostra ex Deo est. Deínde síngula inspiciámus.</text:p>
            <text:p text:style-name="P355"/>
          </table:table-cell>
          <table:table-cell table:style-name="Tabulka1.A1" office:value-type="string">
            <text:p text:style-name="P328"/>
            <text:p text:style-name="P215"><text:span text:style-name="T345">Proto</text:span><text:span text:style-name="T302"> se zamysleme nad těmito Pavlovými zásluhami, za které mu spravedlivý soudce podle jeho vlastních slov dá korunu, a podívejme se, zdali jsou zásluhy opravdu jeho, vycházejí-li z něj, či od Boha. Praví: „</text:span><text:span text:style-name="T205">Dobrý boj jsem bojoval, běh </text:span><text:span text:style-name="T228">života</text:span><text:span text:style-name="T205"> dokonal, víru jsem zachoval.“ </text:span><text:span text:style-name="T206">Zaprvé ony dobré skutky. Pokud by je nepředcházely dobré úmysly, žádné by </text:span><text:span text:style-name="T207">se </text:span><text:span text:style-name="T206">ne</text:span><text:span text:style-name="T207">sta</text:span><text:span text:style-name="T206">ly. Pohleďte tedy, co o těchto úmyslech říká. Praví totiž v dopise Korintským: „Ne že bychom mohli tuto způsobilost přičítat</text:span><text:span text:style-name="T207">i</text:span><text:span text:style-name="T206"> sami sobě na základě toho, co je v nás; naše způsobilost je </text:span><text:span text:style-name="T229">totiž </text:span><text:span text:style-name="T206">od Boha.“ Podívejme se tedy na jednotlivá tvrzení.</text:span></text:p>
          </table:table-cell>
        </table:table-row>
        <table:table-row table:style-name="Tabulka1.1">
          <table:table-cell table:style-name="Tabulka1.A1" office:value-type="string">
            <text:p text:style-name="P427">Lectio viij.</text:p>
            <text:p text:style-name="P90">B<text:span text:style-name="T311">onum</text:span>, inquit, certámen certávi. Quæro qua virtúte certáverit: utrum quæ illi ex semetípso fúerit, an quæ désuper data sit? Sed absit, ut tantus Doctor ignoráverit legem Dei, cujus vox est in Deuteronómio. Ne dicas in corde tuo: Fortitúdo mea, et poténtia manus meæ fecit mihi virtútem magnam hanc; sed memoráberis Dómini Dei tui, quia ipse tibi dat fortitúdinem fácere virtútem. Quid autem prodest bonum certámen, nisi sequátur victória? Et quis dat victóriam, nisi ille, de quo dicit ipse: Grátias Deo, qui dat nobis victóriam per Dóminum nostrum Jesum Christum. </text:p>
            <text:p text:style-name="P484"/>
          </table:table-cell>
          <table:table-cell table:style-name="Tabulka1.A1" office:value-type="string">
            <text:p text:style-name="P328"/>
            <text:p text:style-name="P285"><text:span text:style-name="T364">Pr</text:span><text:span text:style-name="T371">aví</text:span><text:span text:style-name="T529">: „Dobrý boj jsem bojoval.“ Ptám se, čí silou bojoval, zdali tou, kterou měl sám ze sebe, nebo tou, která mu byla dána shůry? Avšak není možné, aby takový Učenec neznal zákon Boží, jak se píše v Deuteronomiu. „Neříkej si</text:span><text:span text:style-name="T528"> ve svém srdci</text:span><text:span text:style-name="T529">: ‚Má </text:span><text:span text:style-name="T539">m</text:span><text:span text:style-name="T529">oc a síla mé ruky způsobila tyto velkolepé věci,‘ ale rozpomeň se na Pána, svého Boha, neboť on ti dává sílu činit velké věci.“ Čemu však prospěje dobrý boj, </text:span><text:span text:style-name="T528">pokud</text:span><text:span text:style-name="T529"> jej nenásleduje vítězství? A kdo jiný dává vítězství, ne</text:span><text:span text:style-name="T528">ž</text:span><text:span text:style-name="T529"> ten, o němž Pavel říká: „Díky Bohu, který nám dává zvítězit skrze našeho Pána Ježíše Krista.“</text:span></text:p>
          </table:table-cell>
        </table:table-row>
        <table:table-row table:style-name="Tabulka1.1">
          <table:table-cell table:style-name="Tabulka1.A1" office:value-type="string">
            <text:p text:style-name="P493">In III. Nocturno</text:p>
            <text:p text:style-name="P359"><text:span text:style-name="T95">Léctio sancti Evangélii </text:span><text:span text:style-name="T96">secúndum </text:span><text:span text:style-name="T98">Matthæum</text:span><text:span text:style-name="T95">.</text:span><text:span text:style-name="T34"> </text:span></text:p>
            <text:p text:style-name="P359"><text:span text:style-name="T34">Lectio ix. Cap. </text:span><text:span text:style-name="T35">1</text:span><text:span text:style-name="T38">0</text:span><text:span text:style-name="T34">.</text:span></text:p>
            <text:p text:style-name="P125">I<text:span text:style-name="T311">n</text:span> illo témpore: Dixit Jesus discípulis suis: Ecce ego mitto vos sicut oves in médio luporum. E<text:span text:style-name="T660">t</text:span> réliqua.</text:p>
            <text:p text:style-name="P384"/>
            <text:p text:style-name="P359"><text:span text:style-name="T122">Homil</text:span><text:span text:style-name="T123">í</text:span><text:span text:style-name="T122">a sancti </text:span><text:span text:style-name="T95">Joánnis Chrysóstomi.</text:span></text:p>
            <text:p text:style-name="P436">Homil. 34. in Matth.</text:p>
            <text:p text:style-name="P133">S<text:span text:style-name="T311">ic</text:span> dícere vidétur: Nolíte turbári, si, cum vos inter lupos mitto‚ tamquam oves et colúmbas esse júbeo. Nam etsi possum contrárium quoque præstáre, et non permíttere ut grave áliquid patiámini, nec lupis tamquam oves <text:soft-page-break/>subjécti sitis, sed effícere ut leónibus terribilióres evadátis: tamen sic éxpedit fiéri: hoc et vos quoque illustrióres fáciet, et meam declarábit virtútem. Sic enim póstea dixit Paulo: Súfficit tibi grátia mea: nam virtus mea in infirmitáte perfícitur. Ipse ígitur vos, ut tales essétis, feci.</text:p>
            <text:p text:style-name="P384"/>
          </table:table-cell>
          <table:table-cell table:style-name="Tabulka1.A1" office:value-type="string">
            <text:p text:style-name="P328"/>
            <text:p text:style-name="P328"/>
            <text:p text:style-name="P328"/>
            <text:p text:style-name="P253"><text:span text:style-name="T328">Za</text:span><text:span text:style-name="T121"> onoho času řekl Ježíš svým učedníkům: „Hle, posílám vás jako ovce mezi vlky.“</text:span><text:span text:style-name="T116"> </text:span><text:span text:style-name="T115">A ostatní.</text:span></text:p>
            <text:p text:style-name="P328"/>
            <text:p text:style-name="P328"/>
            <text:p text:style-name="P328"/>
            <text:p text:style-name="P328"/>
            <text:p text:style-name="P296"><text:span text:style-name="T370">Zdá</text:span><text:span text:style-name="T372">lo</text:span><text:span text:style-name="T530"> by se</text:span><text:span text:style-name="T526">, že </text:span><text:span text:style-name="T530">Pán říká</text:span><text:span text:style-name="T526">: „Nebojte se, když vás posílám mezi vlky, </text:span><text:span text:style-name="T530">a</text:span><text:span text:style-name="T526">však přikazuji vám, abyste byli jako ovce </text:span><text:span text:style-name="T531">a</text:span><text:span text:style-name="T526"> holubice. </text:span><text:span text:style-name="T528">Přestože totiž </text:span><text:span text:style-name="T526">mohu zařídit pravý opak a nedo</text:span><text:span text:style-name="T530">pust</text:span><text:span text:style-name="T526">it, abyste utrpěli </text:span><text:span text:style-name="T531">cokoliv</text:span><text:span text:style-name="T526"> zlého, a</text:span><text:span text:style-name="T530">byste vůbec </text:span><text:span text:style-name="T526">nebyli jako ovce </text:span><text:soft-page-break/><text:span text:style-name="T526">podřízeni vlkům, a</text:span><text:span text:style-name="T530">le naopak</text:span><text:span text:style-name="T526"> způsobiti, abyste </text:span><text:span text:style-name="T530">byli horší než lvi a všichni se vám vyhýbali</text:span><text:span text:style-name="T528">;</text:span><text:span text:style-name="T526"> toto vám však prospěje více, a </text:span><text:span text:style-name="T528">navíc </text:span><text:span text:style-name="T526">vás to i více oslaví a</text:span><text:span text:style-name="T528"> </text:span><text:span text:style-name="T526">ukáže </text:span><text:span text:style-name="T530">se </text:span><text:span text:style-name="T526">moj</text:span><text:span text:style-name="T530">e</text:span><text:span text:style-name="T526"> síl</text:span><text:span text:style-name="T530">a</text:span><text:span text:style-name="T526">. Tak totiž prav</text:span><text:span text:style-name="T530">il </text:span><text:span text:style-name="T526">Pán k</text:span><text:span text:style-name="T528"> </text:span><text:span text:style-name="T526">Pavlovi: „Postačí ti moje milost; neboť </text:span><text:span text:style-name="T532">má </text:span><text:span text:style-name="T526">síla se zdokonaluje v</text:span><text:span text:style-name="T528"> </text:span><text:span text:style-name="T526">slabosti.“ </text:span><text:span text:style-name="T531">Sám jsem vás stvořil, abyste byli takoví. </text:span></text:p>
          </table:table-cell>
        </table:table-row>
        <table:table-row table:style-name="Tabulka1.1">
          <table:table-cell table:style-name="Tabulka1.A1" office:value-type="string">
            <text:p text:style-name="P432">Lectio x.</text:p>
            <text:p text:style-name="P134">S<text:span text:style-name="T311">ed</text:span> inspiciámus quam prudéntiam éxigit: serpéntis certe. Nam quemádmodum serpens totum seípsum tradit, nec mínimum curat, si ipsum quoque corpus incídi necésse sit, dúmmodo caput suum intégrum servet: eódem tu quoque modo, præter fidem cétera pérdere non cures‚ sive pecúnias, sive corpus, sive étiam vitam ipsam profúndere necésse sit. Fides enim caput est et radix, qua serváta, etiámsi ómnia perdas, ómnia tamen rursus majóre cum glória recuperábis.</text:p>
            <text:p text:style-name="P384"/>
          </table:table-cell>
          <table:table-cell table:style-name="Tabulka1.A1" office:value-type="string">
            <text:p text:style-name="P328"/>
            <text:p text:style-name="P297"><text:span text:style-name="T382">Avšak</text:span><text:span text:style-name="T578"> podívejme se, jakou </text:span><text:span text:style-name="T579">obezřetnost</text:span><text:span text:style-name="T578"> Pán vyžaduje: totiž </text:span><text:span text:style-name="T579">obezřetnost</text:span><text:span text:style-name="T578"> hada. Neboť </text:span><text:span text:style-name="T601">když je had ohrožen</text:span><text:span text:style-name="T578">, </text:span><text:span text:style-name="T580">vydá se klidně celý všanc a jen málo jej trápí, když se třeba celé tělo musí rozkrájet, pokud si hlavu zachová nepoškozenou. Stejně i ty, netrap se, kdybys měl kvůli víře něco ztratit, ať už peníze, tělo, nebo dokonce samotný život, pokud bude třeba. Víra je totiž hlava i kořen a když si ji zachováš,</text:span><text:span text:style-name="T581"> tak</text:span><text:span text:style-name="T580"> </text:span><text:span text:style-name="T581">třebaže </text:span><text:span text:style-name="T580">všechno ztratíš, všechno ti </text:span><text:span text:style-name="T581">pak </text:span><text:span text:style-name="T580">s ještě větší slávou bude navráceno.</text:span></text:p>
          </table:table-cell>
        </table:table-row>
        <table:table-row table:style-name="Tabulka1.1">
          <table:table-cell table:style-name="Tabulka1.A1" office:value-type="string">
            <text:p text:style-name="P432">Lectio xj.</text:p>
            <text:p text:style-name="P125">I<text:span text:style-name="T311">dcírco</text:span> nec símplices solum jussit esse, nec prudéntes solum, sed ambo hæc in unum míscuit, ut ea in virtútem convertántur. Quod si rebus ipsis id ita fiéri vidére desíderas, lege Actuum Apostolórum librum: perspícies profécto, cum sæpe Judæórum pópulus in Apóstolos insurréxerit, ac dentes exacúerit, illos, colúmbæ simplicitátem imitándo, et cum decénti modéstia respondéndo, iram ipsórum superásse, furórem extinxísse, ímpetum retardásse.</text:p>
            <text:p text:style-name="P384"/>
          </table:table-cell>
          <table:table-cell table:style-name="Tabulka1.A1" office:value-type="string">
            <text:p text:style-name="P328"/>
            <text:p text:style-name="P287"><text:span text:style-name="T373">Proto</text:span><text:span text:style-name="T533"> nám Pán nepřikazuje býti pouze bezelstnými, ani pouze obezřetnými, ale obě tyto vlastnosti spojuje do jedné, aby je proměnil ve ctnost. Pokud bys rád viděl, jak </text:span><text:span text:style-name="T532">se</text:span><text:span text:style-name="T533"> tyto věci uvádě</text:span><text:span text:style-name="T532">jí</text:span><text:span text:style-name="T533"> ve skute</text:span><text:span text:style-name="T534">k</text:span><text:span text:style-name="T533">, přečti si knihu Skutků </text:span><text:span text:style-name="T532">A</text:span><text:span text:style-name="T533">poštolských. Uvidíš zajisté, jak lid židovský často napadal Apoštoly a brousil si zuby, a jak oni pak, jako bezelstné holubice slušně a moudře odpovídali, překonali jejich hněv, uhasili jejich zuřivost a</text:span><text:span text:style-name="T534"> </text:span><text:span text:style-name="T533">odvrátili jejich útok.</text:span></text:p>
          </table:table-cell>
        </table:table-row>
        <table:table-row table:style-name="Tabulka1.1">
          <table:table-cell table:style-name="Tabulka1.A1" office:value-type="string">
            <text:p text:style-name="P432">Lectio xij.</text:p>
            <text:p text:style-name="P141">N<text:span text:style-name="T311">am</text:span> cum illi dícerent: Nonne præcipiéndo præcépimus vobis, ne docerétis in nómine isto? Quamvis innúmera possent édere mirácula, nihil tamen ásperum neque dixérunt, neque fecérunt: sed summa cum mansuetúdine respondéntes‚ dicébant: Si justum est, vos audíre magis quam Deum, judicáte. Perspexísti simplicitátem colúmbæ, vide nunc serpéntis prudéntiam. Non enim póssumus, ínquiunt, nos quæ vídimus et audívimus, non loqui.</text:p>
            <text:p text:style-name="P384"/>
          </table:table-cell>
          <table:table-cell table:style-name="Tabulka1.A1" office:value-type="string">
            <text:p text:style-name="P328"/>
            <text:p text:style-name="P233"><text:span text:style-name="T311">Neboť</text:span> když jim Židé řekli: „Nepřikázali jsme vám snad přísně, abyste v tomto jménu neučili?,“ tak Apoštolové, třebaže vykonali nesčetné zázraky, nikdy neřekli ani neučinili nic hrubého, stejně s<text:span text:style-name="T644"> </text:span>nejvyšší mírností odpověděli a řekli: „Posuďte sami, zda je správné, abychom poslouchali spíše vás než Boha.“ Právě jsi viděl bezelstnost holubice, pohleď na opatrnost hada. „Neboť o tom,“ pravili, „co jsme viděli a slyšeli, nemůžeme mlčet.“</text:p>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nux Libertine S.O.Cist." svg:font-family="'Linux Libertine S.O.Cist.'"/>
    <style:font-face style:name="Andale Sans UI" svg:font-family="'Andale Sans UI'" style:font-family-generic="swiss"/>
    <style:font-face style:name="Tahoma" svg:font-family="Tahoma" style:font-family-generic="swiss"/>
    <style:font-face style:name="Bookman BT S.O.Cist.1" svg:font-family="'Bookman BT S.O.Cist.'" style:font-pitch="variable"/>
    <style:font-face style:name="Bookman BT S.O.Cist.:liga=0" svg:font-family="'Bookman BT S.O.Cist.:liga=0'" style:font-pitch="variable"/>
    <style:font-face style:name="Bookman BT S.O.Cist.:liga=01" svg:font-family="'Bookman BT S.O.Cist.:liga=0'" style:font-adornments="Roman" style:font-pitch="variable"/>
    <style:font-face style:name="LTC Ornamental Initials" svg:font-family="'LTC Ornamental Initials'" style:font-adornments="Regular" style:font-pitch="variable"/>
    <style:font-face style:name="Linux Libertine S.O.Cist.2" svg:font-family="'Linux Libertine S.O.Cist.'" style:font-pitch="variable"/>
    <style:font-face style:name="Linux Libertine S.O.Cist.1" svg:font-family="'Linux Libertine S.O.Cist.'" style:font-family-generic="modern" style:font-pitch="variable"/>
    <style:font-face style:name="Linux Libertine S.O.Cist.:liga=0" svg:font-family="'Linux Libertine S.O.Cist.:liga=0'" style:font-family-generic="modern" style:font-pitch="variable"/>
    <style:font-face style:name="Bookman BT S.O.Cist." svg:font-family="'Bookman BT S.O.Cist.'" style:font-family-generic="roman" style:font-pitch="variable"/>
    <style:font-face style:name="Bookman BT S.O.Cist.:liga=02" svg:font-family="'Bookman BT S.O.Cist.:liga=0'" style:font-family-generic="roman" style:font-pitch="variable"/>
    <style:font-face style:name="Cloister" svg:font-family="Cloister" style:font-family-generic="roman" style:font-pitch="variable"/>
    <style:font-face style:name="Liberation Serif" svg:font-family="'Liberation Serif'" style:font-family-generic="roman" style:font-pitch="variable"/>
    <style:font-face style:name="Linux Libertine S.O.Cist.3" svg:font-family="'Linux Libertine S.O.Cist.'" style:font-family-generic="roman" style:font-pitch="variable"/>
    <style:font-face style:name="Liberation Sans" svg:font-family="'Liberation Sans'" style:font-family-generic="swiss" style:font-pitch="variable"/>
    <style:font-face style:name="Uncialis Gothica CZ" svg:font-family="'Uncialis Gothica CZ'" style:font-adornments="Běžné" style:font-family-generic="swiss" style:font-pitch="variable"/>
    <style:font-face style:name="Andale Sans UI1" svg:font-family="'Andale Sans U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4pt" fo:language="cs" fo:country="CZ" style:letter-kerning="true" style:font-name-asian="Andale Sans UI" style:font-size-asian="10.5pt" style:language-asian="zh" style:country-asian="CN" style:font-name-complex="Tahom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4pt" fo:language="cs" fo:country="CZ" style:letter-kerning="true" style:font-name-asian="Andale Sans UI" style:font-size-asian="10.5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6pt" style:font-name-asian="Andale Sans UI" style:font-family-asian="'Andale Sans UI'" style:font-family-generic-asian="swiss" style:font-size-asian="14pt" style:font-name-complex="Tahoma" style:font-family-complex="Tahoma" style:font-family-generic-complex="swiss"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fo:font-size="12pt" style:font-name-asian="Andale Sans UI" style:font-family-asian="'Andale Sans UI'" style:font-family-generic-asian="swiss" style:font-size-asian="12pt" style:font-name-complex="Tahoma"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name-asian="Andale Sans UI" style:font-family-asian="'Andale Sans UI'" style:font-family-generic-asian="swiss"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2pt" style:font-name-asian="Andale Sans UI" style:font-family-asian="'Andale Sans UI'" style:font-family-generic-asian="swiss" style:font-size-asian="12pt" style:font-name-complex="Tahoma" style:font-family-complex="Tahoma"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iciály_20_velké" style:display-name="Iniciály velké" style:family="text">
      <style:text-properties style:font-name="LTC Ornamental Initials" fo:font-family="'LTC Ornamental Initials'" style:font-style-name="Regular" style:font-pitch="variable"/>
    </style:style>
    <style:style style:name="Drop_20_Caps" style:display-name="Drop Caps" style:family="text">
      <style:text-properties fo:color="#ff0000" loext:opacity="100%" style:font-name="Uncialis Gothica CZ" fo:font-family="'Uncialis Gothica CZ'" style:font-style-name="Běžné" style:font-family-generic="swiss" style:font-pitch="variable"/>
    </style:style>
    <style:style style:name="Iniciály_20_Velké" style:display-name="Iniciály Velké" style:family="text">
      <style:text-properties style:use-window-font-color="true" loext:opacity="0%" style:font-name="LTC Ornamental Initials" fo:font-family="'LTC Ornamental Initials'" style:font-style-name="Regular"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8-04-30T09:30:57.680000000</meta:creation-date>
    <dc:date>2021-06-16T18:21:39.915936397</dc:date>
    <meta:editing-duration>P5DT21H34M24S</meta:editing-duration>
    <meta:editing-cycles>128</meta:editing-cycles>
    <meta:generator>LibreOffice/7.1.2.2$MacOSX_X86_64 LibreOffice_project/8a45595d069ef5570103caea1b71cc9d82b2aae4</meta:generator>
    <meta:document-statistic meta:table-count="1" meta:image-count="3" meta:object-count="0" meta:page-count="36" meta:paragraph-count="634" meta:word-count="19614" meta:character-count="127566" meta:non-whitespace-character-count="108422"/>
  </office:meta>
</office:document-meta>
</file>